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74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32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3"/>
    <style:style style:name="ce12" style:family="table-cell" style:parent-style-name="Default" style:data-style-name="N0"/>
    <style:style style:name="ce13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4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4"/>
    <style:style style:name="ce18" style:family="table-cell" style:parent-style-name="Default" style:data-style-name="N4">
      <style:table-cell-properties fo:background-color="#ffff00"/>
    </style:style>
    <style:style style:name="ce19" style:family="table-cell" style:parent-style-name="Default" style:data-style-name="N122"/>
    <style:style style:name="ce20" style:family="table-cell" style:parent-style-name="Default" style:data-style-name="N3">
      <style:table-cell-properties fo:background-color="transparent"/>
    </style:style>
    <style:style style:name="ce21" style:family="table-cell" style:parent-style-name="Default" style:data-style-name="N3">
      <style:table-cell-properties fo:background-color="#ffcc00"/>
    </style:style>
    <style:style style:name="ce22" style:family="table-cell" style:parent-style-name="Default" style:data-style-name="N4">
      <style:table-cell-properties fo:background-color="#ffcc00"/>
    </style:style>
    <style:style style:name="ce23" style:family="table-cell" style:parent-style-name="Default" style:data-style-name="N0">
      <style:table-cell-properties fo:background-color="#ffcc00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31"/>
    <style:style style:name="ce27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28" style:family="table-cell" style:parent-style-name="Default">
      <style:table-cell-properties fo:border-bottom="none" fo:border-left="1.5pt solid #000000" fo:border-right="1.5pt solid #000000" fo:border-top="none"/>
    </style:style>
    <style:style style:name="ce29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30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31" style:family="table-cell" style:parent-style-name="Default" style:data-style-name="N122">
      <style:table-cell-properties fo:background-color="#ffff00"/>
    </style:style>
    <style:style style:name="ce32" style:family="table-cell" style:parent-style-name="Default">
      <style:table-cell-properties fo:background-color="#ffff66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="0.99pt solid #000000"/>
    </style:style>
    <style:style style:name="ce39" style:family="table-cell" style:parent-style-name="Default">
      <style:table-cell-properties fo:border="0.99pt solid #000000" style:vertical-align="middle"/>
    </style:style>
    <style:style style:name="ce40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9"/>
    <style:style style:name="ce42" style:family="table-cell" style:parent-style-name="Default" style:data-style-name="N121"/>
    <style:style style:name="ce4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padding="0.71mm"/>
    </style:style>
    <style:style style:name="ce45" style:family="table-cell" style:parent-style-name="Default">
      <style:table-cell-properties fo:border-bottom="none" fo:border-left="0.99pt solid #000000" fo:border-right="none" fo:border-top="0.99pt solid #000000"/>
    </style:style>
    <style:style style:name="ce46" style:family="table-cell" style:parent-style-name="Default">
      <style:table-cell-properties fo:border-bottom="none" fo:wrap-option="wrap" fo:border-left="0.99pt solid #000000" fo:border-right="none" fo:border-top="none"/>
    </style:style>
    <style:style style:name="ce47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4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56" style:family="table-cell" style:parent-style-name="Default">
      <style:table-cell-properties fo:border-bottom="none" fo:border-left="none" fo:border-right="none" fo:border-top="1.25pt solid #000000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8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fo:border-left="none" fo:border-right="1.25pt solid #000000" fo:border-top="1.25pt solid #000000"/>
    </style:style>
    <style:style style:name="ce6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4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5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66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67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fo:border-bottom="none" fo:border-left="none" fo:border-right="0.99pt solid #000000" fo:border-top="0.99pt solid #000000"/>
    </style:style>
    <style:style style:name="ce69" style:family="table-cell" style:parent-style-name="Default">
      <style:table-cell-properties fo:border-bottom="none" fo:wrap-option="wrap" fo:border-left="none" fo:border-right="0.99pt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fo:border-left="none" fo:border-right="0.99pt solid #000000" fo:border-top="none"/>
    </style:style>
    <style:style style:name="ce72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3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4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81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3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179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88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0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2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3" style:family="table-cell" style:parent-style-name="Default">
      <style:table-cell-properties fo:border-bottom="none" fo:border-left="none" fo:border-right="1.5pt solid #000000" fo:border-top="1.5pt solid #000000"/>
    </style:style>
    <style:style style:name="ce94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5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90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91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192" style:family="table-cell" style:parent-style-name="Default" style:data-style-name="N3">
      <style:table-cell-properties fo:padding="0.71mm"/>
    </style:style>
    <style:style style:name="ce193" style:family="table-cell" style:parent-style-name="Default" style:data-style-name="N0">
      <style:table-cell-properties fo:padding="0.71mm"/>
    </style:style>
    <style:style style:name="ce194" style:family="table-cell" style:parent-style-name="Default" style:data-style-name="N122">
      <style:table-cell-properties fo:padding="0.71mm"/>
    </style:style>
    <style:style style:name="ce195" style:family="table-cell" style:parent-style-name="Default" style:data-style-name="N5">
      <style:table-cell-properties fo:padding="0.71mm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fo:padding="0.71mm"/>
    </style:style>
    <style:style style:name="ce198" style:family="table-cell" style:parent-style-name="Default" style:data-style-name="N4">
      <style:table-cell-properties fo:padding="0.71mm"/>
    </style:style>
    <style:style style:name="ce209" style:family="table-cell" style:parent-style-name="Default" style:data-style-name="N61"/>
    <style:style style:name="ce210" style:family="table-cell" style:parent-style-name="Default" style:data-style-name="N111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urrent metering overvi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limit for various in-line resistanc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le of current limits (Amps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office:value-type="string" calcext:value-type="string">
            <text:p>Sense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= sqrt(P/R) (Amps)</text:p>
          </table:table-cell>
          <table:table-cell table:style-name="ce2" office:value-type="string" calcext:value-type="string">
            <text:p>Wire Wound</text:p>
          </table:table-cell>
          <table:table-cell table:number-columns-repeated="3" table:style-name="ce2" office:value-type="string" calcext:value-type="string">
            <text:p>SMD</text:p>
          </table:table-cell>
          <table:table-cell table:style-name="ce2"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office:value-type="string" calcext:value-type="string">
            <text:p>BUK7909-75AI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istance <text:s/>(milliOhms) →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ower loss (Watts)</text:p>
          </table:table-cell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8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3" table:formula="of:=([.$A7]/[.B$5]*1000)^0.5" office:value-type="float" office:value="1" calcext:value-type="float">
            <text:p>1.00</text:p>
          </table:table-cell>
          <table:table-cell table:style-name="ce3" table:formula="of:=([.$A7]/[.C$5]*1000)^0.5" office:value-type="float" office:value="3.16227766016838" calcext:value-type="float">
            <text:p>3.16</text:p>
          </table:table-cell>
          <table:table-cell table:style-name="ce3" table:formula="of:=([.$A7]/[.D$5]*1000)^0.5" office:value-type="float" office:value="5" calcext:value-type="float">
            <text:p>5.00</text:p>
          </table:table-cell>
          <table:table-cell table:style-name="ce3" table:formula="of:=([.$A7]/[.E$5]*1000)^0.5" office:value-type="float" office:value="7.07106781186548" calcext:value-type="float">
            <text:p>7.07</text:p>
          </table:table-cell>
          <table:table-cell table:style-name="ce3" table:formula="of:=([.$A7]/[.F$5]*1000)^0.5" office:value-type="float" office:value="20" calcext:value-type="float">
            <text:p>20.00</text:p>
          </table:table-cell>
          <table:table-cell table:style-name="ce3" table:formula="of:=([.$A7]/[.G$5]*1000)^0.5" office:value-type="float" office:value="9.12870929175277" calcext:value-type="float">
            <text:p>9.13</text:p>
          </table:table-cell>
          <table:table-cell table:style-name="ce3" table:formula="of:=([.$A7]/[.H$5]*1000)^0.5" office:value-type="float" office:value="31.6227766016838" calcext:value-type="float">
            <text:p>31.62</text:p>
          </table:table-cell>
          <table:table-cell table:style-name="ce3" table:formula="of:=([.$A7]/[.I$5]*1000)^0.5" office:value-type="float" office:value="3.33333333333333" calcext:value-type="float">
            <text:p>3.33</text:p>
          </table:table-cell>
          <table:table-cell table:number-columns-repeated="7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3" table:formula="of:=([.$A8]/[.B$5]*1000)^0.5" office:value-type="float" office:value="2.23606797749979" calcext:value-type="float">
            <text:p>2.24</text:p>
          </table:table-cell>
          <table:table-cell table:style-name="ce3" table:formula="of:=([.$A8]/[.C$5]*1000)^0.5" office:value-type="float" office:value="7.07106781186548" calcext:value-type="float">
            <text:p>7.07</text:p>
          </table:table-cell>
          <table:table-cell table:style-name="ce3" table:formula="of:=([.$A8]/[.D$5]*1000)^0.5" office:value-type="float" office:value="11.180339887499" calcext:value-type="float">
            <text:p>11.18</text:p>
          </table:table-cell>
          <table:table-cell table:style-name="ce3" table:formula="of:=([.$A8]/[.E$5]*1000)^0.5" office:value-type="float" office:value="15.8113883008419" calcext:value-type="float">
            <text:p>15.81</text:p>
          </table:table-cell>
          <table:table-cell table:style-name="ce3" table:formula="of:=([.$A8]/[.F$5]*1000)^0.5" office:value-type="float" office:value="44.7213595499958" calcext:value-type="float">
            <text:p>44.72</text:p>
          </table:table-cell>
          <table:table-cell table:style-name="ce3" table:formula="of:=([.$A8]/[.G$5]*1000)^0.5" office:value-type="float" office:value="20.4124145231932" calcext:value-type="float">
            <text:p>20.41</text:p>
          </table:table-cell>
          <table:table-cell table:style-name="ce3" table:formula="of:=([.$A8]/[.H$5]*1000)^0.5" office:value-type="float" office:value="70.7106781186548" calcext:value-type="float">
            <text:p>70.71</text:p>
          </table:table-cell>
          <table:table-cell table:style-name="ce3" table:formula="of:=([.$A8]/[.I$5]*1000)^0.5" office:value-type="float" office:value="7.4535599249993" calcext:value-type="float">
            <text:p>7.45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([.$A9]/[.B$5]*1000)^0.5" office:value-type="float" office:value="3.16227766016838" calcext:value-type="float">
            <text:p>3.16</text:p>
          </table:table-cell>
          <table:table-cell table:style-name="ce3" table:formula="of:=([.$A9]/[.C$5]*1000)^0.5" office:value-type="float" office:value="10" calcext:value-type="float">
            <text:p>10.00</text:p>
          </table:table-cell>
          <table:table-cell table:style-name="ce3" table:formula="of:=([.$A9]/[.D$5]*1000)^0.5" office:value-type="float" office:value="15.8113883008419" calcext:value-type="float">
            <text:p>15.81</text:p>
          </table:table-cell>
          <table:table-cell table:style-name="ce3" table:formula="of:=([.$A9]/[.E$5]*1000)^0.5" office:value-type="float" office:value="22.3606797749979" calcext:value-type="float">
            <text:p>22.36</text:p>
          </table:table-cell>
          <table:table-cell table:style-name="ce3" table:formula="of:=([.$A9]/[.F$5]*1000)^0.5" office:value-type="float" office:value="63.2455532033676" calcext:value-type="float">
            <text:p>63.25</text:p>
          </table:table-cell>
          <table:table-cell table:style-name="ce3" table:formula="of:=([.$A9]/[.G$5]*1000)^0.5" office:value-type="float" office:value="28.8675134594813" calcext:value-type="float">
            <text:p>28.87</text:p>
          </table:table-cell>
          <table:table-cell table:style-name="ce3" table:formula="of:=([.$A9]/[.H$5]*1000)^0.5" office:value-type="float" office:value="100" calcext:value-type="float">
            <text:p>100.00</text:p>
          </table:table-cell>
          <table:table-cell table:style-name="ce3" table:formula="of:=([.$A9]/[.I$5]*1000)^0.5" office:value-type="float" office:value="10.5409255338946" calcext:value-type="float">
            <text:p>10.54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([.$A10]/[.B$5]*1000)^0.5" office:value-type="float" office:value="5.47722557505166" calcext:value-type="float">
            <text:p>5.48</text:p>
          </table:table-cell>
          <table:table-cell table:style-name="ce3" table:formula="of:=([.$A10]/[.C$5]*1000)^0.5" office:value-type="float" office:value="17.3205080756888" calcext:value-type="float">
            <text:p>17.32</text:p>
          </table:table-cell>
          <table:table-cell table:style-name="ce3" table:formula="of:=([.$A10]/[.D$5]*1000)^0.5" office:value-type="float" office:value="27.3861278752583" calcext:value-type="float">
            <text:p>27.39</text:p>
          </table:table-cell>
          <table:table-cell table:style-name="ce3" table:formula="of:=([.$A10]/[.E$5]*1000)^0.5" office:value-type="float" office:value="38.7298334620742" calcext:value-type="float">
            <text:p>38.73</text:p>
          </table:table-cell>
          <table:table-cell table:style-name="ce3" table:formula="of:=([.$A10]/[.F$5]*1000)^0.5" office:value-type="float" office:value="109.544511501033" calcext:value-type="float">
            <text:p>109.54</text:p>
          </table:table-cell>
          <table:table-cell table:style-name="ce3" table:formula="of:=([.$A10]/[.G$5]*1000)^0.5" office:value-type="float" office:value="50" calcext:value-type="float">
            <text:p>50.00</text:p>
          </table:table-cell>
          <table:table-cell table:style-name="ce3" table:formula="of:=([.$A10]/[.H$5]*1000)^0.5" office:value-type="float" office:value="173.205080756888" calcext:value-type="float">
            <text:p>173.21</text:p>
          </table:table-cell>
          <table:table-cell table:style-name="ce3" table:formula="of:=([.$A10]/[.I$5]*1000)^0.5" office:value-type="float" office:value="18.2574185835055" calcext:value-type="float">
            <text:p>18.26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([.$A11]/[.B$5]*1000)^0.5" office:value-type="float" office:value="7.07106781186548" calcext:value-type="float">
            <text:p>7.07</text:p>
          </table:table-cell>
          <table:table-cell table:style-name="ce3" table:formula="of:=([.$A11]/[.C$5]*1000)^0.5" office:value-type="float" office:value="22.3606797749979" calcext:value-type="float">
            <text:p>22.36</text:p>
          </table:table-cell>
          <table:table-cell table:style-name="ce3" table:formula="of:=([.$A11]/[.D$5]*1000)^0.5" office:value-type="float" office:value="35.3553390593274" calcext:value-type="float">
            <text:p>35.36</text:p>
          </table:table-cell>
          <table:table-cell table:style-name="ce3" table:formula="of:=([.$A11]/[.E$5]*1000)^0.5" office:value-type="float" office:value="50" calcext:value-type="float">
            <text:p>50.00</text:p>
          </table:table-cell>
          <table:table-cell table:style-name="ce3" table:formula="of:=([.$A11]/[.F$5]*1000)^0.5" office:value-type="float" office:value="141.42135623731" calcext:value-type="float">
            <text:p>141.42</text:p>
          </table:table-cell>
          <table:table-cell table:style-name="ce3" table:formula="of:=([.$A11]/[.G$5]*1000)^0.5" office:value-type="float" office:value="64.5497224367903" calcext:value-type="float">
            <text:p>64.55</text:p>
          </table:table-cell>
          <table:table-cell table:style-name="ce3" table:formula="of:=([.$A11]/[.H$5]*1000)^0.5" office:value-type="float" office:value="223.606797749979" calcext:value-type="float">
            <text:p>223.61</text:p>
          </table:table-cell>
          <table:table-cell table:style-name="ce3" table:formula="of:=([.$A11]/[.I$5]*1000)^0.5" office:value-type="float" office:value="23.5702260395516" calcext:value-type="float">
            <text:p>23.57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table:number-columns-repeated="7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ltage at current limit (mV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 = I*R (mV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ance <text:s/>(milliOhms)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 allowed (Watts)</text:p>
          </table:table-cell>
          <table:table-cell table:style-name="ce2" table:number-columns-repeated="7"/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table:formula="of:=([.$A18]/[.B$16]*1000)^0.5*[.B$16]" office:value-type="float" office:value="1000" calcext:value-type="float">
            <text:p>1,000.00</text:p>
          </table:table-cell>
          <table:table-cell table:style-name="ce3" table:formula="of:=([.$A18]/[.C$16]*1000)^0.5*[.C$16]" office:value-type="float" office:value="316.227766016838" calcext:value-type="float">
            <text:p>316.23</text:p>
          </table:table-cell>
          <table:table-cell table:style-name="ce3" table:formula="of:=([.$A18]/[.D$16]*1000)^0.5*[.D$16]" office:value-type="float" office:value="100" calcext:value-type="float">
            <text:p>100.00</text:p>
          </table:table-cell>
          <table:table-cell table:style-name="ce3" table:formula="of:=([.$A18]/[.E$16]*1000)^0.5*[.E$16]" office:value-type="float" office:value="31.6227766016838" calcext:value-type="float">
            <text:p>31.62</text:p>
          </table:table-cell>
          <table:table-cell table:style-name="ce3" table:formula="of:=([.$A18]/[.F$16]*1000)^0.5*[.F$16]" office:value-type="float" office:value="5" calcext:value-type="float">
            <text:p>5.00</text:p>
          </table:table-cell>
          <table:table-cell table:style-name="ce3" table:formula="of:=([.$A18]/[.G$16]*1000)^0.5*[.G$16]" office:value-type="float" office:value="10.9544511501033" calcext:value-type="float">
            <text:p>10.95</text:p>
          </table:table-cell>
          <table:table-cell table:style-name="ce3" table:formula="of:=([.$A18]/[.H$16]*1000)^0.5*[.H$16]" office:value-type="float" office:value="3.16227766016838" calcext:value-type="float">
            <text:p>3.1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table:formula="of:=([.$A19]/[.B$16]*1000)^0.5*[.B$16]" office:value-type="float" office:value="2236.06797749979" calcext:value-type="float">
            <text:p>2,236.07</text:p>
          </table:table-cell>
          <table:table-cell table:style-name="ce3" table:formula="of:=([.$A19]/[.C$16]*1000)^0.5*[.C$16]" office:value-type="float" office:value="707.106781186548" calcext:value-type="float">
            <text:p>707.11</text:p>
          </table:table-cell>
          <table:table-cell table:style-name="ce3" table:formula="of:=([.$A19]/[.D$16]*1000)^0.5*[.D$16]" office:value-type="float" office:value="223.606797749979" calcext:value-type="float">
            <text:p>223.61</text:p>
          </table:table-cell>
          <table:table-cell table:style-name="ce3" table:formula="of:=([.$A19]/[.E$16]*1000)^0.5*[.E$16]" office:value-type="float" office:value="70.7106781186548" calcext:value-type="float">
            <text:p>70.71</text:p>
          </table:table-cell>
          <table:table-cell table:style-name="ce3" table:formula="of:=([.$A19]/[.F$16]*1000)^0.5*[.F$16]" office:value-type="float" office:value="11.180339887499" calcext:value-type="float">
            <text:p>11.18</text:p>
          </table:table-cell>
          <table:table-cell table:style-name="ce3" table:formula="of:=([.$A19]/[.G$16]*1000)^0.5*[.G$16]" office:value-type="float" office:value="24.4948974278318" calcext:value-type="float">
            <text:p>24.49</text:p>
          </table:table-cell>
          <table:table-cell table:style-name="ce3" table:formula="of:=([.$A19]/[.H$16]*1000)^0.5*[.H$16]" office:value-type="float" office:value="7.07106781186548" calcext:value-type="float">
            <text:p>7.0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([.$A20]/[.B$16]*1000)^0.5*[.B$16]" office:value-type="float" office:value="3162.27766016838" calcext:value-type="float">
            <text:p>3,162.28</text:p>
          </table:table-cell>
          <table:table-cell table:style-name="ce3" table:formula="of:=([.$A20]/[.C$16]*1000)^0.5*[.C$16]" office:value-type="float" office:value="1000" calcext:value-type="float">
            <text:p>1,000.00</text:p>
          </table:table-cell>
          <table:table-cell table:style-name="ce3" table:formula="of:=([.$A20]/[.D$16]*1000)^0.5*[.D$16]" office:value-type="float" office:value="316.227766016838" calcext:value-type="float">
            <text:p>316.23</text:p>
          </table:table-cell>
          <table:table-cell table:style-name="ce3" table:formula="of:=([.$A20]/[.E$16]*1000)^0.5*[.E$16]" office:value-type="float" office:value="100" calcext:value-type="float">
            <text:p>100.00</text:p>
          </table:table-cell>
          <table:table-cell table:style-name="ce3" table:formula="of:=([.$A20]/[.F$16]*1000)^0.5*[.F$16]" office:value-type="float" office:value="15.8113883008419" calcext:value-type="float">
            <text:p>15.81</text:p>
          </table:table-cell>
          <table:table-cell table:style-name="ce3" table:formula="of:=([.$A20]/[.G$16]*1000)^0.5*[.G$16]" office:value-type="float" office:value="34.6410161513775" calcext:value-type="float">
            <text:p>34.64</text:p>
          </table:table-cell>
          <table:table-cell table:style-name="ce3" table:formula="of:=([.$A20]/[.H$16]*1000)^0.5*[.H$16]" office:value-type="float" office:value="10" calcext:value-type="float">
            <text:p>10.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([.$A21]/[.B$16]*1000)^0.5*[.B$16]" office:value-type="float" office:value="5477.22557505166" calcext:value-type="float">
            <text:p>5,477.23</text:p>
          </table:table-cell>
          <table:table-cell table:style-name="ce3" table:formula="of:=([.$A21]/[.C$16]*1000)^0.5*[.C$16]" office:value-type="float" office:value="1732.05080756888" calcext:value-type="float">
            <text:p>1,732.05</text:p>
          </table:table-cell>
          <table:table-cell table:style-name="ce3" table:formula="of:=([.$A21]/[.D$16]*1000)^0.5*[.D$16]" office:value-type="float" office:value="547.722557505166" calcext:value-type="float">
            <text:p>547.72</text:p>
          </table:table-cell>
          <table:table-cell table:style-name="ce3" table:formula="of:=([.$A21]/[.E$16]*1000)^0.5*[.E$16]" office:value-type="float" office:value="173.205080756888" calcext:value-type="float">
            <text:p>173.21</text:p>
          </table:table-cell>
          <table:table-cell table:style-name="ce3" table:formula="of:=([.$A21]/[.F$16]*1000)^0.5*[.F$16]" office:value-type="float" office:value="27.3861278752583" calcext:value-type="float">
            <text:p>27.39</text:p>
          </table:table-cell>
          <table:table-cell table:style-name="ce3" table:formula="of:=([.$A21]/[.G$16]*1000)^0.5*[.G$16]" office:value-type="float" office:value="60" calcext:value-type="float">
            <text:p>60.00</text:p>
          </table:table-cell>
          <table:table-cell table:style-name="ce3" table:formula="of:=([.$A21]/[.H$16]*1000)^0.5*[.H$16]" office:value-type="float" office:value="17.3205080756888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$A22]/[.B$16]*1000)^0.5*[.B$16]" office:value-type="float" office:value="7071.06781186548" calcext:value-type="float">
            <text:p>7,071.07</text:p>
          </table:table-cell>
          <table:table-cell table:style-name="ce3" table:formula="of:=([.$A22]/[.C$16]*1000)^0.5*[.C$16]" office:value-type="float" office:value="2236.06797749979" calcext:value-type="float">
            <text:p>2,236.07</text:p>
          </table:table-cell>
          <table:table-cell table:style-name="ce3" table:formula="of:=([.$A22]/[.D$16]*1000)^0.5*[.D$16]" office:value-type="float" office:value="707.106781186548" calcext:value-type="float">
            <text:p>707.11</text:p>
          </table:table-cell>
          <table:table-cell table:style-name="ce3" table:formula="of:=([.$A22]/[.E$16]*1000)^0.5*[.E$16]" office:value-type="float" office:value="223.606797749979" calcext:value-type="float">
            <text:p>223.61</text:p>
          </table:table-cell>
          <table:table-cell table:style-name="ce3" table:formula="of:=([.$A22]/[.F$16]*1000)^0.5*[.F$16]" office:value-type="float" office:value="35.3553390593274" calcext:value-type="float">
            <text:p>35.36</text:p>
          </table:table-cell>
          <table:table-cell table:style-name="ce3" table:formula="of:=([.$A22]/[.G$16]*1000)^0.5*[.G$16]" office:value-type="float" office:value="77.4596669241484" calcext:value-type="float">
            <text:p>77.46</text:p>
          </table:table-cell>
          <table:table-cell table:style-name="ce3" table:formula="of:=([.$A22]/[.H$16]*1000)^0.5*[.H$16]" office:value-type="float" office:value="22.3606797749979" calcext:value-type="float">
            <text:p>22.36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Table of current (mA) per lsb step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step size (mV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A = mV / R (ohms)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27]/[.C27]" office:value-type="float" office:value="4.8828125" calcext:value-type="float">
            <text:p>4.8828125</text:p>
          </table:table-cell>
          <table:table-cell table:formula="of:=[.$D27]/[.E$26]*1000" office:value-type="float" office:value="0.48828125" calcext:value-type="float">
            <text:p>0.48828125</text:p>
          </table:table-cell>
          <table:table-cell table:formula="of:=[.$D27]/[.F$26]*1000" office:value-type="float" office:value="4.8828125" calcext:value-type="float">
            <text:p>4.8828125</text:p>
          </table:table-cell>
          <table:table-cell table:formula="of:=[.$D27]/[.G$26]*1000" office:value-type="float" office:value="48.828125" calcext:value-type="float">
            <text:p>48.828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28]/[.C28]" office:value-type="float" office:value="1.07421875" calcext:value-type="float">
            <text:p>1.07421875</text:p>
          </table:table-cell>
          <table:table-cell table:style-name="ce4" table:formula="of:=[.$D28]/[.E$26]*1000" office:value-type="float" office:value="0.107421875" calcext:value-type="float">
            <text:p>0.107421875</text:p>
          </table:table-cell>
          <table:table-cell table:style-name="ce4" table:formula="of:=[.$D28]/[.F$26]*1000" office:value-type="float" office:value="1.07421875" calcext:value-type="float">
            <text:p>1.07421875</text:p>
          </table:table-cell>
          <table:table-cell table:formula="of:=[.$D28]/[.G$26]*1000" office:value-type="float" office:value="10.7421875" calcext:value-type="float">
            <text:p>10.7421875</text:p>
          </table:table-cell>
          <table:table-cell table:formula="of:=[.$D28]/[.H$26]*1000" office:value-type="float" office:value="107.421875" calcext:value-type="float">
            <text:p>107.4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29]/[.C29]" office:value-type="float" office:value="3" calcext:value-type="float">
            <text:p>3</text:p>
          </table:table-cell>
          <table:table-cell table:style-name="ce4" table:formula="of:=[.$D29]/[.E$26]*1000" office:value-type="float" office:value="0.3" calcext:value-type="float">
            <text:p>0.3</text:p>
          </table:table-cell>
          <table:table-cell table:formula="of:=[.$D29]/[.F$26]*1000" office:value-type="float" office:value="3" calcext:value-type="float">
            <text:p>3</text:p>
          </table:table-cell>
          <table:table-cell table:formula="of:=[.$D29]/[.G$26]*1000" office:value-type="float" office:value="30" calcext:value-type="float">
            <text:p>30</text:p>
          </table:table-cell>
          <table:table-cell table:formula="of:=[.$D29]/[.H$26]*1000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30]/[.C30]" office:value-type="float" office:value="2" calcext:value-type="float">
            <text:p>2</text:p>
          </table:table-cell>
          <table:table-cell table:formula="of:=[.$D30]/[.E$26]*1000" office:value-type="float" office:value="0.2" calcext:value-type="float">
            <text:p>0.2</text:p>
          </table:table-cell>
          <table:table-cell table:formula="of:=[.$D30]/[.F$26]*1000" office:value-type="float" office:value="2" calcext:value-type="float">
            <text:p>2</text:p>
          </table:table-cell>
          <table:table-cell table:formula="of:=[.$D30]/[.G$26]*1000" office:value-type="float" office:value="20" calcext:value-type="float">
            <text:p>20</text:p>
          </table:table-cell>
          <table:table-cell table:formula="of:=[.$D30]/[.H$26]*1000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$D31]/[.E$26]*1000" office:value-type="float" office:value="0.1" calcext:value-type="float">
            <text:p>0.1</text:p>
          </table:table-cell>
          <table:table-cell table:style-name="ce4" table:formula="of:=[.$D31]/[.F$26]*1000" office:value-type="float" office:value="1" calcext:value-type="float">
            <text:p>1</text:p>
          </table:table-cell>
          <table:table-cell table:formula="of:=[.$D31]/[.G$26]*1000" office:value-type="float" office:value="10" calcext:value-type="float">
            <text:p>10</text:p>
          </table:table-cell>
          <table:table-cell table:formula="of:=[.$D31]/[.H$26]*10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32]/[.C32]" office:value-type="float" office:value="0.5" calcext:value-type="float">
            <text:p>0.5</text:p>
          </table:table-cell>
          <table:table-cell table:formula="of:=[.$D32]/[.E$26]*1000" office:value-type="float" office:value="0.05" calcext:value-type="float">
            <text:p>0.05</text:p>
          </table:table-cell>
          <table:table-cell table:formula="of:=[.$D32]/[.F$26]*1000" office:value-type="float" office:value="0.5" calcext:value-type="float">
            <text:p>0.5</text:p>
          </table:table-cell>
          <table:table-cell table:formula="of:=[.$D32]/[.G$26]*1000" office:value-type="float" office:value="5" calcext:value-type="float">
            <text:p>5</text:p>
          </table:table-cell>
          <table:table-cell table:formula="of:=[.$D32]/[.H$26]*10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3]/[.C33]" office:value-type="float" office:value="0.25" calcext:value-type="float">
            <text:p>0.25</text:p>
          </table:table-cell>
          <table:table-cell table:formula="of:=[.$D33]/[.E$26]*1000" office:value-type="float" office:value="0.025" calcext:value-type="float">
            <text:p>0.025</text:p>
          </table:table-cell>
          <table:table-cell table:formula="of:=[.$D33]/[.F$26]*1000" office:value-type="float" office:value="0.25" calcext:value-type="float">
            <text:p>0.25</text:p>
          </table:table-cell>
          <table:table-cell table:formula="of:=[.$D33]/[.G$26]*1000" office:value-type="float" office:value="2.5" calcext:value-type="float">
            <text:p>2.5</text:p>
          </table:table-cell>
          <table:table-cell table:formula="of:=[.$D33]/[.H$26]*1000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34]/[.C34]" office:value-type="float" office:value="0.125" calcext:value-type="float">
            <text:p>0.125</text:p>
          </table:table-cell>
          <table:table-cell table:formula="of:=[.$D34]/[.E$26]*1000" office:value-type="float" office:value="0.0125" calcext:value-type="float">
            <text:p>0.0125</text:p>
          </table:table-cell>
          <table:table-cell table:formula="of:=[.$D34]/[.F$26]*1000" office:value-type="float" office:value="0.125" calcext:value-type="float">
            <text:p>0.125</text:p>
          </table:table-cell>
          <table:table-cell table:formula="of:=[.$D34]/[.G$26]*1000" office:value-type="float" office:value="1.25" calcext:value-type="float">
            <text:p>1.25</text:p>
          </table:table-cell>
          <table:table-cell table:formula="of:=[.$D34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5]/[.C35]" office:value-type="float" office:value="0.1875" calcext:value-type="float">
            <text:p>0.1875</text:p>
          </table:table-cell>
          <table:table-cell table:formula="of:=[.$D35]/[.E$26]*1000" office:value-type="float" office:value="0.01875" calcext:value-type="float">
            <text:p>0.01875</text:p>
          </table:table-cell>
          <table:table-cell table:formula="of:=[.$D35]/[.F$26]*1000" office:value-type="float" office:value="0.1875" calcext:value-type="float">
            <text:p>0.1875</text:p>
          </table:table-cell>
          <table:table-cell table:formula="of:=[.$D35]/[.G$26]*1000" office:value-type="float" office:value="1.875" calcext:value-type="float">
            <text:p>1.875</text:p>
          </table:table-cell>
          <table:table-cell table:formula="of:=[.$D35]/[.H$26]*1000" office:value-type="float" office:value="18.75" calcext:value-type="float">
            <text:p>1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6]/[.C36]" office:value-type="float" office:value="0.125" calcext:value-type="float">
            <text:p>0.125</text:p>
          </table:table-cell>
          <table:table-cell table:formula="of:=[.$D36]/[.E$26]*1000" office:value-type="float" office:value="0.0125" calcext:value-type="float">
            <text:p>0.0125</text:p>
          </table:table-cell>
          <table:table-cell table:formula="of:=[.$D36]/[.F$26]*1000" office:value-type="float" office:value="0.125" calcext:value-type="float">
            <text:p>0.125</text:p>
          </table:table-cell>
          <table:table-cell table:style-name="ce25" table:formula="of:=[.$D36]/[.G$26]*1000" office:value-type="float" office:value="1.25" calcext:value-type="float">
            <text:p>1.25</text:p>
          </table:table-cell>
          <table:table-cell table:formula="of:=[.$D36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7]/[.C37]" office:value-type="float" office:value="0.0625" calcext:value-type="float">
            <text:p>0.0625</text:p>
          </table:table-cell>
          <table:table-cell table:formula="of:=[.$D37]/[.E$26]*1000" office:value-type="float" office:value="0.00625" calcext:value-type="float">
            <text:p>0.00625</text:p>
          </table:table-cell>
          <table:table-cell table:formula="of:=[.$D37]/[.F$26]*1000" office:value-type="float" office:value="0.0625" calcext:value-type="float">
            <text:p>0.0625</text:p>
          </table:table-cell>
          <table:table-cell table:style-name="ce4" table:formula="of:=[.$D37]/[.G$26]*1000" office:value-type="float" office:value="0.625" calcext:value-type="float">
            <text:p>0.625</text:p>
          </table:table-cell>
          <table:table-cell table:formula="of:=[.$D37]/[.H$26]*1000" office:value-type="float" office:value="6.25" calcext:value-type="float">
            <text:p>6.25</text:p>
          </table:table-cell>
          <table:table-cell table:formula="of:=[.$D37]/[.I$26]*1000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8]/[.C38]" office:value-type="float" office:value="0.03125" calcext:value-type="float">
            <text:p>0.03125</text:p>
          </table:table-cell>
          <table:table-cell table:formula="of:=[.$D38]/[.E$26]*1000" office:value-type="float" office:value="0.003125" calcext:value-type="float">
            <text:p>0.003125</text:p>
          </table:table-cell>
          <table:table-cell table:formula="of:=[.$D38]/[.F$26]*1000" office:value-type="float" office:value="0.03125" calcext:value-type="float">
            <text:p>0.03125</text:p>
          </table:table-cell>
          <table:table-cell table:formula="of:=[.$D38]/[.G$26]*1000" office:value-type="float" office:value="0.3125" calcext:value-type="float">
            <text:p>0.3125</text:p>
          </table:table-cell>
          <table:table-cell table:formula="of:=[.$D38]/[.H$26]*1000" office:value-type="float" office:value="3.125" calcext:value-type="float">
            <text:p>3.125</text:p>
          </table:table-cell>
          <table:table-cell table:formula="of:=[.$D38]/[.I$26]*1000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9]/[.C39]" office:value-type="float" office:value="0.015625" calcext:value-type="float">
            <text:p>0.015625</text:p>
          </table:table-cell>
          <table:table-cell table:formula="of:=[.$D39]/[.E$26]*1000" office:value-type="float" office:value="0.0015625" calcext:value-type="float">
            <text:p>0.0015625</text:p>
          </table:table-cell>
          <table:table-cell table:formula="of:=[.$D39]/[.F$26]*1000" office:value-type="float" office:value="0.015625" calcext:value-type="float">
            <text:p>0.015625</text:p>
          </table:table-cell>
          <table:table-cell table:formula="of:=[.$D39]/[.G$26]*1000" office:value-type="float" office:value="0.15625" calcext:value-type="float">
            <text:p>0.15625</text:p>
          </table:table-cell>
          <table:table-cell table:style-name="ce25" table:formula="of:=[.$D39]/[.H$26]*1000" office:value-type="float" office:value="1.5625" calcext:value-type="float">
            <text:p>1.5625</text:p>
          </table:table-cell>
          <table:table-cell table:formula="of:=[.$D39]/[.I$26]*1000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40]/[.C40]" office:value-type="float" office:value="0.0078125" calcext:value-type="float">
            <text:p>0.0078125</text:p>
          </table:table-cell>
          <table:table-cell table:formula="of:=[.$D40]/[.E$26]*1000" office:value-type="float" office:value="0.00078125" calcext:value-type="float">
            <text:p>0.00078125</text:p>
          </table:table-cell>
          <table:table-cell table:formula="of:=[.$D40]/[.F$26]*1000" office:value-type="float" office:value="0.0078125" calcext:value-type="float">
            <text:p>0.0078125</text:p>
          </table:table-cell>
          <table:table-cell table:formula="of:=[.$D40]/[.G$26]*1000" office:value-type="float" office:value="0.078125" calcext:value-type="float">
            <text:p>0.078125</text:p>
          </table:table-cell>
          <table:table-cell table:style-name="ce4" table:formula="of:=[.$D40]/[.H$26]*1000" office:value-type="float" office:value="0.78125" calcext:value-type="float">
            <text:p>0.78125</text:p>
          </table:table-cell>
          <table:table-cell table:formula="of:=[.$D40]/[.I$26]*1000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at max Steps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current range (A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46]/[.C46]" office:value-type="float" office:value="4.8828125" calcext:value-type="float">
            <text:p>4.8828125</text:p>
          </table:table-cell>
          <table:table-cell table:formula="of:=[.$D46]/[.E$45]*[.$C46]" office:value-type="float" office:value="0.5" calcext:value-type="float">
            <text:p>0.5</text:p>
          </table:table-cell>
          <table:table-cell table:formula="of:=[.$D46]/[.F$45]*[.$C46]" office:value-type="float" office:value="5" calcext:value-type="float">
            <text:p>5</text:p>
          </table:table-cell>
          <table:table-cell table:formula="of:=[.$D46]/[.G$45]*[.$C46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47]/[.C47]" office:value-type="float" office:value="1.07421875" calcext:value-type="float">
            <text:p>1.07421875</text:p>
          </table:table-cell>
          <table:table-cell table:style-name="ce4" table:formula="of:=[.$D47]/[.E$45]*[.$C47]" office:value-type="float" office:value="0.11" calcext:value-type="float">
            <text:p>0.11</text:p>
          </table:table-cell>
          <table:table-cell table:style-name="ce4" table:formula="of:=[.$D47]/[.F$45]*[.$C47]" office:value-type="float" office:value="1.1" calcext:value-type="float">
            <text:p>1.1</text:p>
          </table:table-cell>
          <table:table-cell table:formula="of:=[.$D47]/[.G$45]*[.$C47]" office:value-type="float" office:value="11" calcext:value-type="float">
            <text:p>11</text:p>
          </table:table-cell>
          <table:table-cell table:formula="of:=[.$D47]/[.H$45]*[.$C47]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48]/[.C48]" office:value-type="float" office:value="3" calcext:value-type="float">
            <text:p>3</text:p>
          </table:table-cell>
          <table:table-cell table:style-name="ce4" table:formula="of:=[.$D48]/[.E$45]*[.$C48]" office:value-type="float" office:value="0.6144" calcext:value-type="float">
            <text:p>0.6144</text:p>
          </table:table-cell>
          <table:table-cell table:formula="of:=[.$D48]/[.F$45]*[.$C48]" office:value-type="float" office:value="6.144" calcext:value-type="float">
            <text:p>6.144</text:p>
          </table:table-cell>
          <table:table-cell table:formula="of:=[.$D48]/[.G$45]*[.$C48]" office:value-type="float" office:value="61.44" calcext:value-type="float">
            <text:p>61.44</text:p>
          </table:table-cell>
          <table:table-cell table:formula="of:=[.$D48]/[.H$45]*[.$C48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49]/[.C49]" office:value-type="float" office:value="2" calcext:value-type="float">
            <text:p>2</text:p>
          </table:table-cell>
          <table:table-cell table:formula="of:=[.$D49]/[.E$45]*[.$C49]" office:value-type="float" office:value="0.4096" calcext:value-type="float">
            <text:p>0.4096</text:p>
          </table:table-cell>
          <table:table-cell table:formula="of:=[.$D49]/[.F$45]*[.$C49]" office:value-type="float" office:value="4.096" calcext:value-type="float">
            <text:p>4.096</text:p>
          </table:table-cell>
          <table:table-cell table:formula="of:=[.$D49]/[.G$45]*[.$C49]" office:value-type="float" office:value="40.96" calcext:value-type="float">
            <text:p>40.96</text:p>
          </table:table-cell>
          <table:table-cell table:formula="of:=[.$D49]/[.H$45]*[.$C49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$D50]/[.E$45]*[.$C50]" office:value-type="float" office:value="0.2048" calcext:value-type="float">
            <text:p>0.2048</text:p>
          </table:table-cell>
          <table:table-cell table:style-name="ce4" table:formula="of:=[.$D50]/[.F$45]*[.$C50]" office:value-type="float" office:value="2.048" calcext:value-type="float">
            <text:p>2.048</text:p>
          </table:table-cell>
          <table:table-cell table:formula="of:=[.$D50]/[.G$45]*[.$C50]" office:value-type="float" office:value="20.48" calcext:value-type="float">
            <text:p>20.48</text:p>
          </table:table-cell>
          <table:table-cell table:formula="of:=[.$D50]/[.H$45]*[.$C50]" office:value-type="float" office:value="204.8" calcext:value-type="float">
            <text:p>20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51]/[.C51]" office:value-type="float" office:value="0.5" calcext:value-type="float">
            <text:p>0.5</text:p>
          </table:table-cell>
          <table:table-cell table:formula="of:=[.$D51]/[.E$45]*[.$C51]" office:value-type="float" office:value="0.1024" calcext:value-type="float">
            <text:p>0.1024</text:p>
          </table:table-cell>
          <table:table-cell table:formula="of:=[.$D51]/[.F$45]*[.$C51]" office:value-type="float" office:value="1.024" calcext:value-type="float">
            <text:p>1.024</text:p>
          </table:table-cell>
          <table:table-cell table:formula="of:=[.$D51]/[.G$45]*[.$C51]" office:value-type="float" office:value="10.24" calcext:value-type="float">
            <text:p>10.24</text:p>
          </table:table-cell>
          <table:table-cell table:formula="of:=[.$D51]/[.H$45]*[.$C51]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52]/[.C52]" office:value-type="float" office:value="0.25" calcext:value-type="float">
            <text:p>0.25</text:p>
          </table:table-cell>
          <table:table-cell table:formula="of:=[.$D52]/[.E$45]*[.$C52]" office:value-type="float" office:value="0.0512" calcext:value-type="float">
            <text:p>0.0512</text:p>
          </table:table-cell>
          <table:table-cell table:formula="of:=[.$D52]/[.F$45]*[.$C52]" office:value-type="float" office:value="0.512" calcext:value-type="float">
            <text:p>0.512</text:p>
          </table:table-cell>
          <table:table-cell table:formula="of:=[.$D52]/[.G$45]*[.$C52]" office:value-type="float" office:value="5.12" calcext:value-type="float">
            <text:p>5.12</text:p>
          </table:table-cell>
          <table:table-cell table:formula="of:=[.$D52]/[.H$45]*[.$C52]" office:value-type="float" office:value="51.2" calcext:value-type="float">
            <text:p>5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53]/[.C53]" office:value-type="float" office:value="0.125" calcext:value-type="float">
            <text:p>0.125</text:p>
          </table:table-cell>
          <table:table-cell table:formula="of:=[.$D53]/[.E$45]*[.$C53]" office:value-type="float" office:value="0.0256" calcext:value-type="float">
            <text:p>0.0256</text:p>
          </table:table-cell>
          <table:table-cell table:formula="of:=[.$D53]/[.F$45]*[.$C53]" office:value-type="float" office:value="0.256" calcext:value-type="float">
            <text:p>0.256</text:p>
          </table:table-cell>
          <table:table-cell table:formula="of:=[.$D53]/[.G$45]*[.$C53]" office:value-type="float" office:value="2.56" calcext:value-type="float">
            <text:p>2.56</text:p>
          </table:table-cell>
          <table:table-cell table:formula="of:=[.$D53]/[.H$45]*[.$C53]" office:value-type="float" office:value="25.6" calcext:value-type="float">
            <text:p>25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4]/[.C54]" office:value-type="float" office:value="0.1875" calcext:value-type="float">
            <text:p>0.1875</text:p>
          </table:table-cell>
          <table:table-cell table:formula="of:=[.$D54]/[.E$45]*[.$C54]" office:value-type="float" office:value="0.6144" calcext:value-type="float">
            <text:p>0.6144</text:p>
          </table:table-cell>
          <table:table-cell table:formula="of:=[.$D54]/[.F$45]*[.$C54]" office:value-type="float" office:value="6.144" calcext:value-type="float">
            <text:p>6.144</text:p>
          </table:table-cell>
          <table:table-cell table:formula="of:=[.$D54]/[.G$45]*[.$C54]" office:value-type="float" office:value="61.44" calcext:value-type="float">
            <text:p>61.44</text:p>
          </table:table-cell>
          <table:table-cell table:formula="of:=[.$D54]/[.H$45]*[.$C54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5]/[.C55]" office:value-type="float" office:value="0.125" calcext:value-type="float">
            <text:p>0.125</text:p>
          </table:table-cell>
          <table:table-cell table:formula="of:=[.$D55]/[.E$45]*[.$C55]" office:value-type="float" office:value="0.4096" calcext:value-type="float">
            <text:p>0.4096</text:p>
          </table:table-cell>
          <table:table-cell table:formula="of:=[.$D55]/[.F$45]*[.$C55]" office:value-type="float" office:value="4.096" calcext:value-type="float">
            <text:p>4.096</text:p>
          </table:table-cell>
          <table:table-cell table:style-name="ce25" table:formula="of:=[.$D55]/[.G$45]*[.$C55]" office:value-type="float" office:value="40.96" calcext:value-type="float">
            <text:p>40.96</text:p>
          </table:table-cell>
          <table:table-cell table:formula="of:=[.$D55]/[.H$45]*[.$C55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6]/[.C56]" office:value-type="float" office:value="0.0625" calcext:value-type="float">
            <text:p>0.0625</text:p>
          </table:table-cell>
          <table:table-cell table:formula="of:=[.$D56]/[.E$45]*[.$C56]" office:value-type="float" office:value="0.2048" calcext:value-type="float">
            <text:p>0.2048</text:p>
          </table:table-cell>
          <table:table-cell table:formula="of:=[.$D56]/[.F$45]*[.$C56]" office:value-type="float" office:value="2.048" calcext:value-type="float">
            <text:p>2.048</text:p>
          </table:table-cell>
          <table:table-cell table:style-name="ce4" table:formula="of:=[.$D56]/[.G$45]*[.$C56]" office:value-type="float" office:value="20.48" calcext:value-type="float">
            <text:p>20.48</text:p>
          </table:table-cell>
          <table:table-cell table:formula="of:=[.$D56]/[.H$45]*[.$C56]" office:value-type="float" office:value="204.8" calcext:value-type="float">
            <text:p>204.8</text:p>
          </table:table-cell>
          <table:table-cell table:formula="of:=[.$D56]/[.I$45]*[.$C56]"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7]/[.C57]" office:value-type="float" office:value="0.03125" calcext:value-type="float">
            <text:p>0.03125</text:p>
          </table:table-cell>
          <table:table-cell table:formula="of:=[.$D57]/[.E$45]*[.$C57]" office:value-type="float" office:value="0.1024" calcext:value-type="float">
            <text:p>0.1024</text:p>
          </table:table-cell>
          <table:table-cell table:formula="of:=[.$D57]/[.F$45]*[.$C57]" office:value-type="float" office:value="1.024" calcext:value-type="float">
            <text:p>1.024</text:p>
          </table:table-cell>
          <table:table-cell table:formula="of:=[.$D57]/[.G$45]*[.$C57]" office:value-type="float" office:value="10.24" calcext:value-type="float">
            <text:p>10.24</text:p>
          </table:table-cell>
          <table:table-cell table:formula="of:=[.$D57]/[.H$45]*[.$C57]" office:value-type="float" office:value="102.4" calcext:value-type="float">
            <text:p>102.4</text:p>
          </table:table-cell>
          <table:table-cell table:formula="of:=[.$D57]/[.I$45]*[.$C57]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8]/[.C58]" office:value-type="float" office:value="0.015625" calcext:value-type="float">
            <text:p>0.015625</text:p>
          </table:table-cell>
          <table:table-cell table:formula="of:=[.$D58]/[.E$45]*[.$C58]" office:value-type="float" office:value="0.0512" calcext:value-type="float">
            <text:p>0.0512</text:p>
          </table:table-cell>
          <table:table-cell table:formula="of:=[.$D58]/[.F$45]*[.$C58]" office:value-type="float" office:value="0.512" calcext:value-type="float">
            <text:p>0.512</text:p>
          </table:table-cell>
          <table:table-cell table:formula="of:=[.$D58]/[.G$45]*[.$C58]" office:value-type="float" office:value="5.12" calcext:value-type="float">
            <text:p>5.12</text:p>
          </table:table-cell>
          <table:table-cell table:style-name="ce25" table:formula="of:=[.$D58]/[.H$45]*[.$C58]" office:value-type="float" office:value="51.2" calcext:value-type="float">
            <text:p>51.2</text:p>
          </table:table-cell>
          <table:table-cell table:formula="of:=[.$D58]/[.I$45]*[.$C58]"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9]/[.C59]" office:value-type="float" office:value="0.0078125" calcext:value-type="float">
            <text:p>0.0078125</text:p>
          </table:table-cell>
          <table:table-cell table:formula="of:=[.$D59]/[.E$45]*[.$C59]" office:value-type="float" office:value="0.0256" calcext:value-type="float">
            <text:p>0.0256</text:p>
          </table:table-cell>
          <table:table-cell table:formula="of:=[.$D59]/[.F$45]*[.$C59]" office:value-type="float" office:value="0.256" calcext:value-type="float">
            <text:p>0.256</text:p>
          </table:table-cell>
          <table:table-cell table:formula="of:=[.$D59]/[.G$45]*[.$C59]" office:value-type="float" office:value="2.56" calcext:value-type="float">
            <text:p>2.56</text:p>
          </table:table-cell>
          <table:table-cell table:style-name="ce4" table:formula="of:=[.$D59]/[.H$45]*[.$C59]" office:value-type="float" office:value="25.6" calcext:value-type="float">
            <text:p>25.6</text:p>
          </table:table-cell>
          <table:table-cell table:formula="of:=[.$D59]/[.I$45]*[.$C59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(mA) per lsb step 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7]/[.C67]" office:value-type="float" office:value="4.8828125" calcext:value-type="float">
            <text:p>5</text:p>
          </table:table-cell>
          <table:table-cell table:style-name="ce11" table:formula="of:=[.$D67]/[.E$65] * 1000" office:value-type="float" office:value="26.3935810810811" calcext:value-type="float">
            <text:p>26</text:p>
          </table:table-cell>
          <table:table-cell table:style-name="ce11" table:formula="of:=[.$D67]/[.F$65] * 1000" office:value-type="float" office:value="48.828125" calcext:value-type="float">
            <text:p>49</text:p>
          </table:table-cell>
          <table:table-cell table:style-name="ce11" table:formula="of:=[.$D67]/[.G$65] * 1000" office:value-type="float" office:value="73.9820075757576" calcext:value-type="float">
            <text:p>74</text:p>
          </table:table-cell>
          <table:table-cell table:style-name="ce11" table:formula="of:=[.$D67]/[.H$65] * 1000" office:value-type="float" office:value="122.0703125" calcext:value-type="float">
            <text:p>122</text:p>
          </table:table-cell>
          <table:table-cell table:style-name="ce11" table:formula="of:=[.$D67]/[.I$65] * 1000" office:value-type="float" office:value="244.140625" calcext:value-type="float">
            <text:p>244</text:p>
          </table:table-cell>
          <table:table-cell table:style-name="ce11" table:formula="of:=[.$D67]/[.J$65] * 1000" office:value-type="float" office:value="367.128759398496" calcext:value-type="float">
            <text:p>367</text:p>
          </table:table-cell>
          <table:table-cell table:style-name="ce11" table:formula="of:=[.$D67]/[.K$65] * 1000" office:value-type="float" office:value="488.28125" calcext:value-type="float">
            <text:p>488</text:p>
          </table:table-cell>
          <table:table-cell table:style-name="ce11" table:formula="of:=[.$D67]/[.L$65] * 1000" office:value-type="float" office:value="81.3802083333333" calcext:value-type="float">
            <text:p>81</text:p>
          </table:table-cell>
          <table:table-cell table:style-name="ce11" table:formula="of:=[.$D67]/[.M$65] * 1000" office:value-type="float" office:value="122.0703125" calcext:value-type="float">
            <text:p>122</text:p>
          </table:table-cell>
          <table:table-cell table:style-name="ce11" table:formula="of:=[.$D67]/[.N$65] * 1000" office:value-type="float" office:value="182.876872659176" calcext:value-type="float">
            <text:p>183</text:p>
          </table:table-cell>
          <table:table-cell table:style-name="ce11" table:formula="of:=[.$D67]/[.O$65] * 1000" office:value-type="float" office:value="244.140625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8]/[.C68]" office:value-type="float" office:value="1.07421875" calcext:value-type="float">
            <text:p>1</text:p>
          </table:table-cell>
          <table:table-cell table:style-name="ce11" table:formula="of:=[.$D68]/[.E$65] * 1000" office:value-type="float" office:value="5.80658783783784" calcext:value-type="float">
            <text:p>6</text:p>
          </table:table-cell>
          <table:table-cell table:style-name="ce11" table:formula="of:=[.$D68]/[.F$65] * 1000" office:value-type="float" office:value="10.7421875" calcext:value-type="float">
            <text:p>11</text:p>
          </table:table-cell>
          <table:table-cell table:style-name="ce11" table:formula="of:=[.$D68]/[.G$65] * 1000" office:value-type="float" office:value="16.2760416666667" calcext:value-type="float">
            <text:p>16</text:p>
          </table:table-cell>
          <table:table-cell table:style-name="ce11" table:formula="of:=[.$D68]/[.H$65] * 1000" office:value-type="float" office:value="26.85546875" calcext:value-type="float">
            <text:p>27</text:p>
          </table:table-cell>
          <table:table-cell table:style-name="ce11" table:formula="of:=[.$D68]/[.I$65] * 1000" office:value-type="float" office:value="53.7109375" calcext:value-type="float">
            <text:p>54</text:p>
          </table:table-cell>
          <table:table-cell table:style-name="ce11" table:formula="of:=[.$D68]/[.J$65] * 1000" office:value-type="float" office:value="80.7683270676692" calcext:value-type="float">
            <text:p>81</text:p>
          </table:table-cell>
          <table:table-cell table:style-name="ce11" table:formula="of:=[.$D68]/[.K$65] * 1000" office:value-type="float" office:value="107.421875" calcext:value-type="float">
            <text:p>107</text:p>
          </table:table-cell>
          <table:table-cell table:style-name="ce11" table:formula="of:=[.$D68]/[.L$65] * 1000" office:value-type="float" office:value="17.9036458333333" calcext:value-type="float">
            <text:p>18</text:p>
          </table:table-cell>
          <table:table-cell table:style-name="ce11" table:formula="of:=[.$D68]/[.M$65] * 1000" office:value-type="float" office:value="26.85546875" calcext:value-type="float">
            <text:p>27</text:p>
          </table:table-cell>
          <table:table-cell table:style-name="ce11" table:formula="of:=[.$D68]/[.N$65] * 1000" office:value-type="float" office:value="40.2329119850187" calcext:value-type="float">
            <text:p>40</text:p>
          </table:table-cell>
          <table:table-cell table:style-name="ce11" table:formula="of:=[.$D68]/[.O$65] * 1000" office:value-type="float" office:value="53.7109375" calcext:value-type="float">
            <text:p>54</text:p>
          </table:table-cell>
          <table:table-cell office:value-type="string" calcext:value-type="string">
            <text:p>Cannot be used – out of range</text:p>
          </table:table-cell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69]/[.C69]" office:value-type="float" office:value="3" calcext:value-type="float">
            <text:p>3</text:p>
          </table:table-cell>
          <table:table-cell table:style-name="ce17" table:formula="of:=[.$D69]/[.E$65] * 1000" office:value-type="float" office:value="16.2162162162162" calcext:value-type="float">
            <text:p>16.22</text:p>
          </table:table-cell>
          <table:table-cell table:formula="of:=[.$D69]/[.F$65] * 1000" office:value-type="float" office:value="30" calcext:value-type="float">
            <text:p>30</text:p>
          </table:table-cell>
          <table:table-cell table:style-name="ce17" table:formula="of:=[.$D69]/[.G$65] * 1000" office:value-type="float" office:value="45.4545454545455" calcext:value-type="float">
            <text:p>45.45</text:p>
          </table:table-cell>
          <table:table-cell table:formula="of:=[.$D69]/[.H$65] * 1000" office:value-type="float" office:value="75" calcext:value-type="float">
            <text:p>75</text:p>
          </table:table-cell>
          <table:table-cell table:formula="of:=[.$D69]/[.I$65] * 1000" office:value-type="float" office:value="150" calcext:value-type="float">
            <text:p>150</text:p>
          </table:table-cell>
          <table:table-cell table:style-name="ce17" table:formula="of:=[.$D69]/[.J$65] * 1000" office:value-type="float" office:value="225.563909774436" calcext:value-type="float">
            <text:p>225.56</text:p>
          </table:table-cell>
          <table:table-cell table:formula="of:=[.$D69]/[.K$65] * 1000" office:value-type="float" office:value="300" calcext:value-type="float">
            <text:p>300</text:p>
          </table:table-cell>
          <table:table-cell table:formula="of:=[.$D69]/[.L$65] * 1000" office:value-type="float" office:value="50" calcext:value-type="float">
            <text:p>50</text:p>
          </table:table-cell>
          <table:table-cell table:formula="of:=[.$D69]/[.M$65] * 1000" office:value-type="float" office:value="75" calcext:value-type="float">
            <text:p>75</text:p>
          </table:table-cell>
          <table:table-cell table:style-name="ce17" table:formula="of:=[.$D69]/[.N$65] * 1000" office:value-type="float" office:value="112.359550561798" calcext:value-type="float">
            <text:p>112.36</text:p>
          </table:table-cell>
          <table:table-cell table:formula="of:=[.$D69]/[.O$65] * 100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70]/[.C70]" office:value-type="float" office:value="2" calcext:value-type="float">
            <text:p>2</text:p>
          </table:table-cell>
          <table:table-cell table:style-name="ce17" table:formula="of:=[.$D70]/[.E$65] * 1000" office:value-type="float" office:value="10.8108108108108" calcext:value-type="float">
            <text:p>10.81</text:p>
          </table:table-cell>
          <table:table-cell table:formula="of:=[.$D70]/[.F$65] * 1000" office:value-type="float" office:value="20" calcext:value-type="float">
            <text:p>20</text:p>
          </table:table-cell>
          <table:table-cell table:style-name="ce17" table:formula="of:=[.$D70]/[.G$65] * 1000" office:value-type="float" office:value="30.3030303030303" calcext:value-type="float">
            <text:p>30.30</text:p>
          </table:table-cell>
          <table:table-cell table:formula="of:=[.$D70]/[.H$65] * 1000" office:value-type="float" office:value="50" calcext:value-type="float">
            <text:p>50</text:p>
          </table:table-cell>
          <table:table-cell table:formula="of:=[.$D70]/[.I$65] * 1000" office:value-type="float" office:value="100" calcext:value-type="float">
            <text:p>100</text:p>
          </table:table-cell>
          <table:table-cell table:style-name="ce17" table:formula="of:=[.$D70]/[.J$65] * 1000" office:value-type="float" office:value="150.375939849624" calcext:value-type="float">
            <text:p>150.38</text:p>
          </table:table-cell>
          <table:table-cell table:formula="of:=[.$D70]/[.K$65] * 1000" office:value-type="float" office:value="200" calcext:value-type="float">
            <text:p>200</text:p>
          </table:table-cell>
          <table:table-cell table:style-name="ce17" table:formula="of:=[.$D70]/[.L$65] * 1000" office:value-type="float" office:value="33.3333333333333" calcext:value-type="float">
            <text:p>33.33</text:p>
          </table:table-cell>
          <table:table-cell table:formula="of:=[.$D70]/[.M$65] * 1000" office:value-type="float" office:value="50" calcext:value-type="float">
            <text:p>50</text:p>
          </table:table-cell>
          <table:table-cell table:style-name="ce17" table:formula="of:=[.$D70]/[.N$65] * 1000" office:value-type="float" office:value="74.9063670411985" calcext:value-type="float">
            <text:p>74.91</text:p>
          </table:table-cell>
          <table:table-cell table:formula="of:=[.$D70]/[.O$65] * 10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71]/[.C71]" office:value-type="float" office:value="1" calcext:value-type="float">
            <text:p>1</text:p>
          </table:table-cell>
          <table:table-cell table:style-name="ce17" table:formula="of:=[.$D71]/[.E$65] * 1000" office:value-type="float" office:value="5.40540540540541" calcext:value-type="float">
            <text:p>5.41</text:p>
          </table:table-cell>
          <table:table-cell table:formula="of:=[.$D71]/[.F$65] * 1000" office:value-type="float" office:value="10" calcext:value-type="float">
            <text:p>10</text:p>
          </table:table-cell>
          <table:table-cell table:style-name="ce17" table:formula="of:=[.$D71]/[.G$65] * 1000" office:value-type="float" office:value="15.1515151515152" calcext:value-type="float">
            <text:p>15.15</text:p>
          </table:table-cell>
          <table:table-cell table:formula="of:=[.$D71]/[.H$65] * 1000" office:value-type="float" office:value="25" calcext:value-type="float">
            <text:p>25</text:p>
          </table:table-cell>
          <table:table-cell table:formula="of:=[.$D71]/[.I$65] * 1000" office:value-type="float" office:value="50" calcext:value-type="float">
            <text:p>50</text:p>
          </table:table-cell>
          <table:table-cell table:style-name="ce17" table:formula="of:=[.$D71]/[.J$65] * 1000" office:value-type="float" office:value="75.187969924812" calcext:value-type="float">
            <text:p>75.19</text:p>
          </table:table-cell>
          <table:table-cell table:formula="of:=[.$D71]/[.K$65] * 1000" office:value-type="float" office:value="100" calcext:value-type="float">
            <text:p>100</text:p>
          </table:table-cell>
          <table:table-cell table:style-name="ce17" table:formula="of:=[.$D71]/[.L$65] * 1000" office:value-type="float" office:value="16.6666666666667" calcext:value-type="float">
            <text:p>16.67</text:p>
          </table:table-cell>
          <table:table-cell table:formula="of:=[.$D71]/[.M$65] * 1000" office:value-type="float" office:value="25" calcext:value-type="float">
            <text:p>25</text:p>
          </table:table-cell>
          <table:table-cell table:style-name="ce17" table:formula="of:=[.$D71]/[.N$65] * 1000" office:value-type="float" office:value="37.4531835205993" calcext:value-type="float">
            <text:p>37.45</text:p>
          </table:table-cell>
          <table:table-cell table:formula="of:=[.$D71]/[.O$65] * 10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72]/[.C72]" office:value-type="float" office:value="0.5" calcext:value-type="float">
            <text:p>0.5</text:p>
          </table:table-cell>
          <table:table-cell table:style-name="ce17" table:formula="of:=[.$D72]/[.E$65] * 1000" office:value-type="float" office:value="2.7027027027027" calcext:value-type="float">
            <text:p>2.70</text:p>
          </table:table-cell>
          <table:table-cell table:formula="of:=[.$D72]/[.F$65] * 1000" office:value-type="float" office:value="5" calcext:value-type="float">
            <text:p>5</text:p>
          </table:table-cell>
          <table:table-cell table:style-name="ce17" table:formula="of:=[.$D72]/[.G$65] * 1000" office:value-type="float" office:value="7.57575757575758" calcext:value-type="float">
            <text:p>7.58</text:p>
          </table:table-cell>
          <table:table-cell table:formula="of:=[.$D72]/[.H$65] * 1000" office:value-type="float" office:value="12.5" calcext:value-type="float">
            <text:p>12.5</text:p>
          </table:table-cell>
          <table:table-cell table:formula="of:=[.$D72]/[.I$65] * 1000" office:value-type="float" office:value="25" calcext:value-type="float">
            <text:p>25</text:p>
          </table:table-cell>
          <table:table-cell table:style-name="ce17" table:formula="of:=[.$D72]/[.J$65] * 1000" office:value-type="float" office:value="37.593984962406" calcext:value-type="float">
            <text:p>37.59</text:p>
          </table:table-cell>
          <table:table-cell table:formula="of:=[.$D72]/[.K$65] * 1000" office:value-type="float" office:value="50" calcext:value-type="float">
            <text:p>50</text:p>
          </table:table-cell>
          <table:table-cell table:style-name="ce17" table:formula="of:=[.$D72]/[.L$65] * 1000" office:value-type="float" office:value="8.33333333333333" calcext:value-type="float">
            <text:p>8.33</text:p>
          </table:table-cell>
          <table:table-cell table:formula="of:=[.$D72]/[.M$65] * 1000" office:value-type="float" office:value="12.5" calcext:value-type="float">
            <text:p>12.5</text:p>
          </table:table-cell>
          <table:table-cell table:style-name="ce17" table:formula="of:=[.$D72]/[.N$65] * 1000" office:value-type="float" office:value="18.7265917602996" calcext:value-type="float">
            <text:p>18.73</text:p>
          </table:table-cell>
          <table:table-cell table:formula="of:=[.$D72]/[.O$65] * 100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73]/[.C73]" office:value-type="float" office:value="0.25" calcext:value-type="float">
            <text:p>0.25</text:p>
          </table:table-cell>
          <table:table-cell table:style-name="ce18" table:formula="of:=[.$D73]/[.E$65] * 1000" office:value-type="float" office:value="1.35135135135135" calcext:value-type="float">
            <text:p>1.35</text:p>
          </table:table-cell>
          <table:table-cell table:formula="of:=[.$D73]/[.F$65] * 1000" office:value-type="float" office:value="2.5" calcext:value-type="float">
            <text:p>2.5</text:p>
          </table:table-cell>
          <table:table-cell table:style-name="ce17" table:formula="of:=[.$D73]/[.G$65] * 1000" office:value-type="float" office:value="3.78787878787879" calcext:value-type="float">
            <text:p>3.79</text:p>
          </table:table-cell>
          <table:table-cell table:formula="of:=[.$D73]/[.H$65] * 1000" office:value-type="float" office:value="6.25" calcext:value-type="float">
            <text:p>6.25</text:p>
          </table:table-cell>
          <table:table-cell table:formula="of:=[.$D73]/[.I$65] * 1000" office:value-type="float" office:value="12.5" calcext:value-type="float">
            <text:p>12.5</text:p>
          </table:table-cell>
          <table:table-cell table:style-name="ce17" table:formula="of:=[.$D73]/[.J$65] * 1000" office:value-type="float" office:value="18.796992481203" calcext:value-type="float">
            <text:p>18.80</text:p>
          </table:table-cell>
          <table:table-cell table:formula="of:=[.$D73]/[.K$65] * 1000" office:value-type="float" office:value="25" calcext:value-type="float">
            <text:p>25</text:p>
          </table:table-cell>
          <table:table-cell table:style-name="ce17" table:formula="of:=[.$D73]/[.L$65] * 1000" office:value-type="float" office:value="4.16666666666667" calcext:value-type="float">
            <text:p>4.17</text:p>
          </table:table-cell>
          <table:table-cell table:formula="of:=[.$D73]/[.M$65] * 1000" office:value-type="float" office:value="6.25" calcext:value-type="float">
            <text:p>6.25</text:p>
          </table:table-cell>
          <table:table-cell table:style-name="ce17" table:formula="of:=[.$D73]/[.N$65] * 1000" office:value-type="float" office:value="9.36329588014981" calcext:value-type="float">
            <text:p>9.36</text:p>
          </table:table-cell>
          <table:table-cell table:formula="of:=[.$D73]/[.O$65] * 10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74]/[.C74]" office:value-type="float" office:value="0.125" calcext:value-type="float">
            <text:p>0.125</text:p>
          </table:table-cell>
          <table:table-cell table:style-name="ce18" table:formula="of:=[.$D74]/[.E$65] * 1000" office:value-type="float" office:value="0.675675675675676" calcext:value-type="float">
            <text:p>0.68</text:p>
          </table:table-cell>
          <table:table-cell table:formula="of:=[.$D74]/[.F$65] * 1000" office:value-type="float" office:value="1.25" calcext:value-type="float">
            <text:p>1.25</text:p>
          </table:table-cell>
          <table:table-cell table:style-name="ce17" table:formula="of:=[.$D74]/[.G$65] * 1000" office:value-type="float" office:value="1.89393939393939" calcext:value-type="float">
            <text:p>1.89</text:p>
          </table:table-cell>
          <table:table-cell table:formula="of:=[.$D74]/[.H$65] * 1000" office:value-type="float" office:value="3.125" calcext:value-type="float">
            <text:p>3.125</text:p>
          </table:table-cell>
          <table:table-cell table:formula="of:=[.$D74]/[.I$65] * 1000" office:value-type="float" office:value="6.25" calcext:value-type="float">
            <text:p>6.25</text:p>
          </table:table-cell>
          <table:table-cell table:style-name="ce17" table:formula="of:=[.$D74]/[.J$65] * 1000" office:value-type="float" office:value="9.3984962406015" calcext:value-type="float">
            <text:p>9.40</text:p>
          </table:table-cell>
          <table:table-cell table:formula="of:=[.$D74]/[.K$65] * 1000" office:value-type="float" office:value="12.5" calcext:value-type="float">
            <text:p>12.5</text:p>
          </table:table-cell>
          <table:table-cell table:style-name="ce17" table:formula="of:=[.$D74]/[.L$65] * 1000" office:value-type="float" office:value="2.08333333333333" calcext:value-type="float">
            <text:p>2.08</text:p>
          </table:table-cell>
          <table:table-cell table:formula="of:=[.$D74]/[.M$65] * 1000" office:value-type="float" office:value="3.125" calcext:value-type="float">
            <text:p>3.125</text:p>
          </table:table-cell>
          <table:table-cell table:style-name="ce17" table:formula="of:=[.$D74]/[.N$65] * 1000" office:value-type="float" office:value="4.68164794007491" calcext:value-type="float">
            <text:p>4.68</text:p>
          </table:table-cell>
          <table:table-cell table:formula="of:=[.$D74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5]/[.C75]" office:value-type="float" office:value="0.1875" calcext:value-type="float">
            <text:p>0.1875</text:p>
          </table:table-cell>
          <table:table-cell table:style-name="ce18" table:formula="of:=[.$D75]/[.E$65] * 1000" office:value-type="float" office:value="1.01351351351351" calcext:value-type="float">
            <text:p>1.01</text:p>
          </table:table-cell>
          <table:table-cell table:formula="of:=[.$D75]/[.F$65] * 1000" office:value-type="float" office:value="1.875" calcext:value-type="float">
            <text:p>1.875</text:p>
          </table:table-cell>
          <table:table-cell table:style-name="ce17" table:formula="of:=[.$D75]/[.G$65] * 1000" office:value-type="float" office:value="2.84090909090909" calcext:value-type="float">
            <text:p>2.84</text:p>
          </table:table-cell>
          <table:table-cell table:formula="of:=[.$D75]/[.H$65] * 1000" office:value-type="float" office:value="4.6875" calcext:value-type="float">
            <text:p>4.6875</text:p>
          </table:table-cell>
          <table:table-cell table:formula="of:=[.$D75]/[.I$65] * 1000" office:value-type="float" office:value="9.375" calcext:value-type="float">
            <text:p>9.375</text:p>
          </table:table-cell>
          <table:table-cell table:style-name="ce17" table:formula="of:=[.$D75]/[.J$65] * 1000" office:value-type="float" office:value="14.0977443609023" calcext:value-type="float">
            <text:p>14.10</text:p>
          </table:table-cell>
          <table:table-cell table:formula="of:=[.$D75]/[.K$65] * 1000" office:value-type="float" office:value="18.75" calcext:value-type="float">
            <text:p>18.75</text:p>
          </table:table-cell>
          <table:table-cell table:style-name="ce17" table:formula="of:=[.$D75]/[.L$65] * 1000" office:value-type="float" office:value="3.125" calcext:value-type="float">
            <text:p>3.13</text:p>
          </table:table-cell>
          <table:table-cell table:formula="of:=[.$D75]/[.M$65] * 1000" office:value-type="float" office:value="4.6875" calcext:value-type="float">
            <text:p>4.6875</text:p>
          </table:table-cell>
          <table:table-cell table:style-name="ce17" table:formula="of:=[.$D75]/[.N$65] * 1000" office:value-type="float" office:value="7.02247191011236" calcext:value-type="float">
            <text:p>7.02</text:p>
          </table:table-cell>
          <table:table-cell table:formula="of:=[.$D75]/[.O$65] * 1000" office:value-type="float" office:value="9.375" calcext:value-type="float">
            <text:p>9.375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6]/[.C76]" office:value-type="float" office:value="0.125" calcext:value-type="float">
            <text:p>0.125</text:p>
          </table:table-cell>
          <table:table-cell table:style-name="ce17" table:formula="of:=[.$D76]/[.E$65] * 1000" office:value-type="float" office:value="0.675675675675676" calcext:value-type="float">
            <text:p>0.68</text:p>
          </table:table-cell>
          <table:table-cell table:style-name="ce4" table:formula="of:=[.$D76]/[.F$65] * 1000" office:value-type="float" office:value="1.25" calcext:value-type="float">
            <text:p>1.25</text:p>
          </table:table-cell>
          <table:table-cell table:style-name="ce17" table:formula="of:=[.$D76]/[.G$65] * 1000" office:value-type="float" office:value="1.89393939393939" calcext:value-type="float">
            <text:p>1.89</text:p>
          </table:table-cell>
          <table:table-cell table:formula="of:=[.$D76]/[.H$65] * 1000" office:value-type="float" office:value="3.125" calcext:value-type="float">
            <text:p>3.125</text:p>
          </table:table-cell>
          <table:table-cell table:formula="of:=[.$D76]/[.I$65] * 1000" office:value-type="float" office:value="6.25" calcext:value-type="float">
            <text:p>6.25</text:p>
          </table:table-cell>
          <table:table-cell table:style-name="ce17" table:formula="of:=[.$D76]/[.J$65] * 1000" office:value-type="float" office:value="9.3984962406015" calcext:value-type="float">
            <text:p>9.40</text:p>
          </table:table-cell>
          <table:table-cell table:formula="of:=[.$D76]/[.K$65] * 1000" office:value-type="float" office:value="12.5" calcext:value-type="float">
            <text:p>12.5</text:p>
          </table:table-cell>
          <table:table-cell table:style-name="ce17" table:formula="of:=[.$D76]/[.L$65] * 1000" office:value-type="float" office:value="2.08333333333333" calcext:value-type="float">
            <text:p>2.08</text:p>
          </table:table-cell>
          <table:table-cell table:formula="of:=[.$D76]/[.M$65] * 1000" office:value-type="float" office:value="3.125" calcext:value-type="float">
            <text:p>3.125</text:p>
          </table:table-cell>
          <table:table-cell table:style-name="ce17" table:formula="of:=[.$D76]/[.N$65] * 1000" office:value-type="float" office:value="4.68164794007491" calcext:value-type="float">
            <text:p>4.68</text:p>
          </table:table-cell>
          <table:table-cell table:formula="of:=[.$D76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7]/[.C77]" office:value-type="float" office:value="0.0625" calcext:value-type="float">
            <text:p>0.0625</text:p>
          </table:table-cell>
          <table:table-cell table:style-name="ce17" table:formula="of:=[.$D77]/[.E$65] * 1000" office:value-type="float" office:value="0.337837837837838" calcext:value-type="float">
            <text:p>0.34</text:p>
          </table:table-cell>
          <table:table-cell table:style-name="ce4" table:formula="of:=[.$D77]/[.F$65] * 1000" office:value-type="float" office:value="0.625" calcext:value-type="float">
            <text:p>0.625</text:p>
          </table:table-cell>
          <table:table-cell table:style-name="ce18" table:formula="of:=[.$D77]/[.G$65] * 1000" office:value-type="float" office:value="0.946969696969697" calcext:value-type="float">
            <text:p>0.95</text:p>
          </table:table-cell>
          <table:table-cell table:style-name="ce4" table:formula="of:=[.$D77]/[.H$65] * 1000" office:value-type="float" office:value="1.5625" calcext:value-type="float">
            <text:p>1.5625</text:p>
          </table:table-cell>
          <table:table-cell table:formula="of:=[.$D77]/[.I$65] * 1000" office:value-type="float" office:value="3.125" calcext:value-type="float">
            <text:p>3.125</text:p>
          </table:table-cell>
          <table:table-cell table:style-name="ce17" table:formula="of:=[.$D77]/[.J$65] * 1000" office:value-type="float" office:value="4.69924812030075" calcext:value-type="float">
            <text:p>4.70</text:p>
          </table:table-cell>
          <table:table-cell table:formula="of:=[.$D77]/[.K$65] * 1000" office:value-type="float" office:value="6.25" calcext:value-type="float">
            <text:p>6.25</text:p>
          </table:table-cell>
          <table:table-cell table:style-name="ce18" table:formula="of:=[.$D77]/[.L$65] * 1000" office:value-type="float" office:value="1.04166666666667" calcext:value-type="float">
            <text:p>1.04</text:p>
          </table:table-cell>
          <table:table-cell table:style-name="ce4" table:formula="of:=[.$D77]/[.M$65] * 1000" office:value-type="float" office:value="1.5625" calcext:value-type="float">
            <text:p>1.5625</text:p>
          </table:table-cell>
          <table:table-cell table:style-name="ce17" table:formula="of:=[.$D77]/[.N$65] * 1000" office:value-type="float" office:value="2.34082397003745" calcext:value-type="float">
            <text:p>2.34</text:p>
          </table:table-cell>
          <table:table-cell table:formula="of:=[.$D77]/[.O$65] * 1000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8]/[.C78]" office:value-type="float" office:value="0.03125" calcext:value-type="float">
            <text:p>0.03125</text:p>
          </table:table-cell>
          <table:table-cell table:style-name="ce17" table:formula="of:=[.$D78]/[.E$65] * 1000" office:value-type="float" office:value="0.168918918918919" calcext:value-type="float">
            <text:p>0.17</text:p>
          </table:table-cell>
          <table:table-cell table:formula="of:=[.$D78]/[.F$65] * 1000" office:value-type="float" office:value="0.3125" calcext:value-type="float">
            <text:p>0.3125</text:p>
          </table:table-cell>
          <table:table-cell table:style-name="ce17" table:formula="of:=[.$D78]/[.G$65] * 1000" office:value-type="float" office:value="0.473484848484848" calcext:value-type="float">
            <text:p>0.47</text:p>
          </table:table-cell>
          <table:table-cell table:style-name="ce4" table:formula="of:=[.$D78]/[.H$65] * 1000" office:value-type="float" office:value="0.78125" calcext:value-type="float">
            <text:p>0.78125</text:p>
          </table:table-cell>
          <table:table-cell table:style-name="ce4" table:formula="of:=[.$D78]/[.I$65] * 1000" office:value-type="float" office:value="1.5625" calcext:value-type="float">
            <text:p>1.5625</text:p>
          </table:table-cell>
          <table:table-cell table:style-name="ce17" table:formula="of:=[.$D78]/[.J$65] * 1000" office:value-type="float" office:value="2.34962406015038" calcext:value-type="float">
            <text:p>2.35</text:p>
          </table:table-cell>
          <table:table-cell table:formula="of:=[.$D78]/[.K$65] * 1000" office:value-type="float" office:value="3.125" calcext:value-type="float">
            <text:p>3.125</text:p>
          </table:table-cell>
          <table:table-cell table:style-name="ce17" table:formula="of:=[.$D78]/[.L$65] * 1000" office:value-type="float" office:value="0.520833333333333" calcext:value-type="float">
            <text:p>0.52</text:p>
          </table:table-cell>
          <table:table-cell table:style-name="ce4" table:formula="of:=[.$D78]/[.M$65] * 1000" office:value-type="float" office:value="0.78125" calcext:value-type="float">
            <text:p>0.78125</text:p>
          </table:table-cell>
          <table:table-cell table:style-name="ce18" table:formula="of:=[.$D78]/[.N$65] * 1000" office:value-type="float" office:value="1.17041198501873" calcext:value-type="float">
            <text:p>1.17</text:p>
          </table:table-cell>
          <table:table-cell table:style-name="ce32" table:formula="of:=[.$D78]/[.O$65] * 1000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79]/[.C79]" office:value-type="float" office:value="0.015625" calcext:value-type="float">
            <text:p>0.015625</text:p>
          </table:table-cell>
          <table:table-cell table:style-name="ce19" table:formula="of:=[.$D79]/[.E$65] * 1000" office:value-type="float" office:value="0.0844594594594595" calcext:value-type="float">
            <text:p>0.084</text:p>
          </table:table-cell>
          <table:table-cell table:style-name="ce19" table:formula="of:=[.$D79]/[.F$65] * 1000" office:value-type="float" office:value="0.15625" calcext:value-type="float">
            <text:p>0.156</text:p>
          </table:table-cell>
          <table:table-cell table:style-name="ce19" table:formula="of:=[.$D79]/[.G$65] * 1000" office:value-type="float" office:value="0.236742424242424" calcext:value-type="float">
            <text:p>0.237</text:p>
          </table:table-cell>
          <table:table-cell table:style-name="ce19" table:formula="of:=[.$D79]/[.H$65] * 1000" office:value-type="float" office:value="0.390625" calcext:value-type="float">
            <text:p>0.391</text:p>
          </table:table-cell>
          <table:table-cell table:style-name="ce31" table:formula="of:=[.$D79]/[.I$65] * 1000" office:value-type="float" office:value="0.78125" calcext:value-type="float">
            <text:p>0.781</text:p>
          </table:table-cell>
          <table:table-cell table:style-name="ce31" table:formula="of:=[.$D79]/[.J$65] * 1000" office:value-type="float" office:value="1.17481203007519" calcext:value-type="float">
            <text:p>1.175</text:p>
          </table:table-cell>
          <table:table-cell table:style-name="ce19" table:formula="of:=[.$D79]/[.K$65] * 1000" office:value-type="float" office:value="1.5625" calcext:value-type="float">
            <text:p>1.563</text:p>
          </table:table-cell>
          <table:table-cell table:style-name="ce19" table:formula="of:=[.$D79]/[.L$65] * 1000" office:value-type="float" office:value="0.260416666666667" calcext:value-type="float">
            <text:p>0.260</text:p>
          </table:table-cell>
          <table:table-cell table:style-name="ce19" table:formula="of:=[.$D79]/[.M$65] * 1000" office:value-type="float" office:value="0.390625" calcext:value-type="float">
            <text:p>0.391</text:p>
          </table:table-cell>
          <table:table-cell table:style-name="ce31" table:formula="of:=[.$D79]/[.N$65] * 1000" office:value-type="float" office:value="0.585205992509363" calcext:value-type="float">
            <text:p>0.585</text:p>
          </table:table-cell>
          <table:table-cell table:style-name="ce31" table:formula="of:=[.$D79]/[.O$65] * 1000" office:value-type="float" office:value="0.78125" calcext:value-type="float">
            <text:p>0.781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80]/[.C80]" office:value-type="float" office:value="0.0078125" calcext:value-type="float">
            <text:p>0.0078125</text:p>
          </table:table-cell>
          <table:table-cell table:style-name="ce19" table:formula="of:=[.$D80]/[.E$65] * 1000" office:value-type="float" office:value="0.0422297297297297" calcext:value-type="float">
            <text:p>0.042</text:p>
          </table:table-cell>
          <table:table-cell table:style-name="ce19" table:formula="of:=[.$D80]/[.F$65] * 1000" office:value-type="float" office:value="0.078125" calcext:value-type="float">
            <text:p>0.078</text:p>
          </table:table-cell>
          <table:table-cell table:style-name="ce19" table:formula="of:=[.$D80]/[.G$65] * 1000" office:value-type="float" office:value="0.118371212121212" calcext:value-type="float">
            <text:p>0.118</text:p>
          </table:table-cell>
          <table:table-cell table:style-name="ce19" table:formula="of:=[.$D80]/[.H$65] * 1000" office:value-type="float" office:value="0.1953125" calcext:value-type="float">
            <text:p>0.195</text:p>
          </table:table-cell>
          <table:table-cell table:style-name="ce19" table:formula="of:=[.$D80]/[.I$65] * 1000" office:value-type="float" office:value="0.390625" calcext:value-type="float">
            <text:p>0.391</text:p>
          </table:table-cell>
          <table:table-cell table:style-name="ce19" table:formula="of:=[.$D80]/[.J$65] * 1000" office:value-type="float" office:value="0.587406015037594" calcext:value-type="float">
            <text:p>0.587</text:p>
          </table:table-cell>
          <table:table-cell table:style-name="ce31" table:formula="of:=[.$D80]/[.K$65] * 1000" office:value-type="float" office:value="0.78125" calcext:value-type="float">
            <text:p>0.781</text:p>
          </table:table-cell>
          <table:table-cell table:style-name="ce19" table:formula="of:=[.$D80]/[.L$65] * 1000" office:value-type="float" office:value="0.130208333333333" calcext:value-type="float">
            <text:p>0.130</text:p>
          </table:table-cell>
          <table:table-cell table:style-name="ce19" table:formula="of:=[.$D80]/[.M$65] * 1000" office:value-type="float" office:value="0.1953125" calcext:value-type="float">
            <text:p>0.195</text:p>
          </table:table-cell>
          <table:table-cell table:style-name="ce19" table:formula="of:=[.$D80]/[.N$65] * 1000" office:value-type="float" office:value="0.292602996254682" calcext:value-type="float">
            <text:p>0.293</text:p>
          </table:table-cell>
          <table:table-cell table:style-name="ce19" table:formula="of:=[.$D80]/[.O$65] * 1000" office:value-type="float" office:value="0.390625" calcext:value-type="float">
            <text:p>0.39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limited by max Steps only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Range is + and – for bidirectional modul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87]/[.C87]" office:value-type="float" office:value="4.8828125" calcext:value-type="float">
            <text:p>4.8828125</text:p>
          </table:table-cell>
          <table:table-cell table:formula="of:=[.$D87]/[.E$85]*[.$C87]" office:value-type="float" office:value="27.027027027027" calcext:value-type="float">
            <text:p>27.027027027027</text:p>
          </table:table-cell>
          <table:table-cell table:formula="of:=[.$D87]/[.F$85]*[.$C87]" office:value-type="float" office:value="50" calcext:value-type="float">
            <text:p>50</text:p>
          </table:table-cell>
          <table:table-cell table:formula="of:=[.$D87]/[.G$85]*[.$C87]" office:value-type="float" office:value="75.7575757575758" calcext:value-type="float">
            <text:p>75.7575757575758</text:p>
          </table:table-cell>
          <table:table-cell table:formula="of:=[.$D87]/[.H$85]*[.$C87]" office:value-type="float" office:value="125" calcext:value-type="float">
            <text:p>125</text:p>
          </table:table-cell>
          <table:table-cell table:formula="of:=[.$D87]/[.I$85]*[.$C87]" office:value-type="float" office:value="250" calcext:value-type="float">
            <text:p>250</text:p>
          </table:table-cell>
          <table:table-cell table:formula="of:=[.$D87]/[.J$85]*[.$C87]" office:value-type="float" office:value="375.93984962406" calcext:value-type="float">
            <text:p>375.93984962406</text:p>
          </table:table-cell>
          <table:table-cell table:formula="of:=[.$D87]/[.K$85]*[.$C87]" office:value-type="float" office:value="500" calcext:value-type="float">
            <text:p>500</text:p>
          </table:table-cell>
          <table:table-cell table:formula="of:=[.$D87]/[.L$85]*[.$C87]" office:value-type="float" office:value="83.3333333333333" calcext:value-type="float">
            <text:p>83.3333333333333</text:p>
          </table:table-cell>
          <table:table-cell table:formula="of:=[.$D87]/[.M$85]*[.$C87]" office:value-type="float" office:value="125" calcext:value-type="float">
            <text:p>125</text:p>
          </table:table-cell>
          <table:table-cell table:formula="of:=[.$D87]/[.N$85]*[.$C87]" office:value-type="float" office:value="187.265917602996" calcext:value-type="float">
            <text:p>187.265917602996</text:p>
          </table:table-cell>
          <table:table-cell table:formula="of:=[.$D87]/[.O$85]*[.$C87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88]/[.C88]" office:value-type="float" office:value="1.07421875" calcext:value-type="float">
            <text:p>1.07421875</text:p>
          </table:table-cell>
          <table:table-cell table:formula="of:=[.$D88]/[.E$85]*[.$C88]" office:value-type="float" office:value="5.94594594594595" calcext:value-type="float">
            <text:p>5.94594594594595</text:p>
          </table:table-cell>
          <table:table-cell table:formula="of:=[.$D88]/[.F$85]*[.$C88]" office:value-type="float" office:value="11" calcext:value-type="float">
            <text:p>11</text:p>
          </table:table-cell>
          <table:table-cell table:formula="of:=[.$D88]/[.G$85]*[.$C88]" office:value-type="float" office:value="16.6666666666667" calcext:value-type="float">
            <text:p>16.6666666666667</text:p>
          </table:table-cell>
          <table:table-cell table:formula="of:=[.$D88]/[.H$85]*[.$C88]" office:value-type="float" office:value="27.5" calcext:value-type="float">
            <text:p>27.5</text:p>
          </table:table-cell>
          <table:table-cell table:formula="of:=[.$D88]/[.I$85]*[.$C88]" office:value-type="float" office:value="55" calcext:value-type="float">
            <text:p>55</text:p>
          </table:table-cell>
          <table:table-cell table:formula="of:=[.$D88]/[.J$85]*[.$C88]" office:value-type="float" office:value="82.7067669172932" calcext:value-type="float">
            <text:p>82.7067669172932</text:p>
          </table:table-cell>
          <table:table-cell table:formula="of:=[.$D88]/[.K$85]*[.$C88]" office:value-type="float" office:value="110" calcext:value-type="float">
            <text:p>110</text:p>
          </table:table-cell>
          <table:table-cell table:formula="of:=[.$D88]/[.L$85]*[.$C88]" office:value-type="float" office:value="18.3333333333333" calcext:value-type="float">
            <text:p>18.3333333333333</text:p>
          </table:table-cell>
          <table:table-cell table:formula="of:=[.$D88]/[.M$85]*[.$C88]" office:value-type="float" office:value="27.5" calcext:value-type="float">
            <text:p>27.5</text:p>
          </table:table-cell>
          <table:table-cell table:formula="of:=[.$D88]/[.N$85]*[.$C88]" office:value-type="float" office:value="41.1985018726592" calcext:value-type="float">
            <text:p>41.1985018726592</text:p>
          </table:table-cell>
          <table:table-cell table:formula="of:=[.$D88]/[.O$85]*[.$C8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89]/[.C89]" office:value-type="float" office:value="3" calcext:value-type="float">
            <text:p>3</text:p>
          </table:table-cell>
          <table:table-cell table:formula="of:=[.$D89]/[.E$85]*[.$C89]" office:value-type="float" office:value="33.2108108108108" calcext:value-type="float">
            <text:p>33.2108108108108</text:p>
          </table:table-cell>
          <table:table-cell table:formula="of:=[.$D89]/[.F$85]*[.$C89]" office:value-type="float" office:value="61.44" calcext:value-type="float">
            <text:p>61.44</text:p>
          </table:table-cell>
          <table:table-cell table:formula="of:=[.$D89]/[.G$85]*[.$C89]" office:value-type="float" office:value="93.0909090909091" calcext:value-type="float">
            <text:p>93.0909090909091</text:p>
          </table:table-cell>
          <table:table-cell table:formula="of:=[.$D89]/[.H$85]*[.$C89]" office:value-type="float" office:value="153.6" calcext:value-type="float">
            <text:p>153.6</text:p>
          </table:table-cell>
          <table:table-cell table:formula="of:=[.$D89]/[.I$85]*[.$C89]" office:value-type="float" office:value="307.2" calcext:value-type="float">
            <text:p>307.2</text:p>
          </table:table-cell>
          <table:table-cell table:formula="of:=[.$D89]/[.J$85]*[.$C89]" office:value-type="float" office:value="461.954887218045" calcext:value-type="float">
            <text:p>461.954887218045</text:p>
          </table:table-cell>
          <table:table-cell table:formula="of:=[.$D89]/[.K$85]*[.$C89]" office:value-type="float" office:value="614.4" calcext:value-type="float">
            <text:p>614.4</text:p>
          </table:table-cell>
          <table:table-cell table:formula="of:=[.$D89]/[.L$85]*[.$C89]" office:value-type="float" office:value="102.4" calcext:value-type="float">
            <text:p>102.4</text:p>
          </table:table-cell>
          <table:table-cell table:formula="of:=[.$D89]/[.M$85]*[.$C89]" office:value-type="float" office:value="153.6" calcext:value-type="float">
            <text:p>153.6</text:p>
          </table:table-cell>
          <table:table-cell table:formula="of:=[.$D89]/[.N$85]*[.$C89]" office:value-type="float" office:value="230.112359550562" calcext:value-type="float">
            <text:p>230.112359550562</text:p>
          </table:table-cell>
          <table:table-cell table:formula="of:=[.$D89]/[.O$85]*[.$C89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90]/[.C90]" office:value-type="float" office:value="2" calcext:value-type="float">
            <text:p>2</text:p>
          </table:table-cell>
          <table:table-cell table:formula="of:=[.$D90]/[.E$85]*[.$C90]" office:value-type="float" office:value="22.1405405405405" calcext:value-type="float">
            <text:p>22.1405405405405</text:p>
          </table:table-cell>
          <table:table-cell table:formula="of:=[.$D90]/[.F$85]*[.$C90]" office:value-type="float" office:value="40.96" calcext:value-type="float">
            <text:p>40.96</text:p>
          </table:table-cell>
          <table:table-cell table:formula="of:=[.$D90]/[.G$85]*[.$C90]" office:value-type="float" office:value="62.0606060606061" calcext:value-type="float">
            <text:p>62.0606060606061</text:p>
          </table:table-cell>
          <table:table-cell table:formula="of:=[.$D90]/[.H$85]*[.$C90]" office:value-type="float" office:value="102.4" calcext:value-type="float">
            <text:p>102.4</text:p>
          </table:table-cell>
          <table:table-cell table:formula="of:=[.$D90]/[.I$85]*[.$C90]" office:value-type="float" office:value="204.8" calcext:value-type="float">
            <text:p>204.8</text:p>
          </table:table-cell>
          <table:table-cell table:formula="of:=[.$D90]/[.J$85]*[.$C90]" office:value-type="float" office:value="307.96992481203" calcext:value-type="float">
            <text:p>307.96992481203</text:p>
          </table:table-cell>
          <table:table-cell table:formula="of:=[.$D90]/[.K$85]*[.$C90]" office:value-type="float" office:value="409.6" calcext:value-type="float">
            <text:p>409.6</text:p>
          </table:table-cell>
          <table:table-cell table:formula="of:=[.$D90]/[.L$85]*[.$C90]" office:value-type="float" office:value="68.2666666666667" calcext:value-type="float">
            <text:p>68.2666666666667</text:p>
          </table:table-cell>
          <table:table-cell table:formula="of:=[.$D90]/[.M$85]*[.$C90]" office:value-type="float" office:value="102.4" calcext:value-type="float">
            <text:p>102.4</text:p>
          </table:table-cell>
          <table:table-cell table:formula="of:=[.$D90]/[.N$85]*[.$C90]" office:value-type="float" office:value="153.408239700375" calcext:value-type="float">
            <text:p>153.408239700375</text:p>
          </table:table-cell>
          <table:table-cell table:formula="of:=[.$D90]/[.O$85]*[.$C90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91]/[.C91]" office:value-type="float" office:value="1" calcext:value-type="float">
            <text:p>1</text:p>
          </table:table-cell>
          <table:table-cell table:formula="of:=[.$D91]/[.E$85]*[.$C91]" office:value-type="float" office:value="11.0702702702703" calcext:value-type="float">
            <text:p>11.0702702702703</text:p>
          </table:table-cell>
          <table:table-cell table:formula="of:=[.$D91]/[.F$85]*[.$C91]" office:value-type="float" office:value="20.48" calcext:value-type="float">
            <text:p>20.48</text:p>
          </table:table-cell>
          <table:table-cell table:formula="of:=[.$D91]/[.G$85]*[.$C91]" office:value-type="float" office:value="31.030303030303" calcext:value-type="float">
            <text:p>31.030303030303</text:p>
          </table:table-cell>
          <table:table-cell table:formula="of:=[.$D91]/[.H$85]*[.$C91]" office:value-type="float" office:value="51.2" calcext:value-type="float">
            <text:p>51.2</text:p>
          </table:table-cell>
          <table:table-cell table:formula="of:=[.$D91]/[.I$85]*[.$C91]" office:value-type="float" office:value="102.4" calcext:value-type="float">
            <text:p>102.4</text:p>
          </table:table-cell>
          <table:table-cell table:formula="of:=[.$D91]/[.J$85]*[.$C91]" office:value-type="float" office:value="153.984962406015" calcext:value-type="float">
            <text:p>153.984962406015</text:p>
          </table:table-cell>
          <table:table-cell table:formula="of:=[.$D91]/[.K$85]*[.$C91]" office:value-type="float" office:value="204.8" calcext:value-type="float">
            <text:p>204.8</text:p>
          </table:table-cell>
          <table:table-cell table:formula="of:=[.$D91]/[.L$85]*[.$C91]" office:value-type="float" office:value="34.1333333333333" calcext:value-type="float">
            <text:p>34.1333333333333</text:p>
          </table:table-cell>
          <table:table-cell table:formula="of:=[.$D91]/[.M$85]*[.$C91]" office:value-type="float" office:value="51.2" calcext:value-type="float">
            <text:p>51.2</text:p>
          </table:table-cell>
          <table:table-cell table:formula="of:=[.$D91]/[.N$85]*[.$C91]" office:value-type="float" office:value="76.7041198501873" calcext:value-type="float">
            <text:p>76.7041198501873</text:p>
          </table:table-cell>
          <table:table-cell table:formula="of:=[.$D91]/[.O$85]*[.$C91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92]/[.C92]" office:value-type="float" office:value="0.5" calcext:value-type="float">
            <text:p>0.5</text:p>
          </table:table-cell>
          <table:table-cell table:formula="of:=[.$D92]/[.E$85]*[.$C92]" office:value-type="float" office:value="5.53513513513514" calcext:value-type="float">
            <text:p>5.53513513513514</text:p>
          </table:table-cell>
          <table:table-cell table:formula="of:=[.$D92]/[.F$85]*[.$C92]" office:value-type="float" office:value="10.24" calcext:value-type="float">
            <text:p>10.24</text:p>
          </table:table-cell>
          <table:table-cell table:formula="of:=[.$D92]/[.G$85]*[.$C92]" office:value-type="float" office:value="15.5151515151515" calcext:value-type="float">
            <text:p>15.5151515151515</text:p>
          </table:table-cell>
          <table:table-cell table:formula="of:=[.$D92]/[.H$85]*[.$C92]" office:value-type="float" office:value="25.6" calcext:value-type="float">
            <text:p>25.6</text:p>
          </table:table-cell>
          <table:table-cell table:formula="of:=[.$D92]/[.I$85]*[.$C92]" office:value-type="float" office:value="51.2" calcext:value-type="float">
            <text:p>51.2</text:p>
          </table:table-cell>
          <table:table-cell table:formula="of:=[.$D92]/[.J$85]*[.$C92]" office:value-type="float" office:value="76.9924812030075" calcext:value-type="float">
            <text:p>76.9924812030075</text:p>
          </table:table-cell>
          <table:table-cell table:formula="of:=[.$D92]/[.K$85]*[.$C92]" office:value-type="float" office:value="102.4" calcext:value-type="float">
            <text:p>102.4</text:p>
          </table:table-cell>
          <table:table-cell table:formula="of:=[.$D92]/[.L$85]*[.$C92]" office:value-type="float" office:value="17.0666666666667" calcext:value-type="float">
            <text:p>17.0666666666667</text:p>
          </table:table-cell>
          <table:table-cell table:formula="of:=[.$D92]/[.M$85]*[.$C92]" office:value-type="float" office:value="25.6" calcext:value-type="float">
            <text:p>25.6</text:p>
          </table:table-cell>
          <table:table-cell table:formula="of:=[.$D92]/[.N$85]*[.$C92]" office:value-type="float" office:value="38.3520599250936" calcext:value-type="float">
            <text:p>38.3520599250936</text:p>
          </table:table-cell>
          <table:table-cell table:formula="of:=[.$D92]/[.O$85]*[.$C92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93]/[.C93]" office:value-type="float" office:value="0.25" calcext:value-type="float">
            <text:p>0.25</text:p>
          </table:table-cell>
          <table:table-cell table:style-name="ce4" table:formula="of:=[.$D93]/[.E$85]*[.$C93]" office:value-type="float" office:value="2.76756756756757" calcext:value-type="float">
            <text:p>2.76756756756757</text:p>
          </table:table-cell>
          <table:table-cell table:formula="of:=[.$D93]/[.F$85]*[.$C93]" office:value-type="float" office:value="5.12" calcext:value-type="float">
            <text:p>5.12</text:p>
          </table:table-cell>
          <table:table-cell table:formula="of:=[.$D93]/[.G$85]*[.$C93]" office:value-type="float" office:value="7.75757575757576" calcext:value-type="float">
            <text:p>7.75757575757576</text:p>
          </table:table-cell>
          <table:table-cell table:formula="of:=[.$D93]/[.H$85]*[.$C93]" office:value-type="float" office:value="12.8" calcext:value-type="float">
            <text:p>12.8</text:p>
          </table:table-cell>
          <table:table-cell table:formula="of:=[.$D93]/[.I$85]*[.$C93]" office:value-type="float" office:value="25.6" calcext:value-type="float">
            <text:p>25.6</text:p>
          </table:table-cell>
          <table:table-cell table:formula="of:=[.$D93]/[.J$85]*[.$C93]" office:value-type="float" office:value="38.4962406015038" calcext:value-type="float">
            <text:p>38.4962406015038</text:p>
          </table:table-cell>
          <table:table-cell table:formula="of:=[.$D93]/[.K$85]*[.$C93]" office:value-type="float" office:value="51.2" calcext:value-type="float">
            <text:p>51.2</text:p>
          </table:table-cell>
          <table:table-cell table:formula="of:=[.$D93]/[.L$85]*[.$C93]" office:value-type="float" office:value="8.53333333333333" calcext:value-type="float">
            <text:p>8.53333333333333</text:p>
          </table:table-cell>
          <table:table-cell table:formula="of:=[.$D93]/[.M$85]*[.$C93]" office:value-type="float" office:value="12.8" calcext:value-type="float">
            <text:p>12.8</text:p>
          </table:table-cell>
          <table:table-cell table:formula="of:=[.$D93]/[.N$85]*[.$C93]" office:value-type="float" office:value="19.1760299625468" calcext:value-type="float">
            <text:p>19.1760299625468</text:p>
          </table:table-cell>
          <table:table-cell table:formula="of:=[.$D93]/[.O$85]*[.$C93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94]/[.C94]" office:value-type="float" office:value="0.125" calcext:value-type="float">
            <text:p>0.125</text:p>
          </table:table-cell>
          <table:table-cell table:style-name="ce4" table:formula="of:=[.$D94]/[.E$85]*[.$C94]" office:value-type="float" office:value="1.38378378378378" calcext:value-type="float">
            <text:p>1.38378378378378</text:p>
          </table:table-cell>
          <table:table-cell table:formula="of:=[.$D94]/[.F$85]*[.$C94]" office:value-type="float" office:value="2.56" calcext:value-type="float">
            <text:p>2.56</text:p>
          </table:table-cell>
          <table:table-cell table:formula="of:=[.$D94]/[.G$85]*[.$C94]" office:value-type="float" office:value="3.87878787878788" calcext:value-type="float">
            <text:p>3.87878787878788</text:p>
          </table:table-cell>
          <table:table-cell table:formula="of:=[.$D94]/[.H$85]*[.$C94]" office:value-type="float" office:value="6.4" calcext:value-type="float">
            <text:p>6.4</text:p>
          </table:table-cell>
          <table:table-cell table:formula="of:=[.$D94]/[.I$85]*[.$C94]" office:value-type="float" office:value="12.8" calcext:value-type="float">
            <text:p>12.8</text:p>
          </table:table-cell>
          <table:table-cell table:formula="of:=[.$D94]/[.J$85]*[.$C94]" office:value-type="float" office:value="19.2481203007519" calcext:value-type="float">
            <text:p>19.2481203007519</text:p>
          </table:table-cell>
          <table:table-cell table:formula="of:=[.$D94]/[.K$85]*[.$C94]" office:value-type="float" office:value="25.6" calcext:value-type="float">
            <text:p>25.6</text:p>
          </table:table-cell>
          <table:table-cell table:formula="of:=[.$D94]/[.L$85]*[.$C94]" office:value-type="float" office:value="4.26666666666667" calcext:value-type="float">
            <text:p>4.26666666666667</text:p>
          </table:table-cell>
          <table:table-cell table:formula="of:=[.$D94]/[.M$85]*[.$C94]" office:value-type="float" office:value="6.4" calcext:value-type="float">
            <text:p>6.4</text:p>
          </table:table-cell>
          <table:table-cell table:formula="of:=[.$D94]/[.N$85]*[.$C94]" office:value-type="float" office:value="9.58801498127341" calcext:value-type="float">
            <text:p>9.58801498127341</text:p>
          </table:table-cell>
          <table:table-cell table:formula="of:=[.$D94]/[.O$85]*[.$C94]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5]/[.C95]" office:value-type="float" office:value="0.1875" calcext:value-type="float">
            <text:p>0.1875</text:p>
          </table:table-cell>
          <table:table-cell table:style-name="ce4" table:formula="of:=[.$D95]/[.E$85]*[.$C95]" office:value-type="float" office:value="33.2108108108108" calcext:value-type="float">
            <text:p>33.2108108108108</text:p>
          </table:table-cell>
          <table:table-cell table:formula="of:=[.$D95]/[.F$85]*[.$C95]" office:value-type="float" office:value="61.44" calcext:value-type="float">
            <text:p>61.44</text:p>
          </table:table-cell>
          <table:table-cell table:formula="of:=[.$D95]/[.G$85]*[.$C95]" office:value-type="float" office:value="93.0909090909091" calcext:value-type="float">
            <text:p>93.0909090909091</text:p>
          </table:table-cell>
          <table:table-cell table:formula="of:=[.$D95]/[.H$85]*[.$C95]" office:value-type="float" office:value="153.6" calcext:value-type="float">
            <text:p>153.6</text:p>
          </table:table-cell>
          <table:table-cell table:formula="of:=[.$D95]/[.I$85]*[.$C95]" office:value-type="float" office:value="307.2" calcext:value-type="float">
            <text:p>307.2</text:p>
          </table:table-cell>
          <table:table-cell table:formula="of:=[.$D95]/[.J$85]*[.$C95]" office:value-type="float" office:value="461.954887218045" calcext:value-type="float">
            <text:p>461.954887218045</text:p>
          </table:table-cell>
          <table:table-cell table:formula="of:=[.$D95]/[.K$85]*[.$C95]" office:value-type="float" office:value="614.4" calcext:value-type="float">
            <text:p>614.4</text:p>
          </table:table-cell>
          <table:table-cell table:formula="of:=[.$D95]/[.L$85]*[.$C95]" office:value-type="float" office:value="102.4" calcext:value-type="float">
            <text:p>102.4</text:p>
          </table:table-cell>
          <table:table-cell table:formula="of:=[.$D95]/[.M$85]*[.$C95]" office:value-type="float" office:value="153.6" calcext:value-type="float">
            <text:p>153.6</text:p>
          </table:table-cell>
          <table:table-cell table:formula="of:=[.$D95]/[.N$85]*[.$C95]" office:value-type="float" office:value="230.112359550562" calcext:value-type="float">
            <text:p>230.112359550562</text:p>
          </table:table-cell>
          <table:table-cell table:formula="of:=[.$D95]/[.O$85]*[.$C95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6]/[.C96]" office:value-type="float" office:value="0.125" calcext:value-type="float">
            <text:p>0.125</text:p>
          </table:table-cell>
          <table:table-cell table:formula="of:=[.$D96]/[.E$85]*[.$C96]" office:value-type="float" office:value="22.1405405405405" calcext:value-type="float">
            <text:p>22.1405405405405</text:p>
          </table:table-cell>
          <table:table-cell table:style-name="ce4" table:formula="of:=[.$D96]/[.F$85]*[.$C96]" office:value-type="float" office:value="40.96" calcext:value-type="float">
            <text:p>40.96</text:p>
          </table:table-cell>
          <table:table-cell table:formula="of:=[.$D96]/[.G$85]*[.$C96]" office:value-type="float" office:value="62.0606060606061" calcext:value-type="float">
            <text:p>62.0606060606061</text:p>
          </table:table-cell>
          <table:table-cell table:formula="of:=[.$D96]/[.H$85]*[.$C96]" office:value-type="float" office:value="102.4" calcext:value-type="float">
            <text:p>102.4</text:p>
          </table:table-cell>
          <table:table-cell table:formula="of:=[.$D96]/[.I$85]*[.$C96]" office:value-type="float" office:value="204.8" calcext:value-type="float">
            <text:p>204.8</text:p>
          </table:table-cell>
          <table:table-cell table:formula="of:=[.$D96]/[.J$85]*[.$C96]" office:value-type="float" office:value="307.96992481203" calcext:value-type="float">
            <text:p>307.96992481203</text:p>
          </table:table-cell>
          <table:table-cell table:formula="of:=[.$D96]/[.K$85]*[.$C96]" office:value-type="float" office:value="409.6" calcext:value-type="float">
            <text:p>409.6</text:p>
          </table:table-cell>
          <table:table-cell table:formula="of:=[.$D96]/[.L$85]*[.$C96]" office:value-type="float" office:value="68.2666666666667" calcext:value-type="float">
            <text:p>68.2666666666667</text:p>
          </table:table-cell>
          <table:table-cell table:formula="of:=[.$D96]/[.M$85]*[.$C96]" office:value-type="float" office:value="102.4" calcext:value-type="float">
            <text:p>102.4</text:p>
          </table:table-cell>
          <table:table-cell table:formula="of:=[.$D96]/[.N$85]*[.$C96]" office:value-type="float" office:value="153.408239700375" calcext:value-type="float">
            <text:p>153.408239700375</text:p>
          </table:table-cell>
          <table:table-cell table:formula="of:=[.$D96]/[.O$85]*[.$C96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7]/[.C97]" office:value-type="float" office:value="0.0625" calcext:value-type="float">
            <text:p>0.0625</text:p>
          </table:table-cell>
          <table:table-cell table:formula="of:=[.$D97]/[.E$85]*[.$C97]" office:value-type="float" office:value="11.0702702702703" calcext:value-type="float">
            <text:p>11.0702702702703</text:p>
          </table:table-cell>
          <table:table-cell table:style-name="ce4" table:formula="of:=[.$D97]/[.F$85]*[.$C97]" office:value-type="float" office:value="20.48" calcext:value-type="float">
            <text:p>20.48</text:p>
          </table:table-cell>
          <table:table-cell table:style-name="ce4" table:formula="of:=[.$D97]/[.G$85]*[.$C97]" office:value-type="float" office:value="31.030303030303" calcext:value-type="float">
            <text:p>31.030303030303</text:p>
          </table:table-cell>
          <table:table-cell table:style-name="ce4" table:formula="of:=[.$D97]/[.H$85]*[.$C97]" office:value-type="float" office:value="51.2" calcext:value-type="float">
            <text:p>51.2</text:p>
          </table:table-cell>
          <table:table-cell table:formula="of:=[.$D97]/[.I$85]*[.$C97]" office:value-type="float" office:value="102.4" calcext:value-type="float">
            <text:p>102.4</text:p>
          </table:table-cell>
          <table:table-cell table:formula="of:=[.$D97]/[.J$85]*[.$C97]" office:value-type="float" office:value="153.984962406015" calcext:value-type="float">
            <text:p>153.984962406015</text:p>
          </table:table-cell>
          <table:table-cell table:formula="of:=[.$D97]/[.K$85]*[.$C97]" office:value-type="float" office:value="204.8" calcext:value-type="float">
            <text:p>204.8</text:p>
          </table:table-cell>
          <table:table-cell table:style-name="ce4" table:formula="of:=[.$D97]/[.L$85]*[.$C97]" office:value-type="float" office:value="34.1333333333333" calcext:value-type="float">
            <text:p>34.1333333333333</text:p>
          </table:table-cell>
          <table:table-cell table:style-name="ce4" table:formula="of:=[.$D97]/[.M$85]*[.$C97]" office:value-type="float" office:value="51.2" calcext:value-type="float">
            <text:p>51.2</text:p>
          </table:table-cell>
          <table:table-cell table:formula="of:=[.$D97]/[.N$85]*[.$C97]" office:value-type="float" office:value="76.7041198501873" calcext:value-type="float">
            <text:p>76.7041198501873</text:p>
          </table:table-cell>
          <table:table-cell table:formula="of:=[.$D97]/[.O$85]*[.$C97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8]/[.C98]" office:value-type="float" office:value="0.03125" calcext:value-type="float">
            <text:p>0.03125</text:p>
          </table:table-cell>
          <table:table-cell table:formula="of:=[.$D98]/[.E$85]*[.$C98]" office:value-type="float" office:value="5.53513513513514" calcext:value-type="float">
            <text:p>5.53513513513514</text:p>
          </table:table-cell>
          <table:table-cell table:formula="of:=[.$D98]/[.F$85]*[.$C98]" office:value-type="float" office:value="10.24" calcext:value-type="float">
            <text:p>10.24</text:p>
          </table:table-cell>
          <table:table-cell table:formula="of:=[.$D98]/[.G$85]*[.$C98]" office:value-type="float" office:value="15.5151515151515" calcext:value-type="float">
            <text:p>15.5151515151515</text:p>
          </table:table-cell>
          <table:table-cell table:style-name="ce4" table:formula="of:=[.$D98]/[.H$85]*[.$C98]" office:value-type="float" office:value="25.6" calcext:value-type="float">
            <text:p>25.6</text:p>
          </table:table-cell>
          <table:table-cell table:style-name="ce4" table:formula="of:=[.$D98]/[.I$85]*[.$C98]" office:value-type="float" office:value="51.2" calcext:value-type="float">
            <text:p>51.2</text:p>
          </table:table-cell>
          <table:table-cell table:formula="of:=[.$D98]/[.J$85]*[.$C98]" office:value-type="float" office:value="76.9924812030075" calcext:value-type="float">
            <text:p>76.9924812030075</text:p>
          </table:table-cell>
          <table:table-cell table:formula="of:=[.$D98]/[.K$85]*[.$C98]" office:value-type="float" office:value="102.4" calcext:value-type="float">
            <text:p>102.4</text:p>
          </table:table-cell>
          <table:table-cell table:formula="of:=[.$D98]/[.L$85]*[.$C98]" office:value-type="float" office:value="17.0666666666667" calcext:value-type="float">
            <text:p>17.0666666666667</text:p>
          </table:table-cell>
          <table:table-cell table:style-name="ce4" table:formula="of:=[.$D98]/[.M$85]*[.$C98]" office:value-type="float" office:value="25.6" calcext:value-type="float">
            <text:p>25.6</text:p>
          </table:table-cell>
          <table:table-cell table:style-name="ce4" table:formula="of:=[.$D98]/[.N$85]*[.$C98]" office:value-type="float" office:value="38.3520599250936" calcext:value-type="float">
            <text:p>38.3520599250936</text:p>
          </table:table-cell>
          <table:table-cell table:style-name="ce32" table:formula="of:=[.$D98]/[.O$85]*[.$C98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9]/[.C99]" office:value-type="float" office:value="0.015625" calcext:value-type="float">
            <text:p>0.015625</text:p>
          </table:table-cell>
          <table:table-cell table:formula="of:=[.$D99]/[.E$85]*[.$C99]" office:value-type="float" office:value="2.76756756756757" calcext:value-type="float">
            <text:p>2.76756756756757</text:p>
          </table:table-cell>
          <table:table-cell table:formula="of:=[.$D99]/[.F$85]*[.$C99]" office:value-type="float" office:value="5.12" calcext:value-type="float">
            <text:p>5.12</text:p>
          </table:table-cell>
          <table:table-cell table:formula="of:=[.$D99]/[.G$85]*[.$C99]" office:value-type="float" office:value="7.75757575757576" calcext:value-type="float">
            <text:p>7.75757575757576</text:p>
          </table:table-cell>
          <table:table-cell table:formula="of:=[.$D99]/[.H$85]*[.$C99]" office:value-type="float" office:value="12.8" calcext:value-type="float">
            <text:p>12.8</text:p>
          </table:table-cell>
          <table:table-cell table:style-name="ce4" table:formula="of:=[.$D99]/[.I$85]*[.$C99]" office:value-type="float" office:value="25.6" calcext:value-type="float">
            <text:p>25.6</text:p>
          </table:table-cell>
          <table:table-cell table:style-name="ce4" table:formula="of:=[.$D99]/[.J$85]*[.$C99]" office:value-type="float" office:value="38.4962406015038" calcext:value-type="float">
            <text:p>38.4962406015038</text:p>
          </table:table-cell>
          <table:table-cell table:formula="of:=[.$D99]/[.K$85]*[.$C99]" office:value-type="float" office:value="51.2" calcext:value-type="float">
            <text:p>51.2</text:p>
          </table:table-cell>
          <table:table-cell table:formula="of:=[.$D99]/[.L$85]*[.$C99]" office:value-type="float" office:value="8.53333333333333" calcext:value-type="float">
            <text:p>8.53333333333333</text:p>
          </table:table-cell>
          <table:table-cell table:formula="of:=[.$D99]/[.M$85]*[.$C99]" office:value-type="float" office:value="12.8" calcext:value-type="float">
            <text:p>12.8</text:p>
          </table:table-cell>
          <table:table-cell table:style-name="ce4" table:formula="of:=[.$D99]/[.N$85]*[.$C99]" office:value-type="float" office:value="19.1760299625468" calcext:value-type="float">
            <text:p>19.1760299625468</text:p>
          </table:table-cell>
          <table:table-cell table:style-name="ce4" table:formula="of:=[.$D99]/[.O$85]*[.$C99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00]/[.C100]" office:value-type="float" office:value="0.0078125" calcext:value-type="float">
            <text:p>0.0078125</text:p>
          </table:table-cell>
          <table:table-cell table:formula="of:=[.$D100]/[.E$85]*[.$C100]" office:value-type="float" office:value="1.38378378378378" calcext:value-type="float">
            <text:p>1.38378378378378</text:p>
          </table:table-cell>
          <table:table-cell table:formula="of:=[.$D100]/[.F$85]*[.$C100]" office:value-type="float" office:value="2.56" calcext:value-type="float">
            <text:p>2.56</text:p>
          </table:table-cell>
          <table:table-cell table:formula="of:=[.$D100]/[.G$85]*[.$C100]" office:value-type="float" office:value="3.87878787878788" calcext:value-type="float">
            <text:p>3.87878787878788</text:p>
          </table:table-cell>
          <table:table-cell table:formula="of:=[.$D100]/[.H$85]*[.$C100]" office:value-type="float" office:value="6.4" calcext:value-type="float">
            <text:p>6.4</text:p>
          </table:table-cell>
          <table:table-cell table:formula="of:=[.$D100]/[.I$85]*[.$C100]" office:value-type="float" office:value="12.8" calcext:value-type="float">
            <text:p>12.8</text:p>
          </table:table-cell>
          <table:table-cell table:formula="of:=[.$D100]/[.J$85]*[.$C100]" office:value-type="float" office:value="19.2481203007519" calcext:value-type="float">
            <text:p>19.2481203007519</text:p>
          </table:table-cell>
          <table:table-cell table:style-name="ce4" table:formula="of:=[.$D100]/[.K$85]*[.$C100]" office:value-type="float" office:value="25.6" calcext:value-type="float">
            <text:p>25.6</text:p>
          </table:table-cell>
          <table:table-cell table:formula="of:=[.$D100]/[.L$85]*[.$C100]" office:value-type="float" office:value="4.26666666666667" calcext:value-type="float">
            <text:p>4.26666666666667</text:p>
          </table:table-cell>
          <table:table-cell table:formula="of:=[.$D100]/[.M$85]*[.$C100]" office:value-type="float" office:value="6.4" calcext:value-type="float">
            <text:p>6.4</text:p>
          </table:table-cell>
          <table:table-cell table:formula="of:=[.$D100]/[.N$85]*[.$C100]" office:value-type="float" office:value="9.58801498127341" calcext:value-type="float">
            <text:p>9.58801498127341</text:p>
          </table:table-cell>
          <table:table-cell table:formula="of:=[.$D100]/[.O$85]*[.$C100]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range (A) limited by sensor voltage excursion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max steps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09]/[.C109]" office:value-type="float" office:value="4.8828125" calcext:value-type="float">
            <text:p>4.8828125</text:p>
          </table:table-cell>
          <table:table-cell table:style-name="ce17" table:formula="of:=[.$D109]/[.E$106]*MIN([.$C109];[.E$107]/[.$D109])" office:value-type="float" office:value="10.8108108108108" calcext:value-type="float">
            <text:p>10.81</text:p>
          </table:table-cell>
          <table:table-cell table:formula="of:=[.$D109]/[.F$106]*MIN([.$C109];[.F$107]/[.$D109])" office:value-type="float" office:value="20" calcext:value-type="float">
            <text:p>20</text:p>
          </table:table-cell>
          <table:table-cell table:style-name="ce17" table:formula="of:=[.$D109]/[.G$106]*MIN([.$C109];[.G$107]/[.$D109])" office:value-type="float" office:value="30.3030303030303" calcext:value-type="float">
            <text:p>30.30</text:p>
          </table:table-cell>
          <table:table-cell table:formula="of:=[.$D109]/[.H$106]*MIN([.$C109];[.H$107]/[.$D109])" office:value-type="float" office:value="50" calcext:value-type="float">
            <text:p>50</text:p>
          </table:table-cell>
          <table:table-cell table:formula="of:=[.$D109]/[.I$106]*MIN([.$C109];[.I$107]/[.$D109])" office:value-type="float" office:value="100" calcext:value-type="float">
            <text:p>100</text:p>
          </table:table-cell>
          <table:table-cell table:style-name="ce17" table:formula="of:=[.$D109]/[.J$106]*MIN([.$C109];[.J$107]/[.$D109])" office:value-type="float" office:value="150.375939849624" calcext:value-type="float">
            <text:p>150.38</text:p>
          </table:table-cell>
          <table:table-cell table:formula="of:=[.$D109]/[.K$106]*MIN([.$C109];[.K$107]/[.$D109])" office:value-type="float" office:value="200" calcext:value-type="float">
            <text:p>200</text:p>
          </table:table-cell>
          <table:table-cell table:style-name="ce17" table:formula="of:=[.$D109]/[.L$106]*MIN([.$C109];[.L$107]/[.$D109])" office:value-type="float" office:value="66.6666666666667" calcext:value-type="float">
            <text:p>66.67</text:p>
          </table:table-cell>
          <table:table-cell table:formula="of:=[.$D109]/[.M$106]*MIN([.$C109];[.M$107]/[.$D109])" office:value-type="float" office:value="100" calcext:value-type="float">
            <text:p>100</text:p>
          </table:table-cell>
          <table:table-cell table:style-name="ce17" table:formula="of:=[.$D109]/[.N$106]*MIN([.$C109];[.N$107]/[.$D109])" office:value-type="float" office:value="149.812734082397" calcext:value-type="float">
            <text:p>149.81</text:p>
          </table:table-cell>
          <table:table-cell table:formula="of:=[.$D109]/[.O$106]*MIN([.$C109];[.O$107]/[.$D109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10]/[.C110]" office:value-type="float" office:value="1.07421875" calcext:value-type="float">
            <text:p>1.07421875</text:p>
          </table:table-cell>
          <table:table-cell table:style-name="ce17" table:formula="of:=[.$D110]/[.E$106]*MIN([.$C110];[.E$107]/[.$D110])" office:value-type="float" office:value="5.94594594594595" calcext:value-type="float">
            <text:p>5.95</text:p>
          </table:table-cell>
          <table:table-cell table:formula="of:=[.$D110]/[.F$106]*MIN([.$C110];[.F$107]/[.$D110])" office:value-type="float" office:value="11" calcext:value-type="float">
            <text:p>11</text:p>
          </table:table-cell>
          <table:table-cell table:style-name="ce17" table:formula="of:=[.$D110]/[.G$106]*MIN([.$C110];[.G$107]/[.$D110])" office:value-type="float" office:value="16.6666666666667" calcext:value-type="float">
            <text:p>16.67</text:p>
          </table:table-cell>
          <table:table-cell table:formula="of:=[.$D110]/[.H$106]*MIN([.$C110];[.H$107]/[.$D110])" office:value-type="float" office:value="27.5" calcext:value-type="float">
            <text:p>27.5</text:p>
          </table:table-cell>
          <table:table-cell table:formula="of:=[.$D110]/[.I$106]*MIN([.$C110];[.I$107]/[.$D110])" office:value-type="float" office:value="55" calcext:value-type="float">
            <text:p>55</text:p>
          </table:table-cell>
          <table:table-cell table:style-name="ce17" table:formula="of:=[.$D110]/[.J$106]*MIN([.$C110];[.J$107]/[.$D110])" office:value-type="float" office:value="82.7067669172932" calcext:value-type="float">
            <text:p>82.71</text:p>
          </table:table-cell>
          <table:table-cell table:formula="of:=[.$D110]/[.K$106]*MIN([.$C110];[.K$107]/[.$D110])" office:value-type="float" office:value="110" calcext:value-type="float">
            <text:p>110</text:p>
          </table:table-cell>
          <table:table-cell table:style-name="ce17" table:formula="of:=[.$D110]/[.L$106]*MIN([.$C110];[.L$107]/[.$D110])" office:value-type="float" office:value="18.3333333333333" calcext:value-type="float">
            <text:p>18.33</text:p>
          </table:table-cell>
          <table:table-cell table:formula="of:=[.$D110]/[.M$106]*MIN([.$C110];[.M$107]/[.$D110])" office:value-type="float" office:value="27.5" calcext:value-type="float">
            <text:p>27.5</text:p>
          </table:table-cell>
          <table:table-cell table:style-name="ce17" table:formula="of:=[.$D110]/[.N$106]*MIN([.$C110];[.N$107]/[.$D110])" office:value-type="float" office:value="41.1985018726592" calcext:value-type="float">
            <text:p>41.20</text:p>
          </table:table-cell>
          <table:table-cell table:formula="of:=[.$D110]/[.O$106]*MIN([.$C110];[.O$107]/[.$D11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11]/[.C111]" office:value-type="float" office:value="3" calcext:value-type="float">
            <text:p>3</text:p>
          </table:table-cell>
          <table:table-cell table:style-name="ce17" table:formula="of:=[.$D111]/[.E$106]*MIN([.$C111];[.E$107]/[.$D111])" office:value-type="float" office:value="10.8108108108108" calcext:value-type="float">
            <text:p>10.81</text:p>
          </table:table-cell>
          <table:table-cell table:formula="of:=[.$D111]/[.F$106]*MIN([.$C111];[.F$107]/[.$D111])" office:value-type="float" office:value="20" calcext:value-type="float">
            <text:p>20</text:p>
          </table:table-cell>
          <table:table-cell table:style-name="ce17" table:formula="of:=[.$D111]/[.G$106]*MIN([.$C111];[.G$107]/[.$D111])" office:value-type="float" office:value="30.3030303030303" calcext:value-type="float">
            <text:p>30.30</text:p>
          </table:table-cell>
          <table:table-cell table:formula="of:=[.$D111]/[.H$106]*MIN([.$C111];[.H$107]/[.$D111])" office:value-type="float" office:value="50" calcext:value-type="float">
            <text:p>50</text:p>
          </table:table-cell>
          <table:table-cell table:formula="of:=[.$D111]/[.I$106]*MIN([.$C111];[.I$107]/[.$D111])" office:value-type="float" office:value="100" calcext:value-type="float">
            <text:p>100</text:p>
          </table:table-cell>
          <table:table-cell table:style-name="ce17" table:formula="of:=[.$D111]/[.J$106]*MIN([.$C111];[.J$107]/[.$D111])" office:value-type="float" office:value="150.375939849624" calcext:value-type="float">
            <text:p>150.38</text:p>
          </table:table-cell>
          <table:table-cell table:formula="of:=[.$D111]/[.K$106]*MIN([.$C111];[.K$107]/[.$D111])" office:value-type="float" office:value="200" calcext:value-type="float">
            <text:p>200</text:p>
          </table:table-cell>
          <table:table-cell table:style-name="ce17" table:formula="of:=[.$D111]/[.L$106]*MIN([.$C111];[.L$107]/[.$D111])" office:value-type="float" office:value="66.6666666666667" calcext:value-type="float">
            <text:p>66.67</text:p>
          </table:table-cell>
          <table:table-cell table:formula="of:=[.$D111]/[.M$106]*MIN([.$C111];[.M$107]/[.$D111])" office:value-type="float" office:value="100" calcext:value-type="float">
            <text:p>100</text:p>
          </table:table-cell>
          <table:table-cell table:style-name="ce17" table:formula="of:=[.$D111]/[.N$106]*MIN([.$C111];[.N$107]/[.$D111])" office:value-type="float" office:value="149.812734082397" calcext:value-type="float">
            <text:p>149.81</text:p>
          </table:table-cell>
          <table:table-cell table:formula="of:=[.$D111]/[.O$106]*MIN([.$C111];[.O$107]/[.$D111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12]/[.C112]" office:value-type="float" office:value="2" calcext:value-type="float">
            <text:p>2</text:p>
          </table:table-cell>
          <table:table-cell table:style-name="ce17" table:formula="of:=[.$D112]/[.E$106]*MIN([.$C112];[.E$107]/[.$D112])" office:value-type="float" office:value="10.8108108108108" calcext:value-type="float">
            <text:p>10.81</text:p>
          </table:table-cell>
          <table:table-cell table:formula="of:=[.$D112]/[.F$106]*MIN([.$C112];[.F$107]/[.$D112])" office:value-type="float" office:value="20" calcext:value-type="float">
            <text:p>20</text:p>
          </table:table-cell>
          <table:table-cell table:style-name="ce17" table:formula="of:=[.$D112]/[.G$106]*MIN([.$C112];[.G$107]/[.$D112])" office:value-type="float" office:value="30.3030303030303" calcext:value-type="float">
            <text:p>30.30</text:p>
          </table:table-cell>
          <table:table-cell table:formula="of:=[.$D112]/[.H$106]*MIN([.$C112];[.H$107]/[.$D112])" office:value-type="float" office:value="50" calcext:value-type="float">
            <text:p>50</text:p>
          </table:table-cell>
          <table:table-cell table:formula="of:=[.$D112]/[.I$106]*MIN([.$C112];[.I$107]/[.$D112])" office:value-type="float" office:value="100" calcext:value-type="float">
            <text:p>100</text:p>
          </table:table-cell>
          <table:table-cell table:style-name="ce17" table:formula="of:=[.$D112]/[.J$106]*MIN([.$C112];[.J$107]/[.$D112])" office:value-type="float" office:value="150.375939849624" calcext:value-type="float">
            <text:p>150.38</text:p>
          </table:table-cell>
          <table:table-cell table:formula="of:=[.$D112]/[.K$106]*MIN([.$C112];[.K$107]/[.$D112])" office:value-type="float" office:value="200" calcext:value-type="float">
            <text:p>200</text:p>
          </table:table-cell>
          <table:table-cell table:style-name="ce17" table:formula="of:=[.$D112]/[.L$106]*MIN([.$C112];[.L$107]/[.$D112])" office:value-type="float" office:value="66.6666666666667" calcext:value-type="float">
            <text:p>66.67</text:p>
          </table:table-cell>
          <table:table-cell table:formula="of:=[.$D112]/[.M$106]*MIN([.$C112];[.M$107]/[.$D112])" office:value-type="float" office:value="100" calcext:value-type="float">
            <text:p>100</text:p>
          </table:table-cell>
          <table:table-cell table:style-name="ce17" table:formula="of:=[.$D112]/[.N$106]*MIN([.$C112];[.N$107]/[.$D112])" office:value-type="float" office:value="149.812734082397" calcext:value-type="float">
            <text:p>149.81</text:p>
          </table:table-cell>
          <table:table-cell table:formula="of:=[.$D112]/[.O$106]*MIN([.$C112];[.O$107]/[.$D112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13]/[.C113]" office:value-type="float" office:value="1" calcext:value-type="float">
            <text:p>1</text:p>
          </table:table-cell>
          <table:table-cell table:style-name="ce17" table:formula="of:=[.$D113]/[.E$106]*MIN([.$C113];[.E$107]/[.$D113])" office:value-type="float" office:value="10.8108108108108" calcext:value-type="float">
            <text:p>10.81</text:p>
          </table:table-cell>
          <table:table-cell table:formula="of:=[.$D113]/[.F$106]*MIN([.$C113];[.F$107]/[.$D113])" office:value-type="float" office:value="20" calcext:value-type="float">
            <text:p>20</text:p>
          </table:table-cell>
          <table:table-cell table:style-name="ce17" table:formula="of:=[.$D113]/[.G$106]*MIN([.$C113];[.G$107]/[.$D113])" office:value-type="float" office:value="30.3030303030303" calcext:value-type="float">
            <text:p>30.30</text:p>
          </table:table-cell>
          <table:table-cell table:formula="of:=[.$D113]/[.H$106]*MIN([.$C113];[.H$107]/[.$D113])" office:value-type="float" office:value="50" calcext:value-type="float">
            <text:p>50</text:p>
          </table:table-cell>
          <table:table-cell table:formula="of:=[.$D113]/[.I$106]*MIN([.$C113];[.I$107]/[.$D113])" office:value-type="float" office:value="100" calcext:value-type="float">
            <text:p>100</text:p>
          </table:table-cell>
          <table:table-cell table:style-name="ce17" table:formula="of:=[.$D113]/[.J$106]*MIN([.$C113];[.J$107]/[.$D113])" office:value-type="float" office:value="150.375939849624" calcext:value-type="float">
            <text:p>150.38</text:p>
          </table:table-cell>
          <table:table-cell table:formula="of:=[.$D113]/[.K$106]*MIN([.$C113];[.K$107]/[.$D113])" office:value-type="float" office:value="200" calcext:value-type="float">
            <text:p>200</text:p>
          </table:table-cell>
          <table:table-cell table:style-name="ce17" table:formula="of:=[.$D113]/[.L$106]*MIN([.$C113];[.L$107]/[.$D113])" office:value-type="float" office:value="34.1333333333333" calcext:value-type="float">
            <text:p>34.13</text:p>
          </table:table-cell>
          <table:table-cell table:formula="of:=[.$D113]/[.M$106]*MIN([.$C113];[.M$107]/[.$D113])" office:value-type="float" office:value="51.2" calcext:value-type="float">
            <text:p>51.2</text:p>
          </table:table-cell>
          <table:table-cell table:style-name="ce17" table:formula="of:=[.$D113]/[.N$106]*MIN([.$C113];[.N$107]/[.$D113])" office:value-type="float" office:value="76.7041198501873" calcext:value-type="float">
            <text:p>76.70</text:p>
          </table:table-cell>
          <table:table-cell table:formula="of:=[.$D113]/[.O$106]*MIN([.$C113];[.O$107]/[.$D113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14]/[.C114]" office:value-type="float" office:value="0.5" calcext:value-type="float">
            <text:p>0.5</text:p>
          </table:table-cell>
          <table:table-cell table:style-name="ce17" table:formula="of:=[.$D114]/[.E$106]*MIN([.$C114];[.E$107]/[.$D114])" office:value-type="float" office:value="5.53513513513514" calcext:value-type="float">
            <text:p>5.54</text:p>
          </table:table-cell>
          <table:table-cell table:formula="of:=[.$D114]/[.F$106]*MIN([.$C114];[.F$107]/[.$D114])" office:value-type="float" office:value="10.24" calcext:value-type="float">
            <text:p>10.24</text:p>
          </table:table-cell>
          <table:table-cell table:style-name="ce17" table:formula="of:=[.$D114]/[.G$106]*MIN([.$C114];[.G$107]/[.$D114])" office:value-type="float" office:value="15.5151515151515" calcext:value-type="float">
            <text:p>15.52</text:p>
          </table:table-cell>
          <table:table-cell table:formula="of:=[.$D114]/[.H$106]*MIN([.$C114];[.H$107]/[.$D114])" office:value-type="float" office:value="25.6" calcext:value-type="float">
            <text:p>25.6</text:p>
          </table:table-cell>
          <table:table-cell table:formula="of:=[.$D114]/[.I$106]*MIN([.$C114];[.I$107]/[.$D114])" office:value-type="float" office:value="51.2" calcext:value-type="float">
            <text:p>51.2</text:p>
          </table:table-cell>
          <table:table-cell table:style-name="ce17" table:formula="of:=[.$D114]/[.J$106]*MIN([.$C114];[.J$107]/[.$D114])" office:value-type="float" office:value="76.9924812030075" calcext:value-type="float">
            <text:p>76.99</text:p>
          </table:table-cell>
          <table:table-cell table:formula="of:=[.$D114]/[.K$106]*MIN([.$C114];[.K$107]/[.$D114])" office:value-type="float" office:value="102.4" calcext:value-type="float">
            <text:p>102.4</text:p>
          </table:table-cell>
          <table:table-cell table:style-name="ce17" table:formula="of:=[.$D114]/[.L$106]*MIN([.$C114];[.L$107]/[.$D114])" office:value-type="float" office:value="17.0666666666667" calcext:value-type="float">
            <text:p>17.07</text:p>
          </table:table-cell>
          <table:table-cell table:formula="of:=[.$D114]/[.M$106]*MIN([.$C114];[.M$107]/[.$D114])" office:value-type="float" office:value="25.6" calcext:value-type="float">
            <text:p>25.6</text:p>
          </table:table-cell>
          <table:table-cell table:style-name="ce17" table:formula="of:=[.$D114]/[.N$106]*MIN([.$C114];[.N$107]/[.$D114])" office:value-type="float" office:value="38.3520599250936" calcext:value-type="float">
            <text:p>38.35</text:p>
          </table:table-cell>
          <table:table-cell table:formula="of:=[.$D114]/[.O$106]*MIN([.$C114];[.O$107]/[.$D114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15]/[.C115]" office:value-type="float" office:value="0.25" calcext:value-type="float">
            <text:p>0.25</text:p>
          </table:table-cell>
          <table:table-cell table:style-name="ce18" table:formula="of:=[.$D115]/[.E$106]*MIN([.$C115];[.E$107]/[.$D115])" office:value-type="float" office:value="2.76756756756757" calcext:value-type="float">
            <text:p>2.77</text:p>
          </table:table-cell>
          <table:table-cell table:formula="of:=[.$D115]/[.F$106]*MIN([.$C115];[.F$107]/[.$D115])" office:value-type="float" office:value="5.12" calcext:value-type="float">
            <text:p>5.12</text:p>
          </table:table-cell>
          <table:table-cell table:style-name="ce17" table:formula="of:=[.$D115]/[.G$106]*MIN([.$C115];[.G$107]/[.$D115])" office:value-type="float" office:value="7.75757575757576" calcext:value-type="float">
            <text:p>7.76</text:p>
          </table:table-cell>
          <table:table-cell table:formula="of:=[.$D115]/[.H$106]*MIN([.$C115];[.H$107]/[.$D115])" office:value-type="float" office:value="12.8" calcext:value-type="float">
            <text:p>12.8</text:p>
          </table:table-cell>
          <table:table-cell table:formula="of:=[.$D115]/[.I$106]*MIN([.$C115];[.I$107]/[.$D115])" office:value-type="float" office:value="25.6" calcext:value-type="float">
            <text:p>25.6</text:p>
          </table:table-cell>
          <table:table-cell table:style-name="ce17" table:formula="of:=[.$D115]/[.J$106]*MIN([.$C115];[.J$107]/[.$D115])" office:value-type="float" office:value="38.4962406015038" calcext:value-type="float">
            <text:p>38.50</text:p>
          </table:table-cell>
          <table:table-cell table:formula="of:=[.$D115]/[.K$106]*MIN([.$C115];[.K$107]/[.$D115])" office:value-type="float" office:value="51.2" calcext:value-type="float">
            <text:p>51.2</text:p>
          </table:table-cell>
          <table:table-cell table:style-name="ce17" table:formula="of:=[.$D115]/[.L$106]*MIN([.$C115];[.L$107]/[.$D115])" office:value-type="float" office:value="8.53333333333333" calcext:value-type="float">
            <text:p>8.53</text:p>
          </table:table-cell>
          <table:table-cell table:formula="of:=[.$D115]/[.M$106]*MIN([.$C115];[.M$107]/[.$D115])" office:value-type="float" office:value="12.8" calcext:value-type="float">
            <text:p>12.8</text:p>
          </table:table-cell>
          <table:table-cell table:style-name="ce17" table:formula="of:=[.$D115]/[.N$106]*MIN([.$C115];[.N$107]/[.$D115])" office:value-type="float" office:value="19.1760299625468" calcext:value-type="float">
            <text:p>19.18</text:p>
          </table:table-cell>
          <table:table-cell table:formula="of:=[.$D115]/[.O$106]*MIN([.$C115];[.O$107]/[.$D115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16]/[.C116]" office:value-type="float" office:value="0.125" calcext:value-type="float">
            <text:p>0.125</text:p>
          </table:table-cell>
          <table:table-cell table:style-name="ce18" table:formula="of:=[.$D116]/[.E$106]*MIN([.$C116];[.E$107]/[.$D116])" office:value-type="float" office:value="1.38378378378378" calcext:value-type="float">
            <text:p>1.38</text:p>
          </table:table-cell>
          <table:table-cell table:formula="of:=[.$D116]/[.F$106]*MIN([.$C116];[.F$107]/[.$D116])" office:value-type="float" office:value="2.56" calcext:value-type="float">
            <text:p>2.56</text:p>
          </table:table-cell>
          <table:table-cell table:style-name="ce17" table:formula="of:=[.$D116]/[.G$106]*MIN([.$C116];[.G$107]/[.$D116])" office:value-type="float" office:value="3.87878787878788" calcext:value-type="float">
            <text:p>3.88</text:p>
          </table:table-cell>
          <table:table-cell table:formula="of:=[.$D116]/[.H$106]*MIN([.$C116];[.H$107]/[.$D116])" office:value-type="float" office:value="6.4" calcext:value-type="float">
            <text:p>6.4</text:p>
          </table:table-cell>
          <table:table-cell table:formula="of:=[.$D116]/[.I$106]*MIN([.$C116];[.I$107]/[.$D116])" office:value-type="float" office:value="12.8" calcext:value-type="float">
            <text:p>12.8</text:p>
          </table:table-cell>
          <table:table-cell table:style-name="ce17" table:formula="of:=[.$D116]/[.J$106]*MIN([.$C116];[.J$107]/[.$D116])" office:value-type="float" office:value="19.2481203007519" calcext:value-type="float">
            <text:p>19.25</text:p>
          </table:table-cell>
          <table:table-cell table:formula="of:=[.$D116]/[.K$106]*MIN([.$C116];[.K$107]/[.$D116])" office:value-type="float" office:value="25.6" calcext:value-type="float">
            <text:p>25.6</text:p>
          </table:table-cell>
          <table:table-cell table:style-name="ce17" table:formula="of:=[.$D116]/[.L$106]*MIN([.$C116];[.L$107]/[.$D116])" office:value-type="float" office:value="4.26666666666667" calcext:value-type="float">
            <text:p>4.27</text:p>
          </table:table-cell>
          <table:table-cell table:formula="of:=[.$D116]/[.M$106]*MIN([.$C116];[.M$107]/[.$D116])" office:value-type="float" office:value="6.4" calcext:value-type="float">
            <text:p>6.4</text:p>
          </table:table-cell>
          <table:table-cell table:style-name="ce17" table:formula="of:=[.$D116]/[.N$106]*MIN([.$C116];[.N$107]/[.$D116])" office:value-type="float" office:value="9.58801498127341" calcext:value-type="float">
            <text:p>9.59</text:p>
          </table:table-cell>
          <table:table-cell table:formula="of:=[.$D116]/[.O$106]*MIN([.$C116];[.O$107]/[.$D116])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7]/[.C117]" office:value-type="float" office:value="0.1875" calcext:value-type="float">
            <text:p>0.1875</text:p>
          </table:table-cell>
          <table:table-cell table:style-name="ce18" table:formula="of:=[.$D117]/[.E$106]*MIN([.$C117];[.E$107]/[.$D117])" office:value-type="float" office:value="10.8108108108108" calcext:value-type="float">
            <text:p>10.81</text:p>
          </table:table-cell>
          <table:table-cell table:formula="of:=[.$D117]/[.F$106]*MIN([.$C117];[.F$107]/[.$D117])" office:value-type="float" office:value="20" calcext:value-type="float">
            <text:p>20</text:p>
          </table:table-cell>
          <table:table-cell table:style-name="ce17" table:formula="of:=[.$D117]/[.G$106]*MIN([.$C117];[.G$107]/[.$D117])" office:value-type="float" office:value="30.3030303030303" calcext:value-type="float">
            <text:p>30.30</text:p>
          </table:table-cell>
          <table:table-cell table:formula="of:=[.$D117]/[.H$106]*MIN([.$C117];[.H$107]/[.$D117])" office:value-type="float" office:value="50" calcext:value-type="float">
            <text:p>50</text:p>
          </table:table-cell>
          <table:table-cell table:formula="of:=[.$D117]/[.I$106]*MIN([.$C117];[.I$107]/[.$D117])" office:value-type="float" office:value="100" calcext:value-type="float">
            <text:p>100</text:p>
          </table:table-cell>
          <table:table-cell table:style-name="ce17" table:formula="of:=[.$D117]/[.J$106]*MIN([.$C117];[.J$107]/[.$D117])" office:value-type="float" office:value="150.375939849624" calcext:value-type="float">
            <text:p>150.38</text:p>
          </table:table-cell>
          <table:table-cell table:formula="of:=[.$D117]/[.K$106]*MIN([.$C117];[.K$107]/[.$D117])" office:value-type="float" office:value="200" calcext:value-type="float">
            <text:p>200</text:p>
          </table:table-cell>
          <table:table-cell table:style-name="ce17" table:formula="of:=[.$D117]/[.L$106]*MIN([.$C117];[.L$107]/[.$D117])" office:value-type="float" office:value="66.6666666666667" calcext:value-type="float">
            <text:p>66.67</text:p>
          </table:table-cell>
          <table:table-cell table:formula="of:=[.$D117]/[.M$106]*MIN([.$C117];[.M$107]/[.$D117])" office:value-type="float" office:value="100" calcext:value-type="float">
            <text:p>100</text:p>
          </table:table-cell>
          <table:table-cell table:style-name="ce17" table:formula="of:=[.$D117]/[.N$106]*MIN([.$C117];[.N$107]/[.$D117])" office:value-type="float" office:value="149.812734082397" calcext:value-type="float">
            <text:p>149.81</text:p>
          </table:table-cell>
          <table:table-cell table:formula="of:=[.$D117]/[.O$106]*MIN([.$C117];[.O$107]/[.$D11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8]/[.C118]" office:value-type="float" office:value="0.125" calcext:value-type="float">
            <text:p>0.125</text:p>
          </table:table-cell>
          <table:table-cell table:style-name="ce17" table:formula="of:=[.$D118]/[.E$106]*MIN([.$C118];[.E$107]/[.$D118])" office:value-type="float" office:value="10.8108108108108" calcext:value-type="float">
            <text:p>10.81</text:p>
          </table:table-cell>
          <table:table-cell table:style-name="ce4" table:formula="of:=[.$D118]/[.F$106]*MIN([.$C118];[.F$107]/[.$D118])" office:value-type="float" office:value="20" calcext:value-type="float">
            <text:p>20</text:p>
          </table:table-cell>
          <table:table-cell table:style-name="ce17" table:formula="of:=[.$D118]/[.G$106]*MIN([.$C118];[.G$107]/[.$D118])" office:value-type="float" office:value="30.3030303030303" calcext:value-type="float">
            <text:p>30.30</text:p>
          </table:table-cell>
          <table:table-cell table:formula="of:=[.$D118]/[.H$106]*MIN([.$C118];[.H$107]/[.$D118])" office:value-type="float" office:value="50" calcext:value-type="float">
            <text:p>50</text:p>
          </table:table-cell>
          <table:table-cell table:formula="of:=[.$D118]/[.I$106]*MIN([.$C118];[.I$107]/[.$D118])" office:value-type="float" office:value="100" calcext:value-type="float">
            <text:p>100</text:p>
          </table:table-cell>
          <table:table-cell table:style-name="ce17" table:formula="of:=[.$D118]/[.J$106]*MIN([.$C118];[.J$107]/[.$D118])" office:value-type="float" office:value="150.375939849624" calcext:value-type="float">
            <text:p>150.38</text:p>
          </table:table-cell>
          <table:table-cell table:formula="of:=[.$D118]/[.K$106]*MIN([.$C118];[.K$107]/[.$D118])" office:value-type="float" office:value="200" calcext:value-type="float">
            <text:p>200</text:p>
          </table:table-cell>
          <table:table-cell table:style-name="ce17" table:formula="of:=[.$D118]/[.L$106]*MIN([.$C118];[.L$107]/[.$D118])" office:value-type="float" office:value="66.6666666666667" calcext:value-type="float">
            <text:p>66.67</text:p>
          </table:table-cell>
          <table:table-cell table:formula="of:=[.$D118]/[.M$106]*MIN([.$C118];[.M$107]/[.$D118])" office:value-type="float" office:value="100" calcext:value-type="float">
            <text:p>100</text:p>
          </table:table-cell>
          <table:table-cell table:style-name="ce17" table:formula="of:=[.$D118]/[.N$106]*MIN([.$C118];[.N$107]/[.$D118])" office:value-type="float" office:value="149.812734082397" calcext:value-type="float">
            <text:p>149.81</text:p>
          </table:table-cell>
          <table:table-cell table:formula="of:=[.$D118]/[.O$106]*MIN([.$C118];[.O$107]/[.$D118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9]/[.C119]" office:value-type="float" office:value="0.0625" calcext:value-type="float">
            <text:p>0.0625</text:p>
          </table:table-cell>
          <table:table-cell table:style-name="ce17" table:formula="of:=[.$D119]/[.E$106]*MIN([.$C119];[.E$107]/[.$D119])" office:value-type="float" office:value="10.8108108108108" calcext:value-type="float">
            <text:p>10.81</text:p>
          </table:table-cell>
          <table:table-cell table:style-name="ce4" table:formula="of:=[.$D119]/[.F$106]*MIN([.$C119];[.F$107]/[.$D119])" office:value-type="float" office:value="20" calcext:value-type="float">
            <text:p>20</text:p>
          </table:table-cell>
          <table:table-cell table:style-name="ce18" table:formula="of:=[.$D119]/[.G$106]*MIN([.$C119];[.G$107]/[.$D119])" office:value-type="float" office:value="30.3030303030303" calcext:value-type="float">
            <text:p>30.30</text:p>
          </table:table-cell>
          <table:table-cell table:style-name="ce4" table:formula="of:=[.$D119]/[.H$106]*MIN([.$C119];[.H$107]/[.$D119])" office:value-type="float" office:value="50" calcext:value-type="float">
            <text:p>50</text:p>
          </table:table-cell>
          <table:table-cell table:formula="of:=[.$D119]/[.I$106]*MIN([.$C119];[.I$107]/[.$D119])" office:value-type="float" office:value="100" calcext:value-type="float">
            <text:p>100</text:p>
          </table:table-cell>
          <table:table-cell table:style-name="ce17" table:formula="of:=[.$D119]/[.J$106]*MIN([.$C119];[.J$107]/[.$D119])" office:value-type="float" office:value="150.375939849624" calcext:value-type="float">
            <text:p>150.38</text:p>
          </table:table-cell>
          <table:table-cell table:formula="of:=[.$D119]/[.K$106]*MIN([.$C119];[.K$107]/[.$D119])" office:value-type="float" office:value="200" calcext:value-type="float">
            <text:p>200</text:p>
          </table:table-cell>
          <table:table-cell table:style-name="ce18" table:formula="of:=[.$D119]/[.L$106]*MIN([.$C119];[.L$107]/[.$D119])" office:value-type="float" office:value="34.1333333333333" calcext:value-type="float">
            <text:p>34.13</text:p>
          </table:table-cell>
          <table:table-cell table:style-name="ce4" table:formula="of:=[.$D119]/[.M$106]*MIN([.$C119];[.M$107]/[.$D119])" office:value-type="float" office:value="51.2" calcext:value-type="float">
            <text:p>51.2</text:p>
          </table:table-cell>
          <table:table-cell table:style-name="ce17" table:formula="of:=[.$D119]/[.N$106]*MIN([.$C119];[.N$107]/[.$D119])" office:value-type="float" office:value="76.7041198501873" calcext:value-type="float">
            <text:p>76.70</text:p>
          </table:table-cell>
          <table:table-cell table:formula="of:=[.$D119]/[.O$106]*MIN([.$C119];[.O$107]/[.$D119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0]/[.C120]" office:value-type="float" office:value="0.03125" calcext:value-type="float">
            <text:p>0.03125</text:p>
          </table:table-cell>
          <table:table-cell table:style-name="ce17" table:formula="of:=[.$D120]/[.E$106]*MIN([.$C120];[.E$107]/[.$D120])" office:value-type="float" office:value="5.53513513513514" calcext:value-type="float">
            <text:p>5.54</text:p>
          </table:table-cell>
          <table:table-cell table:formula="of:=[.$D120]/[.F$106]*MIN([.$C120];[.F$107]/[.$D120])" office:value-type="float" office:value="10.24" calcext:value-type="float">
            <text:p>10.24</text:p>
          </table:table-cell>
          <table:table-cell table:style-name="ce17" table:formula="of:=[.$D120]/[.G$106]*MIN([.$C120];[.G$107]/[.$D120])" office:value-type="float" office:value="15.5151515151515" calcext:value-type="float">
            <text:p>15.52</text:p>
          </table:table-cell>
          <table:table-cell table:style-name="ce4" table:formula="of:=[.$D120]/[.H$106]*MIN([.$C120];[.H$107]/[.$D120])" office:value-type="float" office:value="25.6" calcext:value-type="float">
            <text:p>25.6</text:p>
          </table:table-cell>
          <table:table-cell table:style-name="ce4" table:formula="of:=[.$D120]/[.I$106]*MIN([.$C120];[.I$107]/[.$D120])" office:value-type="float" office:value="51.2" calcext:value-type="float">
            <text:p>51.2</text:p>
          </table:table-cell>
          <table:table-cell table:style-name="ce17" table:formula="of:=[.$D120]/[.J$106]*MIN([.$C120];[.J$107]/[.$D120])" office:value-type="float" office:value="76.9924812030075" calcext:value-type="float">
            <text:p>76.99</text:p>
          </table:table-cell>
          <table:table-cell table:formula="of:=[.$D120]/[.K$106]*MIN([.$C120];[.K$107]/[.$D120])" office:value-type="float" office:value="102.4" calcext:value-type="float">
            <text:p>102.4</text:p>
          </table:table-cell>
          <table:table-cell table:style-name="ce17" table:formula="of:=[.$D120]/[.L$106]*MIN([.$C120];[.L$107]/[.$D120])" office:value-type="float" office:value="17.0666666666667" calcext:value-type="float">
            <text:p>17.07</text:p>
          </table:table-cell>
          <table:table-cell table:style-name="ce4" table:formula="of:=[.$D120]/[.M$106]*MIN([.$C120];[.M$107]/[.$D120])" office:value-type="float" office:value="25.6" calcext:value-type="float">
            <text:p>25.6</text:p>
          </table:table-cell>
          <table:table-cell table:style-name="ce18" table:formula="of:=[.$D120]/[.N$106]*MIN([.$C120];[.N$107]/[.$D120])" office:value-type="float" office:value="38.3520599250936" calcext:value-type="float">
            <text:p>38.35</text:p>
          </table:table-cell>
          <table:table-cell table:style-name="ce32" table:formula="of:=[.$D120]/[.O$106]*MIN([.$C120];[.O$107]/[.$D120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1]/[.C121]" office:value-type="float" office:value="0.015625" calcext:value-type="float">
            <text:p>0.015625</text:p>
          </table:table-cell>
          <table:table-cell table:style-name="ce17" table:formula="of:=[.$D121]/[.E$106]*MIN([.$C121];[.E$107]/[.$D121])" office:value-type="float" office:value="2.76756756756757" calcext:value-type="float">
            <text:p>2.77</text:p>
          </table:table-cell>
          <table:table-cell table:formula="of:=[.$D121]/[.F$106]*MIN([.$C121];[.F$107]/[.$D121])" office:value-type="float" office:value="5.12" calcext:value-type="float">
            <text:p>5.12</text:p>
          </table:table-cell>
          <table:table-cell table:style-name="ce17" table:formula="of:=[.$D121]/[.G$106]*MIN([.$C121];[.G$107]/[.$D121])" office:value-type="float" office:value="7.75757575757576" calcext:value-type="float">
            <text:p>7.76</text:p>
          </table:table-cell>
          <table:table-cell table:formula="of:=[.$D121]/[.H$106]*MIN([.$C121];[.H$107]/[.$D121])" office:value-type="float" office:value="12.8" calcext:value-type="float">
            <text:p>12.8</text:p>
          </table:table-cell>
          <table:table-cell table:style-name="ce4" table:formula="of:=[.$D121]/[.I$106]*MIN([.$C121];[.I$107]/[.$D121])" office:value-type="float" office:value="25.6" calcext:value-type="float">
            <text:p>25.6</text:p>
          </table:table-cell>
          <table:table-cell table:style-name="ce18" table:formula="of:=[.$D121]/[.J$106]*MIN([.$C121];[.J$107]/[.$D121])" office:value-type="float" office:value="38.4962406015038" calcext:value-type="float">
            <text:p>38.50</text:p>
          </table:table-cell>
          <table:table-cell table:formula="of:=[.$D121]/[.K$106]*MIN([.$C121];[.K$107]/[.$D121])" office:value-type="float" office:value="51.2" calcext:value-type="float">
            <text:p>51.2</text:p>
          </table:table-cell>
          <table:table-cell table:style-name="ce17" table:formula="of:=[.$D121]/[.L$106]*MIN([.$C121];[.L$107]/[.$D121])" office:value-type="float" office:value="8.53333333333333" calcext:value-type="float">
            <text:p>8.53</text:p>
          </table:table-cell>
          <table:table-cell table:formula="of:=[.$D121]/[.M$106]*MIN([.$C121];[.M$107]/[.$D121])" office:value-type="float" office:value="12.8" calcext:value-type="float">
            <text:p>12.8</text:p>
          </table:table-cell>
          <table:table-cell table:style-name="ce18" table:formula="of:=[.$D121]/[.N$106]*MIN([.$C121];[.N$107]/[.$D121])" office:value-type="float" office:value="19.1760299625468" calcext:value-type="float">
            <text:p>19.18</text:p>
          </table:table-cell>
          <table:table-cell table:style-name="ce4" table:formula="of:=[.$D121]/[.O$106]*MIN([.$C121];[.O$107]/[.$D121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2]/[.C122]" office:value-type="float" office:value="0.0078125" calcext:value-type="float">
            <text:p>0.0078125</text:p>
          </table:table-cell>
          <table:table-cell table:style-name="ce17" table:formula="of:=[.$D122]/[.E$106]*MIN([.$C122];[.E$107]/[.$D122])" office:value-type="float" office:value="1.38378378378378" calcext:value-type="float">
            <text:p>1.38</text:p>
          </table:table-cell>
          <table:table-cell table:formula="of:=[.$D122]/[.F$106]*MIN([.$C122];[.F$107]/[.$D122])" office:value-type="float" office:value="2.56" calcext:value-type="float">
            <text:p>2.56</text:p>
          </table:table-cell>
          <table:table-cell table:style-name="ce17" table:formula="of:=[.$D122]/[.G$106]*MIN([.$C122];[.G$107]/[.$D122])" office:value-type="float" office:value="3.87878787878788" calcext:value-type="float">
            <text:p>3.88</text:p>
          </table:table-cell>
          <table:table-cell table:formula="of:=[.$D122]/[.H$106]*MIN([.$C122];[.H$107]/[.$D122])" office:value-type="float" office:value="6.4" calcext:value-type="float">
            <text:p>6.4</text:p>
          </table:table-cell>
          <table:table-cell table:formula="of:=[.$D122]/[.I$106]*MIN([.$C122];[.I$107]/[.$D122])" office:value-type="float" office:value="12.8" calcext:value-type="float">
            <text:p>12.8</text:p>
          </table:table-cell>
          <table:table-cell table:style-name="ce17" table:formula="of:=[.$D122]/[.J$106]*MIN([.$C122];[.J$107]/[.$D122])" office:value-type="float" office:value="19.2481203007519" calcext:value-type="float">
            <text:p>19.25</text:p>
          </table:table-cell>
          <table:table-cell table:style-name="ce4" table:formula="of:=[.$D122]/[.K$106]*MIN([.$C122];[.K$107]/[.$D122])" office:value-type="float" office:value="25.6" calcext:value-type="float">
            <text:p>25.6</text:p>
          </table:table-cell>
          <table:table-cell table:style-name="ce17" table:formula="of:=[.$D122]/[.L$106]*MIN([.$C122];[.L$107]/[.$D122])" office:value-type="float" office:value="4.26666666666667" calcext:value-type="float">
            <text:p>4.27</text:p>
          </table:table-cell>
          <table:table-cell table:formula="of:=[.$D122]/[.M$106]*MIN([.$C122];[.M$107]/[.$D122])" office:value-type="float" office:value="6.4" calcext:value-type="float">
            <text:p>6.4</text:p>
          </table:table-cell>
          <table:table-cell table:style-name="ce17" table:formula="of:=[.$D122]/[.N$106]*MIN([.$C122];[.N$107]/[.$D122])" office:value-type="float" office:value="9.58801498127341" calcext:value-type="float">
            <text:p>9.59</text:p>
          </table:table-cell>
          <table:table-cell table:formula="of:=[.$D122]/[.O$106]*MIN([.$C122];[.O$107]/[.$D122])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odes for zero current voltage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table:style-name="ce2"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31]/[.C131]" office:value-type="float" office:value="4.8828125" calcext:value-type="float">
            <text:p>4.8828125</text:p>
          </table:table-cell>
          <table:table-cell table:style-name="ce11" table:formula="of:=IF([.E$129]*1000/[.$D131]&lt;[.$C131];INT([.E$129]*1000/[.$D131]);&quot;Over Range&quot;)" office:value-type="float" office:value="512" calcext:value-type="float">
            <text:p>512</text:p>
          </table:table-cell>
          <table:table-cell table:style-name="ce11" table:formula="of:=IF([.F$129]*1000/[.$D131]&lt;[.$C131];INT([.F$129]*1000/[.$D131]);&quot;Over Range&quot;)" office:value-type="float" office:value="512" calcext:value-type="float">
            <text:p>512</text:p>
          </table:table-cell>
          <table:table-cell table:style-name="ce11" table:formula="of:=IF([.G$129]*1000/[.$D131]&lt;[.$C131];INT([.G$129]*1000/[.$D131]);&quot;Over Range&quot;)" office:value-type="float" office:value="512" calcext:value-type="float">
            <text:p>512</text:p>
          </table:table-cell>
          <table:table-cell table:style-name="ce11" table:formula="of:=IF([.H$129]*1000/[.$D131]&lt;[.$C131];INT([.H$129]*1000/[.$D131]);&quot;Over Range&quot;)" office:value-type="float" office:value="512" calcext:value-type="float">
            <text:p>512</text:p>
          </table:table-cell>
          <table:table-cell table:style-name="ce11" table:formula="of:=IF([.I$129]*1000/[.$D131]&lt;[.$C131];INT([.I$129]*1000/[.$D131]);&quot;Over Range&quot;)" office:value-type="float" office:value="512" calcext:value-type="float">
            <text:p>512</text:p>
          </table:table-cell>
          <table:table-cell table:style-name="ce11" table:formula="of:=IF([.J$129]*1000/[.$D131]&lt;[.$C131];INT([.J$129]*1000/[.$D131]);&quot;Over Range&quot;)" office:value-type="float" office:value="512" calcext:value-type="float">
            <text:p>512</text:p>
          </table:table-cell>
          <table:table-cell table:style-name="ce11" table:formula="of:=IF([.K$129]*1000/[.$D131]&lt;[.$C131];INT([.K$129]*1000/[.$D131]);&quot;Over Range&quot;)" office:value-type="float" office:value="512" calcext:value-type="float">
            <text:p>512</text:p>
          </table:table-cell>
          <table:table-cell table:style-name="ce11" table:formula="of:=IF([.L$129]*1000/[.$D131]&lt;[.$C131];INT([.L$129]*1000/[.$D131]);&quot;Over Range&quot;)" office:value-type="float" office:value="122" calcext:value-type="float">
            <text:p>122</text:p>
          </table:table-cell>
          <table:table-cell table:style-name="ce11" table:formula="of:=IF([.M$129]*1000/[.$D131]&lt;[.$C131];INT([.M$129]*1000/[.$D131]);&quot;Over Range&quot;)" office:value-type="float" office:value="122" calcext:value-type="float">
            <text:p>122</text:p>
          </table:table-cell>
          <table:table-cell table:style-name="ce11" table:formula="of:=IF([.N$129]*1000/[.$D131]&lt;[.$C131];INT([.N$129]*1000/[.$D131]);&quot;Over Range&quot;)" office:value-type="float" office:value="122" calcext:value-type="float">
            <text:p>122</text:p>
          </table:table-cell>
          <table:table-cell table:style-name="ce11" table:formula="of:=IF([.O$129]*1000/[.$D131]&lt;[.$C131];INT([.O$129]*1000/[.$D131]);&quot;Over Range&quot;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32]/[.C132]" office:value-type="float" office:value="1.07421875" calcext:value-type="float">
            <text:p>1.07421875</text:p>
          </table:table-cell>
          <table:table-cell table:style-name="ce11" table:formula="of:=IF([.E$129]*1000/[.$D132]&lt;[.$C132];INT([.E$129]*1000/[.$D132]);[.$C132])" office:value-type="float" office:value="1024" calcext:value-type="float">
            <text:p>1,024</text:p>
          </table:table-cell>
          <table:table-cell table:style-name="ce11" table:formula="of:=IF([.F$129]*1000/[.$D132]&lt;[.$C132];INT([.F$129]*1000/[.$D132]);[.$C132])" office:value-type="float" office:value="1024" calcext:value-type="float">
            <text:p>1,024</text:p>
          </table:table-cell>
          <table:table-cell table:style-name="ce11" table:formula="of:=IF([.G$129]*1000/[.$D132]&lt;[.$C132];INT([.G$129]*1000/[.$D132]);[.$C132])" office:value-type="float" office:value="1024" calcext:value-type="float">
            <text:p>1,024</text:p>
          </table:table-cell>
          <table:table-cell table:style-name="ce11" table:formula="of:=IF([.H$129]*1000/[.$D132]&lt;[.$C132];INT([.H$129]*1000/[.$D132]);[.$C132])" office:value-type="float" office:value="1024" calcext:value-type="float">
            <text:p>1,024</text:p>
          </table:table-cell>
          <table:table-cell table:style-name="ce11" table:formula="of:=IF([.I$129]*1000/[.$D132]&lt;[.$C132];INT([.I$129]*1000/[.$D132]);[.$C132])" office:value-type="float" office:value="1024" calcext:value-type="float">
            <text:p>1,024</text:p>
          </table:table-cell>
          <table:table-cell table:style-name="ce11" table:formula="of:=IF([.J$129]*1000/[.$D132]&lt;[.$C132];INT([.J$129]*1000/[.$D132]);[.$C132])" office:value-type="float" office:value="1024" calcext:value-type="float">
            <text:p>1,024</text:p>
          </table:table-cell>
          <table:table-cell table:style-name="ce11" table:formula="of:=IF([.K$129]*1000/[.$D132]&lt;[.$C132];INT([.K$129]*1000/[.$D132]);[.$C132])" office:value-type="float" office:value="1024" calcext:value-type="float">
            <text:p>1,024</text:p>
          </table:table-cell>
          <table:table-cell table:style-name="ce11" table:formula="of:=IF([.L$129]*1000/[.$D132]&lt;[.$C132];INT([.L$129]*1000/[.$D132]);[.$C132])" office:value-type="float" office:value="558" calcext:value-type="float">
            <text:p>558</text:p>
          </table:table-cell>
          <table:table-cell table:style-name="ce11" table:formula="of:=IF([.M$129]*1000/[.$D132]&lt;[.$C132];INT([.M$129]*1000/[.$D132]);[.$C132])" office:value-type="float" office:value="558" calcext:value-type="float">
            <text:p>558</text:p>
          </table:table-cell>
          <table:table-cell table:style-name="ce11" table:formula="of:=IF([.N$129]*1000/[.$D132]&lt;[.$C132];INT([.N$129]*1000/[.$D132]);[.$C132])" office:value-type="float" office:value="558" calcext:value-type="float">
            <text:p>558</text:p>
          </table:table-cell>
          <table:table-cell table:style-name="ce11" table:formula="of:=IF([.O$129]*1000/[.$D132]&lt;[.$C132];INT([.O$129]*1000/[.$D132]);[.$C132]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33]/[.C133]" office:value-type="float" office:value="3" calcext:value-type="float">
            <text:p>3</text:p>
          </table:table-cell>
          <table:table-cell table:style-name="ce11" table:formula="of:=IF([.E$129]*1000/[.$D133]&lt;[.$C133];INT([.E$129]*1000/[.$D133]);[.$C133])" office:value-type="float" office:value="833" calcext:value-type="float">
            <text:p>833</text:p>
          </table:table-cell>
          <table:table-cell table:style-name="ce11" table:formula="of:=IF([.F$129]*1000/[.$D133]&lt;[.$C133];INT([.F$129]*1000/[.$D133]);[.$C133])" office:value-type="float" office:value="833" calcext:value-type="float">
            <text:p>833</text:p>
          </table:table-cell>
          <table:table-cell table:style-name="ce11" table:formula="of:=IF([.G$129]*1000/[.$D133]&lt;[.$C133];INT([.G$129]*1000/[.$D133]);[.$C133])" office:value-type="float" office:value="833" calcext:value-type="float">
            <text:p>833</text:p>
          </table:table-cell>
          <table:table-cell table:style-name="ce11" table:formula="of:=IF([.H$129]*1000/[.$D133]&lt;[.$C133];INT([.H$129]*1000/[.$D133]);[.$C133])" office:value-type="float" office:value="833" calcext:value-type="float">
            <text:p>833</text:p>
          </table:table-cell>
          <table:table-cell table:style-name="ce11" table:formula="of:=IF([.I$129]*1000/[.$D133]&lt;[.$C133];INT([.I$129]*1000/[.$D133]);[.$C133])" office:value-type="float" office:value="833" calcext:value-type="float">
            <text:p>833</text:p>
          </table:table-cell>
          <table:table-cell table:style-name="ce11" table:formula="of:=IF([.J$129]*1000/[.$D133]&lt;[.$C133];INT([.J$129]*1000/[.$D133]);[.$C133])" office:value-type="float" office:value="833" calcext:value-type="float">
            <text:p>833</text:p>
          </table:table-cell>
          <table:table-cell table:style-name="ce11" table:formula="of:=IF([.K$129]*1000/[.$D133]&lt;[.$C133];INT([.K$129]*1000/[.$D133]);[.$C133])" office:value-type="float" office:value="833" calcext:value-type="float">
            <text:p>833</text:p>
          </table:table-cell>
          <table:table-cell table:style-name="ce11" table:formula="of:=IF([.L$129]*1000/[.$D133]&lt;[.$C133];INT([.L$129]*1000/[.$D133]);[.$C133])" office:value-type="float" office:value="200" calcext:value-type="float">
            <text:p>200</text:p>
          </table:table-cell>
          <table:table-cell table:style-name="ce11" table:formula="of:=IF([.M$129]*1000/[.$D133]&lt;[.$C133];INT([.M$129]*1000/[.$D133]);[.$C133])" office:value-type="float" office:value="200" calcext:value-type="float">
            <text:p>200</text:p>
          </table:table-cell>
          <table:table-cell table:style-name="ce11" table:formula="of:=IF([.N$129]*1000/[.$D133]&lt;[.$C133];INT([.N$129]*1000/[.$D133]);[.$C133])" office:value-type="float" office:value="200" calcext:value-type="float">
            <text:p>200</text:p>
          </table:table-cell>
          <table:table-cell table:style-name="ce11" table:formula="of:=IF([.O$129]*1000/[.$D133]&lt;[.$C133];INT([.O$129]*1000/[.$D133]);[.$C133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34]/[.C134]" office:value-type="float" office:value="2" calcext:value-type="float">
            <text:p>2</text:p>
          </table:table-cell>
          <table:table-cell table:style-name="ce11" table:formula="of:=IF([.E$129]*1000/[.$D134]&lt;[.$C134];INT([.E$129]*1000/[.$D134]);[.$C134])" office:value-type="float" office:value="1250" calcext:value-type="float">
            <text:p>1,250</text:p>
          </table:table-cell>
          <table:table-cell table:style-name="ce11" table:formula="of:=IF([.F$129]*1000/[.$D134]&lt;[.$C134];INT([.F$129]*1000/[.$D134]);[.$C134])" office:value-type="float" office:value="1250" calcext:value-type="float">
            <text:p>1,250</text:p>
          </table:table-cell>
          <table:table-cell table:style-name="ce11" table:formula="of:=IF([.G$129]*1000/[.$D134]&lt;[.$C134];INT([.G$129]*1000/[.$D134]);[.$C134])" office:value-type="float" office:value="1250" calcext:value-type="float">
            <text:p>1,250</text:p>
          </table:table-cell>
          <table:table-cell table:style-name="ce11" table:formula="of:=IF([.H$129]*1000/[.$D134]&lt;[.$C134];INT([.H$129]*1000/[.$D134]);[.$C134])" office:value-type="float" office:value="1250" calcext:value-type="float">
            <text:p>1,250</text:p>
          </table:table-cell>
          <table:table-cell table:style-name="ce11" table:formula="of:=IF([.I$129]*1000/[.$D134]&lt;[.$C134];INT([.I$129]*1000/[.$D134]);[.$C134])" office:value-type="float" office:value="1250" calcext:value-type="float">
            <text:p>1,250</text:p>
          </table:table-cell>
          <table:table-cell table:style-name="ce11" table:formula="of:=IF([.J$129]*1000/[.$D134]&lt;[.$C134];INT([.J$129]*1000/[.$D134]);[.$C134])" office:value-type="float" office:value="1250" calcext:value-type="float">
            <text:p>1,250</text:p>
          </table:table-cell>
          <table:table-cell table:style-name="ce11" table:formula="of:=IF([.K$129]*1000/[.$D134]&lt;[.$C134];INT([.K$129]*1000/[.$D134]);[.$C134])" office:value-type="float" office:value="1250" calcext:value-type="float">
            <text:p>1,250</text:p>
          </table:table-cell>
          <table:table-cell table:style-name="ce11" table:formula="of:=IF([.L$129]*1000/[.$D134]&lt;[.$C134];INT([.L$129]*1000/[.$D134]);[.$C134])" office:value-type="float" office:value="300" calcext:value-type="float">
            <text:p>300</text:p>
          </table:table-cell>
          <table:table-cell table:style-name="ce11" table:formula="of:=IF([.M$129]*1000/[.$D134]&lt;[.$C134];INT([.M$129]*1000/[.$D134]);[.$C134])" office:value-type="float" office:value="300" calcext:value-type="float">
            <text:p>300</text:p>
          </table:table-cell>
          <table:table-cell table:style-name="ce11" table:formula="of:=IF([.N$129]*1000/[.$D134]&lt;[.$C134];INT([.N$129]*1000/[.$D134]);[.$C134])" office:value-type="float" office:value="300" calcext:value-type="float">
            <text:p>300</text:p>
          </table:table-cell>
          <table:table-cell table:style-name="ce11" table:formula="of:=IF([.O$129]*1000/[.$D134]&lt;[.$C134];INT([.O$129]*1000/[.$D134]);[.$C134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35]/[.C135]" office:value-type="float" office:value="1" calcext:value-type="float">
            <text:p>1</text:p>
          </table:table-cell>
          <table:table-cell table:style-name="ce11" table:formula="of:=IF([.E$129]*1000/[.$D135]&lt;[.$C135];INT([.E$129]*1000/[.$D135]);[.$C135])" office:value-type="float" office:value="2048" calcext:value-type="float">
            <text:p>2,048</text:p>
          </table:table-cell>
          <table:table-cell table:style-name="ce11" table:formula="of:=IF([.F$129]*1000/[.$D135]&lt;[.$C135];INT([.F$129]*1000/[.$D135]);[.$C135])" office:value-type="float" office:value="2048" calcext:value-type="float">
            <text:p>2,048</text:p>
          </table:table-cell>
          <table:table-cell table:style-name="ce11" table:formula="of:=IF([.G$129]*1000/[.$D135]&lt;[.$C135];INT([.G$129]*1000/[.$D135]);[.$C135])" office:value-type="float" office:value="2048" calcext:value-type="float">
            <text:p>2,048</text:p>
          </table:table-cell>
          <table:table-cell table:style-name="ce11" table:formula="of:=IF([.H$129]*1000/[.$D135]&lt;[.$C135];INT([.H$129]*1000/[.$D135]);[.$C135])" office:value-type="float" office:value="2048" calcext:value-type="float">
            <text:p>2,048</text:p>
          </table:table-cell>
          <table:table-cell table:style-name="ce11" table:formula="of:=IF([.I$129]*1000/[.$D135]&lt;[.$C135];INT([.I$129]*1000/[.$D135]);[.$C135])" office:value-type="float" office:value="2048" calcext:value-type="float">
            <text:p>2,048</text:p>
          </table:table-cell>
          <table:table-cell table:style-name="ce11" table:formula="of:=IF([.J$129]*1000/[.$D135]&lt;[.$C135];INT([.J$129]*1000/[.$D135]);[.$C135])" office:value-type="float" office:value="2048" calcext:value-type="float">
            <text:p>2,048</text:p>
          </table:table-cell>
          <table:table-cell table:style-name="ce11" table:formula="of:=IF([.K$129]*1000/[.$D135]&lt;[.$C135];INT([.K$129]*1000/[.$D135]);[.$C135])" office:value-type="float" office:value="2048" calcext:value-type="float">
            <text:p>2,048</text:p>
          </table:table-cell>
          <table:table-cell table:style-name="ce11" table:formula="of:=IF([.L$129]*1000/[.$D135]&lt;[.$C135];INT([.L$129]*1000/[.$D135]);[.$C135])" office:value-type="float" office:value="600" calcext:value-type="float">
            <text:p>600</text:p>
          </table:table-cell>
          <table:table-cell table:style-name="ce11" table:formula="of:=IF([.M$129]*1000/[.$D135]&lt;[.$C135];INT([.M$129]*1000/[.$D135]);[.$C135])" office:value-type="float" office:value="600" calcext:value-type="float">
            <text:p>600</text:p>
          </table:table-cell>
          <table:table-cell table:style-name="ce11" table:formula="of:=IF([.N$129]*1000/[.$D135]&lt;[.$C135];INT([.N$129]*1000/[.$D135]);[.$C135])" office:value-type="float" office:value="600" calcext:value-type="float">
            <text:p>600</text:p>
          </table:table-cell>
          <table:table-cell table:style-name="ce11" table:formula="of:=IF([.O$129]*1000/[.$D135]&lt;[.$C135];INT([.O$129]*1000/[.$D135]);[.$C135]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36]/[.C136]" office:value-type="float" office:value="0.5" calcext:value-type="float">
            <text:p>0.5</text:p>
          </table:table-cell>
          <table:table-cell table:style-name="ce11" table:formula="of:=IF([.E$129]*1000/[.$D136]&lt;[.$C136];INT([.E$129]*1000/[.$D136]);[.$C136])" office:value-type="float" office:value="2048" calcext:value-type="float">
            <text:p>2,048</text:p>
          </table:table-cell>
          <table:table-cell table:style-name="ce11" table:formula="of:=IF([.F$129]*1000/[.$D136]&lt;[.$C136];INT([.F$129]*1000/[.$D136]);[.$C136])" office:value-type="float" office:value="2048" calcext:value-type="float">
            <text:p>2,048</text:p>
          </table:table-cell>
          <table:table-cell table:style-name="ce11" table:formula="of:=IF([.G$129]*1000/[.$D136]&lt;[.$C136];INT([.G$129]*1000/[.$D136]);[.$C136])" office:value-type="float" office:value="2048" calcext:value-type="float">
            <text:p>2,048</text:p>
          </table:table-cell>
          <table:table-cell table:style-name="ce11" table:formula="of:=IF([.H$129]*1000/[.$D136]&lt;[.$C136];INT([.H$129]*1000/[.$D136]);[.$C136])" office:value-type="float" office:value="2048" calcext:value-type="float">
            <text:p>2,048</text:p>
          </table:table-cell>
          <table:table-cell table:style-name="ce11" table:formula="of:=IF([.I$129]*1000/[.$D136]&lt;[.$C136];INT([.I$129]*1000/[.$D136]);[.$C136])" office:value-type="float" office:value="2048" calcext:value-type="float">
            <text:p>2,048</text:p>
          </table:table-cell>
          <table:table-cell table:style-name="ce11" table:formula="of:=IF([.J$129]*1000/[.$D136]&lt;[.$C136];INT([.J$129]*1000/[.$D136]);[.$C136])" office:value-type="float" office:value="2048" calcext:value-type="float">
            <text:p>2,048</text:p>
          </table:table-cell>
          <table:table-cell table:style-name="ce11" table:formula="of:=IF([.K$129]*1000/[.$D136]&lt;[.$C136];INT([.K$129]*1000/[.$D136]);[.$C136])" office:value-type="float" office:value="2048" calcext:value-type="float">
            <text:p>2,048</text:p>
          </table:table-cell>
          <table:table-cell table:style-name="ce11" table:formula="of:=IF([.L$129]*1000/[.$D136]&lt;[.$C136];INT([.L$129]*1000/[.$D136]);[.$C136])" office:value-type="float" office:value="1200" calcext:value-type="float">
            <text:p>1,200</text:p>
          </table:table-cell>
          <table:table-cell table:style-name="ce11" table:formula="of:=IF([.M$129]*1000/[.$D136]&lt;[.$C136];INT([.M$129]*1000/[.$D136]);[.$C136])" office:value-type="float" office:value="1200" calcext:value-type="float">
            <text:p>1,200</text:p>
          </table:table-cell>
          <table:table-cell table:style-name="ce11" table:formula="of:=IF([.N$129]*1000/[.$D136]&lt;[.$C136];INT([.N$129]*1000/[.$D136]);[.$C136])" office:value-type="float" office:value="1200" calcext:value-type="float">
            <text:p>1,200</text:p>
          </table:table-cell>
          <table:table-cell table:style-name="ce11" table:formula="of:=IF([.O$129]*1000/[.$D136]&lt;[.$C136];INT([.O$129]*1000/[.$D136]);[.$C136])" office:value-type="float" office:value="1200" calcext:value-type="float">
            <text:p>1,2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37]/[.C137]" office:value-type="float" office:value="0.25" calcext:value-type="float">
            <text:p>0.25</text:p>
          </table:table-cell>
          <table:table-cell table:style-name="ce20" table:formula="of:=IF([.E$129]*1000/[.$D137]&lt;[.$C137];INT([.E$129]*1000/[.$D137]);[.$C137])" office:value-type="float" office:value="2048" calcext:value-type="float">
            <text:p>2,048</text:p>
          </table:table-cell>
          <table:table-cell table:style-name="ce11" table:formula="of:=IF([.F$129]*1000/[.$D137]&lt;[.$C137];INT([.F$129]*1000/[.$D137]);[.$C137])" office:value-type="float" office:value="2048" calcext:value-type="float">
            <text:p>2,048</text:p>
          </table:table-cell>
          <table:table-cell table:style-name="ce11" table:formula="of:=IF([.G$129]*1000/[.$D137]&lt;[.$C137];INT([.G$129]*1000/[.$D137]);[.$C137])" office:value-type="float" office:value="2048" calcext:value-type="float">
            <text:p>2,048</text:p>
          </table:table-cell>
          <table:table-cell table:style-name="ce11" table:formula="of:=IF([.H$129]*1000/[.$D137]&lt;[.$C137];INT([.H$129]*1000/[.$D137]);[.$C137])" office:value-type="float" office:value="2048" calcext:value-type="float">
            <text:p>2,048</text:p>
          </table:table-cell>
          <table:table-cell table:style-name="ce11" table:formula="of:=IF([.I$129]*1000/[.$D137]&lt;[.$C137];INT([.I$129]*1000/[.$D137]);[.$C137])" office:value-type="float" office:value="2048" calcext:value-type="float">
            <text:p>2,048</text:p>
          </table:table-cell>
          <table:table-cell table:style-name="ce11" table:formula="of:=IF([.J$129]*1000/[.$D137]&lt;[.$C137];INT([.J$129]*1000/[.$D137]);[.$C137])" office:value-type="float" office:value="2048" calcext:value-type="float">
            <text:p>2,048</text:p>
          </table:table-cell>
          <table:table-cell table:style-name="ce11" table:formula="of:=IF([.K$129]*1000/[.$D137]&lt;[.$C137];INT([.K$129]*1000/[.$D137]);[.$C137])" office:value-type="float" office:value="2048" calcext:value-type="float">
            <text:p>2,048</text:p>
          </table:table-cell>
          <table:table-cell table:style-name="ce11" table:formula="of:=IF([.L$129]*1000/[.$D137]&lt;[.$C137];INT([.L$129]*1000/[.$D137]);[.$C137])" office:value-type="float" office:value="2048" calcext:value-type="float">
            <text:p>2,048</text:p>
          </table:table-cell>
          <table:table-cell table:style-name="ce11" table:formula="of:=IF([.M$129]*1000/[.$D137]&lt;[.$C137];INT([.M$129]*1000/[.$D137]);[.$C137])" office:value-type="float" office:value="2048" calcext:value-type="float">
            <text:p>2,048</text:p>
          </table:table-cell>
          <table:table-cell table:style-name="ce11" table:formula="of:=IF([.N$129]*1000/[.$D137]&lt;[.$C137];INT([.N$129]*1000/[.$D137]);[.$C137])" office:value-type="float" office:value="2048" calcext:value-type="float">
            <text:p>2,048</text:p>
          </table:table-cell>
          <table:table-cell table:style-name="ce11" table:formula="of:=IF([.O$129]*1000/[.$D137]&lt;[.$C137];INT([.O$129]*1000/[.$D137]);[.$C137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38]/[.C138]" office:value-type="float" office:value="0.125" calcext:value-type="float">
            <text:p>0.125</text:p>
          </table:table-cell>
          <table:table-cell table:style-name="ce20" table:formula="of:=IF([.E$129]*1000/[.$D138]&lt;[.$C138];INT([.E$129]*1000/[.$D138]);[.$C138])" office:value-type="float" office:value="2048" calcext:value-type="float">
            <text:p>2,048</text:p>
          </table:table-cell>
          <table:table-cell table:style-name="ce11" table:formula="of:=IF([.F$129]*1000/[.$D138]&lt;[.$C138];INT([.F$129]*1000/[.$D138]);[.$C138])" office:value-type="float" office:value="2048" calcext:value-type="float">
            <text:p>2,048</text:p>
          </table:table-cell>
          <table:table-cell table:style-name="ce11" table:formula="of:=IF([.G$129]*1000/[.$D138]&lt;[.$C138];INT([.G$129]*1000/[.$D138]);[.$C138])" office:value-type="float" office:value="2048" calcext:value-type="float">
            <text:p>2,048</text:p>
          </table:table-cell>
          <table:table-cell table:style-name="ce11" table:formula="of:=IF([.H$129]*1000/[.$D138]&lt;[.$C138];INT([.H$129]*1000/[.$D138]);[.$C138])" office:value-type="float" office:value="2048" calcext:value-type="float">
            <text:p>2,048</text:p>
          </table:table-cell>
          <table:table-cell table:style-name="ce11" table:formula="of:=IF([.I$129]*1000/[.$D138]&lt;[.$C138];INT([.I$129]*1000/[.$D138]);[.$C138])" office:value-type="float" office:value="2048" calcext:value-type="float">
            <text:p>2,048</text:p>
          </table:table-cell>
          <table:table-cell table:style-name="ce11" table:formula="of:=IF([.J$129]*1000/[.$D138]&lt;[.$C138];INT([.J$129]*1000/[.$D138]);[.$C138])" office:value-type="float" office:value="2048" calcext:value-type="float">
            <text:p>2,048</text:p>
          </table:table-cell>
          <table:table-cell table:style-name="ce11" table:formula="of:=IF([.K$129]*1000/[.$D138]&lt;[.$C138];INT([.K$129]*1000/[.$D138]);[.$C138])" office:value-type="float" office:value="2048" calcext:value-type="float">
            <text:p>2,048</text:p>
          </table:table-cell>
          <table:table-cell table:style-name="ce11" table:formula="of:=IF([.L$129]*1000/[.$D138]&lt;[.$C138];INT([.L$129]*1000/[.$D138]);[.$C138])" office:value-type="float" office:value="2048" calcext:value-type="float">
            <text:p>2,048</text:p>
          </table:table-cell>
          <table:table-cell table:style-name="ce11" table:formula="of:=IF([.M$129]*1000/[.$D138]&lt;[.$C138];INT([.M$129]*1000/[.$D138]);[.$C138])" office:value-type="float" office:value="2048" calcext:value-type="float">
            <text:p>2,048</text:p>
          </table:table-cell>
          <table:table-cell table:style-name="ce11" table:formula="of:=IF([.N$129]*1000/[.$D138]&lt;[.$C138];INT([.N$129]*1000/[.$D138]);[.$C138])" office:value-type="float" office:value="2048" calcext:value-type="float">
            <text:p>2,048</text:p>
          </table:table-cell>
          <table:table-cell table:style-name="ce11" table:formula="of:=IF([.O$129]*1000/[.$D138]&lt;[.$C138];INT([.O$129]*1000/[.$D138]);[.$C138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39]/[.C139]" office:value-type="float" office:value="0.1875" calcext:value-type="float">
            <text:p>0.1875</text:p>
          </table:table-cell>
          <table:table-cell table:style-name="ce21" table:formula="of:=IF([.E$129]*1000/[.$D139]&lt;[.$C139];INT([.E$129]*1000/[.$D139]);[.$C139])" office:value-type="float" office:value="13333" calcext:value-type="float">
            <text:p>13,333</text:p>
          </table:table-cell>
          <table:table-cell table:style-name="ce11" table:formula="of:=IF([.F$129]*1000/[.$D139]&lt;[.$C139];INT([.F$129]*1000/[.$D139]);[.$C139])" office:value-type="float" office:value="13333" calcext:value-type="float">
            <text:p>13,333</text:p>
          </table:table-cell>
          <table:table-cell table:style-name="ce11" table:formula="of:=IF([.G$129]*1000/[.$D139]&lt;[.$C139];INT([.G$129]*1000/[.$D139]);[.$C139])" office:value-type="float" office:value="13333" calcext:value-type="float">
            <text:p>13,333</text:p>
          </table:table-cell>
          <table:table-cell table:style-name="ce11" table:formula="of:=IF([.H$129]*1000/[.$D139]&lt;[.$C139];INT([.H$129]*1000/[.$D139]);[.$C139])" office:value-type="float" office:value="13333" calcext:value-type="float">
            <text:p>13,333</text:p>
          </table:table-cell>
          <table:table-cell table:style-name="ce11" table:formula="of:=IF([.I$129]*1000/[.$D139]&lt;[.$C139];INT([.I$129]*1000/[.$D139]);[.$C139])" office:value-type="float" office:value="13333" calcext:value-type="float">
            <text:p>13,333</text:p>
          </table:table-cell>
          <table:table-cell table:style-name="ce11" table:formula="of:=IF([.J$129]*1000/[.$D139]&lt;[.$C139];INT([.J$129]*1000/[.$D139]);[.$C139])" office:value-type="float" office:value="13333" calcext:value-type="float">
            <text:p>13,333</text:p>
          </table:table-cell>
          <table:table-cell table:style-name="ce11" table:formula="of:=IF([.K$129]*1000/[.$D139]&lt;[.$C139];INT([.K$129]*1000/[.$D139]);[.$C139])" office:value-type="float" office:value="13333" calcext:value-type="float">
            <text:p>13,333</text:p>
          </table:table-cell>
          <table:table-cell table:style-name="ce11" table:formula="of:=IF([.L$129]*1000/[.$D139]&lt;[.$C139];INT([.L$129]*1000/[.$D139]);[.$C139])" office:value-type="float" office:value="3200" calcext:value-type="float">
            <text:p>3,200</text:p>
          </table:table-cell>
          <table:table-cell table:style-name="ce11" table:formula="of:=IF([.M$129]*1000/[.$D139]&lt;[.$C139];INT([.M$129]*1000/[.$D139]);[.$C139])" office:value-type="float" office:value="3200" calcext:value-type="float">
            <text:p>3,200</text:p>
          </table:table-cell>
          <table:table-cell table:style-name="ce11" table:formula="of:=IF([.N$129]*1000/[.$D139]&lt;[.$C139];INT([.N$129]*1000/[.$D139]);[.$C139])" office:value-type="float" office:value="3200" calcext:value-type="float">
            <text:p>3,200</text:p>
          </table:table-cell>
          <table:table-cell table:style-name="ce11" table:formula="of:=IF([.O$129]*1000/[.$D139]&lt;[.$C139];INT([.O$129]*1000/[.$D139]);[.$C139])" office:value-type="float" office:value="3200" calcext:value-type="float">
            <text:p>3,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0]/[.C140]" office:value-type="float" office:value="0.125" calcext:value-type="float">
            <text:p>0.125</text:p>
          </table:table-cell>
          <table:table-cell table:style-name="ce11" table:formula="of:=IF([.E$129]*1000/[.$D140]&lt;[.$C140];INT([.E$129]*1000/[.$D140]);[.$C140])" office:value-type="float" office:value="20000" calcext:value-type="float">
            <text:p>20,000</text:p>
          </table:table-cell>
          <table:table-cell table:style-name="ce21" table:formula="of:=IF([.F$129]*1000/[.$D140]&lt;[.$C140];INT([.F$129]*1000/[.$D140]);[.$C140])" office:value-type="float" office:value="20000" calcext:value-type="float">
            <text:p>20,000</text:p>
          </table:table-cell>
          <table:table-cell table:style-name="ce11" table:formula="of:=IF([.G$129]*1000/[.$D140]&lt;[.$C140];INT([.G$129]*1000/[.$D140]);[.$C140])" office:value-type="float" office:value="20000" calcext:value-type="float">
            <text:p>20,000</text:p>
          </table:table-cell>
          <table:table-cell table:style-name="ce11" table:formula="of:=IF([.H$129]*1000/[.$D140]&lt;[.$C140];INT([.H$129]*1000/[.$D140]);[.$C140])" office:value-type="float" office:value="20000" calcext:value-type="float">
            <text:p>20,000</text:p>
          </table:table-cell>
          <table:table-cell table:style-name="ce11" table:formula="of:=IF([.I$129]*1000/[.$D140]&lt;[.$C140];INT([.I$129]*1000/[.$D140]);[.$C140])" office:value-type="float" office:value="20000" calcext:value-type="float">
            <text:p>20,000</text:p>
          </table:table-cell>
          <table:table-cell table:style-name="ce11" table:formula="of:=IF([.J$129]*1000/[.$D140]&lt;[.$C140];INT([.J$129]*1000/[.$D140]);[.$C140])" office:value-type="float" office:value="20000" calcext:value-type="float">
            <text:p>20,000</text:p>
          </table:table-cell>
          <table:table-cell table:style-name="ce11" table:formula="of:=IF([.K$129]*1000/[.$D140]&lt;[.$C140];INT([.K$129]*1000/[.$D140]);[.$C140])" office:value-type="float" office:value="20000" calcext:value-type="float">
            <text:p>20,000</text:p>
          </table:table-cell>
          <table:table-cell table:style-name="ce11" table:formula="of:=IF([.L$129]*1000/[.$D140]&lt;[.$C140];INT([.L$129]*1000/[.$D140]);[.$C140])" office:value-type="float" office:value="4800" calcext:value-type="float">
            <text:p>4,800</text:p>
          </table:table-cell>
          <table:table-cell table:style-name="ce11" table:formula="of:=IF([.M$129]*1000/[.$D140]&lt;[.$C140];INT([.M$129]*1000/[.$D140]);[.$C140])" office:value-type="float" office:value="4800" calcext:value-type="float">
            <text:p>4,800</text:p>
          </table:table-cell>
          <table:table-cell table:style-name="ce11" table:formula="of:=IF([.N$129]*1000/[.$D140]&lt;[.$C140];INT([.N$129]*1000/[.$D140]);[.$C140])" office:value-type="float" office:value="4800" calcext:value-type="float">
            <text:p>4,800</text:p>
          </table:table-cell>
          <table:table-cell table:style-name="ce11" table:formula="of:=IF([.O$129]*1000/[.$D140]&lt;[.$C140];INT([.O$129]*1000/[.$D140]);[.$C140])" office:value-type="float" office:value="4800" calcext:value-type="float">
            <text:p>4,8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1]/[.C141]" office:value-type="float" office:value="0.0625" calcext:value-type="float">
            <text:p>0.0625</text:p>
          </table:table-cell>
          <table:table-cell table:style-name="ce11" table:formula="of:=IF([.E$129]*1000/[.$D141]&lt;[.$C141];INT([.E$129]*1000/[.$D141]);[.$C141])" office:value-type="float" office:value="32768" calcext:value-type="float">
            <text:p>32,768</text:p>
          </table:table-cell>
          <table:table-cell table:style-name="ce11" table:formula="of:=IF([.F$129]*1000/[.$D141]&lt;[.$C141];INT([.F$129]*1000/[.$D141]);[.$C141])" office:value-type="float" office:value="32768" calcext:value-type="float">
            <text:p>32,768</text:p>
          </table:table-cell>
          <table:table-cell table:style-name="ce11" table:formula="of:=IF([.G$129]*1000/[.$D141]&lt;[.$C141];INT([.G$129]*1000/[.$D141]);[.$C141])" office:value-type="float" office:value="32768" calcext:value-type="float">
            <text:p>32,768</text:p>
          </table:table-cell>
          <table:table-cell table:style-name="ce11" table:formula="of:=IF([.H$129]*1000/[.$D141]&lt;[.$C141];INT([.H$129]*1000/[.$D141]);[.$C141])" office:value-type="float" office:value="32768" calcext:value-type="float">
            <text:p>32,768</text:p>
          </table:table-cell>
          <table:table-cell table:style-name="ce11" table:formula="of:=IF([.I$129]*1000/[.$D141]&lt;[.$C141];INT([.I$129]*1000/[.$D141]);[.$C141])" office:value-type="float" office:value="32768" calcext:value-type="float">
            <text:p>32,768</text:p>
          </table:table-cell>
          <table:table-cell table:style-name="ce11" table:formula="of:=IF([.J$129]*1000/[.$D141]&lt;[.$C141];INT([.J$129]*1000/[.$D141]);[.$C141])" office:value-type="float" office:value="32768" calcext:value-type="float">
            <text:p>32,768</text:p>
          </table:table-cell>
          <table:table-cell table:style-name="ce11" table:formula="of:=IF([.K$129]*1000/[.$D141]&lt;[.$C141];INT([.K$129]*1000/[.$D141]);[.$C141])" office:value-type="float" office:value="32768" calcext:value-type="float">
            <text:p>32,768</text:p>
          </table:table-cell>
          <table:table-cell table:style-name="ce21" table:formula="of:=IF([.L$129]*1000/[.$D141]&lt;[.$C141];INT([.L$129]*1000/[.$D141]);[.$C141])" office:value-type="float" office:value="9600" calcext:value-type="float">
            <text:p>9,600</text:p>
          </table:table-cell>
          <table:table-cell table:style-name="ce21" table:formula="of:=IF([.M$129]*1000/[.$D141]&lt;[.$C141];INT([.M$129]*1000/[.$D141]);[.$C141])" office:value-type="float" office:value="9600" calcext:value-type="float">
            <text:p>9,600</text:p>
          </table:table-cell>
          <table:table-cell table:style-name="ce11" table:formula="of:=IF([.N$129]*1000/[.$D141]&lt;[.$C141];INT([.N$129]*1000/[.$D141]);[.$C141])" office:value-type="float" office:value="9600" calcext:value-type="float">
            <text:p>9,600</text:p>
          </table:table-cell>
          <table:table-cell table:style-name="ce11" table:formula="of:=IF([.O$129]*1000/[.$D141]&lt;[.$C141];INT([.O$129]*1000/[.$D141]);[.$C141])" office:value-type="float" office:value="9600" calcext:value-type="float">
            <text:p>9,6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2]/[.C142]" office:value-type="float" office:value="0.03125" calcext:value-type="float">
            <text:p>0.03125</text:p>
          </table:table-cell>
          <table:table-cell table:style-name="ce11" table:formula="of:=IF([.E$129]*1000/[.$D142]&lt;[.$C142];INT([.E$129]*1000/[.$D142]);[.$C142])" office:value-type="float" office:value="32768" calcext:value-type="float">
            <text:p>32,768</text:p>
          </table:table-cell>
          <table:table-cell table:style-name="ce11" table:formula="of:=IF([.F$129]*1000/[.$D142]&lt;[.$C142];INT([.F$129]*1000/[.$D142]);[.$C142])" office:value-type="float" office:value="32768" calcext:value-type="float">
            <text:p>32,768</text:p>
          </table:table-cell>
          <table:table-cell table:style-name="ce11" table:formula="of:=IF([.G$129]*1000/[.$D142]&lt;[.$C142];INT([.G$129]*1000/[.$D142]);[.$C142])" office:value-type="float" office:value="32768" calcext:value-type="float">
            <text:p>32,768</text:p>
          </table:table-cell>
          <table:table-cell table:style-name="ce11" table:formula="of:=IF([.H$129]*1000/[.$D142]&lt;[.$C142];INT([.H$129]*1000/[.$D142]);[.$C142])" office:value-type="float" office:value="32768" calcext:value-type="float">
            <text:p>32,768</text:p>
          </table:table-cell>
          <table:table-cell table:style-name="ce11" table:formula="of:=IF([.I$129]*1000/[.$D142]&lt;[.$C142];INT([.I$129]*1000/[.$D142]);[.$C142])" office:value-type="float" office:value="32768" calcext:value-type="float">
            <text:p>32,768</text:p>
          </table:table-cell>
          <table:table-cell table:style-name="ce11" table:formula="of:=IF([.J$129]*1000/[.$D142]&lt;[.$C142];INT([.J$129]*1000/[.$D142]);[.$C142])" office:value-type="float" office:value="32768" calcext:value-type="float">
            <text:p>32,768</text:p>
          </table:table-cell>
          <table:table-cell table:style-name="ce11" table:formula="of:=IF([.K$129]*1000/[.$D142]&lt;[.$C142];INT([.K$129]*1000/[.$D142]);[.$C142])" office:value-type="float" office:value="32768" calcext:value-type="float">
            <text:p>32,768</text:p>
          </table:table-cell>
          <table:table-cell table:style-name="ce11" table:formula="of:=IF([.L$129]*1000/[.$D142]&lt;[.$C142];INT([.L$129]*1000/[.$D142]);[.$C142])" office:value-type="float" office:value="19200" calcext:value-type="float">
            <text:p>19,200</text:p>
          </table:table-cell>
          <table:table-cell table:style-name="ce21" table:formula="of:=IF([.M$129]*1000/[.$D142]&lt;[.$C142];INT([.M$129]*1000/[.$D142]);[.$C142])" office:value-type="float" office:value="19200" calcext:value-type="float">
            <text:p>19,200</text:p>
          </table:table-cell>
          <table:table-cell table:style-name="ce21" table:formula="of:=IF([.N$129]*1000/[.$D142]&lt;[.$C142];INT([.N$129]*1000/[.$D142]);[.$C142])" office:value-type="float" office:value="19200" calcext:value-type="float">
            <text:p>19,200</text:p>
          </table:table-cell>
          <table:table-cell table:style-name="ce21" table:formula="of:=IF([.O$129]*1000/[.$D142]&lt;[.$C142];INT([.O$129]*1000/[.$D142]);[.$C142])" office:value-type="float" office:value="19200" calcext:value-type="float">
            <text:p>19,2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3]/[.C143]" office:value-type="float" office:value="0.015625" calcext:value-type="float">
            <text:p>0.015625</text:p>
          </table:table-cell>
          <table:table-cell table:style-name="ce11" table:formula="of:=IF([.E$129]*1000/[.$D143]&lt;[.$C143];INT([.E$129]*1000/[.$D143]);[.$C143])" office:value-type="float" office:value="32768" calcext:value-type="float">
            <text:p>32,768</text:p>
          </table:table-cell>
          <table:table-cell table:style-name="ce11" table:formula="of:=IF([.F$129]*1000/[.$D143]&lt;[.$C143];INT([.F$129]*1000/[.$D143]);[.$C143])" office:value-type="float" office:value="32768" calcext:value-type="float">
            <text:p>32,768</text:p>
          </table:table-cell>
          <table:table-cell table:style-name="ce11" table:formula="of:=IF([.G$129]*1000/[.$D143]&lt;[.$C143];INT([.G$129]*1000/[.$D143]);[.$C143])" office:value-type="float" office:value="32768" calcext:value-type="float">
            <text:p>32,768</text:p>
          </table:table-cell>
          <table:table-cell table:style-name="ce11" table:formula="of:=IF([.H$129]*1000/[.$D143]&lt;[.$C143];INT([.H$129]*1000/[.$D143]);[.$C143])" office:value-type="float" office:value="32768" calcext:value-type="float">
            <text:p>32,768</text:p>
          </table:table-cell>
          <table:table-cell table:style-name="ce11" table:formula="of:=IF([.I$129]*1000/[.$D143]&lt;[.$C143];INT([.I$129]*1000/[.$D143]);[.$C143])" office:value-type="float" office:value="32768" calcext:value-type="float">
            <text:p>32,768</text:p>
          </table:table-cell>
          <table:table-cell table:style-name="ce11" table:formula="of:=IF([.J$129]*1000/[.$D143]&lt;[.$C143];INT([.J$129]*1000/[.$D143]);[.$C143])" office:value-type="float" office:value="32768" calcext:value-type="float">
            <text:p>32,768</text:p>
          </table:table-cell>
          <table:table-cell table:style-name="ce11" table:formula="of:=IF([.K$129]*1000/[.$D143]&lt;[.$C143];INT([.K$129]*1000/[.$D143]);[.$C143])" office:value-type="float" office:value="32768" calcext:value-type="float">
            <text:p>32,768</text:p>
          </table:table-cell>
          <table:table-cell table:style-name="ce11" table:formula="of:=IF([.L$129]*1000/[.$D143]&lt;[.$C143];INT([.L$129]*1000/[.$D143]);[.$C143])" office:value-type="float" office:value="32768" calcext:value-type="float">
            <text:p>32,768</text:p>
          </table:table-cell>
          <table:table-cell table:style-name="ce11" table:formula="of:=IF([.M$129]*1000/[.$D143]&lt;[.$C143];INT([.M$129]*1000/[.$D143]);[.$C143])" office:value-type="float" office:value="32768" calcext:value-type="float">
            <text:p>32,768</text:p>
          </table:table-cell>
          <table:table-cell table:style-name="ce11" table:formula="of:=IF([.N$129]*1000/[.$D143]&lt;[.$C143];INT([.N$129]*1000/[.$D143]);[.$C143])" office:value-type="float" office:value="32768" calcext:value-type="float">
            <text:p>32,768</text:p>
          </table:table-cell>
          <table:table-cell table:style-name="ce11" table:formula="of:=IF([.O$129]*1000/[.$D143]&lt;[.$C143];INT([.O$129]*1000/[.$D143]);[.$C143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4]/[.C144]" office:value-type="float" office:value="0.0078125" calcext:value-type="float">
            <text:p>0.0078125</text:p>
          </table:table-cell>
          <table:table-cell table:style-name="ce11" table:formula="of:=IF([.E$129]*1000/[.$D144]&lt;[.$C144];INT([.E$129]*1000/[.$D144]);[.$C144])" office:value-type="float" office:value="32768" calcext:value-type="float">
            <text:p>32,768</text:p>
          </table:table-cell>
          <table:table-cell table:style-name="ce11" table:formula="of:=IF([.F$129]*1000/[.$D144]&lt;[.$C144];INT([.F$129]*1000/[.$D144]);[.$C144])" office:value-type="float" office:value="32768" calcext:value-type="float">
            <text:p>32,768</text:p>
          </table:table-cell>
          <table:table-cell table:style-name="ce11" table:formula="of:=IF([.G$129]*1000/[.$D144]&lt;[.$C144];INT([.G$129]*1000/[.$D144]);[.$C144])" office:value-type="float" office:value="32768" calcext:value-type="float">
            <text:p>32,768</text:p>
          </table:table-cell>
          <table:table-cell table:style-name="ce11" table:formula="of:=IF([.H$129]*1000/[.$D144]&lt;[.$C144];INT([.H$129]*1000/[.$D144]);[.$C144])" office:value-type="float" office:value="32768" calcext:value-type="float">
            <text:p>32,768</text:p>
          </table:table-cell>
          <table:table-cell table:style-name="ce11" table:formula="of:=IF([.I$129]*1000/[.$D144]&lt;[.$C144];INT([.I$129]*1000/[.$D144]);[.$C144])" office:value-type="float" office:value="32768" calcext:value-type="float">
            <text:p>32,768</text:p>
          </table:table-cell>
          <table:table-cell table:style-name="ce11" table:formula="of:=IF([.J$129]*1000/[.$D144]&lt;[.$C144];INT([.J$129]*1000/[.$D144]);[.$C144])" office:value-type="float" office:value="32768" calcext:value-type="float">
            <text:p>32,768</text:p>
          </table:table-cell>
          <table:table-cell table:style-name="ce11" table:formula="of:=IF([.K$129]*1000/[.$D144]&lt;[.$C144];INT([.K$129]*1000/[.$D144]);[.$C144])" office:value-type="float" office:value="32768" calcext:value-type="float">
            <text:p>32,768</text:p>
          </table:table-cell>
          <table:table-cell table:style-name="ce11" table:formula="of:=IF([.L$129]*1000/[.$D144]&lt;[.$C144];INT([.L$129]*1000/[.$D144]);[.$C144])" office:value-type="float" office:value="32768" calcext:value-type="float">
            <text:p>32,768</text:p>
          </table:table-cell>
          <table:table-cell table:style-name="ce11" table:formula="of:=IF([.M$129]*1000/[.$D144]&lt;[.$C144];INT([.M$129]*1000/[.$D144]);[.$C144])" office:value-type="float" office:value="32768" calcext:value-type="float">
            <text:p>32,768</text:p>
          </table:table-cell>
          <table:table-cell table:style-name="ce11" table:formula="of:=IF([.N$129]*1000/[.$D144]&lt;[.$C144];INT([.N$129]*1000/[.$D144]);[.$C144])" office:value-type="float" office:value="32768" calcext:value-type="float">
            <text:p>32,768</text:p>
          </table:table-cell>
          <table:table-cell table:style-name="ce11" table:formula="of:=IF([.O$129]*1000/[.$D144]&lt;[.$C144];INT([.O$129]*1000/[.$D144]);[.$C144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In this table, if the value is the max steps, it means “Over range”. Device cannot be used like this.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(mA) per lsb step single ended is the same as for differential measurements,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Up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(max steps-ZeroCurrentSteps)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55]/[.C155]" office:value-type="float" office:value="4.8828125" calcext:value-type="float">
            <text:p>4.8828125</text:p>
          </table:table-cell>
          <table:table-cell table:style-name="ce17" table:formula="of:=[.$D155]/[.E$151]*MIN(([.$C155]-[.E131]);[.E$153]/[.$D155])" office:value-type="float" office:value="10.8108108108108" calcext:value-type="float">
            <text:p>10.81</text:p>
          </table:table-cell>
          <table:table-cell table:style-name="ce17" table:formula="of:=[.$D155]/[.F$151]*MIN(([.$C155]-[.F131]);[.F$153]/[.$D155])" office:value-type="float" office:value="20" calcext:value-type="float">
            <text:p>20.00</text:p>
          </table:table-cell>
          <table:table-cell table:style-name="ce17" table:formula="of:=[.$D155]/[.G$151]*MIN(([.$C155]-[.G131]);[.G$153]/[.$D155])" office:value-type="float" office:value="30.3030303030303" calcext:value-type="float">
            <text:p>30.30</text:p>
          </table:table-cell>
          <table:table-cell table:style-name="ce17" table:formula="of:=[.$D155]/[.H$151]*MIN(([.$C155]-[.H131]);[.H$153]/[.$D155])" office:value-type="float" office:value="50" calcext:value-type="float">
            <text:p>50.00</text:p>
          </table:table-cell>
          <table:table-cell table:style-name="ce17" table:formula="of:=[.$D155]/[.I$151]*MIN(([.$C155]-[.I131]);[.I$153]/[.$D155])" office:value-type="float" office:value="100" calcext:value-type="float">
            <text:p>100.00</text:p>
          </table:table-cell>
          <table:table-cell table:style-name="ce17" table:formula="of:=[.$D155]/[.J$151]*MIN(([.$C155]-[.J131]);[.J$153]/[.$D155])" office:value-type="float" office:value="150.375939849624" calcext:value-type="float">
            <text:p>150.38</text:p>
          </table:table-cell>
          <table:table-cell table:style-name="ce17" table:formula="of:=[.$D155]/[.K$151]*MIN(([.$C155]-[.K131]);[.K$153]/[.$D155])" office:value-type="float" office:value="200" calcext:value-type="float">
            <text:p>200.00</text:p>
          </table:table-cell>
          <table:table-cell table:style-name="ce17" table:formula="of:=[.$D155]/[.L$151]*MIN(([.$C155]-[.L131]);[.L$153]/[.$D155])" office:value-type="float" office:value="66.6666666666667" calcext:value-type="float">
            <text:p>66.67</text:p>
          </table:table-cell>
          <table:table-cell table:style-name="ce17" table:formula="of:=[.$D155]/[.M$151]*MIN(([.$C155]-[.M131]);[.M$153]/[.$D155])" office:value-type="float" office:value="100" calcext:value-type="float">
            <text:p>100.00</text:p>
          </table:table-cell>
          <table:table-cell table:style-name="ce17" table:formula="of:=[.$D155]/[.N$151]*MIN(([.$C155]-[.N131]);[.N$153]/[.$D155])" office:value-type="float" office:value="149.812734082397" calcext:value-type="float">
            <text:p>149.81</text:p>
          </table:table-cell>
          <table:table-cell table:style-name="ce17" table:formula="of:=[.$D155]/[.O$151]*MIN(([.$C155]-[.O131]);[.O$153]/[.$D155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56]/[.C156]" office:value-type="float" office:value="1.07421875" calcext:value-type="float">
            <text:p>1.07421875</text:p>
          </table:table-cell>
          <table:table-cell table:style-name="ce17" table:formula="of:=[.$D156]/[.E$151]*MIN(([.$C156]-[.E132]);[.E$153]/[.$D156])" office:value-type="float" office:value="0" calcext:value-type="float">
            <text:p>0.00</text:p>
          </table:table-cell>
          <table:table-cell table:style-name="ce17" table:formula="of:=[.$D156]/[.F$151]*MIN(([.$C156]-[.F132]);[.F$153]/[.$D156])" office:value-type="float" office:value="0" calcext:value-type="float">
            <text:p>0.00</text:p>
          </table:table-cell>
          <table:table-cell table:style-name="ce17" table:formula="of:=[.$D156]/[.G$151]*MIN(([.$C156]-[.G132]);[.G$153]/[.$D156])" office:value-type="float" office:value="0" calcext:value-type="float">
            <text:p>0.00</text:p>
          </table:table-cell>
          <table:table-cell table:style-name="ce17" table:formula="of:=[.$D156]/[.H$151]*MIN(([.$C156]-[.H132]);[.H$153]/[.$D156])" office:value-type="float" office:value="0" calcext:value-type="float">
            <text:p>0.00</text:p>
          </table:table-cell>
          <table:table-cell table:style-name="ce17" table:formula="of:=[.$D156]/[.I$151]*MIN(([.$C156]-[.I132]);[.I$153]/[.$D156])" office:value-type="float" office:value="0" calcext:value-type="float">
            <text:p>0.00</text:p>
          </table:table-cell>
          <table:table-cell table:style-name="ce17" table:formula="of:=[.$D156]/[.J$151]*MIN(([.$C156]-[.J132]);[.J$153]/[.$D156])" office:value-type="float" office:value="0" calcext:value-type="float">
            <text:p>0.00</text:p>
          </table:table-cell>
          <table:table-cell table:style-name="ce17" table:formula="of:=[.$D156]/[.K$151]*MIN(([.$C156]-[.K132]);[.K$153]/[.$D156])" office:value-type="float" office:value="0" calcext:value-type="float">
            <text:p>0.00</text:p>
          </table:table-cell>
          <table:table-cell table:style-name="ce17" table:formula="of:=[.$D156]/[.L$151]*MIN(([.$C156]-[.L132]);[.L$153]/[.$D156])" office:value-type="float" office:value="8.34309895833333" calcext:value-type="float">
            <text:p>8.34</text:p>
          </table:table-cell>
          <table:table-cell table:style-name="ce17" table:formula="of:=[.$D156]/[.M$151]*MIN(([.$C156]-[.M132]);[.M$153]/[.$D156])" office:value-type="float" office:value="12.5146484375" calcext:value-type="float">
            <text:p>12.51</text:p>
          </table:table-cell>
          <table:table-cell table:style-name="ce17" table:formula="of:=[.$D156]/[.N$151]*MIN(([.$C156]-[.N132]);[.N$153]/[.$D156])" office:value-type="float" office:value="18.7485369850187" calcext:value-type="float">
            <text:p>18.75</text:p>
          </table:table-cell>
          <table:table-cell table:style-name="ce17" table:formula="of:=[.$D156]/[.O$151]*MIN(([.$C156]-[.O132]);[.O$153]/[.$D156])" office:value-type="float" office:value="25.029296875" calcext:value-type="float">
            <text:p>25.03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57]/[.C157]" office:value-type="float" office:value="3" calcext:value-type="float">
            <text:p>3</text:p>
          </table:table-cell>
          <table:table-cell table:style-name="ce17" table:formula="of:=[.$D157]/[.E$151]*MIN(([.$C157]-[.E133]);[.E$153]/[.$D157])" office:value-type="float" office:value="10.8108108108108" calcext:value-type="float">
            <text:p>10.81</text:p>
          </table:table-cell>
          <table:table-cell table:style-name="ce17" table:formula="of:=[.$D157]/[.F$151]*MIN(([.$C157]-[.F133]);[.F$153]/[.$D157])" office:value-type="float" office:value="20" calcext:value-type="float">
            <text:p>20.00</text:p>
          </table:table-cell>
          <table:table-cell table:style-name="ce17" table:formula="of:=[.$D157]/[.G$151]*MIN(([.$C157]-[.G133]);[.G$153]/[.$D157])" office:value-type="float" office:value="30.3030303030303" calcext:value-type="float">
            <text:p>30.30</text:p>
          </table:table-cell>
          <table:table-cell table:style-name="ce17" table:formula="of:=[.$D157]/[.H$151]*MIN(([.$C157]-[.H133]);[.H$153]/[.$D157])" office:value-type="float" office:value="50" calcext:value-type="float">
            <text:p>50.00</text:p>
          </table:table-cell>
          <table:table-cell table:style-name="ce17" table:formula="of:=[.$D157]/[.I$151]*MIN(([.$C157]-[.I133]);[.I$153]/[.$D157])" office:value-type="float" office:value="100" calcext:value-type="float">
            <text:p>100.00</text:p>
          </table:table-cell>
          <table:table-cell table:style-name="ce17" table:formula="of:=[.$D157]/[.J$151]*MIN(([.$C157]-[.J133]);[.J$153]/[.$D157])" office:value-type="float" office:value="150.375939849624" calcext:value-type="float">
            <text:p>150.38</text:p>
          </table:table-cell>
          <table:table-cell table:style-name="ce17" table:formula="of:=[.$D157]/[.K$151]*MIN(([.$C157]-[.K133]);[.K$153]/[.$D157])" office:value-type="float" office:value="200" calcext:value-type="float">
            <text:p>200.00</text:p>
          </table:table-cell>
          <table:table-cell table:style-name="ce17" table:formula="of:=[.$D157]/[.L$151]*MIN(([.$C157]-[.L133]);[.L$153]/[.$D157])" office:value-type="float" office:value="66.6666666666667" calcext:value-type="float">
            <text:p>66.67</text:p>
          </table:table-cell>
          <table:table-cell table:style-name="ce17" table:formula="of:=[.$D157]/[.M$151]*MIN(([.$C157]-[.M133]);[.M$153]/[.$D157])" office:value-type="float" office:value="100" calcext:value-type="float">
            <text:p>100.00</text:p>
          </table:table-cell>
          <table:table-cell table:style-name="ce17" table:formula="of:=[.$D157]/[.N$151]*MIN(([.$C157]-[.N133]);[.N$153]/[.$D157])" office:value-type="float" office:value="149.812734082397" calcext:value-type="float">
            <text:p>149.81</text:p>
          </table:table-cell>
          <table:table-cell table:style-name="ce17" table:formula="of:=[.$D157]/[.O$151]*MIN(([.$C157]-[.O133]);[.O$153]/[.$D157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58]/[.C158]" office:value-type="float" office:value="2" calcext:value-type="float">
            <text:p>2</text:p>
          </table:table-cell>
          <table:table-cell table:style-name="ce17" table:formula="of:=[.$D158]/[.E$151]*MIN(([.$C158]-[.E134]);[.E$153]/[.$D158])" office:value-type="float" office:value="8.62702702702703" calcext:value-type="float">
            <text:p>8.63</text:p>
          </table:table-cell>
          <table:table-cell table:style-name="ce17" table:formula="of:=[.$D158]/[.F$151]*MIN(([.$C158]-[.F134]);[.F$153]/[.$D158])" office:value-type="float" office:value="15.96" calcext:value-type="float">
            <text:p>15.96</text:p>
          </table:table-cell>
          <table:table-cell table:style-name="ce17" table:formula="of:=[.$D158]/[.G$151]*MIN(([.$C158]-[.G134]);[.G$153]/[.$D158])" office:value-type="float" office:value="24.1818181818182" calcext:value-type="float">
            <text:p>24.18</text:p>
          </table:table-cell>
          <table:table-cell table:style-name="ce17" table:formula="of:=[.$D158]/[.H$151]*MIN(([.$C158]-[.H134]);[.H$153]/[.$D158])" office:value-type="float" office:value="39.9" calcext:value-type="float">
            <text:p>39.90</text:p>
          </table:table-cell>
          <table:table-cell table:style-name="ce17" table:formula="of:=[.$D158]/[.I$151]*MIN(([.$C158]-[.I134]);[.I$153]/[.$D158])" office:value-type="float" office:value="79.8" calcext:value-type="float">
            <text:p>79.80</text:p>
          </table:table-cell>
          <table:table-cell table:style-name="ce17" table:formula="of:=[.$D158]/[.J$151]*MIN(([.$C158]-[.J134]);[.J$153]/[.$D158])" office:value-type="float" office:value="120" calcext:value-type="float">
            <text:p>120.00</text:p>
          </table:table-cell>
          <table:table-cell table:style-name="ce17" table:formula="of:=[.$D158]/[.K$151]*MIN(([.$C158]-[.K134]);[.K$153]/[.$D158])" office:value-type="float" office:value="159.6" calcext:value-type="float">
            <text:p>159.60</text:p>
          </table:table-cell>
          <table:table-cell table:style-name="ce17" table:formula="of:=[.$D158]/[.L$151]*MIN(([.$C158]-[.L134]);[.L$153]/[.$D158])" office:value-type="float" office:value="58.2666666666667" calcext:value-type="float">
            <text:p>58.27</text:p>
          </table:table-cell>
          <table:table-cell table:style-name="ce17" table:formula="of:=[.$D158]/[.M$151]*MIN(([.$C158]-[.M134]);[.M$153]/[.$D158])" office:value-type="float" office:value="87.4" calcext:value-type="float">
            <text:p>87.40</text:p>
          </table:table-cell>
          <table:table-cell table:style-name="ce17" table:formula="of:=[.$D158]/[.N$151]*MIN(([.$C158]-[.N134]);[.N$153]/[.$D158])" office:value-type="float" office:value="130.936329588015" calcext:value-type="float">
            <text:p>130.94</text:p>
          </table:table-cell>
          <table:table-cell table:style-name="ce17" table:formula="of:=[.$D158]/[.O$151]*MIN(([.$C158]-[.O134]);[.O$153]/[.$D158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59]/[.C159]" office:value-type="float" office:value="1" calcext:value-type="float">
            <text:p>1</text:p>
          </table:table-cell>
          <table:table-cell table:style-name="ce17" table:formula="of:=[.$D159]/[.E$151]*MIN(([.$C159]-[.E135]);[.E$153]/[.$D159])" office:value-type="float" office:value="0" calcext:value-type="float">
            <text:p>0.00</text:p>
          </table:table-cell>
          <table:table-cell table:style-name="ce17" table:formula="of:=[.$D159]/[.F$151]*MIN(([.$C159]-[.F135]);[.F$153]/[.$D159])" office:value-type="float" office:value="0" calcext:value-type="float">
            <text:p>0.00</text:p>
          </table:table-cell>
          <table:table-cell table:style-name="ce17" table:formula="of:=[.$D159]/[.G$151]*MIN(([.$C159]-[.G135]);[.G$153]/[.$D159])" office:value-type="float" office:value="0" calcext:value-type="float">
            <text:p>0.00</text:p>
          </table:table-cell>
          <table:table-cell table:style-name="ce17" table:formula="of:=[.$D159]/[.H$151]*MIN(([.$C159]-[.H135]);[.H$153]/[.$D159])" office:value-type="float" office:value="0" calcext:value-type="float">
            <text:p>0.00</text:p>
          </table:table-cell>
          <table:table-cell table:style-name="ce17" table:formula="of:=[.$D159]/[.I$151]*MIN(([.$C159]-[.I135]);[.I$153]/[.$D159])" office:value-type="float" office:value="0" calcext:value-type="float">
            <text:p>0.00</text:p>
          </table:table-cell>
          <table:table-cell table:style-name="ce17" table:formula="of:=[.$D159]/[.J$151]*MIN(([.$C159]-[.J135]);[.J$153]/[.$D159])" office:value-type="float" office:value="0" calcext:value-type="float">
            <text:p>0.00</text:p>
          </table:table-cell>
          <table:table-cell table:style-name="ce17" table:formula="of:=[.$D159]/[.K$151]*MIN(([.$C159]-[.K135]);[.K$153]/[.$D159])" office:value-type="float" office:value="0" calcext:value-type="float">
            <text:p>0.00</text:p>
          </table:table-cell>
          <table:table-cell table:style-name="ce17" table:formula="of:=[.$D159]/[.L$151]*MIN(([.$C159]-[.L135]);[.L$153]/[.$D159])" office:value-type="float" office:value="24.1333333333333" calcext:value-type="float">
            <text:p>24.13</text:p>
          </table:table-cell>
          <table:table-cell table:style-name="ce17" table:formula="of:=[.$D159]/[.M$151]*MIN(([.$C159]-[.M135]);[.M$153]/[.$D159])" office:value-type="float" office:value="36.2" calcext:value-type="float">
            <text:p>36.20</text:p>
          </table:table-cell>
          <table:table-cell table:style-name="ce17" table:formula="of:=[.$D159]/[.N$151]*MIN(([.$C159]-[.N135]);[.N$153]/[.$D159])" office:value-type="float" office:value="54.2322097378277" calcext:value-type="float">
            <text:p>54.23</text:p>
          </table:table-cell>
          <table:table-cell table:style-name="ce17" table:formula="of:=[.$D159]/[.O$151]*MIN(([.$C159]-[.O135]);[.O$153]/[.$D159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60]/[.C160]" office:value-type="float" office:value="0.5" calcext:value-type="float">
            <text:p>0.5</text:p>
          </table:table-cell>
          <table:table-cell table:style-name="ce17" table:formula="of:=[.$D160]/[.E$151]*MIN(([.$C160]-[.E136]);[.E$153]/[.$D160])" office:value-type="float" office:value="0" calcext:value-type="float">
            <text:p>0.00</text:p>
          </table:table-cell>
          <table:table-cell table:style-name="ce17" table:formula="of:=[.$D160]/[.F$151]*MIN(([.$C160]-[.F136]);[.F$153]/[.$D160])" office:value-type="float" office:value="0" calcext:value-type="float">
            <text:p>0.00</text:p>
          </table:table-cell>
          <table:table-cell table:style-name="ce17" table:formula="of:=[.$D160]/[.G$151]*MIN(([.$C160]-[.G136]);[.G$153]/[.$D160])" office:value-type="float" office:value="0" calcext:value-type="float">
            <text:p>0.00</text:p>
          </table:table-cell>
          <table:table-cell table:style-name="ce17" table:formula="of:=[.$D160]/[.H$151]*MIN(([.$C160]-[.H136]);[.H$153]/[.$D160])" office:value-type="float" office:value="0" calcext:value-type="float">
            <text:p>0.00</text:p>
          </table:table-cell>
          <table:table-cell table:style-name="ce17" table:formula="of:=[.$D160]/[.I$151]*MIN(([.$C160]-[.I136]);[.I$153]/[.$D160])" office:value-type="float" office:value="0" calcext:value-type="float">
            <text:p>0.00</text:p>
          </table:table-cell>
          <table:table-cell table:style-name="ce17" table:formula="of:=[.$D160]/[.J$151]*MIN(([.$C160]-[.J136]);[.J$153]/[.$D160])" office:value-type="float" office:value="0" calcext:value-type="float">
            <text:p>0.00</text:p>
          </table:table-cell>
          <table:table-cell table:style-name="ce17" table:formula="of:=[.$D160]/[.K$151]*MIN(([.$C160]-[.K136]);[.K$153]/[.$D160])" office:value-type="float" office:value="0" calcext:value-type="float">
            <text:p>0.00</text:p>
          </table:table-cell>
          <table:table-cell table:style-name="ce17" table:formula="of:=[.$D160]/[.L$151]*MIN(([.$C160]-[.L136]);[.L$153]/[.$D160])" office:value-type="float" office:value="7.06666666666667" calcext:value-type="float">
            <text:p>7.07</text:p>
          </table:table-cell>
          <table:table-cell table:style-name="ce17" table:formula="of:=[.$D160]/[.M$151]*MIN(([.$C160]-[.M136]);[.M$153]/[.$D160])" office:value-type="float" office:value="10.6" calcext:value-type="float">
            <text:p>10.60</text:p>
          </table:table-cell>
          <table:table-cell table:style-name="ce17" table:formula="of:=[.$D160]/[.N$151]*MIN(([.$C160]-[.N136]);[.N$153]/[.$D160])" office:value-type="float" office:value="15.8801498127341" calcext:value-type="float">
            <text:p>15.88</text:p>
          </table:table-cell>
          <table:table-cell table:style-name="ce17" table:formula="of:=[.$D160]/[.O$151]*MIN(([.$C160]-[.O136]);[.O$153]/[.$D160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61]/[.C161]" office:value-type="float" office:value="0.25" calcext:value-type="float">
            <text:p>0.25</text:p>
          </table:table-cell>
          <table:table-cell table:style-name="ce17" table:formula="of:=[.$D161]/[.E$151]*MIN(([.$C161]-[.E137]);[.E$153]/[.$D161])" office:value-type="float" office:value="0" calcext:value-type="float">
            <text:p>0.00</text:p>
          </table:table-cell>
          <table:table-cell table:style-name="ce17" table:formula="of:=[.$D161]/[.F$151]*MIN(([.$C161]-[.F137]);[.F$153]/[.$D161])" office:value-type="float" office:value="0" calcext:value-type="float">
            <text:p>0.00</text:p>
          </table:table-cell>
          <table:table-cell table:style-name="ce17" table:formula="of:=[.$D161]/[.G$151]*MIN(([.$C161]-[.G137]);[.G$153]/[.$D161])" office:value-type="float" office:value="0" calcext:value-type="float">
            <text:p>0.00</text:p>
          </table:table-cell>
          <table:table-cell table:style-name="ce17" table:formula="of:=[.$D161]/[.H$151]*MIN(([.$C161]-[.H137]);[.H$153]/[.$D161])" office:value-type="float" office:value="0" calcext:value-type="float">
            <text:p>0.00</text:p>
          </table:table-cell>
          <table:table-cell table:style-name="ce17" table:formula="of:=[.$D161]/[.I$151]*MIN(([.$C161]-[.I137]);[.I$153]/[.$D161])" office:value-type="float" office:value="0" calcext:value-type="float">
            <text:p>0.00</text:p>
          </table:table-cell>
          <table:table-cell table:style-name="ce17" table:formula="of:=[.$D161]/[.J$151]*MIN(([.$C161]-[.J137]);[.J$153]/[.$D161])" office:value-type="float" office:value="0" calcext:value-type="float">
            <text:p>0.00</text:p>
          </table:table-cell>
          <table:table-cell table:style-name="ce17" table:formula="of:=[.$D161]/[.K$151]*MIN(([.$C161]-[.K137]);[.K$153]/[.$D161])" office:value-type="float" office:value="0" calcext:value-type="float">
            <text:p>0.00</text:p>
          </table:table-cell>
          <table:table-cell table:style-name="ce17" table:formula="of:=[.$D161]/[.L$151]*MIN(([.$C161]-[.L137]);[.L$153]/[.$D161])" office:value-type="float" office:value="0" calcext:value-type="float">
            <text:p>0.00</text:p>
          </table:table-cell>
          <table:table-cell table:style-name="ce17" table:formula="of:=[.$D161]/[.M$151]*MIN(([.$C161]-[.M137]);[.M$153]/[.$D161])" office:value-type="float" office:value="0" calcext:value-type="float">
            <text:p>0.00</text:p>
          </table:table-cell>
          <table:table-cell table:style-name="ce17" table:formula="of:=[.$D161]/[.N$151]*MIN(([.$C161]-[.N137]);[.N$153]/[.$D161])" office:value-type="float" office:value="0" calcext:value-type="float">
            <text:p>0.00</text:p>
          </table:table-cell>
          <table:table-cell table:style-name="ce17" table:formula="of:=[.$D161]/[.O$151]*MIN(([.$C161]-[.O137]);[.O$153]/[.$D161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62]/[.C162]" office:value-type="float" office:value="0.125" calcext:value-type="float">
            <text:p>0.125</text:p>
          </table:table-cell>
          <table:table-cell table:style-name="ce17" table:formula="of:=[.$D162]/[.E$151]*MIN(([.$C162]-[.E138]);[.E$153]/[.$D162])" office:value-type="float" office:value="0" calcext:value-type="float">
            <text:p>0.00</text:p>
          </table:table-cell>
          <table:table-cell table:style-name="ce17" table:formula="of:=[.$D162]/[.F$151]*MIN(([.$C162]-[.F138]);[.F$153]/[.$D162])" office:value-type="float" office:value="0" calcext:value-type="float">
            <text:p>0.00</text:p>
          </table:table-cell>
          <table:table-cell table:style-name="ce17" table:formula="of:=[.$D162]/[.G$151]*MIN(([.$C162]-[.G138]);[.G$153]/[.$D162])" office:value-type="float" office:value="0" calcext:value-type="float">
            <text:p>0.00</text:p>
          </table:table-cell>
          <table:table-cell table:style-name="ce17" table:formula="of:=[.$D162]/[.H$151]*MIN(([.$C162]-[.H138]);[.H$153]/[.$D162])" office:value-type="float" office:value="0" calcext:value-type="float">
            <text:p>0.00</text:p>
          </table:table-cell>
          <table:table-cell table:style-name="ce17" table:formula="of:=[.$D162]/[.I$151]*MIN(([.$C162]-[.I138]);[.I$153]/[.$D162])" office:value-type="float" office:value="0" calcext:value-type="float">
            <text:p>0.00</text:p>
          </table:table-cell>
          <table:table-cell table:style-name="ce17" table:formula="of:=[.$D162]/[.J$151]*MIN(([.$C162]-[.J138]);[.J$153]/[.$D162])" office:value-type="float" office:value="0" calcext:value-type="float">
            <text:p>0.00</text:p>
          </table:table-cell>
          <table:table-cell table:style-name="ce17" table:formula="of:=[.$D162]/[.K$151]*MIN(([.$C162]-[.K138]);[.K$153]/[.$D162])" office:value-type="float" office:value="0" calcext:value-type="float">
            <text:p>0.00</text:p>
          </table:table-cell>
          <table:table-cell table:style-name="ce17" table:formula="of:=[.$D162]/[.L$151]*MIN(([.$C162]-[.L138]);[.L$153]/[.$D162])" office:value-type="float" office:value="0" calcext:value-type="float">
            <text:p>0.00</text:p>
          </table:table-cell>
          <table:table-cell table:style-name="ce17" table:formula="of:=[.$D162]/[.M$151]*MIN(([.$C162]-[.M138]);[.M$153]/[.$D162])" office:value-type="float" office:value="0" calcext:value-type="float">
            <text:p>0.00</text:p>
          </table:table-cell>
          <table:table-cell table:style-name="ce17" table:formula="of:=[.$D162]/[.N$151]*MIN(([.$C162]-[.N138]);[.N$153]/[.$D162])" office:value-type="float" office:value="0" calcext:value-type="float">
            <text:p>0.00</text:p>
          </table:table-cell>
          <table:table-cell table:style-name="ce17" table:formula="of:=[.$D162]/[.O$151]*MIN(([.$C162]-[.O138]);[.O$153]/[.$D162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3]/[.C163]" office:value-type="float" office:value="0.1875" calcext:value-type="float">
            <text:p>0.1875</text:p>
          </table:table-cell>
          <table:table-cell table:style-name="ce22" table:formula="of:=[.$D163]/[.E$151]*MIN(([.$C163]-[.E139]);[.E$153]/[.$D163])" office:value-type="float" office:value="10.8108108108108" calcext:value-type="float">
            <text:p>10.81</text:p>
          </table:table-cell>
          <table:table-cell table:style-name="ce17" table:formula="of:=[.$D163]/[.F$151]*MIN(([.$C163]-[.F139]);[.F$153]/[.$D163])" office:value-type="float" office:value="20" calcext:value-type="float">
            <text:p>20.00</text:p>
          </table:table-cell>
          <table:table-cell table:style-name="ce17" table:formula="of:=[.$D163]/[.G$151]*MIN(([.$C163]-[.G139]);[.G$153]/[.$D163])" office:value-type="float" office:value="30.3030303030303" calcext:value-type="float">
            <text:p>30.30</text:p>
          </table:table-cell>
          <table:table-cell table:style-name="ce17" table:formula="of:=[.$D163]/[.H$151]*MIN(([.$C163]-[.H139]);[.H$153]/[.$D163])" office:value-type="float" office:value="50" calcext:value-type="float">
            <text:p>50.00</text:p>
          </table:table-cell>
          <table:table-cell table:style-name="ce17" table:formula="of:=[.$D163]/[.I$151]*MIN(([.$C163]-[.I139]);[.I$153]/[.$D163])" office:value-type="float" office:value="100" calcext:value-type="float">
            <text:p>100.00</text:p>
          </table:table-cell>
          <table:table-cell table:style-name="ce17" table:formula="of:=[.$D163]/[.J$151]*MIN(([.$C163]-[.J139]);[.J$153]/[.$D163])" office:value-type="float" office:value="150.375939849624" calcext:value-type="float">
            <text:p>150.38</text:p>
          </table:table-cell>
          <table:table-cell table:style-name="ce17" table:formula="of:=[.$D163]/[.K$151]*MIN(([.$C163]-[.K139]);[.K$153]/[.$D163])" office:value-type="float" office:value="200" calcext:value-type="float">
            <text:p>200.00</text:p>
          </table:table-cell>
          <table:table-cell table:style-name="ce17" table:formula="of:=[.$D163]/[.L$151]*MIN(([.$C163]-[.L139]);[.L$153]/[.$D163])" office:value-type="float" office:value="66.6666666666667" calcext:value-type="float">
            <text:p>66.67</text:p>
          </table:table-cell>
          <table:table-cell table:style-name="ce17" table:formula="of:=[.$D163]/[.M$151]*MIN(([.$C163]-[.M139]);[.M$153]/[.$D163])" office:value-type="float" office:value="100" calcext:value-type="float">
            <text:p>100.00</text:p>
          </table:table-cell>
          <table:table-cell table:style-name="ce17" table:formula="of:=[.$D163]/[.N$151]*MIN(([.$C163]-[.N139]);[.N$153]/[.$D163])" office:value-type="float" office:value="149.812734082397" calcext:value-type="float">
            <text:p>149.81</text:p>
          </table:table-cell>
          <table:table-cell table:style-name="ce17" table:formula="of:=[.$D163]/[.O$151]*MIN(([.$C163]-[.O139]);[.O$153]/[.$D163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4]/[.C164]" office:value-type="float" office:value="0.125" calcext:value-type="float">
            <text:p>0.125</text:p>
          </table:table-cell>
          <table:table-cell table:style-name="ce17" table:formula="of:=[.$D164]/[.E$151]*MIN(([.$C164]-[.E140]);[.E$153]/[.$D164])" office:value-type="float" office:value="8.62702702702703" calcext:value-type="float">
            <text:p>8.63</text:p>
          </table:table-cell>
          <table:table-cell table:style-name="ce22" table:formula="of:=[.$D164]/[.F$151]*MIN(([.$C164]-[.F140]);[.F$153]/[.$D164])" office:value-type="float" office:value="15.96" calcext:value-type="float">
            <text:p>15.96</text:p>
          </table:table-cell>
          <table:table-cell table:style-name="ce17" table:formula="of:=[.$D164]/[.G$151]*MIN(([.$C164]-[.G140]);[.G$153]/[.$D164])" office:value-type="float" office:value="24.1818181818182" calcext:value-type="float">
            <text:p>24.18</text:p>
          </table:table-cell>
          <table:table-cell table:style-name="ce17" table:formula="of:=[.$D164]/[.H$151]*MIN(([.$C164]-[.H140]);[.H$153]/[.$D164])" office:value-type="float" office:value="39.9" calcext:value-type="float">
            <text:p>39.90</text:p>
          </table:table-cell>
          <table:table-cell table:style-name="ce17" table:formula="of:=[.$D164]/[.I$151]*MIN(([.$C164]-[.I140]);[.I$153]/[.$D164])" office:value-type="float" office:value="79.8" calcext:value-type="float">
            <text:p>79.80</text:p>
          </table:table-cell>
          <table:table-cell table:style-name="ce17" table:formula="of:=[.$D164]/[.J$151]*MIN(([.$C164]-[.J140]);[.J$153]/[.$D164])" office:value-type="float" office:value="120" calcext:value-type="float">
            <text:p>120.00</text:p>
          </table:table-cell>
          <table:table-cell table:style-name="ce17" table:formula="of:=[.$D164]/[.K$151]*MIN(([.$C164]-[.K140]);[.K$153]/[.$D164])" office:value-type="float" office:value="159.6" calcext:value-type="float">
            <text:p>159.60</text:p>
          </table:table-cell>
          <table:table-cell table:style-name="ce17" table:formula="of:=[.$D164]/[.L$151]*MIN(([.$C164]-[.L140]);[.L$153]/[.$D164])" office:value-type="float" office:value="58.2666666666667" calcext:value-type="float">
            <text:p>58.27</text:p>
          </table:table-cell>
          <table:table-cell table:style-name="ce17" table:formula="of:=[.$D164]/[.M$151]*MIN(([.$C164]-[.M140]);[.M$153]/[.$D164])" office:value-type="float" office:value="87.4" calcext:value-type="float">
            <text:p>87.40</text:p>
          </table:table-cell>
          <table:table-cell table:style-name="ce17" table:formula="of:=[.$D164]/[.N$151]*MIN(([.$C164]-[.N140]);[.N$153]/[.$D164])" office:value-type="float" office:value="130.936329588015" calcext:value-type="float">
            <text:p>130.94</text:p>
          </table:table-cell>
          <table:table-cell table:style-name="ce17" table:formula="of:=[.$D164]/[.O$151]*MIN(([.$C164]-[.O140]);[.O$153]/[.$D164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5]/[.C165]" office:value-type="float" office:value="0.0625" calcext:value-type="float">
            <text:p>0.0625</text:p>
          </table:table-cell>
          <table:table-cell table:style-name="ce17" table:formula="of:=[.$D165]/[.E$151]*MIN(([.$C165]-[.E141]);[.E$153]/[.$D165])" office:value-type="float" office:value="0" calcext:value-type="float">
            <text:p>0.00</text:p>
          </table:table-cell>
          <table:table-cell table:style-name="ce17" table:formula="of:=[.$D165]/[.F$151]*MIN(([.$C165]-[.F141]);[.F$153]/[.$D165])" office:value-type="float" office:value="0" calcext:value-type="float">
            <text:p>0.00</text:p>
          </table:table-cell>
          <table:table-cell table:style-name="ce17" table:formula="of:=[.$D165]/[.G$151]*MIN(([.$C165]-[.G141]);[.G$153]/[.$D165])" office:value-type="float" office:value="0" calcext:value-type="float">
            <text:p>0.00</text:p>
          </table:table-cell>
          <table:table-cell table:style-name="ce17" table:formula="of:=[.$D165]/[.H$151]*MIN(([.$C165]-[.H141]);[.H$153]/[.$D165])" office:value-type="float" office:value="0" calcext:value-type="float">
            <text:p>0.00</text:p>
          </table:table-cell>
          <table:table-cell table:style-name="ce17" table:formula="of:=[.$D165]/[.I$151]*MIN(([.$C165]-[.I141]);[.I$153]/[.$D165])" office:value-type="float" office:value="0" calcext:value-type="float">
            <text:p>0.00</text:p>
          </table:table-cell>
          <table:table-cell table:style-name="ce17" table:formula="of:=[.$D165]/[.J$151]*MIN(([.$C165]-[.J141]);[.J$153]/[.$D165])" office:value-type="float" office:value="0" calcext:value-type="float">
            <text:p>0.00</text:p>
          </table:table-cell>
          <table:table-cell table:style-name="ce17" table:formula="of:=[.$D165]/[.K$151]*MIN(([.$C165]-[.K141]);[.K$153]/[.$D165])" office:value-type="float" office:value="0" calcext:value-type="float">
            <text:p>0.00</text:p>
          </table:table-cell>
          <table:table-cell table:style-name="ce22" table:formula="of:=[.$D165]/[.L$151]*MIN(([.$C165]-[.L141]);[.L$153]/[.$D165])" office:value-type="float" office:value="24.1333333333333" calcext:value-type="float">
            <text:p>24.13</text:p>
          </table:table-cell>
          <table:table-cell table:style-name="ce22" table:formula="of:=[.$D165]/[.M$151]*MIN(([.$C165]-[.M141]);[.M$153]/[.$D165])" office:value-type="float" office:value="36.2" calcext:value-type="float">
            <text:p>36.20</text:p>
          </table:table-cell>
          <table:table-cell table:style-name="ce17" table:formula="of:=[.$D165]/[.N$151]*MIN(([.$C165]-[.N141]);[.N$153]/[.$D165])" office:value-type="float" office:value="54.2322097378277" calcext:value-type="float">
            <text:p>54.23</text:p>
          </table:table-cell>
          <table:table-cell table:style-name="ce17" table:formula="of:=[.$D165]/[.O$151]*MIN(([.$C165]-[.O141]);[.O$153]/[.$D165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6]/[.C166]" office:value-type="float" office:value="0.03125" calcext:value-type="float">
            <text:p>0.03125</text:p>
          </table:table-cell>
          <table:table-cell table:style-name="ce17" table:formula="of:=[.$D166]/[.E$151]*MIN(([.$C166]-[.E142]);[.E$153]/[.$D166])" office:value-type="float" office:value="0" calcext:value-type="float">
            <text:p>0.00</text:p>
          </table:table-cell>
          <table:table-cell table:style-name="ce17" table:formula="of:=[.$D166]/[.F$151]*MIN(([.$C166]-[.F142]);[.F$153]/[.$D166])" office:value-type="float" office:value="0" calcext:value-type="float">
            <text:p>0.00</text:p>
          </table:table-cell>
          <table:table-cell table:style-name="ce17" table:formula="of:=[.$D166]/[.G$151]*MIN(([.$C166]-[.G142]);[.G$153]/[.$D166])" office:value-type="float" office:value="0" calcext:value-type="float">
            <text:p>0.00</text:p>
          </table:table-cell>
          <table:table-cell table:style-name="ce17" table:formula="of:=[.$D166]/[.H$151]*MIN(([.$C166]-[.H142]);[.H$153]/[.$D166])" office:value-type="float" office:value="0" calcext:value-type="float">
            <text:p>0.00</text:p>
          </table:table-cell>
          <table:table-cell table:style-name="ce17" table:formula="of:=[.$D166]/[.I$151]*MIN(([.$C166]-[.I142]);[.I$153]/[.$D166])" office:value-type="float" office:value="0" calcext:value-type="float">
            <text:p>0.00</text:p>
          </table:table-cell>
          <table:table-cell table:style-name="ce17" table:formula="of:=[.$D166]/[.J$151]*MIN(([.$C166]-[.J142]);[.J$153]/[.$D166])" office:value-type="float" office:value="0" calcext:value-type="float">
            <text:p>0.00</text:p>
          </table:table-cell>
          <table:table-cell table:style-name="ce17" table:formula="of:=[.$D166]/[.K$151]*MIN(([.$C166]-[.K142]);[.K$153]/[.$D166])" office:value-type="float" office:value="0" calcext:value-type="float">
            <text:p>0.00</text:p>
          </table:table-cell>
          <table:table-cell table:style-name="ce17" table:formula="of:=[.$D166]/[.L$151]*MIN(([.$C166]-[.L142]);[.L$153]/[.$D166])" office:value-type="float" office:value="7.06666666666667" calcext:value-type="float">
            <text:p>7.07</text:p>
          </table:table-cell>
          <table:table-cell table:style-name="ce22" table:formula="of:=[.$D166]/[.M$151]*MIN(([.$C166]-[.M142]);[.M$153]/[.$D166])" office:value-type="float" office:value="10.6" calcext:value-type="float">
            <text:p>10.60</text:p>
          </table:table-cell>
          <table:table-cell table:style-name="ce22" table:formula="of:=[.$D166]/[.N$151]*MIN(([.$C166]-[.N142]);[.N$153]/[.$D166])" office:value-type="float" office:value="15.8801498127341" calcext:value-type="float">
            <text:p>15.88</text:p>
          </table:table-cell>
          <table:table-cell table:style-name="ce22" table:formula="of:=[.$D166]/[.O$151]*MIN(([.$C166]-[.O142]);[.O$153]/[.$D166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7]/[.C167]" office:value-type="float" office:value="0.015625" calcext:value-type="float">
            <text:p>0.015625</text:p>
          </table:table-cell>
          <table:table-cell table:style-name="ce17" table:formula="of:=[.$D167]/[.E$151]*MIN(([.$C167]-[.E143]);[.E$153]/[.$D167])" office:value-type="float" office:value="0" calcext:value-type="float">
            <text:p>0.00</text:p>
          </table:table-cell>
          <table:table-cell table:style-name="ce17" table:formula="of:=[.$D167]/[.F$151]*MIN(([.$C167]-[.F143]);[.F$153]/[.$D167])" office:value-type="float" office:value="0" calcext:value-type="float">
            <text:p>0.00</text:p>
          </table:table-cell>
          <table:table-cell table:style-name="ce17" table:formula="of:=[.$D167]/[.G$151]*MIN(([.$C167]-[.G143]);[.G$153]/[.$D167])" office:value-type="float" office:value="0" calcext:value-type="float">
            <text:p>0.00</text:p>
          </table:table-cell>
          <table:table-cell table:style-name="ce17" table:formula="of:=[.$D167]/[.H$151]*MIN(([.$C167]-[.H143]);[.H$153]/[.$D167])" office:value-type="float" office:value="0" calcext:value-type="float">
            <text:p>0.00</text:p>
          </table:table-cell>
          <table:table-cell table:style-name="ce17" table:formula="of:=[.$D167]/[.I$151]*MIN(([.$C167]-[.I143]);[.I$153]/[.$D167])" office:value-type="float" office:value="0" calcext:value-type="float">
            <text:p>0.00</text:p>
          </table:table-cell>
          <table:table-cell table:style-name="ce17" table:formula="of:=[.$D167]/[.J$151]*MIN(([.$C167]-[.J143]);[.J$153]/[.$D167])" office:value-type="float" office:value="0" calcext:value-type="float">
            <text:p>0.00</text:p>
          </table:table-cell>
          <table:table-cell table:style-name="ce17" table:formula="of:=[.$D167]/[.K$151]*MIN(([.$C167]-[.K143]);[.K$153]/[.$D167])" office:value-type="float" office:value="0" calcext:value-type="float">
            <text:p>0.00</text:p>
          </table:table-cell>
          <table:table-cell table:style-name="ce17" table:formula="of:=[.$D167]/[.L$151]*MIN(([.$C167]-[.L143]);[.L$153]/[.$D167])" office:value-type="float" office:value="0" calcext:value-type="float">
            <text:p>0.00</text:p>
          </table:table-cell>
          <table:table-cell table:style-name="ce17" table:formula="of:=[.$D167]/[.M$151]*MIN(([.$C167]-[.M143]);[.M$153]/[.$D167])" office:value-type="float" office:value="0" calcext:value-type="float">
            <text:p>0.00</text:p>
          </table:table-cell>
          <table:table-cell table:style-name="ce17" table:formula="of:=[.$D167]/[.N$151]*MIN(([.$C167]-[.N143]);[.N$153]/[.$D167])" office:value-type="float" office:value="0" calcext:value-type="float">
            <text:p>0.00</text:p>
          </table:table-cell>
          <table:table-cell table:style-name="ce17" table:formula="of:=[.$D167]/[.O$151]*MIN(([.$C167]-[.O143]);[.O$153]/[.$D167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8]/[.C168]" office:value-type="float" office:value="0.0078125" calcext:value-type="float">
            <text:p>0.0078125</text:p>
          </table:table-cell>
          <table:table-cell table:style-name="ce17" table:formula="of:=[.$D168]/[.E$151]*MIN(([.$C168]-[.E144]);[.E$153]/[.$D168])" office:value-type="float" office:value="0" calcext:value-type="float">
            <text:p>0.00</text:p>
          </table:table-cell>
          <table:table-cell table:style-name="ce17" table:formula="of:=[.$D168]/[.F$151]*MIN(([.$C168]-[.F144]);[.F$153]/[.$D168])" office:value-type="float" office:value="0" calcext:value-type="float">
            <text:p>0.00</text:p>
          </table:table-cell>
          <table:table-cell table:style-name="ce17" table:formula="of:=[.$D168]/[.G$151]*MIN(([.$C168]-[.G144]);[.G$153]/[.$D168])" office:value-type="float" office:value="0" calcext:value-type="float">
            <text:p>0.00</text:p>
          </table:table-cell>
          <table:table-cell table:style-name="ce17" table:formula="of:=[.$D168]/[.H$151]*MIN(([.$C168]-[.H144]);[.H$153]/[.$D168])" office:value-type="float" office:value="0" calcext:value-type="float">
            <text:p>0.00</text:p>
          </table:table-cell>
          <table:table-cell table:style-name="ce17" table:formula="of:=[.$D168]/[.I$151]*MIN(([.$C168]-[.I144]);[.I$153]/[.$D168])" office:value-type="float" office:value="0" calcext:value-type="float">
            <text:p>0.00</text:p>
          </table:table-cell>
          <table:table-cell table:style-name="ce17" table:formula="of:=[.$D168]/[.J$151]*MIN(([.$C168]-[.J144]);[.J$153]/[.$D168])" office:value-type="float" office:value="0" calcext:value-type="float">
            <text:p>0.00</text:p>
          </table:table-cell>
          <table:table-cell table:style-name="ce17" table:formula="of:=[.$D168]/[.K$151]*MIN(([.$C168]-[.K144]);[.K$153]/[.$D168])" office:value-type="float" office:value="0" calcext:value-type="float">
            <text:p>0.00</text:p>
          </table:table-cell>
          <table:table-cell table:style-name="ce17" table:formula="of:=[.$D168]/[.L$151]*MIN(([.$C168]-[.L144]);[.L$153]/[.$D168])" office:value-type="float" office:value="0" calcext:value-type="float">
            <text:p>0.00</text:p>
          </table:table-cell>
          <table:table-cell table:style-name="ce17" table:formula="of:=[.$D168]/[.M$151]*MIN(([.$C168]-[.M144]);[.M$153]/[.$D168])" office:value-type="float" office:value="0" calcext:value-type="float">
            <text:p>0.00</text:p>
          </table:table-cell>
          <table:table-cell table:style-name="ce17" table:formula="of:=[.$D168]/[.N$151]*MIN(([.$C168]-[.N144]);[.N$153]/[.$D168])" office:value-type="float" office:value="0" calcext:value-type="float">
            <text:p>0.00</text:p>
          </table:table-cell>
          <table:table-cell table:style-name="ce17" table:formula="of:=[.$D168]/[.O$151]*MIN(([.$C168]-[.O144]);[.O$153]/[.$D168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Down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Down/(mV/step), ZeroCurrentSteps)</text:p>
          </table:table-cell>
          <table:table-cell table:number-columns-repeated="2"/>
          <table:table-cell table:style-name="ce1" office:value-type="string" calcext:value-type="string">
            <text:p>Excursion Up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xcursion Down mV→</text:p>
          </table:table-cell>
          <table:table-cell table:style-name="ce2" table:formula="of:=[.E176]" office:value-type="float" office:value="2000" calcext:value-type="float">
            <text:p>2000</text:p>
          </table:table-cell>
          <table:table-cell table:style-name="ce2" table:formula="of:=[.F176]" office:value-type="float" office:value="2000" calcext:value-type="float">
            <text:p>2000</text:p>
          </table:table-cell>
          <table:table-cell table:style-name="ce2" table:formula="of:=[.G176]" office:value-type="float" office:value="2000" calcext:value-type="float">
            <text:p>2000</text:p>
          </table:table-cell>
          <table:table-cell table:style-name="ce2" table:formula="of:=[.H176]" office:value-type="float" office:value="2000" calcext:value-type="float">
            <text:p>2000</text:p>
          </table:table-cell>
          <table:table-cell table:style-name="ce2" table:formula="of:=[.I176]" office:value-type="float" office:value="2000" calcext:value-type="float">
            <text:p>2000</text:p>
          </table:table-cell>
          <table:table-cell table:style-name="ce2" table:formula="of:=[.J176]" office:value-type="float" office:value="2000" calcext:value-type="float">
            <text:p>2000</text:p>
          </table:table-cell>
          <table:table-cell table:style-name="ce2" table:formula="of:=[.K176]" office:value-type="float" office:value="2000" calcext:value-type="float">
            <text:p>200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79]/[.C179]" office:value-type="float" office:value="4.8828125" calcext:value-type="float">
            <text:p>4.8828125</text:p>
          </table:table-cell>
          <table:table-cell table:style-name="ce17" table:formula="of:=[.$D179]/[.E$174]*MIN(([.E131]);[.E$177]/[.$D179])" office:value-type="float" office:value="10.8108108108108" calcext:value-type="float">
            <text:p>10.81</text:p>
          </table:table-cell>
          <table:table-cell table:style-name="ce12" table:formula="of:=[.$D179]/[.F$174]*MIN(([.F131]);[.F$177]/[.$D179])" office:value-type="float" office:value="20" calcext:value-type="float">
            <text:p>20</text:p>
          </table:table-cell>
          <table:table-cell table:style-name="ce26" table:formula="of:=[.$D179]/[.G$174]*MIN(([.G131]);[.G$177]/[.$D179])" office:value-type="float" office:value="30.3030303030303" calcext:value-type="float">
            <text:p>30.3</text:p>
          </table:table-cell>
          <table:table-cell table:style-name="ce12" table:formula="of:=[.$D179]/[.H$174]*MIN(([.H131]);[.H$177]/[.$D179])" office:value-type="float" office:value="50" calcext:value-type="float">
            <text:p>50</text:p>
          </table:table-cell>
          <table:table-cell table:style-name="ce12" table:formula="of:=[.$D179]/[.I$174]*MIN(([.I131]);[.I$177]/[.$D179])" office:value-type="float" office:value="100" calcext:value-type="float">
            <text:p>100</text:p>
          </table:table-cell>
          <table:table-cell table:style-name="ce26" table:formula="of:=[.$D179]/[.J$174]*MIN(([.J131]);[.J$177]/[.$D179])" office:value-type="float" office:value="150.375939849624" calcext:value-type="float">
            <text:p>150.4</text:p>
          </table:table-cell>
          <table:table-cell table:style-name="ce12" table:formula="of:=[.$D179]/[.K$174]*MIN(([.K131]);[.K$177]/[.$D179])" office:value-type="float" office:value="200" calcext:value-type="float">
            <text:p>200</text:p>
          </table:table-cell>
          <table:table-cell table:style-name="ce17" table:formula="of:=[.$D179]/[.L$174]*MIN(([.L131]);[.L$177]/[.$D179])" office:value-type="float" office:value="1.66666666666667" calcext:value-type="float">
            <text:p>1.67</text:p>
          </table:table-cell>
          <table:table-cell table:style-name="ce17" table:formula="of:=[.$D179]/[.M$174]*MIN(([.M131]);[.M$177]/[.$D179])" office:value-type="float" office:value="2.5" calcext:value-type="float">
            <text:p>2.50</text:p>
          </table:table-cell>
          <table:table-cell table:style-name="ce17" table:formula="of:=[.$D179]/[.N$174]*MIN(([.N131]);[.N$177]/[.$D179])" office:value-type="float" office:value="3.74531835205993" calcext:value-type="float">
            <text:p>3.75</text:p>
          </table:table-cell>
          <table:table-cell table:style-name="ce17" table:formula="of:=[.$D179]/[.O$174]*MIN(([.O131]);[.O$177]/[.$D179]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80]/[.C180]" office:value-type="float" office:value="1.07421875" calcext:value-type="float">
            <text:p>1.07421875</text:p>
          </table:table-cell>
          <table:table-cell table:style-name="ce17" table:formula="of:=IF([.E156]=0;0;[.$D180]/[.E$174]*MIN(([.E132]);[.E$177]/[.$D180]))" office:value-type="float" office:value="0" calcext:value-type="float">
            <text:p>0.00</text:p>
          </table:table-cell>
          <table:table-cell table:style-name="ce12" table:formula="of:=IF([.F156]=0;0;[.$D180]/[.F$174]*MIN(([.F132]);[.F$177]/[.$D180]))" office:value-type="float" office:value="0" calcext:value-type="float">
            <text:p>0</text:p>
          </table:table-cell>
          <table:table-cell table:style-name="ce26" table:formula="of:=IF([.G156]=0;0;[.$D180]/[.G$174]*MIN(([.G132]);[.G$177]/[.$D180]))" office:value-type="float" office:value="0" calcext:value-type="float">
            <text:p>0.0</text:p>
          </table:table-cell>
          <table:table-cell table:style-name="ce12" table:formula="of:=IF([.H156]=0;0;[.$D180]/[.H$174]*MIN(([.H132]);[.H$177]/[.$D180]))" office:value-type="float" office:value="0" calcext:value-type="float">
            <text:p>0</text:p>
          </table:table-cell>
          <table:table-cell table:style-name="ce12" table:formula="of:=IF([.I156]=0;0;[.$D180]/[.I$174]*MIN(([.I132]);[.I$177]/[.$D180]))" office:value-type="float" office:value="0" calcext:value-type="float">
            <text:p>0</text:p>
          </table:table-cell>
          <table:table-cell table:style-name="ce26" table:formula="of:=IF([.J156]=0;0;[.$D180]/[.J$174]*MIN(([.J132]);[.J$177]/[.$D180]))" office:value-type="float" office:value="0" calcext:value-type="float">
            <text:p>0.0</text:p>
          </table:table-cell>
          <table:table-cell table:style-name="ce12" table:formula="of:=IF([.K156]=0;0;[.$D180]/[.K$174]*MIN(([.K132]);[.K$177]/[.$D180]))" office:value-type="float" office:value="0" calcext:value-type="float">
            <text:p>0</text:p>
          </table:table-cell>
          <table:table-cell table:style-name="ce17" table:formula="of:=IF([.L156]=0;0;[.$D180]/[.L$174]*MIN(([.L132]);[.L$177]/[.$D180]))" office:value-type="float" office:value="1.66666666666667" calcext:value-type="float">
            <text:p>1.67</text:p>
          </table:table-cell>
          <table:table-cell table:style-name="ce17" table:formula="of:=IF([.M156]=0;0;[.$D180]/[.M$174]*MIN(([.M132]);[.M$177]/[.$D180]))" office:value-type="float" office:value="2.5" calcext:value-type="float">
            <text:p>2.50</text:p>
          </table:table-cell>
          <table:table-cell table:style-name="ce17" table:formula="of:=IF([.N156]=0;0;[.$D180]/[.N$174]*MIN(([.N132]);[.N$177]/[.$D180]))" office:value-type="float" office:value="3.74531835205993" calcext:value-type="float">
            <text:p>3.75</text:p>
          </table:table-cell>
          <table:table-cell table:style-name="ce17" table:formula="of:=IF([.O156]=0;0;[.$D180]/[.O$174]*MIN(([.O132]);[.O$177]/[.$D18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81]/[.C181]" office:value-type="float" office:value="3" calcext:value-type="float">
            <text:p>3</text:p>
          </table:table-cell>
          <table:table-cell table:style-name="ce17" table:formula="of:=IF([.E157]=0;0;[.$D181]/[.E$174]*MIN(([.E133]);[.E$177]/[.$D181]))" office:value-type="float" office:value="10.8108108108108" calcext:value-type="float">
            <text:p>10.81</text:p>
          </table:table-cell>
          <table:table-cell table:style-name="ce12" table:formula="of:=IF([.F157]=0;0;[.$D181]/[.F$174]*MIN(([.F133]);[.F$177]/[.$D181]))" office:value-type="float" office:value="20" calcext:value-type="float">
            <text:p>20</text:p>
          </table:table-cell>
          <table:table-cell table:style-name="ce26" table:formula="of:=IF([.G157]=0;0;[.$D181]/[.G$174]*MIN(([.G133]);[.G$177]/[.$D181]))" office:value-type="float" office:value="30.3030303030303" calcext:value-type="float">
            <text:p>30.3</text:p>
          </table:table-cell>
          <table:table-cell table:style-name="ce12" table:formula="of:=IF([.H157]=0;0;[.$D181]/[.H$174]*MIN(([.H133]);[.H$177]/[.$D181]))" office:value-type="float" office:value="50" calcext:value-type="float">
            <text:p>50</text:p>
          </table:table-cell>
          <table:table-cell table:style-name="ce12" table:formula="of:=IF([.I157]=0;0;[.$D181]/[.I$174]*MIN(([.I133]);[.I$177]/[.$D181]))" office:value-type="float" office:value="100" calcext:value-type="float">
            <text:p>100</text:p>
          </table:table-cell>
          <table:table-cell table:style-name="ce26" table:formula="of:=IF([.J157]=0;0;[.$D181]/[.J$174]*MIN(([.J133]);[.J$177]/[.$D181]))" office:value-type="float" office:value="150.375939849624" calcext:value-type="float">
            <text:p>150.4</text:p>
          </table:table-cell>
          <table:table-cell table:style-name="ce12" table:formula="of:=IF([.K157]=0;0;[.$D181]/[.K$174]*MIN(([.K133]);[.K$177]/[.$D181]))" office:value-type="float" office:value="200" calcext:value-type="float">
            <text:p>200</text:p>
          </table:table-cell>
          <table:table-cell table:style-name="ce17" table:formula="of:=IF([.L157]=0;0;[.$D181]/[.L$174]*MIN(([.L133]);[.L$177]/[.$D181]))" office:value-type="float" office:value="1.66666666666667" calcext:value-type="float">
            <text:p>1.67</text:p>
          </table:table-cell>
          <table:table-cell table:style-name="ce17" table:formula="of:=IF([.M157]=0;0;[.$D181]/[.M$174]*MIN(([.M133]);[.M$177]/[.$D181]))" office:value-type="float" office:value="2.5" calcext:value-type="float">
            <text:p>2.50</text:p>
          </table:table-cell>
          <table:table-cell table:style-name="ce17" table:formula="of:=IF([.N157]=0;0;[.$D181]/[.N$174]*MIN(([.N133]);[.N$177]/[.$D181]))" office:value-type="float" office:value="3.74531835205993" calcext:value-type="float">
            <text:p>3.75</text:p>
          </table:table-cell>
          <table:table-cell table:style-name="ce17" table:formula="of:=IF([.O157]=0;0;[.$D181]/[.O$174]*MIN(([.O133]);[.O$177]/[.$D181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82]/[.C182]" office:value-type="float" office:value="2" calcext:value-type="float">
            <text:p>2</text:p>
          </table:table-cell>
          <table:table-cell table:style-name="ce17" table:formula="of:=IF([.E158]=0;0;[.$D182]/[.E$174]*MIN(([.E134]);[.E$177]/[.$D182]))" office:value-type="float" office:value="10.8108108108108" calcext:value-type="float">
            <text:p>10.81</text:p>
          </table:table-cell>
          <table:table-cell table:style-name="ce12" table:formula="of:=IF([.F158]=0;0;[.$D182]/[.F$174]*MIN(([.F134]);[.F$177]/[.$D182]))" office:value-type="float" office:value="20" calcext:value-type="float">
            <text:p>20</text:p>
          </table:table-cell>
          <table:table-cell table:style-name="ce26" table:formula="of:=IF([.G158]=0;0;[.$D182]/[.G$174]*MIN(([.G134]);[.G$177]/[.$D182]))" office:value-type="float" office:value="30.3030303030303" calcext:value-type="float">
            <text:p>30.3</text:p>
          </table:table-cell>
          <table:table-cell table:style-name="ce12" table:formula="of:=IF([.H158]=0;0;[.$D182]/[.H$174]*MIN(([.H134]);[.H$177]/[.$D182]))" office:value-type="float" office:value="50" calcext:value-type="float">
            <text:p>50</text:p>
          </table:table-cell>
          <table:table-cell table:style-name="ce12" table:formula="of:=IF([.I158]=0;0;[.$D182]/[.I$174]*MIN(([.I134]);[.I$177]/[.$D182]))" office:value-type="float" office:value="100" calcext:value-type="float">
            <text:p>100</text:p>
          </table:table-cell>
          <table:table-cell table:style-name="ce26" table:formula="of:=IF([.J158]=0;0;[.$D182]/[.J$174]*MIN(([.J134]);[.J$177]/[.$D182]))" office:value-type="float" office:value="150.375939849624" calcext:value-type="float">
            <text:p>150.4</text:p>
          </table:table-cell>
          <table:table-cell table:style-name="ce12" table:formula="of:=IF([.K158]=0;0;[.$D182]/[.K$174]*MIN(([.K134]);[.K$177]/[.$D182]))" office:value-type="float" office:value="200" calcext:value-type="float">
            <text:p>200</text:p>
          </table:table-cell>
          <table:table-cell table:style-name="ce17" table:formula="of:=IF([.L158]=0;0;[.$D182]/[.L$174]*MIN(([.L134]);[.L$177]/[.$D182]))" office:value-type="float" office:value="1.66666666666667" calcext:value-type="float">
            <text:p>1.67</text:p>
          </table:table-cell>
          <table:table-cell table:style-name="ce17" table:formula="of:=IF([.M158]=0;0;[.$D182]/[.M$174]*MIN(([.M134]);[.M$177]/[.$D182]))" office:value-type="float" office:value="2.5" calcext:value-type="float">
            <text:p>2.50</text:p>
          </table:table-cell>
          <table:table-cell table:style-name="ce17" table:formula="of:=IF([.N158]=0;0;[.$D182]/[.N$174]*MIN(([.N134]);[.N$177]/[.$D182]))" office:value-type="float" office:value="3.74531835205993" calcext:value-type="float">
            <text:p>3.75</text:p>
          </table:table-cell>
          <table:table-cell table:style-name="ce17" table:formula="of:=IF([.O158]=0;0;[.$D182]/[.O$174]*MIN(([.O134]);[.O$177]/[.$D182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83]/[.C183]" office:value-type="float" office:value="1" calcext:value-type="float">
            <text:p>1</text:p>
          </table:table-cell>
          <table:table-cell table:style-name="ce17" table:formula="of:=IF([.E159]=0;0;[.$D183]/[.E$174]*MIN(([.E135]);[.E$177]/[.$D183]))" office:value-type="float" office:value="0" calcext:value-type="float">
            <text:p>0.00</text:p>
          </table:table-cell>
          <table:table-cell table:style-name="ce12" table:formula="of:=IF([.F159]=0;0;[.$D183]/[.F$174]*MIN(([.F135]);[.F$177]/[.$D183]))" office:value-type="float" office:value="0" calcext:value-type="float">
            <text:p>0</text:p>
          </table:table-cell>
          <table:table-cell table:style-name="ce26" table:formula="of:=IF([.G159]=0;0;[.$D183]/[.G$174]*MIN(([.G135]);[.G$177]/[.$D183]))" office:value-type="float" office:value="0" calcext:value-type="float">
            <text:p>0.0</text:p>
          </table:table-cell>
          <table:table-cell table:style-name="ce12" table:formula="of:=IF([.H159]=0;0;[.$D183]/[.H$174]*MIN(([.H135]);[.H$177]/[.$D183]))" office:value-type="float" office:value="0" calcext:value-type="float">
            <text:p>0</text:p>
          </table:table-cell>
          <table:table-cell table:style-name="ce12" table:formula="of:=IF([.I159]=0;0;[.$D183]/[.I$174]*MIN(([.I135]);[.I$177]/[.$D183]))" office:value-type="float" office:value="0" calcext:value-type="float">
            <text:p>0</text:p>
          </table:table-cell>
          <table:table-cell table:style-name="ce26" table:formula="of:=IF([.J159]=0;0;[.$D183]/[.J$174]*MIN(([.J135]);[.J$177]/[.$D183]))" office:value-type="float" office:value="0" calcext:value-type="float">
            <text:p>0.0</text:p>
          </table:table-cell>
          <table:table-cell table:style-name="ce12" table:formula="of:=IF([.K159]=0;0;[.$D183]/[.K$174]*MIN(([.K135]);[.K$177]/[.$D183]))" office:value-type="float" office:value="0" calcext:value-type="float">
            <text:p>0</text:p>
          </table:table-cell>
          <table:table-cell table:style-name="ce17" table:formula="of:=IF([.L159]=0;0;[.$D183]/[.L$174]*MIN(([.L135]);[.L$177]/[.$D183]))" office:value-type="float" office:value="1.66666666666667" calcext:value-type="float">
            <text:p>1.67</text:p>
          </table:table-cell>
          <table:table-cell table:style-name="ce17" table:formula="of:=IF([.M159]=0;0;[.$D183]/[.M$174]*MIN(([.M135]);[.M$177]/[.$D183]))" office:value-type="float" office:value="2.5" calcext:value-type="float">
            <text:p>2.50</text:p>
          </table:table-cell>
          <table:table-cell table:style-name="ce17" table:formula="of:=IF([.N159]=0;0;[.$D183]/[.N$174]*MIN(([.N135]);[.N$177]/[.$D183]))" office:value-type="float" office:value="3.74531835205993" calcext:value-type="float">
            <text:p>3.75</text:p>
          </table:table-cell>
          <table:table-cell table:style-name="ce17" table:formula="of:=IF([.O159]=0;0;[.$D183]/[.O$174]*MIN(([.O135]);[.O$177]/[.$D183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84]/[.C184]" office:value-type="float" office:value="0.5" calcext:value-type="float">
            <text:p>0.5</text:p>
          </table:table-cell>
          <table:table-cell table:style-name="ce17" table:formula="of:=IF([.E160]=0;0;[.$D184]/[.E$174]*MIN(([.E136]);[.E$177]/[.$D184]))" office:value-type="float" office:value="0" calcext:value-type="float">
            <text:p>0.00</text:p>
          </table:table-cell>
          <table:table-cell table:style-name="ce12" table:formula="of:=IF([.F160]=0;0;[.$D184]/[.F$174]*MIN(([.F136]);[.F$177]/[.$D184]))" office:value-type="float" office:value="0" calcext:value-type="float">
            <text:p>0</text:p>
          </table:table-cell>
          <table:table-cell table:style-name="ce26" table:formula="of:=IF([.G160]=0;0;[.$D184]/[.G$174]*MIN(([.G136]);[.G$177]/[.$D184]))" office:value-type="float" office:value="0" calcext:value-type="float">
            <text:p>0.0</text:p>
          </table:table-cell>
          <table:table-cell table:style-name="ce12" table:formula="of:=IF([.H160]=0;0;[.$D184]/[.H$174]*MIN(([.H136]);[.H$177]/[.$D184]))" office:value-type="float" office:value="0" calcext:value-type="float">
            <text:p>0</text:p>
          </table:table-cell>
          <table:table-cell table:style-name="ce12" table:formula="of:=IF([.I160]=0;0;[.$D184]/[.I$174]*MIN(([.I136]);[.I$177]/[.$D184]))" office:value-type="float" office:value="0" calcext:value-type="float">
            <text:p>0</text:p>
          </table:table-cell>
          <table:table-cell table:style-name="ce26" table:formula="of:=IF([.J160]=0;0;[.$D184]/[.J$174]*MIN(([.J136]);[.J$177]/[.$D184]))" office:value-type="float" office:value="0" calcext:value-type="float">
            <text:p>0.0</text:p>
          </table:table-cell>
          <table:table-cell table:style-name="ce12" table:formula="of:=IF([.K160]=0;0;[.$D184]/[.K$174]*MIN(([.K136]);[.K$177]/[.$D184]))" office:value-type="float" office:value="0" calcext:value-type="float">
            <text:p>0</text:p>
          </table:table-cell>
          <table:table-cell table:style-name="ce17" table:formula="of:=IF([.L160]=0;0;[.$D184]/[.L$174]*MIN(([.L136]);[.L$177]/[.$D184]))" office:value-type="float" office:value="1.66666666666667" calcext:value-type="float">
            <text:p>1.67</text:p>
          </table:table-cell>
          <table:table-cell table:style-name="ce17" table:formula="of:=IF([.M160]=0;0;[.$D184]/[.M$174]*MIN(([.M136]);[.M$177]/[.$D184]))" office:value-type="float" office:value="2.5" calcext:value-type="float">
            <text:p>2.50</text:p>
          </table:table-cell>
          <table:table-cell table:style-name="ce17" table:formula="of:=IF([.N160]=0;0;[.$D184]/[.N$174]*MIN(([.N136]);[.N$177]/[.$D184]))" office:value-type="float" office:value="3.74531835205993" calcext:value-type="float">
            <text:p>3.75</text:p>
          </table:table-cell>
          <table:table-cell table:style-name="ce17" table:formula="of:=IF([.O160]=0;0;[.$D184]/[.O$174]*MIN(([.O136]);[.O$177]/[.$D184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85]/[.C185]" office:value-type="float" office:value="0.25" calcext:value-type="float">
            <text:p>0.25</text:p>
          </table:table-cell>
          <table:table-cell table:style-name="ce17" table:formula="of:=IF([.E161]=0;0;[.$D185]/[.E$174]*MIN(([.E137]);[.E$177]/[.$D185]))" office:value-type="float" office:value="0" calcext:value-type="float">
            <text:p>0.00</text:p>
          </table:table-cell>
          <table:table-cell table:style-name="ce12" table:formula="of:=IF([.F161]=0;0;[.$D185]/[.F$174]*MIN(([.F137]);[.F$177]/[.$D185]))" office:value-type="float" office:value="0" calcext:value-type="float">
            <text:p>0</text:p>
          </table:table-cell>
          <table:table-cell table:style-name="ce26" table:formula="of:=IF([.G161]=0;0;[.$D185]/[.G$174]*MIN(([.G137]);[.G$177]/[.$D185]))" office:value-type="float" office:value="0" calcext:value-type="float">
            <text:p>0.0</text:p>
          </table:table-cell>
          <table:table-cell table:style-name="ce12" table:formula="of:=IF([.H161]=0;0;[.$D185]/[.H$174]*MIN(([.H137]);[.H$177]/[.$D185]))" office:value-type="float" office:value="0" calcext:value-type="float">
            <text:p>0</text:p>
          </table:table-cell>
          <table:table-cell table:style-name="ce12" table:formula="of:=IF([.I161]=0;0;[.$D185]/[.I$174]*MIN(([.I137]);[.I$177]/[.$D185]))" office:value-type="float" office:value="0" calcext:value-type="float">
            <text:p>0</text:p>
          </table:table-cell>
          <table:table-cell table:style-name="ce26" table:formula="of:=IF([.J161]=0;0;[.$D185]/[.J$174]*MIN(([.J137]);[.J$177]/[.$D185]))" office:value-type="float" office:value="0" calcext:value-type="float">
            <text:p>0.0</text:p>
          </table:table-cell>
          <table:table-cell table:style-name="ce12" table:formula="of:=IF([.K161]=0;0;[.$D185]/[.K$174]*MIN(([.K137]);[.K$177]/[.$D185]))" office:value-type="float" office:value="0" calcext:value-type="float">
            <text:p>0</text:p>
          </table:table-cell>
          <table:table-cell table:style-name="ce17" table:formula="of:=IF([.L161]=0;0;[.$D185]/[.L$174]*MIN(([.L137]);[.L$177]/[.$D185]))" office:value-type="float" office:value="0" calcext:value-type="float">
            <text:p>0.00</text:p>
          </table:table-cell>
          <table:table-cell table:style-name="ce17" table:formula="of:=IF([.M161]=0;0;[.$D185]/[.M$174]*MIN(([.M137]);[.M$177]/[.$D185]))" office:value-type="float" office:value="0" calcext:value-type="float">
            <text:p>0.00</text:p>
          </table:table-cell>
          <table:table-cell table:style-name="ce17" table:formula="of:=IF([.N161]=0;0;[.$D185]/[.N$174]*MIN(([.N137]);[.N$177]/[.$D185]))" office:value-type="float" office:value="0" calcext:value-type="float">
            <text:p>0.00</text:p>
          </table:table-cell>
          <table:table-cell table:style-name="ce17" table:formula="of:=IF([.O161]=0;0;[.$D185]/[.O$174]*MIN(([.O137]);[.O$177]/[.$D185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86]/[.C186]" office:value-type="float" office:value="0.125" calcext:value-type="float">
            <text:p>0.125</text:p>
          </table:table-cell>
          <table:table-cell table:style-name="ce17" table:formula="of:=IF([.E162]=0;0;[.$D186]/[.E$174]*MIN(([.E138]);[.E$177]/[.$D186]))" office:value-type="float" office:value="0" calcext:value-type="float">
            <text:p>0.00</text:p>
          </table:table-cell>
          <table:table-cell table:style-name="ce12" table:formula="of:=IF([.F162]=0;0;[.$D186]/[.F$174]*MIN(([.F138]);[.F$177]/[.$D186]))" office:value-type="float" office:value="0" calcext:value-type="float">
            <text:p>0</text:p>
          </table:table-cell>
          <table:table-cell table:style-name="ce26" table:formula="of:=IF([.G162]=0;0;[.$D186]/[.G$174]*MIN(([.G138]);[.G$177]/[.$D186]))" office:value-type="float" office:value="0" calcext:value-type="float">
            <text:p>0.0</text:p>
          </table:table-cell>
          <table:table-cell table:style-name="ce12" table:formula="of:=IF([.H162]=0;0;[.$D186]/[.H$174]*MIN(([.H138]);[.H$177]/[.$D186]))" office:value-type="float" office:value="0" calcext:value-type="float">
            <text:p>0</text:p>
          </table:table-cell>
          <table:table-cell table:style-name="ce12" table:formula="of:=IF([.I162]=0;0;[.$D186]/[.I$174]*MIN(([.I138]);[.I$177]/[.$D186]))" office:value-type="float" office:value="0" calcext:value-type="float">
            <text:p>0</text:p>
          </table:table-cell>
          <table:table-cell table:style-name="ce26" table:formula="of:=IF([.J162]=0;0;[.$D186]/[.J$174]*MIN(([.J138]);[.J$177]/[.$D186]))" office:value-type="float" office:value="0" calcext:value-type="float">
            <text:p>0.0</text:p>
          </table:table-cell>
          <table:table-cell table:style-name="ce12" table:formula="of:=IF([.K162]=0;0;[.$D186]/[.K$174]*MIN(([.K138]);[.K$177]/[.$D186]))" office:value-type="float" office:value="0" calcext:value-type="float">
            <text:p>0</text:p>
          </table:table-cell>
          <table:table-cell table:style-name="ce17" table:formula="of:=IF([.L162]=0;0;[.$D186]/[.L$174]*MIN(([.L138]);[.L$177]/[.$D186]))" office:value-type="float" office:value="0" calcext:value-type="float">
            <text:p>0.00</text:p>
          </table:table-cell>
          <table:table-cell table:style-name="ce17" table:formula="of:=IF([.M162]=0;0;[.$D186]/[.M$174]*MIN(([.M138]);[.M$177]/[.$D186]))" office:value-type="float" office:value="0" calcext:value-type="float">
            <text:p>0.00</text:p>
          </table:table-cell>
          <table:table-cell table:style-name="ce17" table:formula="of:=IF([.N162]=0;0;[.$D186]/[.N$174]*MIN(([.N138]);[.N$177]/[.$D186]))" office:value-type="float" office:value="0" calcext:value-type="float">
            <text:p>0.00</text:p>
          </table:table-cell>
          <table:table-cell table:style-name="ce17" table:formula="of:=IF([.O162]=0;0;[.$D186]/[.O$174]*MIN(([.O138]);[.O$177]/[.$D186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7]/[.C187]" office:value-type="float" office:value="0.1875" calcext:value-type="float">
            <text:p>0.1875</text:p>
          </table:table-cell>
          <table:table-cell table:style-name="ce22" table:formula="of:=IF([.E163]=0;0;[.$D187]/[.E$174]*MIN(([.E139]);[.E$177]/[.$D187]))" office:value-type="float" office:value="10.8108108108108" calcext:value-type="float">
            <text:p>10.81</text:p>
          </table:table-cell>
          <table:table-cell table:style-name="ce12" table:formula="of:=IF([.F163]=0;0;[.$D187]/[.F$174]*MIN(([.F139]);[.F$177]/[.$D187]))" office:value-type="float" office:value="20" calcext:value-type="float">
            <text:p>20</text:p>
          </table:table-cell>
          <table:table-cell table:style-name="ce26" table:formula="of:=IF([.G163]=0;0;[.$D187]/[.G$174]*MIN(([.G139]);[.G$177]/[.$D187]))" office:value-type="float" office:value="30.3030303030303" calcext:value-type="float">
            <text:p>30.3</text:p>
          </table:table-cell>
          <table:table-cell table:style-name="ce12" table:formula="of:=IF([.H163]=0;0;[.$D187]/[.H$174]*MIN(([.H139]);[.H$177]/[.$D187]))" office:value-type="float" office:value="50" calcext:value-type="float">
            <text:p>50</text:p>
          </table:table-cell>
          <table:table-cell table:style-name="ce12" table:formula="of:=IF([.I163]=0;0;[.$D187]/[.I$174]*MIN(([.I139]);[.I$177]/[.$D187]))" office:value-type="float" office:value="100" calcext:value-type="float">
            <text:p>100</text:p>
          </table:table-cell>
          <table:table-cell table:style-name="ce26" table:formula="of:=IF([.J163]=0;0;[.$D187]/[.J$174]*MIN(([.J139]);[.J$177]/[.$D187]))" office:value-type="float" office:value="150.375939849624" calcext:value-type="float">
            <text:p>150.4</text:p>
          </table:table-cell>
          <table:table-cell table:style-name="ce12" table:formula="of:=IF([.K163]=0;0;[.$D187]/[.K$174]*MIN(([.K139]);[.K$177]/[.$D187]))" office:value-type="float" office:value="200" calcext:value-type="float">
            <text:p>200</text:p>
          </table:table-cell>
          <table:table-cell table:style-name="ce17" table:formula="of:=IF([.L163]=0;0;[.$D187]/[.L$174]*MIN(([.L139]);[.L$177]/[.$D187]))" office:value-type="float" office:value="1.66666666666667" calcext:value-type="float">
            <text:p>1.67</text:p>
          </table:table-cell>
          <table:table-cell table:style-name="ce17" table:formula="of:=IF([.M163]=0;0;[.$D187]/[.M$174]*MIN(([.M139]);[.M$177]/[.$D187]))" office:value-type="float" office:value="2.5" calcext:value-type="float">
            <text:p>2.50</text:p>
          </table:table-cell>
          <table:table-cell table:style-name="ce17" table:formula="of:=IF([.N163]=0;0;[.$D187]/[.N$174]*MIN(([.N139]);[.N$177]/[.$D187]))" office:value-type="float" office:value="3.74531835205993" calcext:value-type="float">
            <text:p>3.75</text:p>
          </table:table-cell>
          <table:table-cell table:style-name="ce17" table:formula="of:=IF([.O163]=0;0;[.$D187]/[.O$174]*MIN(([.O139]);[.O$177]/[.$D187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8]/[.C188]" office:value-type="float" office:value="0.125" calcext:value-type="float">
            <text:p>0.125</text:p>
          </table:table-cell>
          <table:table-cell table:style-name="ce17" table:formula="of:=IF([.E164]=0;0;[.$D188]/[.E$174]*MIN(([.E140]);[.E$177]/[.$D188]))" office:value-type="float" office:value="10.8108108108108" calcext:value-type="float">
            <text:p>10.81</text:p>
          </table:table-cell>
          <table:table-cell table:style-name="ce23" table:formula="of:=IF([.F164]=0;0;[.$D188]/[.F$174]*MIN(([.F140]);[.F$177]/[.$D188]))" office:value-type="float" office:value="20" calcext:value-type="float">
            <text:p>20</text:p>
          </table:table-cell>
          <table:table-cell table:style-name="ce26" table:formula="of:=IF([.G164]=0;0;[.$D188]/[.G$174]*MIN(([.G140]);[.G$177]/[.$D188]))" office:value-type="float" office:value="30.3030303030303" calcext:value-type="float">
            <text:p>30.3</text:p>
          </table:table-cell>
          <table:table-cell table:style-name="ce12" table:formula="of:=IF([.H164]=0;0;[.$D188]/[.H$174]*MIN(([.H140]);[.H$177]/[.$D188]))" office:value-type="float" office:value="50" calcext:value-type="float">
            <text:p>50</text:p>
          </table:table-cell>
          <table:table-cell table:style-name="ce12" table:formula="of:=IF([.I164]=0;0;[.$D188]/[.I$174]*MIN(([.I140]);[.I$177]/[.$D188]))" office:value-type="float" office:value="100" calcext:value-type="float">
            <text:p>100</text:p>
          </table:table-cell>
          <table:table-cell table:style-name="ce26" table:formula="of:=IF([.J164]=0;0;[.$D188]/[.J$174]*MIN(([.J140]);[.J$177]/[.$D188]))" office:value-type="float" office:value="150.375939849624" calcext:value-type="float">
            <text:p>150.4</text:p>
          </table:table-cell>
          <table:table-cell table:style-name="ce12" table:formula="of:=IF([.K164]=0;0;[.$D188]/[.K$174]*MIN(([.K140]);[.K$177]/[.$D188]))" office:value-type="float" office:value="200" calcext:value-type="float">
            <text:p>200</text:p>
          </table:table-cell>
          <table:table-cell table:style-name="ce17" table:formula="of:=IF([.L164]=0;0;[.$D188]/[.L$174]*MIN(([.L140]);[.L$177]/[.$D188]))" office:value-type="float" office:value="1.66666666666667" calcext:value-type="float">
            <text:p>1.67</text:p>
          </table:table-cell>
          <table:table-cell table:style-name="ce17" table:formula="of:=IF([.M164]=0;0;[.$D188]/[.M$174]*MIN(([.M140]);[.M$177]/[.$D188]))" office:value-type="float" office:value="2.5" calcext:value-type="float">
            <text:p>2.50</text:p>
          </table:table-cell>
          <table:table-cell table:style-name="ce17" table:formula="of:=IF([.N164]=0;0;[.$D188]/[.N$174]*MIN(([.N140]);[.N$177]/[.$D188]))" office:value-type="float" office:value="3.74531835205993" calcext:value-type="float">
            <text:p>3.75</text:p>
          </table:table-cell>
          <table:table-cell table:style-name="ce17" table:formula="of:=IF([.O164]=0;0;[.$D188]/[.O$174]*MIN(([.O140]);[.O$177]/[.$D188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9]/[.C189]" office:value-type="float" office:value="0.0625" calcext:value-type="float">
            <text:p>0.0625</text:p>
          </table:table-cell>
          <table:table-cell table:style-name="ce17" table:formula="of:=IF([.E165]=0;0;[.$D189]/[.E$174]*MIN(([.E141]);[.E$177]/[.$D189]))" office:value-type="float" office:value="0" calcext:value-type="float">
            <text:p>0.00</text:p>
          </table:table-cell>
          <table:table-cell table:style-name="ce12" table:formula="of:=IF([.F165]=0;0;[.$D189]/[.F$174]*MIN(([.F141]);[.F$177]/[.$D189]))" office:value-type="float" office:value="0" calcext:value-type="float">
            <text:p>0</text:p>
          </table:table-cell>
          <table:table-cell table:style-name="ce26" table:formula="of:=IF([.G165]=0;0;[.$D189]/[.G$174]*MIN(([.G141]);[.G$177]/[.$D189]))" office:value-type="float" office:value="0" calcext:value-type="float">
            <text:p>0.0</text:p>
          </table:table-cell>
          <table:table-cell table:style-name="ce12" table:formula="of:=IF([.H165]=0;0;[.$D189]/[.H$174]*MIN(([.H141]);[.H$177]/[.$D189]))" office:value-type="float" office:value="0" calcext:value-type="float">
            <text:p>0</text:p>
          </table:table-cell>
          <table:table-cell table:style-name="ce12" table:formula="of:=IF([.I165]=0;0;[.$D189]/[.I$174]*MIN(([.I141]);[.I$177]/[.$D189]))" office:value-type="float" office:value="0" calcext:value-type="float">
            <text:p>0</text:p>
          </table:table-cell>
          <table:table-cell table:style-name="ce26" table:formula="of:=IF([.J165]=0;0;[.$D189]/[.J$174]*MIN(([.J141]);[.J$177]/[.$D189]))" office:value-type="float" office:value="0" calcext:value-type="float">
            <text:p>0.0</text:p>
          </table:table-cell>
          <table:table-cell table:style-name="ce12" table:formula="of:=IF([.K165]=0;0;[.$D189]/[.K$174]*MIN(([.K141]);[.K$177]/[.$D189]))" office:value-type="float" office:value="0" calcext:value-type="float">
            <text:p>0</text:p>
          </table:table-cell>
          <table:table-cell table:style-name="ce22" table:formula="of:=IF([.L165]=0;0;[.$D189]/[.L$174]*MIN(([.L141]);[.L$177]/[.$D189]))" office:value-type="float" office:value="1.66666666666667" calcext:value-type="float">
            <text:p>1.67</text:p>
          </table:table-cell>
          <table:table-cell table:style-name="ce22" table:formula="of:=IF([.M165]=0;0;[.$D189]/[.M$174]*MIN(([.M141]);[.M$177]/[.$D189]))" office:value-type="float" office:value="2.5" calcext:value-type="float">
            <text:p>2.50</text:p>
          </table:table-cell>
          <table:table-cell table:style-name="ce17" table:formula="of:=IF([.N165]=0;0;[.$D189]/[.N$174]*MIN(([.N141]);[.N$177]/[.$D189]))" office:value-type="float" office:value="3.74531835205993" calcext:value-type="float">
            <text:p>3.75</text:p>
          </table:table-cell>
          <table:table-cell table:style-name="ce17" table:formula="of:=IF([.O165]=0;0;[.$D189]/[.O$174]*MIN(([.O141]);[.O$177]/[.$D189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0]/[.C190]" office:value-type="float" office:value="0.03125" calcext:value-type="float">
            <text:p>0.03125</text:p>
          </table:table-cell>
          <table:table-cell table:style-name="ce17" table:formula="of:=IF([.E166]=0;0;[.$D190]/[.E$174]*MIN(([.E142]);[.E$177]/[.$D190]))" office:value-type="float" office:value="0" calcext:value-type="float">
            <text:p>0.00</text:p>
          </table:table-cell>
          <table:table-cell table:style-name="ce12" table:formula="of:=IF([.F166]=0;0;[.$D190]/[.F$174]*MIN(([.F142]);[.F$177]/[.$D190]))" office:value-type="float" office:value="0" calcext:value-type="float">
            <text:p>0</text:p>
          </table:table-cell>
          <table:table-cell table:style-name="ce26" table:formula="of:=IF([.G166]=0;0;[.$D190]/[.G$174]*MIN(([.G142]);[.G$177]/[.$D190]))" office:value-type="float" office:value="0" calcext:value-type="float">
            <text:p>0.0</text:p>
          </table:table-cell>
          <table:table-cell table:style-name="ce12" table:formula="of:=IF([.H166]=0;0;[.$D190]/[.H$174]*MIN(([.H142]);[.H$177]/[.$D190]))" office:value-type="float" office:value="0" calcext:value-type="float">
            <text:p>0</text:p>
          </table:table-cell>
          <table:table-cell table:style-name="ce12" table:formula="of:=IF([.I166]=0;0;[.$D190]/[.I$174]*MIN(([.I142]);[.I$177]/[.$D190]))" office:value-type="float" office:value="0" calcext:value-type="float">
            <text:p>0</text:p>
          </table:table-cell>
          <table:table-cell table:style-name="ce26" table:formula="of:=IF([.J166]=0;0;[.$D190]/[.J$174]*MIN(([.J142]);[.J$177]/[.$D190]))" office:value-type="float" office:value="0" calcext:value-type="float">
            <text:p>0.0</text:p>
          </table:table-cell>
          <table:table-cell table:style-name="ce12" table:formula="of:=IF([.K166]=0;0;[.$D190]/[.K$174]*MIN(([.K142]);[.K$177]/[.$D190]))" office:value-type="float" office:value="0" calcext:value-type="float">
            <text:p>0</text:p>
          </table:table-cell>
          <table:table-cell table:style-name="ce17" table:formula="of:=IF([.L166]=0;0;[.$D190]/[.L$174]*MIN(([.L142]);[.L$177]/[.$D190]))" office:value-type="float" office:value="1.66666666666667" calcext:value-type="float">
            <text:p>1.67</text:p>
          </table:table-cell>
          <table:table-cell table:style-name="ce22" table:formula="of:=IF([.M166]=0;0;[.$D190]/[.M$174]*MIN(([.M142]);[.M$177]/[.$D190]))" office:value-type="float" office:value="2.5" calcext:value-type="float">
            <text:p>2.50</text:p>
          </table:table-cell>
          <table:table-cell table:style-name="ce22" table:formula="of:=IF([.N166]=0;0;[.$D190]/[.N$174]*MIN(([.N142]);[.N$177]/[.$D190]))" office:value-type="float" office:value="3.74531835205993" calcext:value-type="float">
            <text:p>3.75</text:p>
          </table:table-cell>
          <table:table-cell table:style-name="ce22" table:formula="of:=IF([.O166]=0;0;[.$D190]/[.O$174]*MIN(([.O142]);[.O$177]/[.$D19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1]/[.C191]" office:value-type="float" office:value="0.015625" calcext:value-type="float">
            <text:p>0.015625</text:p>
          </table:table-cell>
          <table:table-cell table:style-name="ce17" table:formula="of:=IF([.E167]=0;0;[.$D191]/[.E$174]*MIN(([.E143]);[.E$177]/[.$D191]))" office:value-type="float" office:value="0" calcext:value-type="float">
            <text:p>0.00</text:p>
          </table:table-cell>
          <table:table-cell table:style-name="ce12" table:formula="of:=IF([.F167]=0;0;[.$D191]/[.F$174]*MIN(([.F143]);[.F$177]/[.$D191]))" office:value-type="float" office:value="0" calcext:value-type="float">
            <text:p>0</text:p>
          </table:table-cell>
          <table:table-cell table:style-name="ce26" table:formula="of:=IF([.G167]=0;0;[.$D191]/[.G$174]*MIN(([.G143]);[.G$177]/[.$D191]))" office:value-type="float" office:value="0" calcext:value-type="float">
            <text:p>0.0</text:p>
          </table:table-cell>
          <table:table-cell table:style-name="ce12" table:formula="of:=IF([.H167]=0;0;[.$D191]/[.H$174]*MIN(([.H143]);[.H$177]/[.$D191]))" office:value-type="float" office:value="0" calcext:value-type="float">
            <text:p>0</text:p>
          </table:table-cell>
          <table:table-cell table:style-name="ce12" table:formula="of:=IF([.I167]=0;0;[.$D191]/[.I$174]*MIN(([.I143]);[.I$177]/[.$D191]))" office:value-type="float" office:value="0" calcext:value-type="float">
            <text:p>0</text:p>
          </table:table-cell>
          <table:table-cell table:style-name="ce26" table:formula="of:=IF([.J167]=0;0;[.$D191]/[.J$174]*MIN(([.J143]);[.J$177]/[.$D191]))" office:value-type="float" office:value="0" calcext:value-type="float">
            <text:p>0.0</text:p>
          </table:table-cell>
          <table:table-cell table:style-name="ce12" table:formula="of:=IF([.K167]=0;0;[.$D191]/[.K$174]*MIN(([.K143]);[.K$177]/[.$D191]))" office:value-type="float" office:value="0" calcext:value-type="float">
            <text:p>0</text:p>
          </table:table-cell>
          <table:table-cell table:style-name="ce17" table:formula="of:=IF([.L167]=0;0;[.$D191]/[.L$174]*MIN(([.L143]);[.L$177]/[.$D191]))" office:value-type="float" office:value="0" calcext:value-type="float">
            <text:p>0.00</text:p>
          </table:table-cell>
          <table:table-cell table:style-name="ce17" table:formula="of:=IF([.M167]=0;0;[.$D191]/[.M$174]*MIN(([.M143]);[.M$177]/[.$D191]))" office:value-type="float" office:value="0" calcext:value-type="float">
            <text:p>0.00</text:p>
          </table:table-cell>
          <table:table-cell table:style-name="ce17" table:formula="of:=IF([.N167]=0;0;[.$D191]/[.N$174]*MIN(([.N143]);[.N$177]/[.$D191]))" office:value-type="float" office:value="0" calcext:value-type="float">
            <text:p>0.00</text:p>
          </table:table-cell>
          <table:table-cell table:style-name="ce17" table:formula="of:=IF([.O167]=0;0;[.$D191]/[.O$174]*MIN(([.O143]);[.O$177]/[.$D191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2]/[.C192]" office:value-type="float" office:value="0.0078125" calcext:value-type="float">
            <text:p>0.0078125</text:p>
          </table:table-cell>
          <table:table-cell table:style-name="ce17" table:formula="of:=IF([.E168]=0;0;[.$D192]/[.E$174]*MIN(([.E144]);[.E$177]/[.$D192]))" office:value-type="float" office:value="0" calcext:value-type="float">
            <text:p>0.00</text:p>
          </table:table-cell>
          <table:table-cell table:style-name="ce12" table:formula="of:=IF([.F168]=0;0;[.$D192]/[.F$174]*MIN(([.F144]);[.F$177]/[.$D192]))" office:value-type="float" office:value="0" calcext:value-type="float">
            <text:p>0</text:p>
          </table:table-cell>
          <table:table-cell table:style-name="ce26" table:formula="of:=IF([.G168]=0;0;[.$D192]/[.G$174]*MIN(([.G144]);[.G$177]/[.$D192]))" office:value-type="float" office:value="0" calcext:value-type="float">
            <text:p>0.0</text:p>
          </table:table-cell>
          <table:table-cell table:style-name="ce12" table:formula="of:=IF([.H168]=0;0;[.$D192]/[.H$174]*MIN(([.H144]);[.H$177]/[.$D192]))" office:value-type="float" office:value="0" calcext:value-type="float">
            <text:p>0</text:p>
          </table:table-cell>
          <table:table-cell table:style-name="ce12" table:formula="of:=IF([.I168]=0;0;[.$D192]/[.I$174]*MIN(([.I144]);[.I$177]/[.$D192]))" office:value-type="float" office:value="0" calcext:value-type="float">
            <text:p>0</text:p>
          </table:table-cell>
          <table:table-cell table:style-name="ce26" table:formula="of:=IF([.J168]=0;0;[.$D192]/[.J$174]*MIN(([.J144]);[.J$177]/[.$D192]))" office:value-type="float" office:value="0" calcext:value-type="float">
            <text:p>0.0</text:p>
          </table:table-cell>
          <table:table-cell table:style-name="ce12" table:formula="of:=IF([.K168]=0;0;[.$D192]/[.K$174]*MIN(([.K144]);[.K$177]/[.$D192]))" office:value-type="float" office:value="0" calcext:value-type="float">
            <text:p>0</text:p>
          </table:table-cell>
          <table:table-cell table:style-name="ce17" table:formula="of:=IF([.L168]=0;0;[.$D192]/[.L$174]*MIN(([.L144]);[.L$177]/[.$D192]))" office:value-type="float" office:value="0" calcext:value-type="float">
            <text:p>0.00</text:p>
          </table:table-cell>
          <table:table-cell table:style-name="ce17" table:formula="of:=IF([.M168]=0;0;[.$D192]/[.M$174]*MIN(([.M144]);[.M$177]/[.$D192]))" office:value-type="float" office:value="0" calcext:value-type="float">
            <text:p>0.00</text:p>
          </table:table-cell>
          <table:table-cell table:style-name="ce17" table:formula="of:=IF([.N168]=0;0;[.$D192]/[.N$174]*MIN(([.N144]);[.N$177]/[.$D192]))" office:value-type="float" office:value="0" calcext:value-type="float">
            <text:p>0.00</text:p>
          </table:table-cell>
          <table:table-cell table:style-name="ce17" table:formula="of:=IF([.O168]=0;0;[.$D192]/[.O$174]*MIN(([.O144]);[.O$177]/[.$D192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network for direct sensing of negative sensor vol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 P83 of notebook (13 Aug 2017) for circuit schemati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values (k Ohm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style-name="ce4" table:formula="of:=[.B233]" office:value-type="float" office:value="45.97" calcext:value-type="float">
            <text:p>45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bot</text:p>
          </table:table-cell>
          <table:table-cell table:style-name="ce4" table:formula="of:=[.B234]" office:value-type="float" office:value="12.2182" calcext:value-type="float">
            <text:p>12.2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i</text:p>
          </table:table-cell>
          <table:table-cell table:style-name="ce4" table:formula="of:=[.B235]" office:value-type="float" office:value="34.74" calcext:value-type="float">
            <text:p>34.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lo</text:p>
          </table:table-cell>
          <table:table-cell table:style-name="ce4" table:formula="of:=[.B236]" office:value-type="float" office:value="12.43" calcext:value-type="float">
            <text:p>1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s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c (mV)</text:p>
          </table:table-cell>
          <table:table-cell office:value-type="float" office:value="3300" calcext:value-type="float">
            <text:p>3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 (mV)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formula="of:=-[.B203]*[.F206]" office:value-type="float" office:value="-193.758141724869" calcext:value-type="float">
            <text:p>-193.75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current (mA)</text:p>
          </table:table-cell>
          <table:table-cell table:formula="of:=-[.B205]/[.$B203]" office:value-type="float" office:value="-0" calcext:value-type="float">
            <text:p>0</text:p>
          </table:table-cell>
          <table:table-cell table:formula="of:=-[.C205]/[.$B203]" office:value-type="float" office:value="1" calcext:value-type="float">
            <text:p>1</text:p>
          </table:table-cell>
          <table:table-cell table:formula="of:=-[.D205]/[.$B203]" office:value-type="float" office:value="1000" calcext:value-type="float">
            <text:p>1000</text:p>
          </table:table-cell>
          <table:table-cell table:formula="of:=-[.E205]/[.$B203]" office:value-type="float" office:value="10000" calcext:value-type="float">
            <text:p>10000</text:p>
          </table:table-cell>
          <table:table-cell table:formula="of:=[.B242]" office:value-type="float" office:value="19375.8141724869" calcext:value-type="float">
            <text:p>19375.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ions</text:p>
          </table:table-cell>
          <table:table-cell table:style-name="ce2" office:value-type="string" calcext:value-type="string">
            <text:p>Eq No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(Vcc-Vd)/R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lo = Vd/Rbo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d = (Vd-Vs)(Rhi+Rlo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Idlo+Id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 = Vs+((Vd-Vs)*Rlo/(Rlo+Rhi)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0-V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0-Vc)/V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c-Vd)/Rtop = Vd/Rbot +(Vd-Vs)/(Rhi+Rlo)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d/Rtop + Vd/Rbot+Vd/(Rhi+Rlo) = Vs/(Rhi+Rlo)+Vcc/R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d = (Vs/(Rhi+Rlo)+Vcc/Rtop)/(1/Rtop+1/Rbot+1/(Rhi+Rlo)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/Rtop</text:p>
          </table:table-cell>
          <table:table-cell table:formula="of:=1/[.B199]" office:value-type="float" office:value="0.0217533173809006" calcext:value-type="float">
            <text:p>0.02175331738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Rbot</text:p>
          </table:table-cell>
          <table:table-cell table:formula="of:=1/[.B200]" office:value-type="float" office:value="0.0818451163019103" calcext:value-type="float">
            <text:p>0.0818451163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(Rhi+Rlo)</text:p>
          </table:table-cell>
          <table:table-cell table:formula="of:=1/([.B201]+[.B202])" office:value-type="float" office:value="0.0211999152003392" calcext:value-type="float">
            <text:p>0.02119991520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/Rtop+1/Rbot+1/(Rhi+Rlo))</text:p>
          </table:table-cell>
          <table:table-cell table:formula="of:=SUM([.B218:.B220])" office:value-type="float" office:value="0.12479834888315" calcext:value-type="float">
            <text:p>0.12479834888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/(Rhi+Rlo)</text:p>
          </table:table-cell>
          <table:table-cell table:formula="of:=[.B205]/([.$B201]+[.$B202])" office:value-type="float" office:value="0" calcext:value-type="float">
            <text:p>0</text:p>
          </table:table-cell>
          <table:table-cell table:formula="of:=[.C205]/([.$B201]+[.$B202])" office:value-type="float" office:value="-0.000211999152003392" calcext:value-type="float">
            <text:p>-0.000211999152003</text:p>
          </table:table-cell>
          <table:table-cell table:formula="of:=[.D205]/([.$B201]+[.$B202])" office:value-type="float" office:value="-0.211999152003392" calcext:value-type="float">
            <text:p>-0.211999152003392</text:p>
          </table:table-cell>
          <table:table-cell table:formula="of:=[.E205]/([.$B201]+[.$B202])" office:value-type="float" office:value="-2.11999152003392" calcext:value-type="float">
            <text:p>-2.11999152003392</text:p>
          </table:table-cell>
          <table:table-cell table:formula="of:=[.F205]/([.$B201]+[.$B202])" office:value-type="float" office:value="-4.10765617394253" calcext:value-type="float">
            <text:p>-4.10765617394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c/Rtop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s/(Rhi+Rlo)+Vcc/Rtop)</text:p>
          </table:table-cell>
          <table:table-cell table:formula="of:=[.B222]+[.B223]" office:value-type="float" office:value="71.7859473569719" calcext:value-type="float">
            <text:p>71.7859473569719</text:p>
          </table:table-cell>
          <table:table-cell table:formula="of:=[.C222]+[.C223]" office:value-type="float" office:value="71.78573535782" calcext:value-type="float">
            <text:p>71.78573535782</text:p>
          </table:table-cell>
          <table:table-cell table:formula="of:=[.D222]+[.D223]" office:value-type="float" office:value="71.5739482049686" calcext:value-type="float">
            <text:p>71.5739482049686</text:p>
          </table:table-cell>
          <table:table-cell table:formula="of:=[.E222]+[.E223]" office:value-type="float" office:value="69.665955836938" calcext:value-type="float">
            <text:p>69.665955836938</text:p>
          </table:table-cell>
          <table:table-cell table:formula="of:=[.F222]+[.F223]" office:value-type="float" office:value="67.6782911830294" calcext:value-type="float">
            <text:p>67.6782911830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</text:p>
          </table:table-cell>
          <table:table-cell table:formula="of:=[.B224]/[.$B221]" office:value-type="float" office:value="575.215521674777" calcext:value-type="float">
            <text:p>575.215521674777</text:p>
          </table:table-cell>
          <table:table-cell table:formula="of:=[.C224]/[.$B221]" office:value-type="float" office:value="575.213822941149" calcext:value-type="float">
            <text:p>575.213822941149</text:p>
          </table:table-cell>
          <table:table-cell table:formula="of:=[.D224]/[.$B221]" office:value-type="float" office:value="573.516788046483" calcext:value-type="float">
            <text:p>573.516788046483</text:p>
          </table:table-cell>
          <table:table-cell table:formula="of:=[.E224]/[.$B221]" office:value-type="float" office:value="558.228185391835" calcext:value-type="float">
            <text:p>558.228185391835</text:p>
          </table:table-cell>
          <table:table-cell table:formula="of:=[.F224]/[.$B221]" office:value-type="float" office:value="542.301174564395" calcext:value-type="float">
            <text:p>542.301174564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</text:p>
          </table:table-cell>
          <table:table-cell table:formula="of:=[.B205]+(([.B225]-[.B205])*[.$B202]/([.$B201]+[.$B202]))" office:value-type="float" office:value="151.577887098102" calcext:value-type="float">
            <text:p>151.577887098102</text:p>
          </table:table-cell>
          <table:table-cell table:formula="of:=[.C205]+(([.C225]-[.C205])*[.$B202]/([.$B201]+[.$B202]))" office:value-type="float" office:value="151.570074605861" calcext:value-type="float">
            <text:p>151.570074605861</text:p>
          </table:table-cell>
          <table:table-cell table:formula="of:=[.D205]+(([.D225]-[.D205])*[.$B202]/([.$B201]+[.$B202]))" office:value-type="float" office:value="143.765394857278" calcext:value-type="float">
            <text:p>143.765394857278</text:p>
          </table:table-cell>
          <table:table-cell table:formula="of:=[.E205]+(([.E225]-[.E205])*[.$B202]/([.$B201]+[.$B202]))" office:value-type="float" office:value="73.4529646898561" calcext:value-type="float">
            <text:p>73.4529646898561</text:p>
          </table:table-cell>
          <table:table-cell table:formula="of:=[.F205]+(([.F225]-[.F205])*[.$B202]/([.$B201]+[.$B202]))" office:value-type="float" office:value="0.204489215888941" calcext:value-type="float">
            <text:p>0.204489215888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0-Vc</text:p>
          </table:table-cell>
          <table:table-cell/>
          <table:table-cell table:formula="of:=[.$B226]-[.C226]" office:value-type="float" office:value="0.00781249224081648" calcext:value-type="float">
            <text:p>0.007812492240816</text:p>
          </table:table-cell>
          <table:table-cell table:formula="of:=[.$B226]-[.D226]" office:value-type="float" office:value="7.81249224082458" calcext:value-type="float">
            <text:p>7.81249224082458</text:p>
          </table:table-cell>
          <table:table-cell table:formula="of:=[.$B226]-[.E226]" office:value-type="float" office:value="78.124922408246" calcext:value-type="float">
            <text:p>78.124922408246</text:p>
          </table:table-cell>
          <table:table-cell table:formula="of:=[.$B226]-[.F226]" office:value-type="float" office:value="151.373397882213" calcext:value-type="float">
            <text:p>151.373397882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0-Vc)/Vs</text:p>
          </table:table-cell>
          <table:table-cell/>
          <table:table-cell table:formula="of:=-[.C227]/[.C205]" office:value-type="float" office:value="0.781249224081648" calcext:value-type="float">
            <text:p>0.781249224081648</text:p>
          </table:table-cell>
          <table:table-cell table:formula="of:=-[.D227]/[.D205]" office:value-type="float" office:value="0.781249224082458" calcext:value-type="float">
            <text:p>0.781249224082458</text:p>
          </table:table-cell>
          <table:table-cell table:formula="of:=-[.E227]/[.E205]" office:value-type="float" office:value="0.78124922408246" calcext:value-type="float">
            <text:p>0.78124922408246</text:p>
          </table:table-cell>
          <table:table-cell table:formula="of:=-[.F227]/[.F205]" office:value-type="float" office:value="0.78124922408246" calcext:value-type="float">
            <text:p>0.78124922408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number-columns-repeated="4" office:value-type="float" office:value="0.78125" calcext:value-type="float">
            <text:p>0.7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(Achieved/Target)</text:p>
          </table:table-cell>
          <table:table-cell/>
          <table:table-cell table:formula="of:=[.C228]/[.C229]" office:value-type="float" office:value="0.99999900682451" calcext:value-type="float">
            <text:p>0.99999900682451</text:p>
          </table:table-cell>
          <table:table-cell table:formula="of:=[.D228]/[.D229]" office:value-type="float" office:value="0.999999006825546" calcext:value-type="float">
            <text:p>0.999999006825546</text:p>
          </table:table-cell>
          <table:table-cell table:formula="of:=[.E228]/[.E229]" office:value-type="float" office:value="0.999999006825548" calcext:value-type="float">
            <text:p>0.999999006825548</text:p>
          </table:table-cell>
          <table:table-cell table:formula="of:=[.F228]/[.F229]" office:value-type="float" office:value="0.999999006825548" calcext:value-type="float">
            <text:p>0.999999006825548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odel</text:p>
          </table:table-cell>
          <table:table-cell table:number-columns-repeated="4"/>
          <table: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Rhi/(Rhi+Rlo)</text:p>
          </table:table-cell>
          <table:table-cell table:style-name="ce6" table:formula="of:=[.B201]/([.B201]+[.B202])" office:value-type="float" office:value="0.736485054059784" calcext:value-type="float">
            <text:p>0.736485054059784</text:p>
          </table:table-cell>
          <table:table-cell table:number-columns-repeated="4" office:value-type="float" office:value="0.767441860465116" calcext:value-type="float">
            <text:p>0.767441860465116</text:p>
          </table:table-cell>
          <table:table-cell table:style-name="ce28" office:value-type="float" office:value="0.767441860465116" calcext:value-type="float">
            <text:p>0.767441860465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op</text:p>
          </table:table-cell>
          <table:table-cell table:style-name="ce6" office:value-type="float" office:value="45.97" calcext:value-type="float">
            <text:p>45.9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.7633119386671" calcext:value-type="float">
            <text:p>23.7633119386671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ot</text:p>
          </table:table-cell>
          <table:table-cell table:style-name="ce6" table:formula="of:=12.21+0.0082" office:value-type="float" office:value="12.2182" calcext:value-type="float">
            <text:p>12.2182</text:p>
          </table:table-cell>
          <table:table-cell office:value-type="float" office:value="3.72552474467648" calcext:value-type="float">
            <text:p>3.72552474467648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7" calcext:value-type="float">
            <text:p>2.87</text:p>
          </table:table-cell>
          <table:table-cell table:style-name="ce29"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i</text:p>
          </table:table-cell>
          <table:table-cell table:style-name="ce6" table:formula="of:=33.54+1.2" office:value-type="float" office:value="34.74" calcext:value-type="float">
            <text:p>34.74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Rlo</text:p>
          </table:table-cell>
          <table:table-cell table:style-name="ce6" office:value-type="float" office:value="12.43" calcext:value-type="float">
            <text:p>12.43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Vd 0</text:p>
          </table:table-cell>
          <table:table-cell table:style-name="ce6" table:formula="of:=[.B225]" office:value-type="float" office:value="575.215521674777" calcext:value-type="float">
            <text:p>575.215521674777</text:p>
          </table:table-cell>
          <table:table-cell office:value-type="float" office:value="842.53276946505" calcext:value-type="float">
            <text:p>842.53276946505</text:p>
          </table:table-cell>
          <table:table-cell office:value-type="float" office:value="84.2527192129339" calcext:value-type="float">
            <text:p>84.2527192129339</text:p>
          </table:table-cell>
          <table:table-cell office:value-type="float" office:value="168.501516399038" calcext:value-type="float">
            <text:p>168.501516399038</text:p>
          </table:table-cell>
          <table:table-cell office:value-type="float" office:value="335.620475284968" calcext:value-type="float">
            <text:p>335.620475284968</text:p>
          </table:table-cell>
          <table:table-cell table:style-name="ce28" office:value-type="float" office:value="403.507109004739" calcext:value-type="float">
            <text:p>403.50710900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 10000</text:p>
          </table:table-cell>
          <table:table-cell table:style-name="ce6" table:formula="of:=[.E225]" office:value-type="float" office:value="558.228185391835" calcext:value-type="float">
            <text:p>558.228185391835</text:p>
          </table:table-cell>
          <table:table-cell office:value-type="float" office:value="836.595258757051" calcext:value-type="float">
            <text:p>836.595258757051</text:p>
          </table:table-cell>
          <table:table-cell office:value-type="float" office:value="78.3152478096264" calcext:value-type="float">
            <text:p>78.3152478096264</text:p>
          </table:table-cell>
          <table:table-cell office:value-type="float" office:value="162.564183192589" calcext:value-type="float">
            <text:p>162.564183192589</text:p>
          </table:table-cell>
          <table:table-cell office:value-type="float" office:value="330.000000269323" calcext:value-type="float">
            <text:p>330.000000269323</text:p>
          </table:table-cell>
          <table:table-cell table:style-name="ce28" office:value-type="float" office:value="397.251184834123" calcext:value-type="float">
            <text:p>397.251184834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0</text:p>
          </table:table-cell>
          <table:table-cell table:style-name="ce6" table:formula="of:=[.B226]" office:value-type="float" office:value="151.577887098102" calcext:value-type="float">
            <text:p>151.577887098102</text:p>
          </table:table-cell>
          <table:table-cell office:value-type="float" office:value="195.937853363965" calcext:value-type="float">
            <text:p>195.937853363965</text:p>
          </table:table-cell>
          <table:table-cell office:value-type="float" office:value="19.5936556309149" calcext:value-type="float">
            <text:p>19.5936556309149</text:p>
          </table:table-cell>
          <table:table-cell office:value-type="float" office:value="39.1863991625671" calcext:value-type="float">
            <text:p>39.1863991625671</text:p>
          </table:table-cell>
          <table:table-cell office:value-type="float" office:value="78.0512733220856" calcext:value-type="float">
            <text:p>78.0512733220856</text:p>
          </table:table-cell>
          <table:table-cell table:style-name="ce28" office:value-type="float" office:value="93.8388625592417" calcext:value-type="float">
            <text:p>93.8388625592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10000</text:p>
          </table:table-cell>
          <table:table-cell table:style-name="ce6" table:formula="of:=[.E226]" office:value-type="float" office:value="73.4529646898561" calcext:value-type="float">
            <text:p>73.4529646898561</text:p>
          </table:table-cell>
          <table:table-cell office:value-type="float" office:value="117.812850873733" calcext:value-type="float">
            <text:p>117.812850873733</text:p>
          </table:table-cell>
          <table:table-cell office:value-type="float" office:value="-58.5313377186915" calcext:value-type="float">
            <text:p>-58.5313377186915</text:p>
          </table:table-cell>
          <table:table-cell office:value-type="float" office:value="-38.9385620482351" calcext:value-type="float">
            <text:p>-38.9385620482351</text:p>
          </table:table-cell>
          <table:table-cell office:value-type="float" office:value="0.0000000626332621322945" calcext:value-type="float">
            <text:p>6.26332621322945E-08</text:p>
          </table:table-cell>
          <table:table-cell table:style-name="ce28" office:value-type="float" office:value="15.6398104265403" calcext:value-type="float">
            <text:p>15.6398104265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table:style-name="ce6" table:formula="of:=[.F226]" office:value-type="float" office:value="0.204489215888941" calcext:value-type="float">
            <text:p>0.2044892158889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current</text:p>
          </table:table-cell>
          <table:table-cell table:style-name="ce6" office:value-type="float" office:value="19375.8141724869" calcext:value-type="float">
            <text:p>19375.8141724869</text:p>
          </table:table-cell>
          <table:table-cell office:value-type="float" office:value="25080.0444311618" calcext:value-type="float">
            <text:p>25080.0444311618</text:p>
          </table:table-cell>
          <table:table-cell office:value-type="float" office:value="2507.98813424969" calcext:value-type="float">
            <text:p>2507.98813424969</text:p>
          </table:table-cell>
          <table:table-cell office:value-type="float" office:value="5015.86158319255" calcext:value-type="float">
            <text:p>5015.86158319255</text:p>
          </table:table-cell>
          <table:table-cell office:value-type="float" office:value="10000.0000080246" calcext:value-type="float">
            <text:p>10000.0000080246</text:p>
          </table:table-cell>
          <table:table-cell table:style-name="ce30" office:value-type="float" office:value="12000" calcext:value-type="float">
            <text:p>1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Ratio</text:p>
          </table:table-cell>
          <table:table-cell table:style-name="ce7" table:formula="of:=1-[.C230]" office:value-type="float" office:value="0.000000993175490404674" calcext:value-type="float">
            <text:p>9.93175490404674E-07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5]-33.54" office:value-type="float" office:value="1.2" calcext:value-type="float">
            <text:p>1.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4]-12.21" office:value-type="float" office:value="0.00820000000000043" calcext:value-type="float">
            <text:p>0.008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hi = (Vcc-Vd)/Rtop</text:p>
          </table:table-cell>
          <table:table-cell table:formula="of:=([.B204]-[.B225])/[.B199]" office:value-type="float" office:value="59.2731015515602" calcext:value-type="float">
            <text:p>59.2731015515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S1115 code analog</text:p>
          </table:table-cell>
          <table:table-cell table:formula="of:=[.B226]/256*2^15" office:value-type="float" office:value="19401.9695485571" calcext:value-type="float">
            <text:p>19401.9695485571</text:p>
          </table:table-cell>
          <table:table-cell table:formula="of:=[.C226]/256*2^15" office:value-type="float" office:value="19400.9695495502" calcext:value-type="float">
            <text:p>19400.9695495502</text:p>
          </table:table-cell>
          <table:table-cell table:formula="of:=[.D226]/256*2^15" office:value-type="float" office:value="18401.9705417315" calcext:value-type="float">
            <text:p>18401.9705417315</text:p>
          </table:table-cell>
          <table:table-cell table:formula="of:=[.E226]/256*2^15" office:value-type="float" office:value="9401.97948030158" calcext:value-type="float">
            <text:p>9401.97948030158</text:p>
          </table:table-cell>
          <table:table-cell table:formula="of:=[.F226]/256*2^15" office:value-type="float" office:value="26.1746196337845" calcext:value-type="float">
            <text:p>26.1746196337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S1115 code int</text:p>
          </table:table-cell>
          <table:table-cell table:formula="of:=INT([.B248])" office:value-type="float" office:value="19401" calcext:value-type="float">
            <text:p>19401</text:p>
          </table:table-cell>
          <table:table-cell table:formula="of:=INT([.C248])" office:value-type="float" office:value="19400" calcext:value-type="float">
            <text:p>19400</text:p>
          </table:table-cell>
          <table:table-cell table:formula="of:=INT([.D248])" office:value-type="float" office:value="18401" calcext:value-type="float">
            <text:p>18401</text:p>
          </table:table-cell>
          <table:table-cell table:formula="of:=INT([.E248])" office:value-type="float" office:value="9401" calcext:value-type="float">
            <text:p>9401</text:p>
          </table:table-cell>
          <table:table-cell table:formula="of:=INT([.F248])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0-Intx</text:p>
          </table:table-cell>
          <table:table-cell/>
          <table:table-cell table:formula="of:=[.$B249]-[.C249]" office:value-type="float" office:value="1" calcext:value-type="float">
            <text:p>1</text:p>
          </table:table-cell>
          <table:table-cell table:formula="of:=[.$B249]-[.D249]" office:value-type="float" office:value="1000" calcext:value-type="float">
            <text:p>1000</text:p>
          </table:table-cell>
          <table:table-cell table:formula="of:=[.$B249]-[.E249]" office:value-type="float" office:value="10000" calcext:value-type="float">
            <text:p>10000</text:p>
          </table:table-cell>
          <table:table-cell table:formula="of:=[.$B249]-[.F249]" office:value-type="float" office:value="19375" calcext:value-type="float">
            <text:p>1937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other go at it with Rtop=10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</text:p>
          </table:table-cell>
          <table:table-cell office:value-type="float" office:value="12.8921739667596" calcext:value-type="float">
            <text:p>12.8921739667596</text:p>
          </table:table-cell>
          <table:table-cell office:value-type="float" office:value="13.5112175735255" calcext:value-type="float">
            <text:p>13.5112175735255</text:p>
          </table:table-cell>
          <table:table-cell office:value-type="float" office:value="14.2891803607826" calcext:value-type="float">
            <text:p>14.2891803607826</text:p>
          </table:table-cell>
          <table:table-cell table:style-name="ce9" office:value-type="float" office:value="15.1927010301034" calcext:value-type="float">
            <text:p>15.1927010301034</text:p>
          </table:table-cell>
          <table:table-cell office:value-type="float" office:value="16.1873684034813" calcext:value-type="float">
            <text:p>16.1873684034813</text:p>
          </table:table-cell>
          <table:table-cell office:value-type="float" office:value="17.0961150916139" calcext:value-type="float">
            <text:p>17.0961150916139</text:p>
          </table:table-cell>
          <table:table-cell table:style-name="ce9" office:value-type="float" office:value="18.1923809192892" calcext:value-type="float">
            <text:p>18.1923809192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335.172127196076" calcext:value-type="float">
            <text:p>335.172127196076</text:p>
          </table:table-cell>
          <table:table-cell office:value-type="float" office:value="379.067457424536" calcext:value-type="float">
            <text:p>379.067457424536</text:p>
          </table:table-cell>
          <table:table-cell office:value-type="float" office:value="430.803597371775" calcext:value-type="float">
            <text:p>430.803597371775</text:p>
          </table:table-cell>
          <table:table-cell office:value-type="float" office:value="486.818523992641" calcext:value-type="float">
            <text:p>486.818523992641</text:p>
          </table:table-cell>
          <table:table-cell office:value-type="float" office:value="544.254009422046" calcext:value-type="float">
            <text:p>544.254009422046</text:p>
          </table:table-cell>
          <table:table-cell office:value-type="float" office:value="593.49685674003" calcext:value-type="float">
            <text:p>593.49685674003</text:p>
          </table:table-cell>
          <table:table-cell office:value-type="float" office:value="649.468828831821" calcext:value-type="float">
            <text:p>649.46882883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313.040399170922" calcext:value-type="float">
            <text:p>313.040399170922</text:p>
          </table:table-cell>
          <table:table-cell office:value-type="float" office:value="354.370420347255" calcext:value-type="float">
            <text:p>354.370420347255</text:p>
          </table:table-cell>
          <table:table-cell office:value-type="float" office:value="403.197590318547" calcext:value-type="float">
            <text:p>403.197590318547</text:p>
          </table:table-cell>
          <table:table-cell office:value-type="float" office:value="456.207920790694" calcext:value-type="float">
            <text:p>456.207920790694</text:p>
          </table:table-cell>
          <table:table-cell office:value-type="float" office:value="510.72396649563" calcext:value-type="float">
            <text:p>510.72396649563</text:p>
          </table:table-cell>
          <table:table-cell office:value-type="float" office:value="557.596361858029" calcext:value-type="float">
            <text:p>557.596361858029</text:p>
          </table:table-cell>
          <table:table-cell office:value-type="float" office:value="611.023901583774" calcext:value-type="float">
            <text:p>611.023901583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94.1576090021477" calcext:value-type="float">
            <text:p>94.1576090021477</text:p>
          </table:table-cell>
          <table:table-cell office:value-type="float" office:value="110.116723652947" calcext:value-type="float">
            <text:p>110.116723652947</text:p>
          </table:table-cell>
          <table:table-cell office:value-type="float" office:value="130.174180562122" calcext:value-type="float">
            <text:p>130.174180562122</text:p>
          </table:table-cell>
          <table:table-cell office:value-type="float" office:value="153.46905512344" calcext:value-type="float">
            <text:p>153.46905512344</text:p>
          </table:table-cell>
          <table:table-cell office:value-type="float" office:value="179.111841953368" calcext:value-type="float">
            <text:p>179.111841953368</text:p>
          </table:table-cell>
          <table:table-cell office:value-type="float" office:value="202.540467475035" calcext:value-type="float">
            <text:p>202.540467475035</text:p>
          </table:table-cell>
          <table:table-cell office:value-type="float" office:value="230.80357110058" calcext:value-type="float">
            <text:p>230.8035711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16.0326090733538" calcext:value-type="float">
            <text:p>16.0326090733538</text:p>
          </table:table-cell>
          <table:table-cell office:value-type="float" office:value="31.9917630318158" calcext:value-type="float">
            <text:p>31.9917630318158</text:p>
          </table:table-cell>
          <table:table-cell office:value-type="float" office:value="52.0491806014869" calcext:value-type="float">
            <text:p>52.0491806014869</text:p>
          </table:table-cell>
          <table:table-cell office:value-type="float" office:value="75.3439933958051" calcext:value-type="float">
            <text:p>75.3439933958051</text:p>
          </table:table-cell>
          <table:table-cell office:value-type="float" office:value="100.986841934817" calcext:value-type="float">
            <text:p>100.986841934817</text:p>
          </table:table-cell>
          <table:table-cell office:value-type="float" office:value="124.415467458741" calcext:value-type="float">
            <text:p>124.415467458741</text:p>
          </table:table-cell>
          <table:table-cell office:value-type="float" office:value="152.678571069494" calcext:value-type="float">
            <text:p>152.678571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0.407609087594963" calcext:value-type="float">
            <text:p>0.407609087594963</text:p>
          </table:table-cell>
          <table:table-cell office:value-type="float" office:value="0.741778783363088" calcext:value-type="float">
            <text:p>0.741778783363088</text:p>
          </table:table-cell>
          <table:table-cell office:value-type="float" office:value="1.26793062707409" calcext:value-type="float">
            <text:p>1.26793062707409</text:p>
          </table:table-cell>
          <table:table-cell office:value-type="float" office:value="24.5627032728421" calcext:value-type="float">
            <text:p>24.5627032728421</text:p>
          </table:table-cell>
          <table:table-cell office:value-type="float" office:value="3.33059191162835" calcext:value-type="float">
            <text:p>3.33059191162835</text:p>
          </table:table-cell>
          <table:table-cell office:value-type="float" office:value="7.22796743430035" calcext:value-type="float">
            <text:p>7.22796743430035</text:p>
          </table:table-cell>
          <table:table-cell office:value-type="float" office:value="4.24107101043012" calcext:value-type="float">
            <text:p>4.24107101043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9000" calcext:value-type="float">
            <text:p>2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3" office:value-type="string" calcext:value-type="string">
            <text:p>Desig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op (R7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4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9" office:value-type="float" office:value="55.2" calcext:value-type="float">
            <text:p>55.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 (R6+R6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2.47" calcext:value-type="float">
            <text:p>12.47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 (R5)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5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 (R3)</text:p>
          </table:table-cell>
          <table:table-cell office:value-type="float" office:value="11.5487999253669" calcext:value-type="float">
            <text:p>11.5487999253669</text:p>
          </table:table-cell>
          <table:table-cell table:style-name="ce9" office:value-type="float" office:value="11.9166061111311" calcext:value-type="float">
            <text:p>11.91660611113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2.4238306295076" calcext:value-type="float">
            <text:p>12.423830629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488.525367521384" calcext:value-type="float">
            <text:p>488.525367521384</text:p>
          </table:table-cell>
          <table:table-cell office:value-type="float" office:value="553.4080466294" calcext:value-type="float">
            <text:p>553.4080466294</text:p>
          </table:table-cell>
          <table:table-cell table:style-name="ce6" office:value-type="float" office:value="567.645237628133" calcext:value-type="float">
            <text:p>567.645237628133</text:p>
          </table:table-cell>
          <table:table-cell office:value-type="float" office:value="553.58807082945" calcext:value-type="float">
            <text:p>553.58807082945</text:p>
          </table:table-cell>
          <table:table-cell table:style-name="ce24" office:value-type="float" office:value="483.3984375" calcext:value-type="float">
            <text:p>483.3984375</text:p>
          </table:table-cell>
          <table:table-cell/>
          <table:table-cell office:value-type="float" office:value="638.54087523075" calcext:value-type="float">
            <text:p>638.5408752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472.907021911441" calcext:value-type="float">
            <text:p>472.907021911441</text:p>
          </table:table-cell>
          <table:table-cell office:value-type="float" office:value="535.860255596911" calcext:value-type="float">
            <text:p>535.860255596911</text:p>
          </table:table-cell>
          <table:table-cell table:style-name="ce6" office:value-type="float" office:value="549.679361420374" calcext:value-type="float">
            <text:p>549.679361420374</text:p>
          </table:table-cell>
          <table:table-cell office:value-type="float" office:value="536.067101584343" calcext:value-type="float">
            <text:p>536.067101584343</text:p>
          </table:table-cell>
          <table:table-cell table:style-name="ce24" office:value-type="float" office:value="465.4296875" calcext:value-type="float">
            <text:p>465.4296875</text:p>
          </table:table-cell>
          <table:table-cell/>
          <table:table-cell office:value-type="float" office:value="618.51973233036" calcext:value-type="float">
            <text:p>618.5197323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126.64497668675" calcext:value-type="float">
            <text:p>126.64497668675</text:p>
          </table:table-cell>
          <table:table-cell office:value-type="float" office:value="146.821994834083" calcext:value-type="float">
            <text:p>146.821994834083</text:p>
          </table:table-cell>
          <table:table-cell table:style-name="ce6" office:value-type="float" office:value="151.372063367502" calcext:value-type="float">
            <text:p>151.372063367502</text:p>
          </table:table-cell>
          <table:table-cell office:value-type="float" office:value="147.62348555452" calcext:value-type="float">
            <text:p>147.62348555452</text:p>
          </table:table-cell>
          <table:table-cell table:style-name="ce24" office:value-type="float" office:value="128.90625" calcext:value-type="float">
            <text:p>128.90625</text:p>
          </table:table-cell>
          <table:table-cell/>
          <table:table-cell office:value-type="float" office:value="174.646734411056" calcext:value-type="float">
            <text:p>174.64673441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48.5200181144615" calcext:value-type="float">
            <text:p>48.5200181144615</text:p>
          </table:table-cell>
          <table:table-cell office:value-type="float" office:value="68.6969890139087" calcext:value-type="float">
            <text:p>68.6969890139087</text:p>
          </table:table-cell>
          <table:table-cell table:style-name="ce6" office:value-type="float" office:value="73.2478297120997" calcext:value-type="float">
            <text:p>73.2478297120997</text:p>
          </table:table-cell>
          <table:table-cell office:value-type="float" office:value="69.6178937558248" calcext:value-type="float">
            <text:p>69.6178937558248</text:p>
          </table:table-cell>
          <table:table-cell table:style-name="ce24" office:value-type="float" office:value="50.78125" calcext:value-type="float">
            <text:p>50.78125</text:p>
          </table:table-cell>
          <table:table-cell/>
          <table:table-cell office:value-type="float" office:value="96.5216789231475" calcext:value-type="float">
            <text:p>96.521678923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1.6450429710884" calcext:value-type="float">
            <text:p>1.6450429710884</text:p>
          </table:table-cell>
          <table:table-cell office:value-type="float" office:value="21.821985521804" calcext:value-type="float">
            <text:p>21.821985521804</text:p>
          </table:table-cell>
          <table:table-cell table:style-name="ce6" office:value-type="float" office:value="26.3732895188582" calcext:value-type="float">
            <text:p>26.3732895188582</text:p>
          </table:table-cell>
          <table:table-cell office:value-type="float" office:value="22.8145386766076" calcext:value-type="float">
            <text:p>22.8145386766076</text:p>
          </table:table-cell>
          <table:table-cell table:style-name="ce24" office:value-type="float" office:value="3.90625" calcext:value-type="float">
            <text:p>3.90625</text:p>
          </table:table-cell>
          <table:table-cell/>
          <table:table-cell office:value-type="float" office:value="49.6466456304026" calcext:value-type="float">
            <text:p>49.6466456304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table:number-columns-repeated="2" office:value-type="float" office:value="16000" calcext:value-type="float">
            <text:p>16000</text:p>
          </table:table-cell>
          <table:table-cell table:style-name="ce6" office:value-type="float" office:value="16000" calcext:value-type="float">
            <text:p>16000</text:p>
          </table:table-cell>
          <table:table-cell office:value-type="float" office:value="16000" calcext:value-type="float">
            <text:p>16000</text:p>
          </table:table-cell>
          <table:table-cell table:style-name="ce24" office:value-type="float" office:value="16000" calcext:value-type="float">
            <text:p>16000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2"/>
          <table:table-cell table:style-name="ce16" office:value-type="float" office:value="0.00000980921322490946" calcext:value-type="float">
            <text:p>9.80921322490946E-06</text:p>
          </table:table-cell>
          <table:table-cell office:value-type="float" office:value="0.00152842497846006" calcext:value-type="float">
            <text:p>0.00152842497846</text:p>
          </table:table-cell>
          <table:table-cell table:style-name="ce9" office:value-type="float" office:value="0.00000000000363808982939418" calcext:value-type="float">
            <text:p>3.63808982939418E-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 0)-(Vc 10000) </text:p>
          </table:table-cell>
          <table:table-cell table:formula="of:=[.B271]-[.B272]" office:value-type="float" office:value="78.1249585722885" calcext:value-type="float">
            <text:p>78.1249585722885</text:p>
          </table:table-cell>
          <table:table-cell table:formula="of:=[.C271]-[.C272]" office:value-type="float" office:value="78.1250058201743" calcext:value-type="float">
            <text:p>78.1250058201743</text:p>
          </table:table-cell>
          <table:table-cell table:formula="of:=[.D271]-[.D272]" office:value-type="float" office:value="78.1242336554023" calcext:value-type="float">
            <text:p>78.1242336554023</text:p>
          </table:table-cell>
          <table:table-cell table:formula="of:=[.E271]-[.E272]" office:value-type="float" office:value="78.0055917986952" calcext:value-type="float">
            <text:p>78.0055917986952</text:p>
          </table:table-cell>
          <table:table-cell table:formula="of:=[.F271]-[.F272]" office:value-type="float" office:value="78.125" calcext:value-type="float">
            <text:p>78.125</text:p>
          </table:table-cell>
          <table:table-cell/>
          <table:table-cell table:formula="of:=[.H271]-[.H272]" office:value-type="float" office:value="78.1250554879085" calcext:value-type="float">
            <text:p>78.1250554879085</text:p>
          </table:table-cell>
          <table:table-cell table:number-columns-repeated="8"/>
        </table:table-row>
      </table:table>
      <table:table table:name="HallDevices" table:style-name="ta1">
        <table:table-column table:style-name="co5" table:default-cell-style-name="Default"/>
        <table:table-column table:style-name="co2" table:number-columns-repeated="69" table:default-cell-style-name="Default"/>
        <table:table-row table:style-name="ro1">
          <table:table-cell office:value-type="string" calcext:value-type="string">
            <text:p>Characteristics of Hall effect current metering devic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69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date" office:date-value="2015-07-20" calcext:value-type="date">
            <text:p>20 Jul 15</text:p>
          </table:table-cell>
          <table:table-cell table:style-name="ce42" office:value-type="currency" office:currency="AUD" office:value="2.09" calcext:value-type="currency">
            <text:p>$2.0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3" calcext:value-type="date">
            <text:p>3 Sep 15</text:p>
          </table:table-cell>
          <table:table-cell table:style-name="ce42" office:value-type="currency" office:currency="AUD" office:value="1.8" calcext:value-type="currency">
            <text:p>$1.8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1.88" calcext:value-type="currency">
            <text:p>$1.8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2.34" calcext:value-type="currency">
            <text:p>$2.3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table:formula="of:=2.02" office:value-type="currency" office:currency="AUD" office:value="2.02" calcext:value-type="currency">
            <text:p>$2.0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8-16" calcext:value-type="date">
            <text:p>16 Aug 16</text:p>
          </table:table-cell>
          <table:table-cell table:style-name="ce42" office:value-type="currency" office:currency="AUD" office:value="0.86" calcext:value-type="currency">
            <text:p>$0.86</text:p>
          </table:table-cell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Generic characteristics</text:p>
          </table:table-cell>
          <table:table-cell table:style-name="ce2" office:value-type="string" calcext:value-type="string" table:number-columns-spanned="3" table:number-rows-spanned="1">
            <text:p>DC resistance, milliOhms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/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Vcc (Volt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upply current (milliAmp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0-current output voltage (Volts)</text:p>
          </table:table-cell>
          <table:covered-table-cell table:number-columns-repeated="2"/>
          <table:table-cell table:style-name="ce2" office:value-type="string" calcext:value-type="string" table:number-columns-spanned="6" table:number-rows-spanned="1">
            <text:p>Calculated Zero current output for various Vcc values</text:p>
          </table:table-cell>
          <table:covered-table-cell table:number-columns-repeated="5"/>
          <table:table-cell table:number-columns-repeated="60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B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U</text:p>
          </table:table-cell>
          <table:table-cell/>
          <table:table-cell office:value-type="string" calcext:value-type="string">
            <text:p>Vcc*0.12</text:p>
          </table:table-cell>
          <table:table-cell/>
          <table:table-cell table:formula="of:=[.E28]*0.12" office:value-type="float" office:value="0.54" calcext:value-type="float">
            <text:p>0.54</text:p>
          </table:table-cell>
          <table:table-cell table:formula="of:=[.F28]*0.12" office:value-type="float" office:value="0.6" calcext:value-type="float">
            <text:p>0.6</text:p>
          </table:table-cell>
          <table:table-cell table:formula="of:=[.G28]*0.12" office:value-type="float" office:value="0.66" calcext:value-type="float">
            <text:p>0.66</text:p>
          </table:table-cell>
          <table:table-cell table:formula="of:=[.H28]*0.12" office:value-type="float" office:value="0.36" calcext:value-type="float">
            <text:p>0.36</text:p>
          </table:table-cell>
          <table:table-cell table:formula="of:=[.I28]*0.12" office:value-type="float" office:value="0.396" calcext:value-type="float">
            <text:p>0.396</text:p>
          </table:table-cell>
          <table:table-cell table:formula="of:=[.J28]*0.12" office:value-type="float" office:value="0.432" calcext:value-type="float">
            <text:p>0.432</text:p>
          </table:table-cell>
          <table:table-cell table:number-columns-repeated="6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ax temperature (degrees C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ensitivity (mV/A)</text:p>
          </table:table-cell>
          <table:covered-table-cell table:number-columns-repeated="2"/>
          <table:table-cell office:value-type="string" calcext:value-type="string">
            <text:p>Temperature dependent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20A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30A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19.75" calcext:value-type="float">
            <text:p>19.75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B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B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U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7.4" calcext:value-type="float">
            <text:p>27.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U</text:p>
          </table:table-cell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table:number-columns-repeated="66"/>
        </table:table-row>
        <table:table-row table:style-name="ro1">
          <table:table-cell table:number-columns-repeated="7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Output Noise (mV) (+-3 sigma)</text:p>
          </table:table-cell>
          <table:covered-table-cell table:number-columns-repeated="2"/>
          <table:table-cell office:value-type="string" calcext:value-type="string">
            <text:p>Calculated as current (mA)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7" table:formula="of:=[.C52]/[.C38]*1000" office:value-type="float" office:value="113.513513513514" calcext:value-type="float">
            <text:p>113.5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20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53]/[.C39]*1000" office:value-type="float" office:value="110" calcext:value-type="float">
            <text:p>11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7" table:formula="of:=[.C54]/[.C40]*1000" office:value-type="float" office:value="106.060606060606" calcext:value-type="float">
            <text:p>106.0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C55]/[.C41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56]/[.C42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7" table:formula="of:=[.C57]/[.C43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58]/[.C44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59]/[.C45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C60]/[.C46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U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7" table:formula="of:=[.C61]/[.C47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U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62]/[.C48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Noise can be reduced using a larger filter capacitor, with increased rise time as a result</text:p>
          </table:table-cell>
          <table:table-cell table:number-columns-repeated="69"/>
        </table:table-row>
        <table:table-row table:style-name="ro2">
          <table:table-cell table:style-name="ce33" office:value-type="string" calcext:value-type="string" table:number-columns-spanned="5" table:number-rows-spanned="1">
            <text:p>See: http://www.allegromicro.com/en/Products/Current-Sensor-ICs/Fifty-To-Two-Hundred-Amp-Integrated-Conductor-Sensor-ICs/ACS758/ACS758-Frequently-Asked-Questions.aspx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table:style-name="ce34" office:value-type="string" calcext:value-type="string" table:number-columns-spanned="70" table:number-rows-spanned="1">
            <text:p>How small of a current can the ACS758 resolve?</text:p>
          </table:table-cell>
          <table:covered-table-cell table:number-columns-repeated="69"/>
        </table:table-row>
        <table:table-row table:style-name="ro3">
          <table:table-cell table:style-name="ce35" office:value-type="string" calcext:value-type="string" table:number-columns-spanned="5" table:number-rows-spanned="1">
            <text:p>The current resolution of the ACS758 family of current sensor ICs is limited by the noise floor of the device output signal. For example, the ACS758-050 version can <text:s/>resolve a change in current level of about 250 mA, at 25°C, through its primary conductor leads. The 200 A version can resolve approximately 380 mA. At these levels, the amount of magnetic field coupled into the linear Hall-effect IC is just above its noise floor. Resolution can be improved significantly by filtering the output of the ACS758 for applications requiring lower bandwidth. Table 1 lists the noise levels, and hence current resolutions, at various bandwidths. Filtering was accomplished with a simple, first order RC filter. Note the related graphs, figures 2 through 5, which provide a better understanding of the device output resolution that can be achieved through filtering.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style-name="ce36" office:value-type="string" calcext:value-type="string" table:number-columns-spanned="5" table:number-rows-spanned="1">
            <text:p>Table 1. ACS758 Noise Level and Current Resolution versus Bandwidth</text:p>
          </table:table-cell>
          <table:covered-table-cell table:number-columns-repeated="4"/>
          <table:table-cell table:number-columns-repeated="65"/>
        </table:table-row>
        <table:table-row table:style-name="ro4">
          <table:table-cell table:style-name="ce129" office:value-type="string" calcext:value-type="string" table:number-columns-spanned="1" table:number-rows-spanned="2">
            <text:p>Device </text:p>
          </table:table-cell>
          <table:table-cell table:style-name="ce129" office:value-type="string" calcext:value-type="string" table:number-columns-spanned="1" table:number-rows-spanned="2">
            <text:p>Bandwidth -3 dB</text:p>
            <text:p>(kHz) </text:p>
          </table:table-cell>
          <table:table-cell table:style-name="ce129" office:value-type="string" calcext:value-type="string" table:number-columns-spanned="1" table:number-rows-spanned="2">
            <text:p>Noise</text:p>
            <text:p>(mVp-p) </text:p>
          </table:table-cell>
          <table:table-cell table:style-name="ce129" office:value-type="string" calcext:value-type="string">
            <text:p>Current Resolution </text:p>
          </table:table-cell>
          <table:table-cell table:style-name="ce130"/>
          <table:table-cell table:number-columns-repeated="61"/>
          <table:table-cell table:style-name="ce43" table:number-columns-repeated="4"/>
        </table:table-row>
        <table:table-row table:style-name="ro4">
          <table:covered-table-cell table:number-columns-repeated="3" table:style-name="ce130"/>
          <table:table-cell table:style-name="ce129" office:value-type="string" calcext:value-type="string">
            <text:p>(mA) </text:p>
          </table:table-cell>
          <table:table-cell table:style-name="ce129" office:value-type="string" calcext:value-type="string">
            <text:p>(% of full scale) 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2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3.84" calcext:value-type="float">
            <text:p>3.84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0.192" calcext:value-type="float">
            <text:p>0.192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.92" calcext:value-type="float">
            <text:p>0.92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5" calcext:value-type="float">
            <text:p>0.5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.028" calcext:value-type="float">
            <text:p>0.028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5" calcext:value-type="float">
            <text:p>0.15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4.36" calcext:value-type="float">
            <text:p>4.36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0.219" calcext:value-type="float">
            <text:p>0.219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08" calcext:value-type="float">
            <text:p>1.08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2" calcext:value-type="float">
            <text:p>0.52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.026" calcext:value-type="float">
            <text:p>0.02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6" calcext:value-type="float">
            <text:p>0.1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5.69" calcext:value-type="float">
            <text:p>5.69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0.285" calcext:value-type="float">
            <text:p>0.285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49" calcext:value-type="float">
            <text:p>1.49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0.075" calcext:value-type="float">
            <text:p>0.075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67" calcext:value-type="float">
            <text:p>0.6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.034" calcext:value-type="float">
            <text:p>0.034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11" calcext:value-type="float">
            <text:p>0.011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0.03" calcext:value-type="float">
            <text:p>10.0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0.502" calcext:value-type="float">
            <text:p>0.502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.95" calcext:value-type="float">
            <text:p>2.95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0.148" calcext:value-type="float">
            <text:p>0.148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1.05" calcext:value-type="float">
            <text:p>1.0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.053" calcext:value-type="float">
            <text:p>0.053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43" calcext:value-type="float">
            <text:p>0.4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22" calcext:value-type="float">
            <text:p>0.022</text:p>
          </table:table-cell>
          <table:table-cell table:number-columns-repeated="65"/>
        </table:table-row>
      </table:table>
      <table:table table:name="wireShunt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lculation of wire shunt dimens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44" office:value-type="string" calcext:value-type="string">
            <text:p>Copper wire parameters</text:p>
          </table:table-cell>
          <table:table-cell table:style-name="ce44"/>
          <table:table-cell table:number-columns-repeated="2"/>
        </table:table-row>
        <table:table-row table:style-name="ro6">
          <table:table-cell table:style-name="ce44" office:value-type="string" calcext:value-type="string">
            <text:p>Resistivity of copper Cu (mohm.mm^2/m)</text:p>
          </table:table-cell>
          <table:table-cell table:style-name="ce44" office:value-type="float" office:value="17.25" calcext:value-type="float">
            <text:p>17.25</text:p>
          </table:table-cell>
          <table:table-cell table:number-columns-repeated="2"/>
        </table:table-row>
        <table:table-row table:style-name="ro6">
          <table:table-cell table:style-name="ce44" table:number-columns-repeated="2"/>
          <table:table-cell table:number-columns-repeated="2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ire length (mm)</text:p>
          </table:table-cell>
          <table:table-cell office:value-type="float" office:value="22.7651641564478" calcext:value-type="float">
            <text:p>22.7651641564478</text:p>
          </table:table-cell>
          <table:table-cell office:value-type="float" office:value="44.6197217466376" calcext:value-type="float">
            <text:p>44.6197217466376</text:p>
          </table:table-cell>
          <table:table-cell/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6]*[.B6]" office:value-type="float" office:value="0.196349540849362" calcext:value-type="float">
            <text:p>0.196349540849362</text:p>
          </table:table-cell>
          <table:table-cell table:formula="of:=PI()/4*[.C6]*[.C6]" office:value-type="float" office:value="0.38484510006475" calcext:value-type="float">
            <text:p>0.38484510006475</text:p>
          </table:table-cell>
          <table:table-cell/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formula="of:=[.$B4]/[.B8]*[.B7]/1000" office:value-type="float" office:value="2" calcext:value-type="float">
            <text:p>2</text:p>
          </table:table-cell>
          <table:table-cell table:formula="of:=[.$B4]/[.C8]*[.C7]/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ance (milli ohms) = resistivity * length (mm) / area(mm^2)/100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 (mm) = resistance (milli Ohms) * Area (mm^2) / resistivity (mohm.mm^2/m)*1000</text:p>
          </table:table-cell>
          <table:table-cell table:number-columns-repeated="3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13]*[.B13]" office:value-type="float" office:value="0.196349540849362" calcext:value-type="float">
            <text:p>0.196349540849362</text:p>
          </table:table-cell>
          <table:table-cell table:formula="of:=PI()/4*[.C13]*[.C13]" office:value-type="float" office:value="0.38484510006475" calcext:value-type="float">
            <text:p>0.38484510006475</text:p>
          </table:table-cell>
          <table:table-cell table:formula="of:=PI()/4*[.D13]*[.D13]" office:value-type="float" office:value="0.38484510006475" calcext:value-type="float">
            <text:p>0.38484510006475</text:p>
          </table:table-cell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 length (mm)</text:p>
          </table:table-cell>
          <table:table-cell table:formula="of:=[.B15]*[.B14]/[.$B$4]*1000" office:value-type="float" office:value="22.7651641564478" calcext:value-type="float">
            <text:p>22.7651641564478</text:p>
          </table:table-cell>
          <table:table-cell table:formula="of:=[.C15]*[.C14]/[.$B$4]*1000" office:value-type="float" office:value="44.6197217466377" calcext:value-type="float">
            <text:p>44.6197217466377</text:p>
          </table:table-cell>
          <table:table-cell table:formula="of:=[.D15]*[.D14]/[.$B$4]*1000" office:value-type="float" office:value="22.3098608733188" calcext:value-type="float">
            <text:p>22.3098608733188</text:p>
          </table:table-cell>
        </table:table-row>
      </table:table>
      <table:table table:name="summaryTabl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ble of current limits (Amps)</text:p>
          </table:table-cell>
          <table:table-cell table:number-columns-repeated="1023"/>
        </table:table-row>
        <table:table-row table:style-name="ro1">
          <table:table-cell table:style-name="ce45"/>
          <table:table-cell table:style-name="ce143" office:value-type="string" calcext:value-type="string" table:number-columns-spanned="5" table:number-rows-spanned="1">
            <text:p>Direct sensing</text:p>
          </table:table-cell>
          <table:covered-table-cell table:number-columns-repeated="3" table:style-name="ce56"/>
          <table:covered-table-cell table:style-name="ce61"/>
          <table:table-cell table:style-name="ce143" office:value-type="string" calcext:value-type="string" table:number-columns-spanned="2" table:number-rows-spanned="1">
            <text:p>Hall effect module</text:p>
          </table:table-cell>
          <table:covered-table-cell table:style-name="ce61"/>
          <table:table-cell table:style-name="ce68" office:value-type="string" calcext:value-type="string">
            <text:p>SenseFET</text:p>
          </table:table-cell>
          <table:table-cell table:number-columns-repeated="1015"/>
        </table:table-row>
        <table:table-row table:style-name="ro7">
          <table:table-cell table:style-name="ce46" office:value-type="string" calcext:value-type="string">
            <text:p>A = sqrt(P/R) (Amps)</text:p>
          </table:table-cell>
          <table:table-cell table:style-name="ce52" office:value-type="string" calcext:value-type="string">
            <text:p>Wire Wound</text:p>
          </table:table-cell>
          <table:table-cell table:number-columns-repeated="3" table:style-name="ce57" office:value-type="string" calcext:value-type="string">
            <text:p>SMD</text:p>
          </table:table-cell>
          <table:table-cell table:style-name="ce62" office:value-type="string" calcext:value-type="string">
            <text:p>Current shunt</text:p>
          </table:table-cell>
          <table:table-cell table:style-name="ce52" office:value-type="string" calcext:value-type="string">
            <text:p>ACS712</text:p>
          </table:table-cell>
          <table:table-cell table:style-name="ce62" office:value-type="string" calcext:value-type="string">
            <text:p>ACS758</text:p>
          </table:table-cell>
          <table:table-cell table:style-name="ce69" office:value-type="string" calcext:value-type="string">
            <text:p>BUK7909-75AIE</text:p>
          </table:table-cell>
          <table:table-cell table:style-name="ce33" table:number-columns-repeated="1015"/>
        </table:table-row>
        <table:table-row table:style-name="ro7">
          <table:table-cell table:style-name="ce47" office:value-type="string" calcext:value-type="string">
            <text:p>Resistance <text:s/>(milliOhms) →</text:p>
          </table:table-cell>
          <table:table-cell table:style-name="ce53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3" office:value-type="float" office:value="0.25" calcext:value-type="float">
            <text:p>0.25</text:p>
          </table:table-cell>
          <table:table-cell table:style-name="ce53" office:value-type="float" office:value="1.2" calcext:value-type="float">
            <text:p>1.2</text:p>
          </table:table-cell>
          <table:table-cell table:style-name="ce63" office:value-type="float" office:value="0.1" calcext:value-type="float">
            <text:p>0.1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48" office:value-type="string" calcext:value-type="string">
            <text:p>Power loss (Watts)</text:p>
          </table:table-cell>
          <table:table-cell table:style-name="ce53"/>
          <table:table-cell table:style-name="ce2"/>
          <table:table-cell table:number-columns-repeated="2"/>
          <table:table-cell table:style-name="ce63"/>
          <table:table-cell table:style-name="ce53"/>
          <table:table-cell table:style-name="ce63"/>
          <table:table-cell table:style-name="ce71"/>
          <table:table-cell table:number-columns-repeated="1015"/>
        </table:table-row>
        <table:table-row table:style-name="ro1">
          <table:table-cell table:style-name="ce49" office:value-type="float" office:value="0.1" calcext:value-type="float">
            <text:p>0.1</text:p>
          </table:table-cell>
          <table:table-cell table:style-name="ce54" table:formula="of:=([.$A6]/[.B$4]*1000)^0.5" office:value-type="float" office:value="1" calcext:value-type="float">
            <text:p>1.0</text:p>
          </table:table-cell>
          <table:table-cell table:style-name="ce58" table:formula="of:=([.$A6]/[.C$4]*1000)^0.5" office:value-type="float" office:value="3.16227766016838" calcext:value-type="float">
            <text:p>3.2</text:p>
          </table:table-cell>
          <table:table-cell table:style-name="ce58" table:formula="of:=([.$A6]/[.D$4]*1000)^0.5" office:value-type="float" office:value="5" calcext:value-type="float">
            <text:p>5.0</text:p>
          </table:table-cell>
          <table:table-cell table:style-name="ce58" table:formula="of:=([.$A6]/[.E$4]*1000)^0.5" office:value-type="float" office:value="7.07106781186548" calcext:value-type="float">
            <text:p>7.1</text:p>
          </table:table-cell>
          <table:table-cell table:style-name="ce64" table:formula="of:=([.$A6]/[.F$4]*1000)^0.5" office:value-type="float" office:value="20" calcext:value-type="float">
            <text:p>20</text:p>
          </table:table-cell>
          <table:table-cell table:style-name="ce54" table:formula="of:=([.$A6]/[.G$4]*1000)^0.5" office:value-type="float" office:value="9.12870929175277" calcext:value-type="float">
            <text:p>9.1</text:p>
          </table:table-cell>
          <table:table-cell table:style-name="ce64" table:formula="of:=([.$A6]/[.H$4]*1000)^0.5" office:value-type="float" office:value="31.6227766016838" calcext:value-type="float">
            <text:p>32</text:p>
          </table:table-cell>
          <table:table-cell table:style-name="ce72" table:formula="of:=([.$A6]/[.I$4]*1000)^0.5" office:value-type="float" office:value="3.3333333333333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49" office:value-type="float" office:value="0.5" calcext:value-type="float">
            <text:p>0.5</text:p>
          </table:table-cell>
          <table:table-cell table:style-name="ce54" table:formula="of:=([.$A7]/[.B$4]*1000)^0.5" office:value-type="float" office:value="2.23606797749979" calcext:value-type="float">
            <text:p>2.2</text:p>
          </table:table-cell>
          <table:table-cell table:style-name="ce58" table:formula="of:=([.$A7]/[.C$4]*1000)^0.5" office:value-type="float" office:value="7.07106781186548" calcext:value-type="float">
            <text:p>7.1</text:p>
          </table:table-cell>
          <table:table-cell table:style-name="ce59" table:formula="of:=([.$A7]/[.D$4]*1000)^0.5" office:value-type="float" office:value="11.180339887499" calcext:value-type="float">
            <text:p>11</text:p>
          </table:table-cell>
          <table:table-cell table:style-name="ce59" table:formula="of:=([.$A7]/[.E$4]*1000)^0.5" office:value-type="float" office:value="15.8113883008419" calcext:value-type="float">
            <text:p>16</text:p>
          </table:table-cell>
          <table:table-cell table:style-name="ce64" table:formula="of:=([.$A7]/[.F$4]*1000)^0.5" office:value-type="float" office:value="44.7213595499958" calcext:value-type="float">
            <text:p>45</text:p>
          </table:table-cell>
          <table:table-cell table:style-name="ce66" table:formula="of:=([.$A7]/[.G$4]*1000)^0.5" office:value-type="float" office:value="20.4124145231932" calcext:value-type="float">
            <text:p>20</text:p>
          </table:table-cell>
          <table:table-cell table:style-name="ce64" table:formula="of:=([.$A7]/[.H$4]*1000)^0.5" office:value-type="float" office:value="70.7106781186548" calcext:value-type="float">
            <text:p>71</text:p>
          </table:table-cell>
          <table:table-cell table:style-name="ce72" table:formula="of:=([.$A7]/[.I$4]*1000)^0.5" office:value-type="float" office:value="7.4535599249993" calcext:value-type="float">
            <text:p>7.5</text:p>
          </table:table-cell>
          <table:table-cell table:number-columns-repeated="1015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4" table:formula="of:=([.$A8]/[.B$4]*1000)^0.5" office:value-type="float" office:value="3.16227766016838" calcext:value-type="float">
            <text:p>3.2</text:p>
          </table:table-cell>
          <table:table-cell table:style-name="ce59" table:formula="of:=([.$A8]/[.C$4]*1000)^0.5" office:value-type="float" office:value="10" calcext:value-type="float">
            <text:p>10</text:p>
          </table:table-cell>
          <table:table-cell table:style-name="ce59" table:formula="of:=([.$A8]/[.D$4]*1000)^0.5" office:value-type="float" office:value="15.8113883008419" calcext:value-type="float">
            <text:p>16</text:p>
          </table:table-cell>
          <table:table-cell table:style-name="ce59" table:formula="of:=([.$A8]/[.E$4]*1000)^0.5" office:value-type="float" office:value="22.3606797749979" calcext:value-type="float">
            <text:p>22</text:p>
          </table:table-cell>
          <table:table-cell table:style-name="ce64" table:formula="of:=([.$A8]/[.F$4]*1000)^0.5" office:value-type="float" office:value="63.2455532033676" calcext:value-type="float">
            <text:p>63</text:p>
          </table:table-cell>
          <table:table-cell table:style-name="ce66" table:formula="of:=([.$A8]/[.G$4]*1000)^0.5" office:value-type="float" office:value="28.8675134594813" calcext:value-type="float">
            <text:p>29</text:p>
          </table:table-cell>
          <table:table-cell table:style-name="ce64" table:formula="of:=([.$A8]/[.H$4]*1000)^0.5" office:value-type="float" office:value="100" calcext:value-type="float">
            <text:p>100</text:p>
          </table:table-cell>
          <table:table-cell table:style-name="ce73" table:formula="of:=([.$A8]/[.I$4]*1000)^0.5" office:value-type="float" office:value="10.5409255338946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54" table:formula="of:=([.$A9]/[.B$4]*1000)^0.5" office:value-type="float" office:value="5.47722557505166" calcext:value-type="float">
            <text:p>5.5</text:p>
          </table:table-cell>
          <table:table-cell table:style-name="ce59" table:formula="of:=([.$A9]/[.C$4]*1000)^0.5" office:value-type="float" office:value="17.3205080756888" calcext:value-type="float">
            <text:p>17</text:p>
          </table:table-cell>
          <table:table-cell table:style-name="ce59" table:formula="of:=([.$A9]/[.D$4]*1000)^0.5" office:value-type="float" office:value="27.3861278752583" calcext:value-type="float">
            <text:p>27</text:p>
          </table:table-cell>
          <table:table-cell table:style-name="ce59" table:formula="of:=([.$A9]/[.E$4]*1000)^0.5" office:value-type="float" office:value="38.7298334620742" calcext:value-type="float">
            <text:p>39</text:p>
          </table:table-cell>
          <table:table-cell table:style-name="ce64" table:formula="of:=([.$A9]/[.F$4]*1000)^0.5" office:value-type="float" office:value="109.544511501033" calcext:value-type="float">
            <text:p>110</text:p>
          </table:table-cell>
          <table:table-cell table:style-name="ce66" table:formula="of:=([.$A9]/[.G$4]*1000)^0.5" office:value-type="float" office:value="50" calcext:value-type="float">
            <text:p>50</text:p>
          </table:table-cell>
          <table:table-cell table:style-name="ce64" table:formula="of:=([.$A9]/[.H$4]*1000)^0.5" office:value-type="float" office:value="173.205080756888" calcext:value-type="float">
            <text:p>173</text:p>
          </table:table-cell>
          <table:table-cell table:style-name="ce73" table:formula="of:=([.$A9]/[.I$4]*1000)^0.5" office:value-type="float" office:value="18.2574185835055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50" office:value-type="float" office:value="5" calcext:value-type="float">
            <text:p>5</text:p>
          </table:table-cell>
          <table:table-cell table:style-name="ce55" table:formula="of:=([.$A10]/[.B$4]*1000)^0.5" office:value-type="float" office:value="7.07106781186548" calcext:value-type="float">
            <text:p>7.1</text:p>
          </table:table-cell>
          <table:table-cell table:style-name="ce60" table:formula="of:=([.$A10]/[.C$4]*1000)^0.5" office:value-type="float" office:value="22.3606797749979" calcext:value-type="float">
            <text:p>22</text:p>
          </table:table-cell>
          <table:table-cell table:style-name="ce60" table:formula="of:=([.$A10]/[.D$4]*1000)^0.5" office:value-type="float" office:value="35.3553390593274" calcext:value-type="float">
            <text:p>35</text:p>
          </table:table-cell>
          <table:table-cell table:style-name="ce60" table:formula="of:=([.$A10]/[.E$4]*1000)^0.5" office:value-type="float" office:value="50" calcext:value-type="float">
            <text:p>50</text:p>
          </table:table-cell>
          <table:table-cell table:style-name="ce65" table:formula="of:=([.$A10]/[.F$4]*1000)^0.5" office:value-type="float" office:value="141.42135623731" calcext:value-type="float">
            <text:p>141</text:p>
          </table:table-cell>
          <table:table-cell table:style-name="ce67" table:formula="of:=([.$A10]/[.G$4]*1000)^0.5" office:value-type="float" office:value="64.5497224367903" calcext:value-type="float">
            <text:p>65</text:p>
          </table:table-cell>
          <table:table-cell table:style-name="ce65" table:formula="of:=([.$A10]/[.H$4]*1000)^0.5" office:value-type="float" office:value="223.606797749979" calcext:value-type="float">
            <text:p>224</text:p>
          </table:table-cell>
          <table:table-cell table:style-name="ce74" table:formula="of:=([.$A10]/[.I$4]*1000)^0.5" office:value-type="float" office:value="23.5702260395516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55"/>
          <table:table-cell table:style-name="ce60" table:number-columns-repeated="3"/>
          <table:table-cell table:style-name="ce65"/>
          <table:table-cell table:style-name="ce67"/>
          <table:table-cell table:style-name="ce65"/>
          <table:table-cell table:style-name="ce74"/>
          <table:table-cell table:number-columns-repeated="101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olar panel (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5" office:value-type="string" calcext:value-type="string">
            <text:p>Sensor</text:p>
          </table:table-cell>
          <table:table-cell table:style-name="ce81" office:value-type="string" calcext:value-type="string">
            <text:p>milli Ohms</text:p>
          </table:table-cell>
          <table:table-cell table:style-name="ce81" office:value-type="string" calcext:value-type="string">
            <text:p>Loss mW</text:p>
          </table:table-cell>
          <table:table-cell table:style-name="ce87" office:value-type="string" calcext:value-type="string">
            <text:p>mV/8Amps</text:p>
          </table:table-cell>
          <table:table-cell table:style-name="ce88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10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formula="of:=[.L$12]^2*[.K15]" office:value-type="float" office:value="640" calcext:value-type="float">
            <text:p>640</text:p>
          </table:table-cell>
          <table:table-cell table:style-name="ce82" table:formula="of:=[.L$12]*[.K15]" office:value-type="float" office:value="80" calcext:value-type="float">
            <text:p>80</text:p>
          </table:table-cell>
          <table:table-cell table:style-name="ce89" table:formula="of:=5000/[.M1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16]" office:value-type="float" office:value="256" calcext:value-type="float">
            <text:p>256</text:p>
          </table:table-cell>
          <table:table-cell table:style-name="ce82" table:formula="of:=[.L$12]*[.K16]" office:value-type="float" office:value="32" calcext:value-type="float">
            <text:p>32</text:p>
          </table:table-cell>
          <table:table-cell table:style-name="ce90" table:formula="of:=5000/[.M16]" office:value-type="float" office:value="156.25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2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formula="of:=[.L$12]^2*[.K17]" office:value-type="float" office:value="128" calcext:value-type="float">
            <text:p>128</text:p>
          </table:table-cell>
          <table:table-cell table:style-name="ce82" table:formula="of:=[.L$12]*[.K17]" office:value-type="float" office:value="16" calcext:value-type="float">
            <text:p>16</text:p>
          </table:table-cell>
          <table:table-cell table:style-name="ce90" table:formula="of:=5000/[.M17]" office:value-type="float" office:value="312.5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76" office:value-type="string" calcext:value-type="string">
            <text:p>ACS712-5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8]" office:value-type="float" office:value="76.8" calcext:value-type="float">
            <text:p>76.8</text:p>
          </table:table-cell>
          <table:table-cell table:style-name="ce82" table:formula="of:=[.L$12]*[.I18]" office:value-type="float" office:value="1480" calcext:value-type="float">
            <text:p>1480</text:p>
          </table:table-cell>
          <table:table-cell table:style-name="ce91" table:formula="of:=5000/[.M18]" office:value-type="float" office:value="3.37837837837838" calcext:value-type="float">
            <text:p>3.3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ACS712-2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9]" office:value-type="float" office:value="76.8" calcext:value-type="float">
            <text:p>76.8</text:p>
          </table:table-cell>
          <table:table-cell table:style-name="ce82" table:formula="of:=[.L$12]*[.I19]" office:value-type="float" office:value="800" calcext:value-type="float">
            <text:p>800</text:p>
          </table:table-cell>
          <table:table-cell table:style-name="ce89" table:formula="of:=5000/[.M19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77" office:value-type="string" calcext:value-type="string">
            <text:p>BUK7909-75AIE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[.L$12]^2*[.K20]" office:value-type="float" office:value="576" calcext:value-type="float">
            <text:p>576</text:p>
          </table:table-cell>
          <table:table-cell table:style-name="ce83" office:value-type="string" calcext:value-type="string">
            <text:p>See design</text:p>
          </table:table-cell>
          <table:table-cell table:style-name="ce92" table:formula="of:=[.M2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8" office:value-type="string" calcext:value-type="string">
            <text:p>Sensor</text:p>
          </table:table-cell>
          <table:table-cell table:style-name="ce84" office:value-type="string" calcext:value-type="string">
            <text:p>milli Ohms</text:p>
          </table:table-cell>
          <table:table-cell table:style-name="ce84" office:value-type="string" calcext:value-type="string">
            <text:p>Loss mW</text:p>
          </table:table-cell>
          <table:table-cell table:style-name="ce27" office:value-type="string" calcext:value-type="string">
            <text:p>mV/20Amps</text:p>
          </table:table-cell>
          <table:table-cell table:style-name="ce93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4</text:p>
          </table:table-cell>
          <table:table-cell table:style-name="ce85" office:value-type="float" office:value="4" calcext:value-type="float">
            <text:p>4</text:p>
          </table:table-cell>
          <table:table-cell table:style-name="ce85" table:formula="of:=[.L$22]^2*[.K25]" office:value-type="float" office:value="1600" calcext:value-type="float">
            <text:p>1600</text:p>
          </table:table-cell>
          <table:table-cell table:style-name="ce85" table:formula="of:=[.L$22]*[.K25]" office:value-type="float" office:value="80" calcext:value-type="float">
            <text:p>80</text:p>
          </table:table-cell>
          <table:table-cell table:style-name="ce94" table:formula="of:=5000/[.M2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4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26]" office:value-type="float" office:value="800" calcext:value-type="float">
            <text:p>800</text:p>
          </table:table-cell>
          <table:table-cell table:style-name="ce85" table:formula="of:=[.L$22]*[.K26]" office:value-type="float" office:value="40" calcext:value-type="float">
            <text:p>40</text:p>
          </table:table-cell>
          <table:table-cell table:style-name="ce94" table:formula="of:=5000/[.M26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*5/11" office:value-type="float" office:value="72.7272727272727" calcext:value-type="float">
            <text:p>72.7272727272727</text:p>
          </table:table-cell>
          <table:table-cell table:number-columns-repeated="4"/>
          <table:table-cell table:style-name="ce79" office:value-type="string" calcext:value-type="string">
            <text:p>SMD 1</text:p>
          </table:table-cell>
          <table:table-cell table:style-name="ce85" office:value-type="float" office:value="1" calcext:value-type="float">
            <text:p>1</text:p>
          </table:table-cell>
          <table:table-cell table:style-name="ce85" table:formula="of:=[.L$22]^2*[.K27]" office:value-type="float" office:value="400" calcext:value-type="float">
            <text:p>400</text:p>
          </table:table-cell>
          <table:table-cell table:style-name="ce85" table:formula="of:=[.L$22]*[.K27]" office:value-type="float" office:value="20" calcext:value-type="float">
            <text:p>20</text:p>
          </table:table-cell>
          <table:table-cell table:style-name="ce94" table:formula="of:=5000/[.M27]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-[.E27]" office:value-type="float" office:value="87.2727272727273" calcext:value-type="float">
            <text:p>87.27272727272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ACS712-20</text:p>
          </table:table-cell>
          <table:table-cell table:style-name="ce85" office:value-type="float" office:value="1.2" calcext:value-type="float">
            <text:p>1.2</text:p>
          </table:table-cell>
          <table:table-cell table:style-name="ce85" table:formula="of:=[.L$22]^2*[.K28]" office:value-type="float" office:value="480" calcext:value-type="float">
            <text:p>480</text:p>
          </table:table-cell>
          <table:table-cell table:style-name="ce85" table:formula="of:=[.L$12]*[.I28]" office:value-type="float" office:value="800" calcext:value-type="float">
            <text:p>800</text:p>
          </table:table-cell>
          <table:table-cell table:style-name="ce94" table:formula="of:=5000/[.M28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79" office:value-type="string" calcext:value-type="string">
            <text:p>ACS758-50B</text:p>
          </table:table-cell>
          <table:table-cell table:style-name="ce85" office:value-type="float" office:value="0.1" calcext:value-type="float">
            <text:p>0.1</text:p>
          </table:table-cell>
          <table:table-cell table:style-name="ce85" table:formula="of:=[.L$22]^2*[.K29]" office:value-type="float" office:value="40" calcext:value-type="float">
            <text:p>40</text:p>
          </table:table-cell>
          <table:table-cell table:style-name="ce85" table:formula="of:=[.L$12]*[.I29]" office:value-type="float" office:value="320" calcext:value-type="float">
            <text:p>320</text:p>
          </table:table-cell>
          <table:table-cell table:style-name="ce95" table:formula="of:=5000/[.M2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80" office:value-type="string" calcext:value-type="string">
            <text:p>BUK7909-75AIE</text:p>
          </table:table-cell>
          <table:table-cell table:style-name="ce86" office:value-type="float" office:value="9" calcext:value-type="float">
            <text:p>9</text:p>
          </table:table-cell>
          <table:table-cell table:style-name="ce86" table:formula="of:=[.L$22]^2*[.K30]" office:value-type="float" office:value="3600" calcext:value-type="float">
            <text:p>3600</text:p>
          </table:table-cell>
          <table:table-cell table:style-name="ce86" office:value-type="string" calcext:value-type="string">
            <text:p>See design</text:p>
          </table:table-cell>
          <table:table-cell table:style-name="ce96" table:formula="of:=[.M3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olar panel (unidirectional, 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5" office:value-type="string" calcext:value-type="string">
            <text:p>Sensor</text:p>
          </table:table-cell>
          <table:table-cell table:style-name="ce81" office:value-type="string" calcext:value-type="string">
            <text:p>milli Ohms</text:p>
          </table:table-cell>
          <table:table-cell table:style-name="ce81" office:value-type="string" calcext:value-type="string">
            <text:p>Loss mW</text:p>
          </table:table-cell>
          <table:table-cell table:style-name="ce87" office:value-type="string" calcext:value-type="string">
            <text:p>mV/8Amps</text:p>
          </table:table-cell>
          <table:table-cell table:style-name="ce88" office:value-type="string" calcext:value-type="string">
            <text:p>Amplifier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35]" office:value-type="float" office:value="256" calcext:value-type="float">
            <text:p>256</text:p>
          </table:table-cell>
          <table:table-cell table:style-name="ce82" table:formula="of:=[.L$12]*[.K35]" office:value-type="float" office:value="32" calcext:value-type="float">
            <text:p>32</text:p>
          </table:table-cell>
          <table:table-cell table:style-name="ce89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36]" office:value-type="float" office:value="256" calcext:value-type="float">
            <text:p>256</text:p>
          </table:table-cell>
          <table:table-cell table:style-name="ce82" table:formula="of:=[.L$12]*[.K36]" office:value-type="float" office:value="32" calcext:value-type="float">
            <text:p>32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76" office:value-type="string" calcext:value-type="string">
            <text:p>ACS712-5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37]" office:value-type="float" office:value="76.8" calcext:value-type="float">
            <text:p>76.8</text:p>
          </table:table-cell>
          <table:table-cell table:style-name="ce82" table:formula="of:=[.L$12]*[.I37]" office:value-type="float" office:value="1480" calcext:value-type="float">
            <text:p>148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ACS712-2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38]" office:value-type="float" office:value="76.8" calcext:value-type="float">
            <text:p>76.8</text:p>
          </table:table-cell>
          <table:table-cell table:style-name="ce82" table:formula="of:=[.L$12]*[.I38]" office:value-type="float" office:value="800" calcext:value-type="float">
            <text:p>80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77" office:value-type="string" calcext:value-type="string">
            <text:p>BUK7909-75AIE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[.L$12]^2*[.K39]" office:value-type="float" office:value="576" calcext:value-type="float">
            <text:p>576</text:p>
          </table:table-cell>
          <table:table-cell table:style-name="ce83" office:value-type="string" calcext:value-type="string">
            <text:p>See design</text:p>
          </table:table-cell>
          <table:table-cell table:style-name="ce1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bidirectional, 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8" office:value-type="string" calcext:value-type="string">
            <text:p>Sensor</text:p>
          </table:table-cell>
          <table:table-cell table:style-name="ce84" office:value-type="string" calcext:value-type="string">
            <text:p>milli Ohms</text:p>
          </table:table-cell>
          <table:table-cell table:style-name="ce84" office:value-type="string" calcext:value-type="string">
            <text:p>Loss mW</text:p>
          </table:table-cell>
          <table:table-cell table:style-name="ce27" office:value-type="string" calcext:value-type="string">
            <text:p>mV/20Amps</text:p>
          </table:table-cell>
          <table:table-cell table:style-name="ce93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44]" office:value-type="float" office:value="800" calcext:value-type="float">
            <text:p>800</text:p>
          </table:table-cell>
          <table:table-cell table:style-name="ce85" table:formula="of:=[.L$22]*[.K44]" office:value-type="float" office:value="40" calcext:value-type="float">
            <text:p>40</text:p>
          </table:table-cell>
          <table:table-cell table:style-name="ce89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45]" office:value-type="float" office:value="800" calcext:value-type="float">
            <text:p>800</text:p>
          </table:table-cell>
          <table:table-cell table:style-name="ce85" table:formula="of:=[.L$22]*[.K45]" office:value-type="float" office:value="40" calcext:value-type="float">
            <text:p>4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ACS712-20</text:p>
          </table:table-cell>
          <table:table-cell table:style-name="ce85" office:value-type="float" office:value="1.2" calcext:value-type="float">
            <text:p>1.2</text:p>
          </table:table-cell>
          <table:table-cell table:style-name="ce85" table:formula="of:=[.L$22]^2*[.K46]" office:value-type="float" office:value="480" calcext:value-type="float">
            <text:p>480</text:p>
          </table:table-cell>
          <table:table-cell table:style-name="ce85" table:formula="of:=[.L$12]*[.I46]" office:value-type="float" office:value="800" calcext:value-type="float">
            <text:p>80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79" office:value-type="string" calcext:value-type="string">
            <text:p>ACS758-50B</text:p>
          </table:table-cell>
          <table:table-cell table:style-name="ce85" office:value-type="float" office:value="0.1" calcext:value-type="float">
            <text:p>0.1</text:p>
          </table:table-cell>
          <table:table-cell table:style-name="ce85" table:formula="of:=[.L$22]^2*[.K47]" office:value-type="float" office:value="40" calcext:value-type="float">
            <text:p>40</text:p>
          </table:table-cell>
          <table:table-cell table:style-name="ce85" table:formula="of:=[.L$12]*[.I47]" office:value-type="float" office:value="320" calcext:value-type="float">
            <text:p>32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80" office:value-type="string" calcext:value-type="string">
            <text:p>BUK7909-75AIE</text:p>
          </table:table-cell>
          <table:table-cell table:style-name="ce179" office:value-type="float" office:value="9" calcext:value-type="float">
            <text:p>9</text:p>
          </table:table-cell>
          <table:table-cell table:style-name="ce179" table:formula="of:=[.L$22]^2*[.K48]" office:value-type="float" office:value="3600" calcext:value-type="float">
            <text:p>3600</text:p>
          </table:table-cell>
          <table:table-cell table:style-name="ce179" office:value-type="string" calcext:value-type="string">
            <text:p>See design</text:p>
          </table:table-cell>
          <table:table-cell table:style-name="ce191" office:value-type="string" calcext:value-type="string">
            <text:p>Op Amp</text:p>
          </table:table-cell>
          <table:table-cell table:number-columns-repeated="1010"/>
        </table:table-row>
      </table:table>
      <table:table table:name="discreteAmp" table:style-name="ta1">
        <table:shapes>
          <draw:frame draw:z-index="0" draw:name="Chart 4" draw:style-name="gr1" draw:text-style-name="P1" svg:width="160.06mm" svg:height="90.03mm" svg:x="0mm" svg:y="877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2" svg:width="122.42mm" svg:height="64.15mm" svg:x="280.02mm" svg:y="447.75mm">
            <draw:object draw:notify-on-update-of-ranges="discreteAmp.B93:discreteAmp.B114 discreteAmp.C92:discreteAmp.C92 discreteAmp.C93:discreteAmp.C114 discreteAmp.D92:discreteAmp.D92 discreteAmp.D93:discreteAmp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2" svg:width="117.29mm" svg:height="58.26mm" svg:x="281.79mm" svg:y="516.11mm">
            <draw:object draw:notify-on-update-of-ranges="discreteAmp.H93:discreteAmp.H114 discreteAmp.K92:discreteAmp.K92 discreteAmp.K93:discreteAmp.K114 discreteAmp.L92:discreteAmp.L92 discreteAmp.L93:discreteAmp.L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2" draw:text-style-name="P2" svg:width="132.3mm" svg:height="59.51mm" svg:x="282.9mm" svg:y="581.69mm">
            <draw:object draw:notify-on-update-of-ranges="discreteAmp.H93:discreteAmp.H114 discreteAmp.I92:discreteAmp.I92 discreteAmp.I93:discreteAmp.I114 discreteAmp.J92:discreteAmp.J92 discreteAmp.J93:discreteAmp.J1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2" svg:width="137.97mm" svg:height="67.19mm" svg:x="154.44mm" svg:y="801.52mm">
            <draw:object draw:notify-on-update-of-ranges="discreteAmp.H157:discreteAmp.H159 discreteAmp.I156:discreteAmp.I156 discreteAmp.I157:discreteAmp.I159 discreteAmp.J156:discreteAmp.J156 discreteAmp.J157:discreteAmp.J159 discreteAmp.K156:discreteAmp.K156 discreteAmp.K157:discreteAmp.K159 discreteAmp.L156:discreteAmp.L156 discreteAmp.L157:discreteAmp.L159 discreteAmp.M156:discreteAmp.M156 discreteAmp.M157:discreteAmp.M159 discreteAmp.N156:discreteAmp.N156 discreteAmp.N157:discreteAmp.N159 discreteAmp.O156:discreteAmp.O156 discreteAmp.O157:discreteAmp.O159 discreteAmp.P156:discreteAmp.P156 discreteAmp.P157:discreteAmp.P159 discreteAmp.Q156:discreteAmp.Q156 discreteAmp.Q157:discreteAmp.Q1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2" table:number-columns-repeated="257" table:default-cell-style-name="ce44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Diode calc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ward voltage eq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 = Is*(e^(Vd/0.026) -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: Id = diode current in A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= Saturation current in amps (typically 10^-12 amp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 = Euler’s Number = 2.718281828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d = voltage across the diode in volts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7]*6/8" office:value-type="float" office:value="90" calcext:value-type="float">
            <text:p>90</text:p>
          </table:table-cell>
          <table:table-cell table:formula="of:=[.F7]*2.5/6" office:value-type="float" office:value="37.5" calcext:value-type="float">
            <text:p>37.5</text:p>
          </table:table-cell>
          <table:table-cell table:formula="of:=[.F7]-[.G7]" office:value-type="float" office:value="52.5" calcext:value-type="float">
            <text:p>52.5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E8]*7/6" office:value-type="float" office:value="280" calcext:value-type="float">
            <text:p>28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Examp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</text:p>
          </table:table-cell>
          <table:table-cell table:formula="of:=EXP(1)" office:value-type="float" office:value="2.71828182845904" calcext:value-type="float">
            <text:p>2.71828182845904</text:p>
          </table:table-cell>
          <table:table-cell table:number-columns-repeated="2"/>
          <table:table-cell table:formula="of:=[.E11]-[.D11]" office:value-type="float" office:value="0.018021837" calcext:value-type="float">
            <text:p>0.0180218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d</text:p>
          </table:table-cell>
          <table:table-cell table:formula="of:=0.026*25" office:value-type="float" office:value="0.65" calcext:value-type="float">
            <text:p>0.65</text:p>
          </table:table-cell>
          <table:table-cell office:value-type="float" office:value="0.668021837" calcext:value-type="float">
            <text:p>0.668021837</text:p>
          </table:table-cell>
          <table:table-cell table:formula="of:=[.E11]+[.$E10]" office:value-type="float" office:value="0.686043674" calcext:value-type="float">
            <text:p>0.686043674</text:p>
          </table:table-cell>
          <table:table-cell table:formula="of:=[.F11]+[.$E10]" office:value-type="float" office:value="0.704065511" calcext:value-type="float">
            <text:p>0.704065511</text:p>
          </table:table-cell>
          <table:table-cell table:formula="of:=[.G11]+[.$E10]" office:value-type="float" office:value="0.722087348" calcext:value-type="float">
            <text:p>0.722087348</text:p>
          </table:table-cell>
          <table:table-cell table:formula="of:=[.H11]+[.$E10]" office:value-type="float" office:value="0.740109185" calcext:value-type="float">
            <text:p>0.74010918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Vd/0.026</text:p>
          </table:table-cell>
          <table:table-cell table:formula="of:=[.B11]/0.026" office:value-type="float" office:value="27" calcext:value-type="float">
            <text:p>27</text:p>
          </table:table-cell>
          <table:table-cell office:value-type="string" calcext:value-type="string">
            <text:p>Id</text:p>
          </table:table-cell>
          <table:table-cell table:formula="of:=[.$C15]*(EXP([.D11]/0.026)-1)" office:value-type="float" office:value="0.0720048993363859" calcext:value-type="float">
            <text:p>0.072004899336386</text:p>
          </table:table-cell>
          <table:table-cell table:formula="of:=[.$C15]*(EXP([.E11]/0.026)-1)" office:value-type="float" office:value="0.144009855753958" calcext:value-type="float">
            <text:p>0.144009855753958</text:p>
          </table:table-cell>
          <table:table-cell table:formula="of:=[.$C15]*(EXP([.F11]/0.026)-1)" office:value-type="float" office:value="0.288019825669334" calcext:value-type="float">
            <text:p>0.288019825669334</text:p>
          </table:table-cell>
          <table:table-cell table:formula="of:=[.$C15]*(EXP([.G11]/0.026)-1)" office:value-type="float" office:value="0.576039879660593" calcext:value-type="float">
            <text:p>0.576039879660593</text:p>
          </table:table-cell>
          <table:table-cell table:formula="of:=[.$C15]*(EXP([.H11]/0.026)-1)" office:value-type="float" office:value="1.15208021596422" calcext:value-type="float">
            <text:p>1.15208021596422</text:p>
          </table:table-cell>
          <table:table-cell table:formula="of:=[.$C15]*(EXP([.I11]/0.026)-1)" office:value-type="float" office:value="2.30416134521387" calcext:value-type="float">
            <text:p>2.3041613452138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e^(Vd/0.026) </text:p>
          </table:table-cell>
          <table:table-cell table:formula="of:=EXP([.B12])" office:value-type="float" office:value="532048240601.799" calcext:value-type="float">
            <text:p>532048240601.799</text:p>
          </table:table-cell>
          <table:table-cell office:value-type="string" calcext:value-type="string">
            <text:p>Id/Id-1</text:p>
          </table:table-cell>
          <table:table-cell/>
          <table:table-cell table:formula="of:=[.E12]/[.D12]" office:value-type="float" office:value="2.00000079274031" calcext:value-type="float">
            <text:p>2.00000079274031</text:p>
          </table:table-cell>
          <table:table-cell table:formula="of:=[.F12]/[.E12]" office:value-type="float" office:value="2.00000079273337" calcext:value-type="float">
            <text:p>2.00000079273337</text:p>
          </table:table-cell>
          <table:table-cell table:formula="of:=[.G12]/[.F12]" office:value-type="float" office:value="2.00000079272989" calcext:value-type="float">
            <text:p>2.00000079272989</text:p>
          </table:table-cell>
          <table:table-cell table:formula="of:=[.H12]/[.G12]" office:value-type="float" office:value="2.00000079272816" calcext:value-type="float">
            <text:p>2.00000079272816</text:p>
          </table:table-cell>
          <table:table-cell table:formula="of:=[.I12]/[.H12]" office:value-type="float" office:value="2.00000079272729" calcext:value-type="float">
            <text:p>2.00000079272729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Id</text:p>
          </table:table-cell>
          <table:table-cell table:formula="of:=[.$C15]*([.B13]-1)" office:value-type="float" office:value="0.532048240600799" calcext:value-type="float">
            <text:p>0.532048240600799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s</text:p>
          </table:table-cell>
          <table:table-cell/>
          <table:table-cell table:formula="of:=10^-12" office:value-type="float" office:value="0.000000000001" calcext:value-type="float">
            <text:p>1E-12</text:p>
          </table:table-cell>
          <table:table-cell office:value-type="string" calcext:value-type="string">
            <text:p>Saturation curren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p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Amplifier resisto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SFET diode threshol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avg</text:p>
          </table:table-cell>
          <table:table-cell office:value-type="string" calcext:value-type="string">
            <text:p>Rdelta</text:p>
          </table:table-cell>
          <table:table-cell office:value-type="string" calcext:value-type="string">
            <text:p>Gain Ramp/Rdelta</text:p>
          </table:table-cell>
          <table:table-cell office:value-type="string" calcext:value-type="string">
            <text:p>Vshunt</text:p>
          </table:table-cell>
          <table:table-cell table:number-columns-repeated="1018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[.C$15]*(EXP([.A20]/0.026)-1)" office:value-type="float" office:value="0.000000102585491213197" calcext:value-type="float">
            <text:p>1.02585491213197E-07</text:p>
          </table:table-cell>
          <table:table-cell table:style-name="ce192" table:formula="of:=[.A20]/[.B20]" office:value-type="float" office:value="2924390.14964143" calcext:value-type="float">
            <text:p>2,924,390</text:p>
          </table:table-cell>
          <table:table-cell table:style-name="ce192"/>
          <table:table-cell table:number-columns-repeated="1020"/>
        </table:table-row>
        <table:table-row table:style-name="ro6">
          <table:table-cell office:value-type="float" office:value="0.31" calcext:value-type="float">
            <text:p>0.31</text:p>
          </table:table-cell>
          <table:table-cell table:formula="of:=[.C$15]*(EXP([.A21]/0.026)-1)" office:value-type="float" office:value="0.000000150703602216546" calcext:value-type="float">
            <text:p>1.50703602216546E-07</text:p>
          </table:table-cell>
          <table:table-cell table:style-name="ce192" table:formula="of:=[.A21]/[.B21]" office:value-type="float" office:value="2057017.8512028" calcext:value-type="float">
            <text:p>2,057,018</text:p>
          </table:table-cell>
          <table:table-cell table:style-name="ce192" table:formula="of:=([.A21]-[.A20])/([.B21]-[.B20])" office:value-type="float" office:value="207821.957086054" calcext:value-type="float">
            <text:p>207,822</text:p>
          </table:table-cell>
          <table:table-cell table:formula="of:=[.C$16]/[.D21]" office:value-type="float" office:value="2.26155121715741" calcext:value-type="float">
            <text:p>2.26155121715741</text:p>
          </table:table-cell>
          <table:table-cell table:formula="of:=[.C$17]/[.E21]" office:value-type="float" office:value="1.76869750711535" calcext:value-type="float">
            <text:p>1.76869750711535</text:p>
          </table:table-cell>
          <table:table-cell table:number-columns-repeated="1018"/>
        </table:table-row>
        <table:table-row table:style-name="ro6">
          <table:table-cell office:value-type="float" office:value="0.32" calcext:value-type="float">
            <text:p>0.32</text:p>
          </table:table-cell>
          <table:table-cell table:formula="of:=[.C$15]*(EXP([.A22]/0.026)-1)" office:value-type="float" office:value="0.000000221391474395553" calcext:value-type="float">
            <text:p>2.21391474395553E-07</text:p>
          </table:table-cell>
          <table:table-cell table:style-name="ce192" table:formula="of:=[.A22]/[.B22]" office:value-type="float" office:value="1445403.4459713" calcext:value-type="float">
            <text:p>1,445,403</text:p>
          </table:table-cell>
          <table:table-cell table:style-name="ce192" table:formula="of:=([.A22]-[.A21])/([.B22]-[.B21])" office:value-type="float" office:value="141466.982832307" calcext:value-type="float">
            <text:p>141,467</text:p>
          </table:table-cell>
          <table:table-cell table:formula="of:=[.C$16]/[.D22]" office:value-type="float" office:value="3.32232999241335" calcext:value-type="float">
            <text:p>3.32232999241335</text:p>
          </table:table-cell>
          <table:table-cell table:formula="of:=[.C$17]/[.E22]" office:value-type="float" office:value="1.20397432197708" calcext:value-type="float">
            <text:p>1.20397432197708</text:p>
          </table:table-cell>
          <table:table-cell table:number-columns-repeated="1018"/>
        </table:table-row>
        <table:table-row table:style-name="ro6">
          <table:table-cell office:value-type="float" office:value="0.33" calcext:value-type="float">
            <text:p>0.33</text:p>
          </table:table-cell>
          <table:table-cell table:formula="of:=[.C$15]*(EXP([.A23]/0.026)-1)" office:value-type="float" office:value="0.000000325235436035027" calcext:value-type="float">
            <text:p>3.25235436035027E-07</text:p>
          </table:table-cell>
          <table:table-cell table:style-name="ce192" table:formula="of:=[.A23]/[.B23]" office:value-type="float" office:value="1014649.58438434" calcext:value-type="float">
            <text:p>1,014,650</text:p>
          </table:table-cell>
          <table:table-cell table:style-name="ce192" table:formula="of:=([.A23]-[.A22])/([.B23]-[.B22])" office:value-type="float" office:value="96298.3291673531" calcext:value-type="float">
            <text:p>96,298</text:p>
          </table:table-cell>
          <table:table-cell table:formula="of:=[.C$16]/[.D23]" office:value-type="float" office:value="4.88066619705525" calcext:value-type="float">
            <text:p>4.88066619705525</text:p>
          </table:table-cell>
          <table:table-cell table:formula="of:=[.C$17]/[.E23]" office:value-type="float" office:value="0.819560248232792" calcext:value-type="float">
            <text:p>0.819560248232792</text:p>
          </table:table-cell>
          <table:table-cell table:number-columns-repeated="1018"/>
        </table:table-row>
        <table:table-row table:style-name="ro6">
          <table:table-cell office:value-type="float" office:value="0.34" calcext:value-type="float">
            <text:p>0.34</text:p>
          </table:table-cell>
          <table:table-cell table:formula="of:=[.C$15]*(EXP([.A24]/0.026)-1)" office:value-type="float" office:value="0.000000477787324167584" calcext:value-type="float">
            <text:p>4.77787324167584E-07</text:p>
          </table:table-cell>
          <table:table-cell table:style-name="ce192" table:formula="of:=[.A24]/[.B24]" office:value-type="float" office:value="711613.688354665" calcext:value-type="float">
            <text:p>711,614</text:p>
          </table:table-cell>
          <table:table-cell table:style-name="ce192" table:formula="of:=([.A24]-[.A23])/([.B24]-[.B23])" office:value-type="float" office:value="65551.4666020437" calcext:value-type="float">
            <text:p>65,551</text:p>
          </table:table-cell>
          <table:table-cell table:formula="of:=[.C$16]/[.D24]" office:value-type="float" office:value="7.16993874223017" calcext:value-type="float">
            <text:p>7.16993874223017</text:p>
          </table:table-cell>
          <table:table-cell table:formula="of:=[.C$17]/[.E24]" office:value-type="float" office:value="0.557884822145053" calcext:value-type="float">
            <text:p>0.557884822145053</text:p>
          </table:table-cell>
          <table:table-cell table:number-columns-repeated="1018"/>
        </table:table-row>
        <table:table-row table:style-name="ro6">
          <table:table-cell office:value-type="float" office:value="0.35" calcext:value-type="float">
            <text:p>0.35</text:p>
          </table:table-cell>
          <table:table-cell table:formula="of:=[.C$15]*(EXP([.A25]/0.026)-1)" office:value-type="float" office:value="0.000000701893552448862" calcext:value-type="float">
            <text:p>7.01893552448862E-07</text:p>
          </table:table-cell>
          <table:table-cell table:style-name="ce192" table:formula="of:=[.A25]/[.B25]" office:value-type="float" office:value="498651.111381309" calcext:value-type="float">
            <text:p>498,651</text:p>
          </table:table-cell>
          <table:table-cell table:style-name="ce192" table:formula="of:=([.A25]-[.A24])/([.B25]-[.B24])" office:value-type="float" office:value="44621.6960442925" calcext:value-type="float">
            <text:p>44,622</text:p>
          </table:table-cell>
          <table:table-cell table:formula="of:=[.C$16]/[.D25]" office:value-type="float" office:value="10.5329927292201" calcext:value-type="float">
            <text:p>10.5329927292201</text:p>
          </table:table-cell>
          <table:table-cell table:formula="of:=[.C$17]/[.E25]" office:value-type="float" office:value="0.379759115270574" calcext:value-type="float">
            <text:p>0.379759115270574</text:p>
          </table:table-cell>
          <table:table-cell table:number-columns-repeated="1018"/>
        </table:table-row>
        <table:table-row table:style-name="ro6">
          <table:table-cell office:value-type="float" office:value="0.36" calcext:value-type="float">
            <text:p>0.36</text:p>
          </table:table-cell>
          <table:table-cell table:formula="of:=[.C$15]*(EXP([.A26]/0.026)-1)" office:value-type="float" office:value="0.00000103111662644202" calcext:value-type="float">
            <text:p>1.03111662644202E-06</text:p>
          </table:table-cell>
          <table:table-cell table:style-name="ce192" table:formula="of:=[.A26]/[.B26]" office:value-type="float" office:value="349136.06353359" calcext:value-type="float">
            <text:p>349,136</text:p>
          </table:table-cell>
          <table:table-cell table:style-name="ce192" table:formula="of:=([.A26]-[.A25])/([.B26]-[.B25])" office:value-type="float" office:value="30374.5417315674" calcext:value-type="float">
            <text:p>30,375</text:p>
          </table:table-cell>
          <table:table-cell table:formula="of:=[.C$16]/[.D26]" office:value-type="float" office:value="15.4734844776783" calcext:value-type="float">
            <text:p>15.4734844776783</text:p>
          </table:table-cell>
          <table:table-cell table:formula="of:=[.C$17]/[.E26]" office:value-type="float" office:value="0.258506738140999" calcext:value-type="float">
            <text:p>0.258506738140999</text:p>
          </table:table-cell>
          <table:table-cell table:number-columns-repeated="1018"/>
        </table:table-row>
        <table:table-row table:style-name="ro6">
          <table:table-cell office:value-type="float" office:value="0.38" calcext:value-type="float">
            <text:p>0.38</text:p>
          </table:table-cell>
          <table:table-cell table:formula="of:=[.C$15]*(EXP([.A27]/0.026)-1)" office:value-type="float" office:value="0.0000022252596557763" calcext:value-type="float">
            <text:p>2.2252596557763E-06</text:p>
          </table:table-cell>
          <table:table-cell table:style-name="ce192" table:formula="of:=[.A27]/[.B27]" office:value-type="float" office:value="170766.588525344" calcext:value-type="float">
            <text:p>170,767</text:p>
          </table:table-cell>
          <table:table-cell table:style-name="ce192" table:formula="of:=([.A27]-[.A26])/([.B27]-[.B26])" office:value-type="float" office:value="16748.4124670976" calcext:value-type="float">
            <text:p>16,748</text:p>
          </table:table-cell>
          <table:table-cell table:formula="of:=[.C$16]/[.D27]" office:value-type="float" office:value="28.0623611893557" calcext:value-type="float">
            <text:p>28.0623611893557</text:p>
          </table:table-cell>
          <table:table-cell table:formula="of:=[.C$17]/[.E27]" office:value-type="float" office:value="0.142539680571043" calcext:value-type="float">
            <text:p>0.142539680571043</text:p>
          </table:table-cell>
          <table:table-cell table:number-columns-repeated="1018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[.C$15]*(EXP([.A28]/0.026)-1)" office:value-type="float" office:value="0.00000480234633570858" calcext:value-type="float">
            <text:p>4.80234633570858E-06</text:p>
          </table:table-cell>
          <table:table-cell table:style-name="ce192" table:formula="of:=[.A28]/[.B28]" office:value-type="float" office:value="83292.6182407418" calcext:value-type="float">
            <text:p>83,293</text:p>
          </table:table-cell>
          <table:table-cell table:style-name="ce192" table:formula="of:=([.A28]-[.A27])/([.B28]-[.B27])" office:value-type="float" office:value="7760.70132050257" calcext:value-type="float">
            <text:p>7,761</text:p>
          </table:table-cell>
          <table:table-cell table:formula="of:=[.C$16]/[.D28]" office:value-type="float" office:value="60.5615369784085" calcext:value-type="float">
            <text:p>60.5615369784085</text:p>
          </table:table-cell>
          <table:table-cell table:formula="of:=[.C$17]/[.E28]" office:value-type="float" office:value="0.0660485218766177" calcext:value-type="float">
            <text:p>0.066048521876618</text:p>
          </table:table-cell>
          <table:table-cell table:number-columns-repeated="1018"/>
        </table:table-row>
        <table:table-row table:style-name="ro6">
          <table:table-cell office:value-type="float" office:value="0.42" calcext:value-type="float">
            <text:p>0.42</text:p>
          </table:table-cell>
          <table:table-cell table:formula="of:=[.C$15]*(EXP([.A29]/0.026)-1)" office:value-type="float" office:value="0.0000103639713611353" calcext:value-type="float">
            <text:p>1.03639713611353E-05</text:p>
          </table:table-cell>
          <table:table-cell table:style-name="ce192" table:formula="of:=[.A29]/[.B29]" office:value-type="float" office:value="40525.0058462139" calcext:value-type="float">
            <text:p>40,525</text:p>
          </table:table-cell>
          <table:table-cell table:style-name="ce192" table:formula="of:=([.A29]-[.A28])/([.B29]-[.B28])" office:value-type="float" office:value="3596.07127567281" calcext:value-type="float">
            <text:p>3,596</text:p>
          </table:table-cell>
          <table:table-cell table:formula="of:=[.C$16]/[.D29]" office:value-type="float" office:value="130.698188097527" calcext:value-type="float">
            <text:p>130.698188097527</text:p>
          </table:table-cell>
          <table:table-cell table:formula="of:=[.C$17]/[.E29]" office:value-type="float" office:value="0.0306048619206196" calcext:value-type="float">
            <text:p>0.03060486192062</text:p>
          </table:table-cell>
          <table:table-cell table:number-columns-repeated="1018"/>
        </table:table-row>
        <table:table-row table:style-name="ro6">
          <table:table-cell office:value-type="float" office:value="0.44" calcext:value-type="float">
            <text:p>0.44</text:p>
          </table:table-cell>
          <table:table-cell table:formula="of:=[.C$15]*(EXP([.A30]/0.026)-1)" office:value-type="float" office:value="0.0000223665451062548" calcext:value-type="float">
            <text:p>2.23665451062548E-05</text:p>
          </table:table-cell>
          <table:table-cell table:style-name="ce192" table:formula="of:=[.A30]/[.B30]" office:value-type="float" office:value="19672.2380640251" calcext:value-type="float">
            <text:p>19,672</text:p>
          </table:table-cell>
          <table:table-cell table:style-name="ce192" table:formula="of:=([.A30]-[.A29])/([.B30]-[.B29])" office:value-type="float" office:value="1666.30927871886" calcext:value-type="float">
            <text:p>1,666</text:p>
          </table:table-cell>
          <table:table-cell table:formula="of:=[.C$16]/[.D30]" office:value-type="float" office:value="282.060483010308" calcext:value-type="float">
            <text:p>282.060483010308</text:p>
          </table:table-cell>
          <table:table-cell table:formula="of:=[.C$17]/[.E30]" office:value-type="float" office:value="0.0141813555635648" calcext:value-type="float">
            <text:p>0.014181355563565</text:p>
          </table:table-cell>
          <table:table-cell table:number-columns-repeated="1018"/>
        </table:table-row>
        <table:table-row table:style-name="ro6">
          <table:table-cell office:value-type="float" office:value="0.46" calcext:value-type="float">
            <text:p>0.46</text:p>
          </table:table-cell>
          <table:table-cell table:formula="of:=[.C$15]*(EXP([.A31]/0.026)-1)" office:value-type="float" office:value="0.0000482693659272213" calcext:value-type="float">
            <text:p>4.82693659272213E-05</text:p>
          </table:table-cell>
          <table:table-cell table:style-name="ce195" table:formula="of:=[.A31]/[.B31]" office:value-type="float" office:value="9529.85379367879" calcext:value-type="float">
            <text:p>9,529.85</text:p>
          </table:table-cell>
          <table:table-cell table:style-name="ce195" table:formula="of:=([.A31]-[.A30])/([.B31]-[.B30])" office:value-type="float" office:value="772.116679424018" calcext:value-type="float">
            <text:p>772.12</text:p>
          </table:table-cell>
          <table:table-cell table:formula="of:=[.C$16]/[.D31]" office:value-type="float" office:value="608.716289292714" calcext:value-type="float">
            <text:p>608.716289292714</text:p>
          </table:table-cell>
          <table:table-cell table:formula="of:=[.C$17]/[.E31]" office:value-type="float" office:value="0.00657120578233207" calcext:value-type="float">
            <text:p>0.006571205782332</text:p>
          </table:table-cell>
          <table:table-cell table:number-columns-repeated="1018"/>
        </table:table-row>
        <table:table-row table:style-name="ro6">
          <table:table-cell office:value-type="float" office:value="0.48" calcext:value-type="float">
            <text:p>0.48</text:p>
          </table:table-cell>
          <table:table-cell table:formula="of:=[.C$15]*(EXP([.A32]/0.026)-1)" office:value-type="float" office:value="0.000104170386885825" calcext:value-type="float">
            <text:p>0.000104170386886</text:p>
          </table:table-cell>
          <table:table-cell table:style-name="ce195" table:formula="of:=[.A32]/[.B32]" office:value-type="float" office:value="4607.83543528644" calcext:value-type="float">
            <text:p>4,607.84</text:p>
          </table:table-cell>
          <table:table-cell table:style-name="ce195" table:formula="of:=([.A32]-[.A31])/([.B32]-[.B31])" office:value-type="float" office:value="357.775218717574" calcext:value-type="float">
            <text:p>357.78</text:p>
          </table:table-cell>
          <table:table-cell table:formula="of:=[.C$16]/[.D32]" office:value-type="float" office:value="1313.67399252718" calcext:value-type="float">
            <text:p>1313.67399252718</text:p>
          </table:table-cell>
          <table:table-cell table:formula="of:=[.C$17]/[.E32]" office:value-type="float" office:value="0.00304489547844744" calcext:value-type="float">
            <text:p>0.003044895478447</text:p>
          </table:table-cell>
          <table:table-cell table:number-columns-repeated="1018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C$15]*(EXP([.A33]/0.026)-1)" office:value-type="float" office:value="0.000224810689569954" calcext:value-type="float">
            <text:p>0.00022481068957</text:p>
          </table:table-cell>
          <table:table-cell table:style-name="ce195" table:formula="of:=[.A33]/[.B33]" office:value-type="float" office:value="2224.09352934445" calcext:value-type="float">
            <text:p>2,224.09</text:p>
          </table:table-cell>
          <table:table-cell table:style-name="ce195" table:formula="of:=([.A33]-[.A32])/([.B33]-[.B32])" office:value-type="float" office:value="165.782077423709" calcext:value-type="float">
            <text:p>165.78</text:p>
          </table:table-cell>
          <table:table-cell table:formula="of:=[.C$16]/[.D33]" office:value-type="float" office:value="2835.04711307705" calcext:value-type="float">
            <text:p>2835.04711307705</text:p>
          </table:table-cell>
          <table:table-cell table:formula="of:=[.C$17]/[.E33]" office:value-type="float" office:value="0.00141091129722305" calcext:value-type="float">
            <text:p>0.001410911297223</text:p>
          </table:table-cell>
          <table:table-cell table:number-columns-repeated="1018"/>
        </table:table-row>
        <table:table-row table:style-name="ro6">
          <table:table-cell office:value-type="float" office:value="0.52" calcext:value-type="float">
            <text:p>0.52</text:p>
          </table:table-cell>
          <table:table-cell table:formula="of:=[.C$15]*(EXP([.A34]/0.026)-1)" office:value-type="float" office:value="0.00048516519440979" calcext:value-type="float">
            <text:p>0.00048516519441</text:p>
          </table:table-cell>
          <table:table-cell table:style-name="ce195" table:formula="of:=[.A34]/[.B34]" office:value-type="float" office:value="1071.79988587719" calcext:value-type="float">
            <text:p>1,071.80</text:p>
          </table:table-cell>
          <table:table-cell table:style-name="ce195" table:formula="of:=([.A34]-[.A33])/([.B34]-[.B33])" office:value-type="float" office:value="76.8183366456576" calcext:value-type="float">
            <text:p>76.82</text:p>
          </table:table-cell>
          <table:table-cell table:formula="of:=[.C$16]/[.D34]" office:value-type="float" office:value="6118.33086373614" calcext:value-type="float">
            <text:p>6118.33086373614</text:p>
          </table:table-cell>
          <table:table-cell table:formula="of:=[.C$17]/[.E34]" office:value-type="float" office:value="0.000653773077835384" calcext:value-type="float">
            <text:p>0.000653773077835</text:p>
          </table:table-cell>
          <table:table-cell table:number-columns-repeated="1018"/>
        </table:table-row>
        <table:table-row table:style-name="ro6">
          <table:table-cell office:value-type="float" office:value="0.54" calcext:value-type="float">
            <text:p>0.54</text:p>
          </table:table-cell>
          <table:table-cell table:formula="of:=[.C$15]*(EXP([.A35]/0.026)-1)" office:value-type="float" office:value="0.00104703769209305" calcext:value-type="float">
            <text:p>0.001047037692093</text:p>
          </table:table-cell>
          <table:table-cell table:style-name="ce195" table:formula="of:=[.A35]/[.B35]" office:value-type="float" office:value="515.740745608241" calcext:value-type="float">
            <text:p>515.74</text:p>
          </table:table-cell>
          <table:table-cell table:style-name="ce195" table:formula="of:=([.A35]-[.A34])/([.B35]-[.B34])" office:value-type="float" office:value="35.5952641968864" calcext:value-type="float">
            <text:p>35.60</text:p>
          </table:table-cell>
          <table:table-cell table:formula="of:=[.C$16]/[.D35]" office:value-type="float" office:value="13204.0036955566" calcext:value-type="float">
            <text:p>13204.0036955566</text:p>
          </table:table-cell>
          <table:table-cell table:formula="of:=[.C$17]/[.E35]" office:value-type="float" office:value="0.000302938418696906" calcext:value-type="float">
            <text:p>0.000302938418697</text:p>
          </table:table-cell>
          <table:table-cell table:number-columns-repeated="1018"/>
        </table:table-row>
        <table:table-row table:style-name="ro6">
          <table:table-cell office:value-type="float" office:value="0.56" calcext:value-type="float">
            <text:p>0.56</text:p>
          </table:table-cell>
          <table:table-cell table:formula="of:=[.C$15]*(EXP([.A36]/0.026)-1)" office:value-type="float" office:value="0.00225961783871672" calcext:value-type="float">
            <text:p>0.002259617838717</text:p>
          </table:table-cell>
          <table:table-cell table:style-name="ce195" table:formula="of:=[.A36]/[.B36]" office:value-type="float" office:value="247.829518073744" calcext:value-type="float">
            <text:p>247.83</text:p>
          </table:table-cell>
          <table:table-cell table:style-name="ce195" table:formula="of:=([.A36]-[.A35])/([.B36]-[.B35])" office:value-type="float" office:value="16.4937551185283" calcext:value-type="float">
            <text:p>16.49</text:p>
          </table:table-cell>
          <table:table-cell table:formula="of:=[.C$16]/[.D36]" office:value-type="float" office:value="28495.6334456563" calcext:value-type="float">
            <text:p>28495.6334456563</text:p>
          </table:table-cell>
          <table:table-cell table:formula="of:=[.C$17]/[.E36]" office:value-type="float" office:value="0.000140372383987475" calcext:value-type="float">
            <text:p>0.000140372383987</text:p>
          </table:table-cell>
          <table:table-cell table:number-columns-repeated="1018"/>
        </table:table-row>
        <table:table-row table:style-name="ro6">
          <table:table-cell office:value-type="float" office:value="0.58" calcext:value-type="float">
            <text:p>0.58</text:p>
          </table:table-cell>
          <table:table-cell table:formula="of:=[.C$15]*(EXP([.A37]/0.026)-1)" office:value-type="float" office:value="0.00487649376350126" calcext:value-type="float">
            <text:p>0.004876493763501</text:p>
          </table:table-cell>
          <table:table-cell table:style-name="ce195" table:formula="of:=[.A37]/[.B37]" office:value-type="float" office:value="118.937914847976" calcext:value-type="float">
            <text:p>118.94</text:p>
          </table:table-cell>
          <table:table-cell table:style-name="ce195" table:formula="of:=([.A37]-[.A36])/([.B37]-[.B36])" office:value-type="float" office:value="7.64270090552597" calcext:value-type="float">
            <text:p>7.64</text:p>
          </table:table-cell>
          <table:table-cell table:formula="of:=[.C$16]/[.D37]" office:value-type="float" office:value="61496.5842324369" calcext:value-type="float">
            <text:p>61496.5842324369</text:p>
          </table:table-cell>
          <table:table-cell table:formula="of:=[.C$17]/[.E37]" office:value-type="float" office:value="0.000065044263025753" calcext:value-type="float">
            <text:p>6.5044263025753E-05</text:p>
          </table:table-cell>
          <table:table-cell table:number-columns-repeated="1018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[.C$15]*(EXP([.A38]/0.026)-1)" office:value-type="float" office:value="0.0105239881784353" calcext:value-type="float">
            <text:p>0.010523988178435</text:p>
          </table:table-cell>
          <table:table-cell table:formula="of:=[.A38]/[.B38]" office:value-type="float" office:value="57.0126068014272" calcext:value-type="float">
            <text:p>57.0126068014272</text:p>
          </table:table-cell>
          <table:table-cell table:formula="of:=([.A38]-[.A37])/([.B38]-[.B37])" office:value-type="float" office:value="3.54139349781609" calcext:value-type="float">
            <text:p>3.54139349781609</text:p>
          </table:table-cell>
          <table:table-cell table:formula="of:=[.C$16]/[.D38]" office:value-type="float" office:value="132716.118750949" calcext:value-type="float">
            <text:p>132716.118750949</text:p>
          </table:table-cell>
          <table:table-cell table:formula="of:=[.C$17]/[.E38]" office:value-type="float" office:value="0.0000301395191303497" calcext:value-type="float">
            <text:p>3.01395191303497E-05</text:p>
          </table:table-cell>
          <table:table-cell table:number-columns-repeated="1018"/>
        </table:table-row>
        <table:table-row table:style-name="ro6">
          <table:table-cell office:value-type="float" office:value="0.62" calcext:value-type="float">
            <text:p>0.62</text:p>
          </table:table-cell>
          <table:table-cell table:formula="of:=[.C$15]*(EXP([.A39]/0.026)-1)" office:value-type="float" office:value="0.0227118771282473" calcext:value-type="float">
            <text:p>0.022711877128247</text:p>
          </table:table-cell>
          <table:table-cell table:formula="of:=[.A39]/[.B39]" office:value-type="float" office:value="27.2984921721372" calcext:value-type="float">
            <text:p>27.2984921721372</text:p>
          </table:table-cell>
          <table:table-cell table:formula="of:=([.A39]-[.A38])/([.B39]-[.B38])" office:value-type="float" office:value="1.64097327128243" calcext:value-type="float">
            <text:p>1.64097327128243</text:p>
          </table:table-cell>
          <table:table-cell table:formula="of:=[.C$16]/[.D39]" office:value-type="float" office:value="286415.390320583" calcext:value-type="float">
            <text:p>286415.390320583</text:p>
          </table:table-cell>
          <table:table-cell table:formula="of:=[.C$17]/[.E39]" office:value-type="float" office:value="0.0000139657299683611" calcext:value-type="float">
            <text:p>1.39657299683611E-05</text:p>
          </table:table-cell>
          <table:table-cell table:number-columns-repeated="1018"/>
        </table:table-row>
        <table:table-row table:style-name="ro6">
          <table:table-cell office:value-type="float" office:value="0.64" calcext:value-type="float">
            <text:p>0.64</text:p>
          </table:table-cell>
          <table:table-cell table:formula="of:=[.C$15]*(EXP([.A40]/0.026)-1)" office:value-type="float" office:value="0.0490146277179858" calcext:value-type="float">
            <text:p>0.049014627717986</text:p>
          </table:table-cell>
          <table:table-cell table:formula="of:=[.A40]/[.B40]" office:value-type="float" office:value="13.0573265532557" calcext:value-type="float">
            <text:p>13.0573265532557</text:p>
          </table:table-cell>
          <table:table-cell table:formula="of:=([.A40]-[.A39])/([.B40]-[.B39])" office:value-type="float" office:value="0.760376749639357" calcext:value-type="float">
            <text:p>0.760376749639357</text:p>
          </table:table-cell>
          <table:table-cell table:formula="of:=[.C$16]/[.D40]" office:value-type="float" office:value="618114.638858854" calcext:value-type="float">
            <text:p>618114.638858854</text:p>
          </table:table-cell>
          <table:table-cell table:formula="of:=[.C$17]/[.E40]" office:value-type="float" office:value="0.0000064712914862924" calcext:value-type="float">
            <text:p>6.4712914862924E-06</text:p>
          </table:table-cell>
          <table:table-cell table:number-columns-repeated="1018"/>
        </table:table-row>
        <table:table-row table:style-name="ro6">
          <table:table-cell office:value-type="float" office:value="0.66" calcext:value-type="float">
            <text:p>0.66</text:p>
          </table:table-cell>
          <table:table-cell table:formula="of:=[.C$15]*(EXP([.A41]/0.026)-1)" office:value-type="float" office:value="0.105778739323766" calcext:value-type="float">
            <text:p>0.105778739323766</text:p>
          </table:table-cell>
          <table:table-cell table:formula="of:=[.A41]/[.B41]" office:value-type="float" office:value="6.23943908028513" calcext:value-type="float">
            <text:p>6.23943908028513</text:p>
          </table:table-cell>
          <table:table-cell table:formula="of:=([.A41]-[.A40])/([.B41]-[.B40])" office:value-type="float" office:value="0.35233529485844" calcext:value-type="float">
            <text:p>0.35233529485844</text:p>
          </table:table-cell>
          <table:table-cell table:formula="of:=[.C$16]/[.D41]" office:value-type="float" office:value="1333956.62273584" calcext:value-type="float">
            <text:p>1333956.62273584</text:p>
          </table:table-cell>
          <table:table-cell table:formula="of:=[.C$17]/[.E41]" office:value-type="float" office:value="0.00000299859825411438" calcext:value-type="float">
            <text:p>2.99859825411438E-06</text:p>
          </table:table-cell>
          <table:table-cell table:number-columns-repeated="1018"/>
        </table:table-row>
        <table:table-row table:style-name="ro6">
          <table:table-cell office:value-type="float" office:value="0.68" calcext:value-type="float">
            <text:p>0.68</text:p>
          </table:table-cell>
          <table:table-cell table:formula="of:=[.C$15]*(EXP([.A42]/0.026)-1)" office:value-type="float" office:value="0.228281682709868" calcext:value-type="float">
            <text:p>0.228281682709868</text:p>
          </table:table-cell>
          <table:table-cell table:formula="of:=[.A42]/[.B42]" office:value-type="float" office:value="2.9787760100938" calcext:value-type="float">
            <text:p>2.9787760100938</text:p>
          </table:table-cell>
          <table:table-cell table:formula="of:=([.A42]-[.A41])/([.B42]-[.B41])" office:value-type="float" office:value="0.163261383336435" calcext:value-type="float">
            <text:p>0.163261383336435</text:p>
          </table:table-cell>
          <table:table-cell table:formula="of:=[.C$16]/[.D42]" office:value-type="float" office:value="2878819.16957339" calcext:value-type="float">
            <text:p>2878819.16957339</text:p>
          </table:table-cell>
          <table:table-cell table:formula="of:=[.C$17]/[.E42]" office:value-type="float" office:value="0.00000138945858158668" calcext:value-type="float">
            <text:p>1.38945858158668E-06</text:p>
          </table:table-cell>
          <table:table-cell table:number-columns-repeated="1018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[.C$15]*(EXP([.A43]/0.026)-1)" office:value-type="float" office:value="0.492655962756388" calcext:value-type="float">
            <text:p>0.492655962756388</text:p>
          </table:table-cell>
          <table:table-cell table:formula="of:=[.A43]/[.B43]" office:value-type="float" office:value="1.42086984207708" calcext:value-type="float">
            <text:p>1.42086984207708</text:p>
          </table:table-cell>
          <table:table-cell table:formula="of:=([.A43]-[.A42])/([.B43]-[.B42])" office:value-type="float" office:value="0.0756503242164131" calcext:value-type="float">
            <text:p>0.075650324216413</text:p>
          </table:table-cell>
          <table:table-cell table:formula="of:=[.C$16]/[.D43]" office:value-type="float" office:value="6212795.58109321" calcext:value-type="float">
            <text:p>6212795.58109321</text:p>
          </table:table-cell>
          <table:table-cell table:formula="of:=[.C$17]/[.E43]" office:value-type="float" office:value="0.000000643832546522664" calcext:value-type="float">
            <text:p>6.43832546522664E-07</text:p>
          </table:table-cell>
          <table:table-cell table:number-columns-repeated="1018"/>
        </table:table-row>
        <table:table-row table:style-name="ro6">
          <table:table-cell office:value-type="float" office:value="0.72" calcext:value-type="float">
            <text:p>0.72</text:p>
          </table:table-cell>
          <table:table-cell table:formula="of:=[.C$15]*(EXP([.A44]/0.026)-1)" office:value-type="float" office:value="1.06320355955842" calcext:value-type="float">
            <text:p>1.06320355955842</text:p>
          </table:table-cell>
          <table:table-cell table:formula="of:=[.A44]/[.B44]" office:value-type="float" office:value="0.677198635695915" calcext:value-type="float">
            <text:p>0.677198635695915</text:p>
          </table:table-cell>
          <table:table-cell table:formula="of:=([.A44]-[.A43])/([.B44]-[.B43])" office:value-type="float" office:value="0.0350540430142932" calcext:value-type="float">
            <text:p>0.035054043014293</text:p>
          </table:table-cell>
          <table:table-cell table:formula="of:=[.C$16]/[.D44]" office:value-type="float" office:value="13407868.5248477" calcext:value-type="float">
            <text:p>13407868.5248477</text:p>
          </table:table-cell>
          <table:table-cell table:formula="of:=[.C$17]/[.E44]" office:value-type="float" office:value="0.000000298332280972708" calcext:value-type="float">
            <text:p>2.98332280972708E-07</text:p>
          </table:table-cell>
          <table:table-cell table:number-columns-repeated="1018"/>
        </table:table-row>
        <table:table-row table:style-name="ro6">
          <table:table-cell office:value-type="float" office:value="0.74" calcext:value-type="float">
            <text:p>0.74</text:p>
          </table:table-cell>
          <table:table-cell table:formula="of:=[.C$15]*(EXP([.A45]/0.026)-1)" office:value-type="float" office:value="2.29450548559786" calcext:value-type="float">
            <text:p>2.29450548559786</text:p>
          </table:table-cell>
          <table:table-cell table:formula="of:=[.A45]/[.B45]" office:value-type="float" office:value="0.322509579796094" calcext:value-type="float">
            <text:p>0.322509579796094</text:p>
          </table:table-cell>
          <table:table-cell table:formula="of:=([.A45]-[.A44])/([.B45]-[.B44])" office:value-type="float" office:value="0.0162429698005356" calcext:value-type="float">
            <text:p>0.016242969800536</text:p>
          </table:table-cell>
          <table:table-cell table:formula="of:=[.C$16]/[.D45]" office:value-type="float" office:value="28935595.261927" calcext:value-type="float">
            <text:p>28935595.261927</text:p>
          </table:table-cell>
          <table:table-cell table:formula="of:=[.C$17]/[.E45]" office:value-type="float" office:value="0.000000138238040855622" calcext:value-type="float">
            <text:p>1.38238040855622E-07</text:p>
          </table:table-cell>
          <table:table-cell table:number-columns-repeated="1018"/>
        </table:table-row>
        <table:table-row table:style-name="ro6">
          <table:table-cell office:value-type="float" office:value="0.76" calcext:value-type="float">
            <text:p>0.76</text:p>
          </table:table-cell>
          <table:table-cell table:formula="of:=[.C$15]*(EXP([.A46]/0.026)-1)" office:value-type="float" office:value="4.95178498614497" calcext:value-type="float">
            <text:p>4.95178498614497</text:p>
          </table:table-cell>
          <table:table-cell table:formula="of:=[.A46]/[.B46]" office:value-type="float" office:value="0.153480008143825" calcext:value-type="float">
            <text:p>0.153480008143825</text:p>
          </table:table-cell>
          <table:table-cell table:formula="of:=([.A46]-[.A45])/([.B46]-[.B45])" office:value-type="float" office:value="0.00752649467091519" calcext:value-type="float">
            <text:p>0.007526494670915</text:p>
          </table:table-cell>
          <table:table-cell table:formula="of:=[.C$16]/[.D46]" office:value-type="float" office:value="62446068.2628571" calcext:value-type="float">
            <text:p>62446068.2628571</text:p>
          </table:table-cell>
          <table:table-cell table:formula="of:=[.C$17]/[.E46]" office:value-type="float" office:value="0.0000000640552737950229" calcext:value-type="float">
            <text:p>6.40552737950229E-08</text:p>
          </table:table-cell>
          <table:table-cell table:number-columns-repeated="1018"/>
        </table:table-row>
        <table:table-row table:style-name="ro6">
          <table:table-cell office:value-type="float" office:value="0.78" calcext:value-type="float">
            <text:p>0.78</text:p>
          </table:table-cell>
          <table:table-cell table:formula="of:=[.C$15]*(EXP([.A47]/0.026)-1)" office:value-type="float" office:value="10.6864745815235" calcext:value-type="float">
            <text:p>10.6864745815235</text:p>
          </table:table-cell>
          <table:table-cell table:formula="of:=[.A47]/[.B47]" office:value-type="float" office:value="0.0729894591569602" calcext:value-type="float">
            <text:p>0.07298945915696</text:p>
          </table:table-cell>
          <table:table-cell table:formula="of:=([.A47]-[.A46])/([.B47]-[.B46])" office:value-type="float" office:value="0.00348754708818377" calcext:value-type="float">
            <text:p>0.003487547088184</text:p>
          </table:table-cell>
          <table:table-cell table:formula="of:=[.C$16]/[.D47]" office:value-type="float" office:value="134765205.491394" calcext:value-type="float">
            <text:p>134765205.491394</text:p>
          </table:table-cell>
          <table:table-cell table:formula="of:=[.C$17]/[.E47]" office:value-type="float" office:value="0.00000002968125181433" calcext:value-type="float">
            <text:p>2.968125181433E-08</text:p>
          </table:table-cell>
          <table:table-cell table:number-columns-repeated="1018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[.C$15]*(EXP([.A48]/0.026)-1)" office:value-type="float" office:value="23.0625399327863" calcext:value-type="float">
            <text:p>23.0625399327863</text:p>
          </table:table-cell>
          <table:table-cell table:formula="of:=[.A48]/[.B48]" office:value-type="float" office:value="0.0346882868205986" calcext:value-type="float">
            <text:p>0.034688286820599</text:p>
          </table:table-cell>
          <table:table-cell table:formula="of:=([.A48]-[.A47])/([.B48]-[.B47])" office:value-type="float" office:value="0.00161602249441575" calcext:value-type="float">
            <text:p>0.001616022494416</text:p>
          </table:table-cell>
          <table:table-cell table:formula="of:=[.C$16]/[.D48]" office:value-type="float" office:value="290837535.754676" calcext:value-type="float">
            <text:p>290837535.754676</text:p>
          </table:table-cell>
          <table:table-cell table:formula="of:=[.C$17]/[.E48]" office:value-type="float" office:value="0.0000000137533829311978" calcext:value-type="float">
            <text:p>1.37533829311978E-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table:formula="of:=[.B51]/[.B52]" office:value-type="float" office:value="0.0001" calcext:value-type="float">
            <text:p>0.000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478949253513987" calcext:value-type="float">
            <text:p>0.478949253513987</text:p>
          </table:table-cell>
          <table:table-cell table:formula="of:=[.B54]+[.$B57]" office:value-type="float" office:value="0.496971090513987" calcext:value-type="float">
            <text:p>0.496971090513987</text:p>
          </table:table-cell>
          <table:table-cell table:formula="of:=[.C54]+[.$B57]" office:value-type="float" office:value="0.514992927513987" calcext:value-type="float">
            <text:p>0.514992927513987</text:p>
          </table:table-cell>
          <table:table-cell table:formula="of:=[.D54]+[.$B57]" office:value-type="float" office:value="0.533014764513987" calcext:value-type="float">
            <text:p>0.533014764513987</text:p>
          </table:table-cell>
          <table:table-cell table:formula="of:=[.E54]+[.$B57]" office:value-type="float" office:value="0.551036601513987" calcext:value-type="float">
            <text:p>0.551036601513987</text:p>
          </table:table-cell>
          <table:table-cell table:formula="of:=[.F54]+[.$B57]" office:value-type="float" office:value="0.569058438513987" calcext:value-type="float">
            <text:p>0.56905843851398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Id</text:p>
          </table:table-cell>
          <table:table-cell table:formula="of:=10^-12*(EXP([.B54]/0.026)-1)" office:value-type="float" office:value="0.000100044447995738" calcext:value-type="float">
            <text:p>0.000100044447996</text:p>
          </table:table-cell>
          <table:table-cell table:formula="of:=10^-12*(EXP([.C54]/0.026)-1)" office:value-type="float" office:value="0.000200088976299353" calcext:value-type="float">
            <text:p>0.000200088976299</text:p>
          </table:table-cell>
          <table:table-cell table:formula="of:=10^-12*(EXP([.D54]/0.026)-1)" office:value-type="float" office:value="0.000400178112214527" calcext:value-type="float">
            <text:p>0.000400178112215</text:p>
          </table:table-cell>
          <table:table-cell table:formula="of:=10^-12*(EXP([.E54]/0.026)-1)" office:value-type="float" office:value="0.000800356542660818" calcext:value-type="float">
            <text:p>0.000800356542661</text:p>
          </table:table-cell>
          <table:table-cell table:formula="of:=10^-12*(EXP([.F54]/0.026)-1)" office:value-type="float" office:value="0.00160071372078542" calcext:value-type="float">
            <text:p>0.001600713720785</text:p>
          </table:table-cell>
          <table:table-cell table:formula="of:=10^-12*(EXP([.G54]/0.026)-1)" office:value-type="float" office:value="0.00320142871149889" calcext:value-type="float">
            <text:p>0.003201428711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 delta</text:p>
          </table:table-cell>
          <table:table-cell table:formula="of:=[.B55]-[.B53]" office:value-type="float" office:value="0.0000000444479957378797" calcext:value-type="float">
            <text:p>4.44479957378797E-0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 increment</text:p>
          </table:table-cell>
          <table:table-cell office:value-type="float" office:value="0.018021837" calcext:value-type="float">
            <text:p>0.0180218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 = 10^-12 * (exp(Vd/0.026)-1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61]/[.B62]*1000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Vd</text:p>
          </table:table-cell>
          <table:table-cell table:number-columns-repeated="1020"/>
        </table:table-row>
        <table:table-row table:style-name="ro6">
          <table:table-cell office:value-type="float" office:value="0.1" calcext:value-type="float">
            <text:p>0.1</text:p>
          </table:table-cell>
          <table:table-cell table:formula="of:=10^-12*(EXP([.D65]/0.026)-1)*1000" office:value-type="float" office:value="0.100000231324041" calcext:value-type="float">
            <text:p>0.100000231324041</text:p>
          </table:table-cell>
          <table:table-cell table:formula="of:=[.B65]-[.A65]" office:value-type="float" office:value="0.000000231324040922409" calcext:value-type="float">
            <text:p>2.31324040922409E-07</text:p>
          </table:table-cell>
          <table:table-cell office:value-type="float" office:value="0.478937759746942" calcext:value-type="float">
            <text:p>0.478937759746942</text:p>
          </table:table-cell>
          <table:table-cell table:number-columns-repeated="1020"/>
        </table:table-row>
        <table:table-row table:style-name="ro6">
          <table:table-cell office:value-type="float" office:value="0.2" calcext:value-type="float">
            <text:p>0.2</text:p>
          </table:table-cell>
          <table:table-cell table:formula="of:=10^-12*(EXP([.D66]/0.026)-1)*1000" office:value-type="float" office:value="0.199999999280261" calcext:value-type="float">
            <text:p>0.199999999280261</text:p>
          </table:table-cell>
          <table:table-cell table:formula="of:=[.B66]-[.A66]" office:value-type="float" office:value="-0.000000000719739212673431" calcext:value-type="float">
            <text:p>-7.19739212673431E-10</text:p>
          </table:table-cell>
          <table:table-cell office:value-type="float" office:value="0.496959526073754" calcext:value-type="float">
            <text:p>0.496959526073754</text:p>
          </table:table-cell>
          <table:table-cell table:number-columns-repeated="1020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10^-12*(EXP([.D67]/0.026)-1)*1000" office:value-type="float" office:value="0.299999998670042" calcext:value-type="float">
            <text:p>0.299999998670042</text:p>
          </table:table-cell>
          <table:table-cell table:formula="of:=[.B67]-[.A67]" office:value-type="float" office:value="-0.00000000132995819912551" calcext:value-type="float">
            <text:p>-1.32995819912551E-09</text:p>
          </table:table-cell>
          <table:table-cell office:value-type="float" office:value="0.507501618819536" calcext:value-type="float">
            <text:p>0.507501618819536</text:p>
          </table:table-cell>
          <table:table-cell table:number-columns-repeated="1020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10^-12*(EXP([.D68]/0.026)-1)*1000" office:value-type="float" office:value="0.399999998560421" calcext:value-type="float">
            <text:p>0.399999998560421</text:p>
          </table:table-cell>
          <table:table-cell table:formula="of:=[.B68]-[.A68]" office:value-type="float" office:value="-0.00000000143957940013095" calcext:value-type="float">
            <text:p>-1.43957940013095E-09</text:p>
          </table:table-cell>
          <table:table-cell office:value-type="float" office:value="0.514981352703306" calcext:value-type="float">
            <text:p>0.514981352703306</text:p>
          </table:table-cell>
          <table:table-cell table:number-columns-repeated="1020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10^-12*(EXP([.D69]/0.026)-1)*1000" office:value-type="float" office:value="0.500000000203324" calcext:value-type="float">
            <text:p>0.500000000203324</text:p>
          </table:table-cell>
          <table:table-cell table:formula="of:=[.B69]-[.A69]" office:value-type="float" office:value="0.000000000203324135306104" calcext:value-type="float">
            <text:p>2.03324135306104E-10</text:p>
          </table:table-cell>
          <table:table-cell office:value-type="float" office:value="0.520783085128621" calcext:value-type="float">
            <text:p>0.520783085128621</text:p>
          </table:table-cell>
          <table:table-cell table:number-columns-repeated="1020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10^-12*(EXP([.D70]/0.026)-1)*1000" office:value-type="float" office:value="0.60000018411653" calcext:value-type="float">
            <text:p>0.60000018411653</text:p>
          </table:table-cell>
          <table:table-cell table:formula="of:=[.B70]-[.A70]" office:value-type="float" office:value="0.000000184116529466927" calcext:value-type="float">
            <text:p>1.84116529466927E-07</text:p>
          </table:table-cell>
          <table:table-cell office:value-type="float" office:value="0.525523453564406" calcext:value-type="float">
            <text:p>0.525523453564406</text:p>
          </table:table-cell>
          <table:table-cell table:number-columns-repeated="1020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10^-12*(EXP([.D71]/0.026)-1)*1000" office:value-type="float" office:value="0.699999975651351" calcext:value-type="float">
            <text:p>0.699999975651351</text:p>
          </table:table-cell>
          <table:table-cell table:formula="of:=[.B71]-[.A71]" office:value-type="float" office:value="-0.0000000243486492079725" calcext:value-type="float">
            <text:p>-2.43486492079725E-08</text:p>
          </table:table-cell>
          <table:table-cell office:value-type="float" office:value="0.529531362350964" calcext:value-type="float">
            <text:p>0.529531362350964</text:p>
          </table:table-cell>
          <table:table-cell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10^-12*(EXP([.D72]/0.026)-1)*1000" office:value-type="float" office:value="0.799999996927469" calcext:value-type="float">
            <text:p>0.799999996927469</text:p>
          </table:table-cell>
          <table:table-cell table:formula="of:=[.B72]-[.A72]" office:value-type="float" office:value="-0.00000000307253089637527" calcext:value-type="float">
            <text:p>-3.07253089637527E-09</text:p>
          </table:table-cell>
          <table:table-cell office:value-type="float" office:value="0.53300317935908" calcext:value-type="float">
            <text:p>0.53300317935908</text:p>
          </table:table-cell>
          <table:table-cell table:number-columns-repeated="1020"/>
        </table:table-row>
        <table:table-row table:style-name="ro6">
          <table:table-cell office:value-type="float" office:value="0.9" calcext:value-type="float">
            <text:p>0.9</text:p>
          </table:table-cell>
          <table:table-cell table:formula="of:=10^-12*(EXP([.D73]/0.026)-1)*1000" office:value-type="float" office:value="0.900000000534213" calcext:value-type="float">
            <text:p>0.900000000534213</text:p>
          </table:table-cell>
          <table:table-cell table:formula="of:=[.B73]-[.A73]" office:value-type="float" office:value="0.000000000534213229208547" calcext:value-type="float">
            <text:p>5.34213229208547E-10</text:p>
          </table:table-cell>
          <table:table-cell office:value-type="float" office:value="0.536065538397825" calcext:value-type="float">
            <text:p>0.536065538397825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10^-12*(EXP([.D74]/0.026)-1)*1000" office:value-type="float" office:value="0.999999999799203" calcext:value-type="float">
            <text:p>0.999999999799203</text:p>
          </table:table-cell>
          <table:table-cell table:formula="of:=[.B74]-[.A74]" office:value-type="float" office:value="-0.000000000200796601568243" calcext:value-type="float">
            <text:p>-2.00796601568243E-10</text:p>
          </table:table-cell>
          <table:table-cell office:value-type="float" office:value="0.538804911781386" calcext:value-type="float">
            <text:p>0.538804911781386</text:p>
          </table:table-cell>
          <table:table-cell table:number-columns-repeated="1020"/>
        </table:table-row>
        <table:table-row table:style-name="ro6">
          <table:table-cell office:value-type="float" office:value="1.1" calcext:value-type="float">
            <text:p>1.1</text:p>
          </table:table-cell>
          <table:table-cell table:formula="of:=10^-12*(EXP([.D75]/0.026)-1)*1000" office:value-type="float" office:value="1.0999999997375" calcext:value-type="float">
            <text:p>1.0999999997375</text:p>
          </table:table-cell>
          <table:table-cell table:formula="of:=[.B75]-[.A75]" office:value-type="float" office:value="-0.000000000262496913094878" calcext:value-type="float">
            <text:p>-2.62496913094878E-10</text:p>
          </table:table-cell>
          <table:table-cell office:value-type="float" office:value="0.541282976452951" calcext:value-type="float">
            <text:p>0.541282976452951</text:p>
          </table:table-cell>
          <table:table-cell table:number-columns-repeated="1020"/>
        </table:table-row>
        <table:table-row table:style-name="ro6">
          <table:table-cell office:value-type="float" office:value="1.2" calcext:value-type="float">
            <text:p>1.2</text:p>
          </table:table-cell>
          <table:table-cell table:formula="of:=10^-12*(EXP([.D76]/0.026)-1)*1000" office:value-type="float" office:value="1.20000000170801" calcext:value-type="float">
            <text:p>1.20000000170801</text:p>
          </table:table-cell>
          <table:table-cell table:formula="of:=[.B76]-[.A76]" office:value-type="float" office:value="0.00000000170800706911223" calcext:value-type="float">
            <text:p>1.70800706911223E-09</text:p>
          </table:table-cell>
          <table:table-cell office:value-type="float" office:value="0.543545272295923" calcext:value-type="float">
            <text:p>0.543545272295923</text:p>
          </table:table-cell>
          <table:table-cell table:number-columns-repeated="1020"/>
        </table:table-row>
        <table:table-row table:style-name="ro6">
          <table:table-cell office:value-type="float" office:value="1.3" calcext:value-type="float">
            <text:p>1.3</text:p>
          </table:table-cell>
          <table:table-cell table:formula="of:=10^-12*(EXP([.D77]/0.026)-1)*1000" office:value-type="float" office:value="1.29999994067343" calcext:value-type="float">
            <text:p>1.29999994067343</text:p>
          </table:table-cell>
          <table:table-cell table:formula="of:=[.B77]-[.A77]" office:value-type="float" office:value="-0.0000000593265714332603" calcext:value-type="float">
            <text:p>-5.93265714332603E-08</text:p>
          </table:table-cell>
          <table:table-cell office:value-type="float" office:value="0.54562638147023" calcext:value-type="float">
            <text:p>0.54562638147023</text:p>
          </table:table-cell>
          <table:table-cell table:number-columns-repeated="1020"/>
        </table:table-row>
        <table:table-row table:style-name="ro6">
          <table:table-cell office:value-type="float" office:value="1.4" calcext:value-type="float">
            <text:p>1.4</text:p>
          </table:table-cell>
          <table:table-cell table:formula="of:=10^-12*(EXP([.D78]/0.026)-1)*1000" office:value-type="float" office:value="1.40000000237469" calcext:value-type="float">
            <text:p>1.40000000237469</text:p>
          </table:table-cell>
          <table:table-cell table:formula="of:=[.B78]-[.A78]" office:value-type="float" office:value="0.00000000237468578134781" calcext:value-type="float">
            <text:p>2.37468578134781E-09</text:p>
          </table:table-cell>
          <table:table-cell office:value-type="float" office:value="0.547553189975431" calcext:value-type="float">
            <text:p>0.547553189975431</text:p>
          </table:table-cell>
          <table:table-cell table:number-columns-repeated="1020"/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10^-12*(EXP([.D79]/0.026)-1)*1000" office:value-type="float" office:value="1.49999999730339" calcext:value-type="float">
            <text:p>1.49999999730339</text:p>
          </table:table-cell>
          <table:table-cell table:formula="of:=[.B79]-[.A79]" office:value-type="float" office:value="-0.00000000269661293295087" calcext:value-type="float">
            <text:p>-2.69661293295087E-09</text:p>
          </table:table-cell>
          <table:table-cell office:value-type="float" office:value="0.549347004542011" calcext:value-type="float">
            <text:p>0.549347004542011</text:p>
          </table:table-cell>
          <table:table-cell table:number-columns-repeated="1020"/>
        </table:table-row>
        <table:table-row table:style-name="ro6">
          <table:table-cell office:value-type="float" office:value="1.6" calcext:value-type="float">
            <text:p>1.6</text:p>
          </table:table-cell>
          <table:table-cell table:formula="of:=10^-12*(EXP([.D80]/0.026)-1)*1000" office:value-type="float" office:value="1.59999976504858" calcext:value-type="float">
            <text:p>1.59999976504858</text:p>
          </table:table-cell>
          <table:table-cell table:formula="of:=[.B80]-[.A80]" office:value-type="float" office:value="-0.00000023495141632246" calcext:value-type="float">
            <text:p>-2.3495141632246E-07</text:p>
          </table:table-cell>
          <table:table-cell office:value-type="float" office:value="0.551025002319285" calcext:value-type="float">
            <text:p>0.551025002319285</text:p>
          </table:table-cell>
          <table:table-cell table:number-columns-repeated="1020"/>
        </table:table-row>
        <table:table-row table:style-name="ro6">
          <table:table-cell office:value-type="float" office:value="1.7" calcext:value-type="float">
            <text:p>1.7</text:p>
          </table:table-cell>
          <table:table-cell table:formula="of:=10^-12*(EXP([.D81]/0.026)-1)*1000" office:value-type="float" office:value="1.69999915523515" calcext:value-type="float">
            <text:p>1.69999915523515</text:p>
          </table:table-cell>
          <table:table-cell table:formula="of:=[.B81]-[.A81]" office:value-type="float" office:value="-0.000000844764852736546" calcext:value-type="float">
            <text:p>-8.44764852736546E-07</text:p>
          </table:table-cell>
          <table:table-cell office:value-type="float" office:value="0.552601233383581" calcext:value-type="float">
            <text:p>0.552601233383581</text:p>
          </table:table-cell>
          <table:table-cell table:number-columns-repeated="1020"/>
        </table:table-row>
        <table:table-row table:style-name="ro6">
          <table:table-cell office:value-type="float" office:value="1.8" calcext:value-type="float">
            <text:p>1.8</text:p>
          </table:table-cell>
          <table:table-cell table:formula="of:=10^-12*(EXP([.D82]/0.026)-1)*1000" office:value-type="float" office:value="1.8000000001914" calcext:value-type="float">
            <text:p>1.8000000001914</text:p>
          </table:table-cell>
          <table:table-cell table:formula="of:=[.B82]-[.A82]" office:value-type="float" office:value="0.000000000191403115579192" calcext:value-type="float">
            <text:p>1.91403115579192E-10</text:p>
          </table:table-cell>
          <table:table-cell office:value-type="float" office:value="0.554087365065271" calcext:value-type="float">
            <text:p>0.554087365065271</text:p>
          </table:table-cell>
          <table:table-cell table:number-columns-repeated="1020"/>
        </table:table-row>
        <table:table-row table:style-name="ro6">
          <table:table-cell office:value-type="float" office:value="1.9" calcext:value-type="float">
            <text:p>1.9</text:p>
          </table:table-cell>
          <table:table-cell table:formula="of:=10^-12*(EXP([.D83]/0.026)-1)*1000" office:value-type="float" office:value="1.89999999025854" calcext:value-type="float">
            <text:p>1.89999999025854</text:p>
          </table:table-cell>
          <table:table-cell table:formula="of:=[.B83]-[.A83]" office:value-type="float" office:value="-0.00000000974145897281176" calcext:value-type="float">
            <text:p>-9.74145897281176E-09</text:p>
          </table:table-cell>
          <table:table-cell office:value-type="float" office:value="0.555493112681469" calcext:value-type="float">
            <text:p>0.555493112681469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10^-12*(EXP([.D84]/0.026)-1)*1000" office:value-type="float" office:value="2.00000005952098" calcext:value-type="float">
            <text:p>2.00000005952098</text:p>
          </table:table-cell>
          <table:table-cell table:formula="of:=[.B84]-[.A84]" office:value-type="float" office:value="0.0000000595209779241657" calcext:value-type="float">
            <text:p>5.95209779241657E-08</text:p>
          </table:table-cell>
          <table:table-cell office:value-type="float" office:value="0.556826739241938" calcext:value-type="float">
            <text:p>0.55682673924193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86]/[.B87]*1000" office:value-type="float" office:value="0.1" calcext:value-type="float">
            <text:p>0.1</text:p>
          </table:table-cell>
          <table:table-cell table:number-columns-repeated="6"/>
          <table:table-cell table:number-columns-repeated="2" office:value-type="string" calcext:value-type="string">
            <text:p>Zero offset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number-columns-repeated="2" table:style-name="ce196" office:value-type="string" calcext:value-type="string">
            <text:p>Id (mA)</text:p>
          </table:table-cell>
          <table:table-cell table:number-columns-repeated="4"/>
          <table:table-cell table:number-columns-repeated="2" office:value-type="string" calcext:value-type="string">
            <text:p>Shunt factor</text:p>
          </table:table-cell>
          <table:table-cell office:value-type="string" calcext:value-type="string">
            <text:p>R5-0</text:p>
          </table:table-cell>
          <table:table-cell office:value-type="string" calcext:value-type="string">
            <text:p>R5-100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196" office:value-type="float" office:value="0.0914357544294515" calcext:value-type="float">
            <text:p>0.091435754429452</text:p>
          </table:table-cell>
          <table:table-cell table:style-name="ce196" office:value-type="float" office:value="0.0366953570941081" calcext:value-type="float">
            <text:p>0.036695357094108</text:p>
          </table:table-cell>
          <table:table-cell table:style-name="ce192" office:value-type="float" office:value="2305.03902232014" calcext:value-type="float">
            <text:p>2,305</text:p>
          </table:table-cell>
          <table:table-cell table:style-name="ce192" office:value-type="float" office:value="11785.3162180097" calcext:value-type="float">
            <text:p>11,785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formula="of:=&quot;Rd=&quot;&amp;[.C91]" office:value-type="string" office:string-value="Rd=0" calcext:value-type="string">
            <text:p>Rd=0</text:p>
          </table:table-cell>
          <table:table-cell table:formula="of:=&quot;Rd=&quot;&amp;[.D91]" office:value-type="string" office:string-value="Rd=100" calcext:value-type="string">
            <text:p>Rd=100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style-name="ce196" office:value-type="string" calcext:value-type="string">
            <text:p>Ishunt</text:p>
          </table:table-cell>
          <table:table-cell table:style-name="ce196" office:value-type="string" calcext:value-type="string">
            <text:p>Delta0</text:p>
          </table:table-cell>
          <table:table-cell table:style-name="ce196" office:value-type="string" calcext:value-type="string">
            <text:p>Delta10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00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table:formula="of:=10^-12*(EXP([.B93]/0.026)-1)*1000" office:value-type="float" office:value="0.100000231324041" calcext:value-type="float">
            <text:p>0.100000231324041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93]*[.D$91]" office:value-type="float" office:value="7.4954773446011" calcext:value-type="float">
            <text:p>7.4954773446011</text:p>
          </table:table-cell>
          <table:table-cell table:formula="of:=[.B93]-[.E93]/1000" office:value-type="float" office:value="0.471442282402341" calcext:value-type="float">
            <text:p>0.471442282402341</text:p>
          </table:table-cell>
          <table:table-cell table:formula="of:=[.D93]-10^-12*(EXP([.F93]/0.026)-1)*1000" office:value-type="float" office:value="0.000000000391179741376924" calcext:value-type="float">
            <text:p>3.91179741376924E-10</text:p>
          </table:table-cell>
          <table:table-cell office:value-type="float" office:value="0" calcext:value-type="float">
            <text:p>0</text:p>
          </table:table-cell>
          <table:table-cell table:formula="of:=[.C93]-[.H93]*[.I$91]-[.I$89]" office:value-type="float" office:value="0.000000231324040922409" calcext:value-type="float">
            <text:p>2.31324040922409E-07</text:p>
          </table:table-cell>
          <table:table-cell table:formula="of:=[.D93]-[.H93]*[.J$91]-[.J$89]" office:value-type="float" office:value="-0.000045226553988989" calcext:value-type="float">
            <text:p>-4.5226553988989E-05</text:p>
          </table:table-cell>
          <table:table-cell table:style-name="ce197" table:formula="of:=[.C93]*[.K$91]" office:value-type="float" office:value="230.504435442955" calcext:value-type="float">
            <text:p>230.50</text:p>
          </table:table-cell>
          <table:table-cell table:style-name="ce197" table:formula="of:=[.D93]*[.L$91]" office:value-type="float" office:value="883.365707110516" calcext:value-type="float">
            <text:p>883.37</text:p>
          </table:table-cell>
          <table:table-cell table:number-columns-repeated="1012"/>
        </table:table-row>
        <table:table-row table:style-name="ro6">
          <table:table-cell table:formula="of:=([.B94]-[.B$93])/[.B$89]*1000" office:value-type="float" office:value="0.4" calcext:value-type="float">
            <text:p>0.4</text:p>
          </table:table-cell>
          <table:table-cell table:style-name="ce194" table:formula="of:=[.B93]+0.004" office:value-type="float" office:value="0.482937759746942" calcext:value-type="float">
            <text:p>0.483</text:p>
          </table:table-cell>
          <table:table-cell table:formula="of:=10^-12*(EXP([.B94]/0.026)-1)*1000" office:value-type="float" office:value="0.11663141400678" calcext:value-type="float">
            <text:p>0.11663141400678</text:p>
          </table:table-cell>
          <table:table-cell office:value-type="float" office:value="0.0843256631965276" calcext:value-type="float">
            <text:p>0.084325663196528</text:p>
          </table:table-cell>
          <table:table-cell table:formula="of:=[.D94]*[.D$91]" office:value-type="float" office:value="8.43256631965276" calcext:value-type="float">
            <text:p>8.43256631965276</text:p>
          </table:table-cell>
          <table:table-cell table:formula="of:=[.B94]-[.E94]/1000" office:value-type="float" office:value="0.474505193427289" calcext:value-type="float">
            <text:p>0.474505193427289</text:p>
          </table:table-cell>
          <table:table-cell table:formula="of:=[.D94]-10^-12*(EXP([.F94]/0.026)-1)*1000" office:value-type="float" office:value="-0.000000247217573814962" calcext:value-type="float">
            <text:p>-2.47217573814962E-07</text:p>
          </table:table-cell>
          <table:table-cell office:value-type="float" office:value="0.4" calcext:value-type="float">
            <text:p>0.4</text:p>
          </table:table-cell>
          <table:table-cell table:formula="of:=[.C94]-[.H94]*[.I$91]-[.I$89]" office:value-type="float" office:value="-0.0199428877650008" calcext:value-type="float">
            <text:p>-0.019942887765001</text:p>
          </table:table-cell>
          <table:table-cell table:formula="of:=[.D94]-[.H94]*[.J$91]-[.J$89]" office:value-type="float" office:value="-0.00535247964111564" calcext:value-type="float">
            <text:p>-0.005352479641116</text:p>
          </table:table-cell>
          <table:table-cell table:style-name="ce197" table:formula="of:=[.C94]*[.K$91]" office:value-type="float" office:value="268.839960514003" calcext:value-type="float">
            <text:p>268.84</text:p>
          </table:table-cell>
          <table:table-cell table:style-name="ce197" table:formula="of:=[.D94]*[.L$91]" office:value-type="float" office:value="993.80460606446" calcext:value-type="float">
            <text:p>993.80</text:p>
          </table:table-cell>
          <table:table-cell table:number-columns-repeated="1012"/>
        </table:table-row>
        <table:table-row table:style-name="ro6">
          <table:table-cell table:formula="of:=([.B95]-[.B$93])/[.B$89]*1000" office:value-type="float" office:value="0.800000000000001" calcext:value-type="float">
            <text:p>0.800000000000001</text:p>
          </table:table-cell>
          <table:table-cell table:style-name="ce194" table:formula="of:=[.B94]+0.004" office:value-type="float" office:value="0.486937759746942" calcext:value-type="float">
            <text:p>0.487</text:p>
          </table:table-cell>
          <table:table-cell table:formula="of:=10^-12*(EXP([.B95]/0.026)-1)*1000" office:value-type="float" office:value="0.136028552637804" calcext:value-type="float">
            <text:p>0.136028552637804</text:p>
          </table:table-cell>
          <table:table-cell office:value-type="float" office:value="0.0945554087467428" calcext:value-type="float">
            <text:p>0.094555408746743</text:p>
          </table:table-cell>
          <table:table-cell table:formula="of:=[.D95]*[.D$91]" office:value-type="float" office:value="9.45554087467428" calcext:value-type="float">
            <text:p>9.45554087467428</text:p>
          </table:table-cell>
          <table:table-cell table:formula="of:=[.B95]-[.E95]/1000" office:value-type="float" office:value="0.477482218872268" calcext:value-type="float">
            <text:p>0.477482218872268</text:p>
          </table:table-cell>
          <table:table-cell table:formula="of:=[.D95]-10^-12*(EXP([.F95]/0.026)-1)*1000" office:value-type="float" office:value="-0.000000393228405823343" calcext:value-type="float">
            <text:p>-3.93228405823343E-07</text:p>
          </table:table-cell>
          <table:table-cell office:value-type="float" office:value="0.8" calcext:value-type="float">
            <text:p>0.8</text:p>
          </table:table-cell>
          <table:table-cell table:formula="of:=[.C95]-[.H95]*[.I$91]-[.I$89]" office:value-type="float" office:value="-0.0371200509057569" calcext:value-type="float">
            <text:p>-0.037120050905757</text:p>
          </table:table-cell>
          <table:table-cell table:formula="of:=[.D95]-[.H95]*[.J$91]-[.J$89]" office:value-type="float" office:value="-0.00980087692854369" calcext:value-type="float">
            <text:p>-0.009800876928544</text:p>
          </table:table-cell>
          <table:table-cell table:style-name="ce197" table:formula="of:=[.C95]*[.K$91]" office:value-type="float" office:value="313.551121979868" calcext:value-type="float">
            <text:p>313.55</text:p>
          </table:table-cell>
          <table:table-cell table:style-name="ce197" table:formula="of:=[.D95]*[.L$91]" office:value-type="float" office:value="1114.36539220352" calcext:value-type="float">
            <text:p>1114.37</text:p>
          </table:table-cell>
          <table:table-cell table:number-columns-repeated="1012"/>
        </table:table-row>
        <table:table-row table:style-name="ro6">
          <table:table-cell table:formula="of:=([.B96]-[.B$93])/[.B$89]*1000" office:value-type="float" office:value="1.2" calcext:value-type="float">
            <text:p>1.2</text:p>
          </table:table-cell>
          <table:table-cell table:style-name="ce194" table:formula="of:=[.B95]+0.004" office:value-type="float" office:value="0.490937759746942" calcext:value-type="float">
            <text:p>0.491</text:p>
          </table:table-cell>
          <table:table-cell table:formula="of:=10^-12*(EXP([.B96]/0.026)-1)*1000" office:value-type="float" office:value="0.158651657335084" calcext:value-type="float">
            <text:p>0.158651657335084</text:p>
          </table:table-cell>
          <table:table-cell office:value-type="float" office:value="0.105667509172122" calcext:value-type="float">
            <text:p>0.105667509172122</text:p>
          </table:table-cell>
          <table:table-cell table:formula="of:=[.D96]*[.D$91]" office:value-type="float" office:value="10.5667509172122" calcext:value-type="float">
            <text:p>10.5667509172122</text:p>
          </table:table-cell>
          <table:table-cell table:formula="of:=[.B96]-[.E96]/1000" office:value-type="float" office:value="0.48037100882973" calcext:value-type="float">
            <text:p>0.48037100882973</text:p>
          </table:table-cell>
          <table:table-cell table:formula="of:=[.D96]-10^-12*(EXP([.F96]/0.026)-1)*1000" office:value-type="float" office:value="-0.000000000641362810083201" calcext:value-type="float">
            <text:p>-6.41362810083201E-10</text:p>
          </table:table-cell>
          <table:table-cell office:value-type="float" office:value="1.2" calcext:value-type="float">
            <text:p>1.2</text:p>
          </table:table-cell>
          <table:table-cell table:formula="of:=[.C96]-[.H96]*[.I$91]-[.I$89]" office:value-type="float" office:value="-0.0510712479802573" calcext:value-type="float">
            <text:p>-0.051071247980257</text:p>
          </table:table-cell>
          <table:table-cell table:formula="of:=[.D96]-[.H96]*[.J$91]-[.J$89]" office:value-type="float" office:value="-0.0133669193408077" calcext:value-type="float">
            <text:p>-0.013366919340808</text:p>
          </table:table-cell>
          <table:table-cell table:style-name="ce197" table:formula="of:=[.C96]*[.K$91]" office:value-type="float" office:value="365.698261113133" calcext:value-type="float">
            <text:p>365.70</text:p>
          </table:table-cell>
          <table:table-cell table:style-name="ce197" table:formula="of:=[.D96]*[.L$91]" office:value-type="float" office:value="1245.3250095629" calcext:value-type="float">
            <text:p>1245.33</text:p>
          </table:table-cell>
          <table:table-cell table:number-columns-repeated="1012"/>
        </table:table-row>
        <table:table-row table:style-name="ro6">
          <table:table-cell table:formula="of:=([.B97]-[.B$93])/[.B$89]*1000" office:value-type="float" office:value="1.6" calcext:value-type="float">
            <text:p>1.6</text:p>
          </table:table-cell>
          <table:table-cell table:style-name="ce194" table:formula="of:=[.B96]+0.004" office:value-type="float" office:value="0.494937759746942" calcext:value-type="float">
            <text:p>0.495</text:p>
          </table:table-cell>
          <table:table-cell table:formula="of:=10^-12*(EXP([.B97]/0.026)-1)*1000" office:value-type="float" office:value="0.185037243161928" calcext:value-type="float">
            <text:p>0.185037243161928</text:p>
          </table:table-cell>
          <table:table-cell office:value-type="float" office:value="0.117677778793621" calcext:value-type="float">
            <text:p>0.117677778793621</text:p>
          </table:table-cell>
          <table:table-cell table:formula="of:=[.D97]*[.D$91]" office:value-type="float" office:value="11.7677778793621" calcext:value-type="float">
            <text:p>11.7677778793621</text:p>
          </table:table-cell>
          <table:table-cell table:formula="of:=[.B97]-[.E97]/1000" office:value-type="float" office:value="0.48316998186758" calcext:value-type="float">
            <text:p>0.48316998186758</text:p>
          </table:table-cell>
          <table:table-cell table:formula="of:=[.D97]-10^-12*(EXP([.F97]/0.026)-1)*1000" office:value-type="float" office:value="-0.000000008643773349859" calcext:value-type="float">
            <text:p>-8.643773349859E-09</text:p>
          </table:table-cell>
          <table:table-cell office:value-type="float" office:value="1.6" calcext:value-type="float">
            <text:p>1.6</text:p>
          </table:table-cell>
          <table:table-cell table:formula="of:=[.C97]-[.H97]*[.I$91]-[.I$89]" office:value-type="float" office:value="-0.0612599639251946" calcext:value-type="float">
            <text:p>-0.061259963925195</text:p>
          </table:table-cell>
          <table:table-cell table:formula="of:=[.D97]-[.H97]*[.J$91]-[.J$89]" office:value-type="float" office:value="-0.016034792556952" calcext:value-type="float">
            <text:p>-0.016034792556952</text:p>
          </table:table-cell>
          <table:table-cell table:style-name="ce197" table:formula="of:=[.C97]*[.K$91]" office:value-type="float" office:value="426.518066070784" calcext:value-type="float">
            <text:p>426.52</text:p>
          </table:table-cell>
          <table:table-cell table:style-name="ce197" table:formula="of:=[.D97]*[.L$91]" office:value-type="float" office:value="1386.86983491582" calcext:value-type="float">
            <text:p>1386.87</text:p>
          </table:table-cell>
          <table:table-cell table:number-columns-repeated="1012"/>
        </table:table-row>
        <table:table-row table:style-name="ro6">
          <table:table-cell table:formula="of:=([.B98]-[.B$93])/[.B$89]*1000" office:value-type="float" office:value="2" calcext:value-type="float">
            <text:p>2</text:p>
          </table:table-cell>
          <table:table-cell table:style-name="ce194" table:formula="of:=[.B97]+0.004" office:value-type="float" office:value="0.498937759746942" calcext:value-type="float">
            <text:p>0.499</text:p>
          </table:table-cell>
          <table:table-cell table:formula="of:=10^-12*(EXP([.B98]/0.026)-1)*1000" office:value-type="float" office:value="0.215811053774643" calcext:value-type="float">
            <text:p>0.215811053774643</text:p>
          </table:table-cell>
          <table:table-cell office:value-type="float" office:value="0.130596164576056" calcext:value-type="float">
            <text:p>0.130596164576056</text:p>
          </table:table-cell>
          <table:table-cell table:formula="of:=[.D98]*[.D$91]" office:value-type="float" office:value="13.0596164576056" calcext:value-type="float">
            <text:p>13.0596164576056</text:p>
          </table:table-cell>
          <table:table-cell table:formula="of:=[.B98]-[.E98]/1000" office:value-type="float" office:value="0.485878143289336" calcext:value-type="float">
            <text:p>0.485878143289336</text:p>
          </table:table-cell>
          <table:table-cell table:formula="of:=[.D98]-10^-12*(EXP([.F98]/0.026)-1)*1000" office:value-type="float" office:value="-0.0000000628727890861214" calcext:value-type="float">
            <text:p>-6.28727890861214E-08</text:p>
          </table:table-cell>
          <table:table-cell office:value-type="float" office:value="2" calcext:value-type="float">
            <text:p>2</text:p>
          </table:table-cell>
          <table:table-cell table:formula="of:=[.C98]-[.H98]*[.I$91]-[.I$89]" office:value-type="float" office:value="-0.0670604550842598" calcext:value-type="float">
            <text:p>-0.06706045508426</text:p>
          </table:table-cell>
          <table:table-cell table:formula="of:=[.D98]-[.H98]*[.J$91]-[.J$89]" office:value-type="float" office:value="-0.0177945496121602" calcext:value-type="float">
            <text:p>-0.01779454961216</text:p>
          </table:table-cell>
          <table:table-cell table:style-name="ce197" table:formula="of:=[.C98]*[.K$91]" office:value-type="float" office:value="497.452900398583" calcext:value-type="float">
            <text:p>497.45</text:p>
          </table:table-cell>
          <table:table-cell table:style-name="ce197" table:formula="of:=[.D98]*[.L$91]" office:value-type="float" office:value="1539.11709638806" calcext:value-type="float">
            <text:p>1539.12</text:p>
          </table:table-cell>
          <table:table-cell table:number-columns-repeated="1012"/>
        </table:table-row>
        <table:table-row table:style-name="ro6">
          <table:table-cell table:formula="of:=([.B99]-[.B$93])/[.B$89]*1000" office:value-type="float" office:value="2.4" calcext:value-type="float">
            <text:p>2.4</text:p>
          </table:table-cell>
          <table:table-cell table:style-name="ce194" table:formula="of:=[.B98]+0.004" office:value-type="float" office:value="0.502937759746942" calcext:value-type="float">
            <text:p>0.503</text:p>
          </table:table-cell>
          <table:table-cell table:formula="of:=10^-12*(EXP([.B99]/0.026)-1)*1000" office:value-type="float" office:value="0.251702901158369" calcext:value-type="float">
            <text:p>0.251702901158369</text:p>
          </table:table-cell>
          <table:table-cell office:value-type="float" office:value="0.144425564968762" calcext:value-type="float">
            <text:p>0.144425564968762</text:p>
          </table:table-cell>
          <table:table-cell table:formula="of:=[.D99]*[.D$91]" office:value-type="float" office:value="14.4425564968762" calcext:value-type="float">
            <text:p>14.4425564968762</text:p>
          </table:table-cell>
          <table:table-cell table:formula="of:=[.B99]-[.E99]/1000" office:value-type="float" office:value="0.488495203250066" calcext:value-type="float">
            <text:p>0.488495203250066</text:p>
          </table:table-cell>
          <table:table-cell table:formula="of:=[.D99]-10^-12*(EXP([.F99]/0.026)-1)*1000" office:value-type="float" office:value="-0.000000322023548188222" calcext:value-type="float">
            <text:p>-3.22023548188222E-07</text:p>
          </table:table-cell>
          <table:table-cell office:value-type="float" office:value="2.4" calcext:value-type="float">
            <text:p>2.4</text:p>
          </table:table-cell>
          <table:table-cell table:formula="of:=[.C99]-[.H99]*[.I$91]-[.I$89]" office:value-type="float" office:value="-0.0677429094723142" calcext:value-type="float">
            <text:p>-0.067742909472314</text:p>
          </table:table-cell>
          <table:table-cell table:formula="of:=[.D99]-[.H99]*[.J$91]-[.J$89]" office:value-type="float" office:value="-0.0186432920570974" calcext:value-type="float">
            <text:p>-0.018643292057098</text:p>
          </table:table-cell>
          <table:table-cell table:style-name="ce197" table:formula="of:=[.C99]*[.K$91]" office:value-type="float" office:value="580.185009201231" calcext:value-type="float">
            <text:p>580.19</text:p>
          </table:table-cell>
          <table:table-cell table:style-name="ce197" table:formula="of:=[.D99]*[.L$91]" office:value-type="float" office:value="1702.10095312156" calcext:value-type="float">
            <text:p>1702.10</text:p>
          </table:table-cell>
          <table:table-cell table:number-columns-repeated="1012"/>
        </table:table-row>
        <table:table-row table:style-name="ro6">
          <table:table-cell table:formula="of:=([.B100]-[.B$93])/[.B$89]*1000" office:value-type="float" office:value="2.8" calcext:value-type="float">
            <text:p>2.8</text:p>
          </table:table-cell>
          <table:table-cell table:style-name="ce194" table:formula="of:=[.B99]+0.004" office:value-type="float" office:value="0.506937759746942" calcext:value-type="float">
            <text:p>0.507</text:p>
          </table:table-cell>
          <table:table-cell table:formula="of:=10^-12*(EXP([.B100]/0.026)-1)*1000" office:value-type="float" office:value="0.293563973380749" calcext:value-type="float">
            <text:p>0.293563973380749</text:p>
          </table:table-cell>
          <table:table-cell office:value-type="float" office:value="0.159163134209077" calcext:value-type="float">
            <text:p>0.159163134209077</text:p>
          </table:table-cell>
          <table:table-cell table:formula="of:=[.D100]*[.D$91]" office:value-type="float" office:value="15.9163134209077" calcext:value-type="float">
            <text:p>15.9163134209077</text:p>
          </table:table-cell>
          <table:table-cell table:formula="of:=[.B100]-[.E100]/1000" office:value-type="float" office:value="0.491021446326034" calcext:value-type="float">
            <text:p>0.491021446326034</text:p>
          </table:table-cell>
          <table:table-cell table:formula="of:=[.D100]-10^-12*(EXP([.F100]/0.026)-1)*1000" office:value-type="float" office:value="-0.000000000239747638408616" calcext:value-type="float">
            <text:p>-2.39747638408616E-10</text:p>
          </table:table-cell>
          <table:table-cell office:value-type="float" office:value="2.8" calcext:value-type="float">
            <text:p>2.8</text:p>
          </table:table-cell>
          <table:table-cell table:formula="of:=[.C100]-[.H100]*[.I$91]-[.I$89]" office:value-type="float" office:value="-0.0624561390217156" calcext:value-type="float">
            <text:p>-0.062456139021716</text:p>
          </table:table-cell>
          <table:table-cell table:formula="of:=[.D100]-[.H100]*[.J$91]-[.J$89]" office:value-type="float" office:value="-0.0185838656544257" calcext:value-type="float">
            <text:p>-0.018583865654426</text:p>
          </table:table-cell>
          <table:table-cell table:style-name="ce197" table:formula="of:=[.C100]*[.K$91]" office:value-type="float" office:value="676.676414189976" calcext:value-type="float">
            <text:p>676.68</text:p>
          </table:table-cell>
          <table:table-cell table:style-name="ce197" table:formula="of:=[.D100]*[.L$91]" office:value-type="float" office:value="1875.78786690349" calcext:value-type="float">
            <text:p>1875.79</text:p>
          </table:table-cell>
          <table:table-cell table:number-columns-repeated="1012"/>
        </table:table-row>
        <table:table-row table:style-name="ro6">
          <table:table-cell table:formula="of:=([.B101]-[.B$93])/[.B$89]*1000" office:value-type="float" office:value="3.2" calcext:value-type="float">
            <text:p>3.2</text:p>
          </table:table-cell>
          <table:table-cell table:style-name="ce194" table:formula="of:=[.B100]+0.004" office:value-type="float" office:value="0.510937759746942" calcext:value-type="float">
            <text:p>0.511</text:p>
          </table:table-cell>
          <table:table-cell table:formula="of:=10^-12*(EXP([.B101]/0.026)-1)*1000" office:value-type="float" office:value="0.342387020823043" calcext:value-type="float">
            <text:p>0.342387020823043</text:p>
          </table:table-cell>
          <table:table-cell office:value-type="float" office:value="0.174799118719491" calcext:value-type="float">
            <text:p>0.174799118719491</text:p>
          </table:table-cell>
          <table:table-cell table:formula="of:=[.D101]*[.D$91]" office:value-type="float" office:value="17.4799118719491" calcext:value-type="float">
            <text:p>17.4799118719491</text:p>
          </table:table-cell>
          <table:table-cell table:formula="of:=[.B101]-[.E101]/1000" office:value-type="float" office:value="0.493457847874993" calcext:value-type="float">
            <text:p>0.493457847874993</text:p>
          </table:table-cell>
          <table:table-cell table:formula="of:=[.D101]-10^-12*(EXP([.F101]/0.026)-1)*1000" office:value-type="float" office:value="-0.00000000173902214850585" calcext:value-type="float">
            <text:p>-1.73902214850585E-09</text:p>
          </table:table-cell>
          <table:table-cell office:value-type="float" office:value="3.2" calcext:value-type="float">
            <text:p>3.2</text:p>
          </table:table-cell>
          <table:table-cell table:formula="of:=[.C101]-[.H101]*[.I$91]-[.I$89]" office:value-type="float" office:value="-0.0502073933512019" calcext:value-type="float">
            <text:p>-0.050207393351202</text:p>
          </table:table-cell>
          <table:table-cell table:formula="of:=[.D101]-[.H101]*[.J$91]-[.J$89]" office:value-type="float" office:value="-0.0176260239816549" calcext:value-type="float">
            <text:p>-0.017626023981655</text:p>
          </table:table-cell>
          <table:table-cell table:style-name="ce197" table:formula="of:=[.C101]*[.K$91]" office:value-type="float" office:value="789.215443733052" calcext:value-type="float">
            <text:p>789.22</text:p>
          </table:table-cell>
          <table:table-cell table:style-name="ce197" table:formula="of:=[.D101]*[.L$91]" office:value-type="float" office:value="2060.06288873862" calcext:value-type="float">
            <text:p>2060.06</text:p>
          </table:table-cell>
          <table:table-cell table:number-columns-repeated="1012"/>
        </table:table-row>
        <table:table-row table:style-name="ro6">
          <table:table-cell table:formula="of:=([.B102]-[.B$93])/[.B$89]*1000" office:value-type="float" office:value="3.6" calcext:value-type="float">
            <text:p>3.6</text:p>
          </table:table-cell>
          <table:table-cell table:style-name="ce194" table:formula="of:=[.B101]+0.004" office:value-type="float" office:value="0.514937759746942" calcext:value-type="float">
            <text:p>0.515</text:p>
          </table:table-cell>
          <table:table-cell table:formula="of:=10^-12*(EXP([.B102]/0.026)-1)*1000" office:value-type="float" office:value="0.399329899612425" calcext:value-type="float">
            <text:p>0.399329899612425</text:p>
          </table:table-cell>
          <table:table-cell office:value-type="float" office:value="0.191319367653268" calcext:value-type="float">
            <text:p>0.191319367653268</text:p>
          </table:table-cell>
          <table:table-cell table:formula="of:=[.D102]*[.D$91]" office:value-type="float" office:value="19.1319367653268" calcext:value-type="float">
            <text:p>19.1319367653268</text:p>
          </table:table-cell>
          <table:table-cell table:formula="of:=[.B102]-[.E102]/1000" office:value-type="float" office:value="0.495805822981615" calcext:value-type="float">
            <text:p>0.495805822981615</text:p>
          </table:table-cell>
          <table:table-cell table:formula="of:=[.D102]-10^-12*(EXP([.F102]/0.026)-1)*1000" office:value-type="float" office:value="-0.0000000101863699142335" calcext:value-type="float">
            <text:p>-1.01863699142335E-08</text:p>
          </table:table-cell>
          <table:table-cell office:value-type="float" office:value="3.6" calcext:value-type="float">
            <text:p>3.6</text:p>
          </table:table-cell>
          <table:table-cell table:formula="of:=[.C102]-[.H102]*[.I$91]-[.I$89]" office:value-type="float" office:value="-0.0298388163336004" calcext:value-type="float">
            <text:p>-0.029838816333601</text:p>
          </table:table-cell>
          <table:table-cell table:formula="of:=[.D102]-[.H102]*[.J$91]-[.J$89]" office:value-type="float" office:value="-0.0157839178855212" calcext:value-type="float">
            <text:p>-0.015783917885521</text:p>
          </table:table-cell>
          <table:table-cell table:style-name="ce197" table:formula="of:=[.C102]*[.K$91]" office:value-type="float" office:value="920.471001385824" calcext:value-type="float">
            <text:p>920.47</text:p>
          </table:table-cell>
          <table:table-cell table:style-name="ce197" table:formula="of:=[.D102]*[.L$91]" office:value-type="float" office:value="2254.75924642342" calcext:value-type="float">
            <text:p>2254.76</text:p>
          </table:table-cell>
          <table:table-cell table:number-columns-repeated="1012"/>
        </table:table-row>
        <table:table-row table:style-name="ro6">
          <table:table-cell table:formula="of:=([.B103]-[.B$93])/[.B$89]*1000" office:value-type="float" office:value="4" calcext:value-type="float">
            <text:p>4</text:p>
          </table:table-cell>
          <table:table-cell table:style-name="ce194" table:formula="of:=[.B102]+0.004" office:value-type="float" office:value="0.518937759746942" calcext:value-type="float">
            <text:p>0.519</text:p>
          </table:table-cell>
          <table:table-cell table:formula="of:=10^-12*(EXP([.B103]/0.026)-1)*1000" office:value-type="float" office:value="0.465743030596407" calcext:value-type="float">
            <text:p>0.465743030596407</text:p>
          </table:table-cell>
          <table:table-cell office:value-type="float" office:value="0.208705057043252" calcext:value-type="float">
            <text:p>0.208705057043252</text:p>
          </table:table-cell>
          <table:table-cell table:formula="of:=[.D103]*[.D$91]" office:value-type="float" office:value="20.8705057043252" calcext:value-type="float">
            <text:p>20.8705057043252</text:p>
          </table:table-cell>
          <table:table-cell table:formula="of:=[.B103]-[.E103]/1000" office:value-type="float" office:value="0.498067254042617" calcext:value-type="float">
            <text:p>0.498067254042617</text:p>
          </table:table-cell>
          <table:table-cell table:formula="of:=[.D103]-10^-12*(EXP([.F103]/0.026)-1)*1000" office:value-type="float" office:value="-0.0000000501073514347361" calcext:value-type="float">
            <text:p>-5.01073514347361E-08</text:p>
          </table:table-cell>
          <table:table-cell office:value-type="float" office:value="4" calcext:value-type="float">
            <text:p>4</text:p>
          </table:table-cell>
          <table:table-cell table:formula="of:=[.C103]-[.H103]*[.I$91]-[.I$89]" office:value-type="float" office:value="0.0000000128786011577287" calcext:value-type="float">
            <text:p>1.28786011577287E-08</text:p>
          </table:table-cell>
          <table:table-cell table:formula="of:=[.D103]-[.H103]*[.J$91]-[.J$89]" office:value-type="float" office:value="-0.0130763713331804" calcext:value-type="float">
            <text:p>-0.01307637133318</text:p>
          </table:table-cell>
          <table:table-cell table:style-name="ce197" table:formula="of:=[.C103]*[.K$91]" office:value-type="float" office:value="1073.55585989836" calcext:value-type="float">
            <text:p>1073.56</text:p>
          </table:table-cell>
          <table:table-cell table:style-name="ce197" table:formula="of:=[.D103]*[.L$91]" office:value-type="float" office:value="2459.65509355248" calcext:value-type="float">
            <text:p>2459.66</text:p>
          </table:table-cell>
          <table:table-cell table:number-columns-repeated="1012"/>
        </table:table-row>
        <table:table-row table:style-name="ro6">
          <table:table-cell table:formula="of:=([.B104]-[.B$93])/[.B$89]*1000" office:value-type="float" office:value="4.4" calcext:value-type="float">
            <text:p>4.4</text:p>
          </table:table-cell>
          <table:table-cell table:style-name="ce194" table:formula="of:=[.B103]+0.004" office:value-type="float" office:value="0.522937759746942" calcext:value-type="float">
            <text:p>0.523</text:p>
          </table:table-cell>
          <table:table-cell table:formula="of:=10^-12*(EXP([.B104]/0.026)-1)*1000" office:value-type="float" office:value="0.543201425058862" calcext:value-type="float">
            <text:p>0.543201425058862</text:p>
          </table:table-cell>
          <table:table-cell office:value-type="float" office:value="0.226933631174734" calcext:value-type="float">
            <text:p>0.226933631174734</text:p>
          </table:table-cell>
          <table:table-cell table:formula="of:=[.D104]*[.D$91]" office:value-type="float" office:value="22.6933631174734" calcext:value-type="float">
            <text:p>22.6933631174734</text:p>
          </table:table-cell>
          <table:table-cell table:formula="of:=[.B104]-[.E104]/1000" office:value-type="float" office:value="0.500244396629469" calcext:value-type="float">
            <text:p>0.500244396629469</text:p>
          </table:table-cell>
          <table:table-cell table:formula="of:=[.D104]-10^-12*(EXP([.F104]/0.026)-1)*1000" office:value-type="float" office:value="-0.000000212798094673117" calcext:value-type="float">
            <text:p>-2.12798094673117E-07</text:p>
          </table:table-cell>
          <table:table-cell office:value-type="float" office:value="4.4" calcext:value-type="float">
            <text:p>4.4</text:p>
          </table:table-cell>
          <table:table-cell table:formula="of:=[.C104]-[.H104]*[.I$91]-[.I$89]" office:value-type="float" office:value="0.040884105569275" calcext:value-type="float">
            <text:p>0.040884105569275</text:p>
          </table:table-cell>
          <table:table-cell table:formula="of:=[.D104]-[.H104]*[.J$91]-[.J$89]" office:value-type="float" office:value="-0.00952594003934164" calcext:value-type="float">
            <text:p>-0.009525940039342</text:p>
          </table:table-cell>
          <table:table-cell table:style-name="ce197" table:formula="of:=[.C104]*[.K$91]" office:value-type="float" office:value="1252.10048174059" calcext:value-type="float">
            <text:p>1252.10</text:p>
          </table:table-cell>
          <table:table-cell table:style-name="ce197" table:formula="of:=[.D104]*[.L$91]" office:value-type="float" office:value="2674.48460389542" calcext:value-type="float">
            <text:p>2674.48</text:p>
          </table:table-cell>
          <table:table-cell table:number-columns-repeated="1012"/>
        </table:table-row>
        <table:table-row table:style-name="ro6">
          <table:table-cell table:formula="of:=([.B105]-[.B$93])/[.B$89]*1000" office:value-type="float" office:value="4.8" calcext:value-type="float">
            <text:p>4.8</text:p>
          </table:table-cell>
          <table:table-cell table:style-name="ce194" table:formula="of:=[.B104]+0.004" office:value-type="float" office:value="0.526937759746942" calcext:value-type="float">
            <text:p>0.527</text:p>
          </table:table-cell>
          <table:table-cell table:formula="of:=10^-12*(EXP([.B105]/0.026)-1)*1000" office:value-type="float" office:value="0.633542036678994" calcext:value-type="float">
            <text:p>0.633542036678994</text:p>
          </table:table-cell>
          <table:table-cell office:value-type="float" office:value="0.245979489329899" calcext:value-type="float">
            <text:p>0.245979489329899</text:p>
          </table:table-cell>
          <table:table-cell table:formula="of:=[.D105]*[.D$91]" office:value-type="float" office:value="24.5979489329899" calcext:value-type="float">
            <text:p>24.5979489329899</text:p>
          </table:table-cell>
          <table:table-cell table:formula="of:=[.B105]-[.E105]/1000" office:value-type="float" office:value="0.502339810813952" calcext:value-type="float">
            <text:p>0.502339810813952</text:p>
          </table:table-cell>
          <table:table-cell table:formula="of:=[.D105]-10^-12*(EXP([.F105]/0.026)-1)*1000" office:value-type="float" office:value="-0.000000796139616926483" calcext:value-type="float">
            <text:p>-7.96139616926483E-07</text:p>
          </table:table-cell>
          <table:table-cell office:value-type="float" office:value="4.8" calcext:value-type="float">
            <text:p>4.8</text:p>
          </table:table-cell>
          <table:table-cell table:formula="of:=[.C105]-[.H105]*[.I$91]-[.I$89]" office:value-type="float" office:value="0.0946504154176266" calcext:value-type="float">
            <text:p>0.094650415417627</text:p>
          </table:table-cell>
          <table:table-cell table:formula="of:=[.D105]-[.H105]*[.J$91]-[.J$89]" office:value-type="float" office:value="-0.00515822472181986" calcext:value-type="float">
            <text:p>-0.00515822472182</text:p>
          </table:table-cell>
          <table:table-cell table:style-name="ce197" table:formula="of:=[.C105]*[.K$91]" office:value-type="float" office:value="1460.33911682526" calcext:value-type="float">
            <text:p>1460.34</text:p>
          </table:table-cell>
          <table:table-cell table:style-name="ce197" table:formula="of:=[.D105]*[.L$91]" office:value-type="float" office:value="2898.9460648974" calcext:value-type="float">
            <text:p>2898.95</text:p>
          </table:table-cell>
          <table:table-cell table:number-columns-repeated="1012"/>
        </table:table-row>
        <table:table-row table:style-name="ro6">
          <table:table-cell table:formula="of:=([.B106]-[.B$93])/[.B$89]*1000" office:value-type="float" office:value="5.2" calcext:value-type="float">
            <text:p>5.2</text:p>
          </table:table-cell>
          <table:table-cell table:style-name="ce194" table:formula="of:=[.B105]+0.004" office:value-type="float" office:value="0.530937759746942" calcext:value-type="float">
            <text:p>0.531</text:p>
          </table:table-cell>
          <table:table-cell table:formula="of:=10^-12*(EXP([.B106]/0.026)-1)*1000" office:value-type="float" office:value="0.738907325548437" calcext:value-type="float">
            <text:p>0.738907325548437</text:p>
          </table:table-cell>
          <table:table-cell office:value-type="float" office:value="0.265815859691608" calcext:value-type="float">
            <text:p>0.265815859691608</text:p>
          </table:table-cell>
          <table:table-cell table:formula="of:=[.D106]*[.D$91]" office:value-type="float" office:value="26.5815859691608" calcext:value-type="float">
            <text:p>26.5815859691608</text:p>
          </table:table-cell>
          <table:table-cell table:formula="of:=[.B106]-[.E106]/1000" office:value-type="float" office:value="0.504356173777781" calcext:value-type="float">
            <text:p>0.504356173777781</text:p>
          </table:table-cell>
          <table:table-cell table:formula="of:=[.D106]-10^-12*(EXP([.F106]/0.026)-1)*1000" office:value-type="float" office:value="-0.000000000552729861880152" calcext:value-type="float">
            <text:p>-5.52729861880152E-10</text:p>
          </table:table-cell>
          <table:table-cell office:value-type="float" office:value="5.2" calcext:value-type="float">
            <text:p>5.2</text:p>
          </table:table-cell>
          <table:table-cell table:formula="of:=[.C106]-[.H106]*[.I$91]-[.I$89]" office:value-type="float" office:value="0.163441402515289" calcext:value-type="float">
            <text:p>0.163441402515289</text:p>
          </table:table-cell>
          <table:table-cell table:formula="of:=[.D106]-[.H106]*[.J$91]-[.J$89]" office:value-type="float" office:value="0.00000000280224589366274" calcext:value-type="float">
            <text:p>2.80224589366274E-09</text:p>
          </table:table-cell>
          <table:table-cell table:style-name="ce197" table:formula="of:=[.C106]*[.K$91]" office:value-type="float" office:value="1703.21021926736" calcext:value-type="float">
            <text:p>1703.21</text:p>
          </table:table-cell>
          <table:table-cell table:style-name="ce197" table:formula="of:=[.D106]*[.L$91]" office:value-type="float" office:value="3132.7239622277" calcext:value-type="float">
            <text:p>3132.72</text:p>
          </table:table-cell>
          <table:table-cell table:number-columns-repeated="1012"/>
        </table:table-row>
        <table:table-row table:style-name="ro6">
          <table:table-cell table:formula="of:=([.B107]-[.B$93])/[.B$89]*1000" office:value-type="float" office:value="5.6" calcext:value-type="float">
            <text:p>5.6</text:p>
          </table:table-cell>
          <table:table-cell table:style-name="ce194" table:formula="of:=[.B106]+0.004" office:value-type="float" office:value="0.534937759746942" calcext:value-type="float">
            <text:p>0.535</text:p>
          </table:table-cell>
          <table:table-cell table:formula="of:=10^-12*(EXP([.B107]/0.026)-1)*1000" office:value-type="float" office:value="0.861796067382758" calcext:value-type="float">
            <text:p>0.861796067382758</text:p>
          </table:table-cell>
          <table:table-cell office:value-type="float" office:value="0.286412367811196" calcext:value-type="float">
            <text:p>0.286412367811196</text:p>
          </table:table-cell>
          <table:table-cell table:formula="of:=[.D107]*[.D$91]" office:value-type="float" office:value="28.6412367811196" calcext:value-type="float">
            <text:p>28.6412367811196</text:p>
          </table:table-cell>
          <table:table-cell table:formula="of:=[.B107]-[.E107]/1000" office:value-type="float" office:value="0.506296522965822" calcext:value-type="float">
            <text:p>0.506296522965822</text:p>
          </table:table-cell>
          <table:table-cell table:formula="of:=[.D107]-10^-12*(EXP([.F107]/0.026)-1)*1000" office:value-type="float" office:value="-0.00000000334673200264035" calcext:value-type="float">
            <text:p>-3.34673200264035E-09</text:p>
          </table:table-cell>
          <table:table-cell office:value-type="float" office:value="5.6" calcext:value-type="float">
            <text:p>5.6</text:p>
          </table:table-cell>
          <table:table-cell table:formula="of:=[.C107]-[.H107]*[.I$91]-[.I$89]" office:value-type="float" office:value="0.249755842577829" calcext:value-type="float">
            <text:p>0.249755842577829</text:p>
          </table:table-cell>
          <table:table-cell table:formula="of:=[.D107]-[.H107]*[.J$91]-[.J$89]" office:value-type="float" office:value="0.00591836808419065" calcext:value-type="float">
            <text:p>0.005918368084191</text:p>
          </table:table-cell>
          <table:table-cell table:style-name="ce197" table:formula="of:=[.C107]*[.K$91]" office:value-type="float" office:value="1986.47356459929" calcext:value-type="float">
            <text:p>1986.47</text:p>
          </table:table-cell>
          <table:table-cell table:style-name="ce197" table:formula="of:=[.D107]*[.L$91]" office:value-type="float" office:value="3375.46032340385" calcext:value-type="float">
            <text:p>3375.46</text:p>
          </table:table-cell>
          <table:table-cell table:number-columns-repeated="1012"/>
        </table:table-row>
        <table:table-row table:style-name="ro6">
          <table:table-cell table:formula="of:=([.B108]-[.B$93])/[.B$89]*1000" office:value-type="float" office:value="6" calcext:value-type="float">
            <text:p>6</text:p>
          </table:table-cell>
          <table:table-cell table:style-name="ce194" table:formula="of:=[.B107]+0.004" office:value-type="float" office:value="0.538937759746942" calcext:value-type="float">
            <text:p>0.539</text:p>
          </table:table-cell>
          <table:table-cell table:formula="of:=10^-12*(EXP([.B108]/0.026)-1)*1000" office:value-type="float" office:value="1.00512261288613" calcext:value-type="float">
            <text:p>1.00512261288613</text:p>
          </table:table-cell>
          <table:table-cell office:value-type="float" office:value="0.307739168720593" calcext:value-type="float">
            <text:p>0.307739168720593</text:p>
          </table:table-cell>
          <table:table-cell table:formula="of:=[.D108]*[.D$91]" office:value-type="float" office:value="30.7739168720593" calcext:value-type="float">
            <text:p>30.7739168720593</text:p>
          </table:table-cell>
          <table:table-cell table:formula="of:=[.B108]-[.E108]/1000" office:value-type="float" office:value="0.508163842874883" calcext:value-type="float">
            <text:p>0.508163842874883</text:p>
          </table:table-cell>
          <table:table-cell table:formula="of:=[.D108]-10^-12*(EXP([.F108]/0.026)-1)*1000" office:value-type="float" office:value="-0.0000000175089759357761" calcext:value-type="float">
            <text:p>-1.75089759357761E-08</text:p>
          </table:table-cell>
          <table:table-cell office:value-type="float" office:value="6" calcext:value-type="float">
            <text:p>6</text:p>
          </table:table-cell>
          <table:table-cell table:formula="of:=[.C108]-[.H108]*[.I$91]-[.I$89]" office:value-type="float" office:value="0.356508086309424" calcext:value-type="float">
            <text:p>0.356508086309424</text:p>
          </table:table-cell>
          <table:table-cell table:formula="of:=[.D108]-[.H108]*[.J$91]-[.J$89]" office:value-type="float" office:value="0.0125670261559444" calcext:value-type="float">
            <text:p>0.012567026155945</text:p>
          </table:table-cell>
          <table:table-cell table:style-name="ce197" table:formula="of:=[.C108]*[.K$91]" office:value-type="float" office:value="2316.84684491892" calcext:value-type="float">
            <text:p>2316.85</text:p>
          </table:table-cell>
          <table:table-cell table:style-name="ce197" table:formula="of:=[.D108]*[.L$91]" office:value-type="float" office:value="3626.80341603963" calcext:value-type="float">
            <text:p>3626.80</text:p>
          </table:table-cell>
          <table:table-cell table:number-columns-repeated="1012"/>
        </table:table-row>
        <table:table-row table:style-name="ro6">
          <table:table-cell table:formula="of:=([.B109]-[.B$93])/[.B$89]*1000" office:value-type="float" office:value="6.4" calcext:value-type="float">
            <text:p>6.4</text:p>
          </table:table-cell>
          <table:table-cell table:style-name="ce194" table:formula="of:=[.B108]+0.004" office:value-type="float" office:value="0.542937759746942" calcext:value-type="float">
            <text:p>0.543</text:p>
          </table:table-cell>
          <table:table-cell table:formula="of:=10^-12*(EXP([.B109]/0.026)-1)*1000" office:value-type="float" office:value="1.17228600262631" calcext:value-type="float">
            <text:p>1.17228600262631</text:p>
          </table:table-cell>
          <table:table-cell office:value-type="float" office:value="0.329765511988519" calcext:value-type="float">
            <text:p>0.329765511988519</text:p>
          </table:table-cell>
          <table:table-cell table:formula="of:=[.D109]*[.D$91]" office:value-type="float" office:value="32.9765511988519" calcext:value-type="float">
            <text:p>32.9765511988519</text:p>
          </table:table-cell>
          <table:table-cell table:formula="of:=[.B109]-[.E109]/1000" office:value-type="float" office:value="0.50996120854809" calcext:value-type="float">
            <text:p>0.50996120854809</text:p>
          </table:table-cell>
          <table:table-cell table:formula="of:=[.D109]-10^-12*(EXP([.F109]/0.026)-1)*1000" office:value-type="float" office:value="-0.0000000802365206498124" calcext:value-type="float">
            <text:p>-8.02365206498124E-08</text:p>
          </table:table-cell>
          <table:table-cell office:value-type="float" office:value="6.4" calcext:value-type="float">
            <text:p>6.4</text:p>
          </table:table-cell>
          <table:table-cell table:formula="of:=[.C109]-[.H109]*[.I$91]-[.I$89]" office:value-type="float" office:value="0.487097174277824" calcext:value-type="float">
            <text:p>0.487097174277824</text:p>
          </table:table-cell>
          <table:table-cell table:formula="of:=[.D109]-[.H109]*[.J$91]-[.J$89]" office:value-type="float" office:value="0.0199152265862271" calcext:value-type="float">
            <text:p>0.019915226586227</text:p>
          </table:table-cell>
          <table:table-cell table:style-name="ce197" table:formula="of:=[.C109]*[.K$91]" office:value-type="float" office:value="2702.16498137334" calcext:value-type="float">
            <text:p>2702.16</text:p>
          </table:table-cell>
          <table:table-cell table:style-name="ce197" table:formula="of:=[.D109]*[.L$91]" office:value-type="float" office:value="3886.39083657857" calcext:value-type="float">
            <text:p>3886.39</text:p>
          </table:table-cell>
          <table:table-cell table:number-columns-repeated="1012"/>
        </table:table-row>
        <table:table-row table:style-name="ro6">
          <table:table-cell table:formula="of:=([.B110]-[.B$93])/[.B$89]*1000" office:value-type="float" office:value="6.8" calcext:value-type="float">
            <text:p>6.8</text:p>
          </table:table-cell>
          <table:table-cell table:style-name="ce194" table:formula="of:=[.B109]+0.004" office:value-type="float" office:value="0.546937759746942" calcext:value-type="float">
            <text:p>0.547</text:p>
          </table:table-cell>
          <table:table-cell table:formula="of:=10^-12*(EXP([.B110]/0.026)-1)*1000" office:value-type="float" office:value="1.36725057650401" calcext:value-type="float">
            <text:p>1.36725057650401</text:p>
          </table:table-cell>
          <table:table-cell office:value-type="float" office:value="0.352460549380038" calcext:value-type="float">
            <text:p>0.352460549380038</text:p>
          </table:table-cell>
          <table:table-cell table:formula="of:=[.D110]*[.D$91]" office:value-type="float" office:value="35.2460549380038" calcext:value-type="float">
            <text:p>35.2460549380038</text:p>
          </table:table-cell>
          <table:table-cell table:formula="of:=[.B110]-[.E110]/1000" office:value-type="float" office:value="0.511691704808938" calcext:value-type="float">
            <text:p>0.511691704808938</text:p>
          </table:table-cell>
          <table:table-cell table:formula="of:=[.D110]-10^-12*(EXP([.F110]/0.026)-1)*1000" office:value-type="float" office:value="-0.000000325963025460396" calcext:value-type="float">
            <text:p>-3.25963025460396E-07</text:p>
          </table:table-cell>
          <table:table-cell office:value-type="float" office:value="6.8" calcext:value-type="float">
            <text:p>6.8</text:p>
          </table:table-cell>
          <table:table-cell table:formula="of:=[.C110]-[.H110]*[.I$91]-[.I$89]" office:value-type="float" office:value="0.645487446383742" calcext:value-type="float">
            <text:p>0.645487446383742</text:p>
          </table:table-cell>
          <table:table-cell table:formula="of:=[.D110]-[.H110]*[.J$91]-[.J$89]" office:value-type="float" office:value="0.0279321211401029" calcext:value-type="float">
            <text:p>0.027932121140103</text:p>
          </table:table-cell>
          <table:table-cell table:style-name="ce197" table:formula="of:=[.C110]*[.K$91]" office:value-type="float" office:value="3151.56593213146" calcext:value-type="float">
            <text:p>3151.57</text:p>
          </table:table-cell>
          <table:table-cell table:style-name="ce197" table:formula="of:=[.D110]*[.L$91]" office:value-type="float" office:value="4153.85902881717" calcext:value-type="float">
            <text:p>4153.86</text:p>
          </table:table-cell>
          <table:table-cell table:number-columns-repeated="1012"/>
        </table:table-row>
        <table:table-row table:style-name="ro6">
          <table:table-cell table:formula="of:=([.B111]-[.B$93])/[.B$89]*1000" office:value-type="float" office:value="7.2" calcext:value-type="float">
            <text:p>7.2</text:p>
          </table:table-cell>
          <table:table-cell table:style-name="ce194" table:formula="of:=[.B110]+0.004" office:value-type="float" office:value="0.550937759746942" calcext:value-type="float">
            <text:p>0.551</text:p>
          </table:table-cell>
          <table:table-cell table:formula="of:=10^-12*(EXP([.B111]/0.026)-1)*1000" office:value-type="float" office:value="1.59463998949923" calcext:value-type="float">
            <text:p>1.59463998949923</text:p>
          </table:table-cell>
          <table:table-cell office:value-type="float" office:value="0.375794094661019" calcext:value-type="float">
            <text:p>0.375794094661019</text:p>
          </table:table-cell>
          <table:table-cell table:formula="of:=[.D111]*[.D$91]" office:value-type="float" office:value="37.5794094661019" calcext:value-type="float">
            <text:p>37.5794094661019</text:p>
          </table:table-cell>
          <table:table-cell table:formula="of:=[.B111]-[.E111]/1000" office:value-type="float" office:value="0.51335835028084" calcext:value-type="float">
            <text:p>0.51335835028084</text:p>
          </table:table-cell>
          <table:table-cell table:formula="of:=[.D111]-10^-12*(EXP([.F111]/0.026)-1)*1000" office:value-type="float" office:value="-0.000000000167068026080131" calcext:value-type="float">
            <text:p>-1.67068026080131E-10</text:p>
          </table:table-cell>
          <table:table-cell office:value-type="float" office:value="7.2" calcext:value-type="float">
            <text:p>7.2</text:p>
          </table:table-cell>
          <table:table-cell table:formula="of:=[.C111]-[.H111]*[.I$91]-[.I$89]" office:value-type="float" office:value="0.836302557607183" calcext:value-type="float">
            <text:p>0.836302557607183</text:p>
          </table:table-cell>
          <table:table-cell table:formula="of:=[.D111]-[.H111]*[.J$91]-[.J$89]" office:value-type="float" office:value="0.0365875235834407" calcext:value-type="float">
            <text:p>0.036587523583441</text:p>
          </table:table-cell>
          <table:table-cell table:style-name="ce197" table:formula="of:=[.C111]*[.K$91]" office:value-type="float" office:value="3675.70740234791" calcext:value-type="float">
            <text:p>3675.71</text:p>
          </table:table-cell>
          <table:table-cell table:style-name="ce197" table:formula="of:=[.D111]*[.L$91]" office:value-type="float" office:value="4428.85223844078" calcext:value-type="float">
            <text:p>4428.85</text:p>
          </table:table-cell>
          <table:table-cell table:number-columns-repeated="1012"/>
        </table:table-row>
        <table:table-row table:style-name="ro6">
          <table:table-cell table:formula="of:=([.B112]-[.B$93])/[.B$89]*1000" office:value-type="float" office:value="7.6" calcext:value-type="float">
            <text:p>7.6</text:p>
          </table:table-cell>
          <table:table-cell table:style-name="ce194" table:formula="of:=[.B111]+0.004" office:value-type="float" office:value="0.554937759746942" calcext:value-type="float">
            <text:p>0.555</text:p>
          </table:table-cell>
          <table:table-cell table:formula="of:=10^-12*(EXP([.B112]/0.026)-1)*1000" office:value-type="float" office:value="1.85984686331184" calcext:value-type="float">
            <text:p>1.85984686331184</text:p>
          </table:table-cell>
          <table:table-cell office:value-type="float" office:value="0.39973583362799" calcext:value-type="float">
            <text:p>0.39973583362799</text:p>
          </table:table-cell>
          <table:table-cell table:formula="of:=[.D112]*[.D$91]" office:value-type="float" office:value="39.973583362799" calcext:value-type="float">
            <text:p>39.973583362799</text:p>
          </table:table-cell>
          <table:table-cell table:formula="of:=[.B112]-[.E112]/1000" office:value-type="float" office:value="0.514964176384143" calcext:value-type="float">
            <text:p>0.514964176384143</text:p>
          </table:table-cell>
          <table:table-cell table:formula="of:=[.D112]-10^-12*(EXP([.F112]/0.026)-1)*1000" office:value-type="float" office:value="-0.00000000113523845879371" calcext:value-type="float">
            <text:p>-1.13523845879371E-09</text:p>
          </table:table-cell>
          <table:table-cell office:value-type="float" office:value="7.6" calcext:value-type="float">
            <text:p>7.6</text:p>
          </table:table-cell>
          <table:table-cell table:formula="of:=[.C112]-[.H112]*[.I$91]-[.I$89]" office:value-type="float" office:value="1.06493512964801" calcext:value-type="float">
            <text:p>1.06493512964801</text:p>
          </table:table-cell>
          <table:table-cell table:formula="of:=[.D112]-[.H112]*[.J$91]-[.J$89]" office:value-type="float" office:value="0.0458511197127684" calcext:value-type="float">
            <text:p>0.045851119712768</text:p>
          </table:table-cell>
          <table:table-cell table:style-name="ce197" table:formula="of:=[.C112]*[.K$91]" office:value-type="float" office:value="4287.01959547351" calcext:value-type="float">
            <text:p>4287.02</text:p>
          </table:table-cell>
          <table:table-cell table:style-name="ce197" table:formula="of:=[.D112]*[.L$91]" office:value-type="float" office:value="4711.01320297558" calcext:value-type="float">
            <text:p>4711.01</text:p>
          </table:table-cell>
          <table:table-cell table:number-columns-repeated="1012"/>
        </table:table-row>
        <table:table-row table:style-name="ro6">
          <table:table-cell table:formula="of:=([.B113]-[.B$93])/[.B$89]*1000" office:value-type="float" office:value="8" calcext:value-type="float">
            <text:p>8</text:p>
          </table:table-cell>
          <table:table-cell table:style-name="ce194" table:formula="of:=[.B112]+0.004" office:value-type="float" office:value="0.558937759746942" calcext:value-type="float">
            <text:p>0.559</text:p>
          </table:table-cell>
          <table:table-cell table:formula="of:=10^-12*(EXP([.B113]/0.026)-1)*1000" office:value-type="float" office:value="2.16916067432439" calcext:value-type="float">
            <text:p>2.16916067432439</text:p>
          </table:table-cell>
          <table:table-cell office:value-type="float" office:value="0.424256753701633" calcext:value-type="float">
            <text:p>0.424256753701633</text:p>
          </table:table-cell>
          <table:table-cell table:formula="of:=[.D113]*[.D$91]" office:value-type="float" office:value="42.4256753701633" calcext:value-type="float">
            <text:p>42.4256753701633</text:p>
          </table:table-cell>
          <table:table-cell table:formula="of:=[.B113]-[.E113]/1000" office:value-type="float" office:value="0.516512084376779" calcext:value-type="float">
            <text:p>0.516512084376779</text:p>
          </table:table-cell>
          <table:table-cell table:formula="of:=[.D113]-10^-12*(EXP([.F113]/0.026)-1)*1000" office:value-type="float" office:value="-0.00000000663648597187816" calcext:value-type="float">
            <text:p>-6.63648597187816E-09</text:p>
          </table:table-cell>
          <table:table-cell office:value-type="float" office:value="8" calcext:value-type="float">
            <text:p>8</text:p>
          </table:table-cell>
          <table:table-cell table:formula="of:=[.C113]-[.H113]*[.I$91]-[.I$89]" office:value-type="float" office:value="1.33767463888878" calcext:value-type="float">
            <text:p>1.33767463888878</text:p>
          </table:table-cell>
          <table:table-cell table:formula="of:=[.D113]-[.H113]*[.J$91]-[.J$89]" office:value-type="float" office:value="0.0556938969487682" calcext:value-type="float">
            <text:p>0.055693896948768</text:p>
          </table:table-cell>
          <table:table-cell table:formula="of:=[.C113]*[.K$91]" office:value-type="float" office:value="4999.99999999999" calcext:value-type="float">
            <text:p>4999.99999999999</text:p>
          </table:table-cell>
          <table:table-cell table:formula="of:=[.D113]*[.L$91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6">
          <table:table-cell table:formula="of:=([.B114]-[.B$93])/[.B$89]*1000" office:value-type="float" office:value="8.4" calcext:value-type="float">
            <text:p>8.4</text:p>
          </table:table-cell>
          <table:table-cell table:style-name="ce194" table:formula="of:=[.B113]+0.004" office:value-type="float" office:value="0.562937759746942" calcext:value-type="float">
            <text:p>0.563</text:p>
          </table:table-cell>
          <table:table-cell table:formula="of:=10^-12*(EXP([.B114]/0.026)-1)*1000" office:value-type="float" office:value="2.52991691079626" calcext:value-type="float">
            <text:p>2.52991691079626</text:p>
          </table:table-cell>
          <table:table-cell office:value-type="float" office:value="0.449328644616886" calcext:value-type="float">
            <text:p>0.449328644616886</text:p>
          </table:table-cell>
          <table:table-cell table:formula="of:=[.D114]*[.D$91]" office:value-type="float" office:value="44.9328644616886" calcext:value-type="float">
            <text:p>44.9328644616886</text:p>
          </table:table-cell>
          <table:table-cell table:formula="of:=[.B114]-[.E114]/1000" office:value-type="float" office:value="0.518004895285253" calcext:value-type="float">
            <text:p>0.518004895285253</text:p>
          </table:table-cell>
          <table:table-cell table:formula="of:=[.D114]-10^-12*(EXP([.F114]/0.026)-1)*1000" office:value-type="float" office:value="-0.0000000337752937284996" calcext:value-type="float">
            <text:p>-3.37752937284996E-08</text:p>
          </table:table-cell>
          <table:table-cell office:value-type="float" office:value="8.4" calcext:value-type="float">
            <text:p>8.4</text:p>
          </table:table-cell>
          <table:table-cell table:formula="of:=[.C114]-[.H114]*[.I$91]-[.I$89]" office:value-type="float" office:value="1.66185657358886" calcext:value-type="float">
            <text:p>1.66185657358886</text:p>
          </table:table-cell>
          <table:table-cell table:formula="of:=[.D114]-[.H114]*[.J$91]-[.J$89]" office:value-type="float" office:value="0.066087645026378" calcext:value-type="float">
            <text:p>0.066087645026378</text:p>
          </table:table-cell>
          <table:table-cell table:style-name="ce198" table:formula="of:=[.C114]*[.K$91]" office:value-type="float" office:value="5831.55720261299" calcext:value-type="float">
            <text:p>5,831.56</text:p>
          </table:table-cell>
          <table:table-cell table:style-name="ce198" table:formula="of:=[.D114]*[.L$91]" office:value-type="float" office:value="5295.4801626197" calcext:value-type="float">
            <text:p>5,295.48</text:p>
          </table:table-cell>
          <table:table-cell table:number-columns-repeated="1012"/>
        </table:table-row>
        <table:table-row table:style-name="ro1" table:number-rows-repeated="22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137]/[.B138]*1000" office:value-type="float" office:value="0.1" calcext:value-type="float">
            <text:p>0.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1"/>
          <table:table-cell office:value-type="string" calcext:value-type="string">
            <text:p>Linearity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R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Id ratio</text:p>
          </table:table-cell>
          <table:table-cell table:style-name="ce196" office:value-type="string" calcext:value-type="string">
            <text:p>R5 (K)</text:p>
          </table:table-cell>
          <table:table-cell office:value-type="string" calcext:value-type="string">
            <text:p>V0 (mV)</text:p>
          </table:table-cell>
          <table:table-cell office:value-type="string" calcext:value-type="string">
            <text:p>Qindex scale</text:p>
          </table:table-cell>
          <table:table-cell office:value-type="string" calcext:value-type="string">
            <text:p>Mid point dV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table:formula="of:=[.D144]*[.$C144]" office:value-type="float" office:value="0" calcext:value-type="float">
            <text:p>0</text:p>
          </table:table-cell>
          <table:table-cell table:formula="of:=[.B144]-[.E144]/1000" office:value-type="float" office:value="0.478937759746942" calcext:value-type="float">
            <text:p>0.478937759746942</text:p>
          </table:table-cell>
          <table:table-cell table:formula="of:=[.D144]-10^-12*(EXP([.F144]/0.026)-1)*1000" office:value-type="float" office:value="0" calcext:value-type="float">
            <text:p>0</text:p>
          </table:table-cell>
          <table:table-cell table:formula="of:=[.C155]/[.D144]" office:value-type="float" office:value="21.6915565654587" calcext:value-type="float">
            <text:p>21.6915565654587</text:p>
          </table:table-cell>
          <table:table-cell table:style-name="ce192" table:formula="of:=5000/[.C155]" office:value-type="float" office:value="2305.03902232015" calcext:value-type="float">
            <text:p>2,305</text:p>
          </table:table-cell>
          <table:table-cell table:style-name="ce192" table:formula="of:=[.I144]*[.D144]" office:value-type="float" office:value="230.504435442956" calcext:value-type="float">
            <text:p>231</text:p>
          </table:table-cell>
          <table:table-cell table:formula="of:=5000/(5000-[.J144])" office:value-type="float" office:value="1.04832889187609" calcext:value-type="float">
            <text:p>1.04832889187609</text:p>
          </table:table-cell>
          <table:table-cell table:formula="of:=(([.D144]+[.C155])/2-[.C166])*[.I144]" office:value-type="float" office:value="1541.6963578231" calcext:value-type="float">
            <text:p>1541.696357823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" calcext:value-type="float">
            <text:p>50</text:p>
          </table:table-cell>
          <table:table-cell office:value-type="float" office:value="0.0849313093966621" calcext:value-type="float">
            <text:p>0.084931309396662</text:p>
          </table:table-cell>
          <table:table-cell table:formula="of:=[.D145]*[.$C145]" office:value-type="float" office:value="4.24656546983311" calcext:value-type="float">
            <text:p>4.24656546983311</text:p>
          </table:table-cell>
          <table:table-cell table:formula="of:=[.B145]-[.E145]/1000" office:value-type="float" office:value="0.474691194277109" calcext:value-type="float">
            <text:p>0.474691194277109</text:p>
          </table:table-cell>
          <table:table-cell table:formula="of:=[.D145]-10^-12*(EXP([.F145]/0.026)-1)*1000" office:value-type="float" office:value="-0.0000000213405078053341" calcext:value-type="float">
            <text:p>-2.13405078053341E-08</text:p>
          </table:table-cell>
          <table:table-cell table:formula="of:=[.C156]/[.D145]" office:value-type="float" office:value="7.50127676116827" calcext:value-type="float">
            <text:p>7.50127676116827</text:p>
          </table:table-cell>
          <table:table-cell table:style-name="ce192" table:formula="of:=5000/[.C156]" office:value-type="float" office:value="7848.14458692286" calcext:value-type="float">
            <text:p>7,848</text:p>
          </table:table-cell>
          <table:table-cell table:style-name="ce192" table:formula="of:=[.I145]*[.D145]" office:value-type="float" office:value="666.553196101684" calcext:value-type="float">
            <text:p>667</text:p>
          </table:table-cell>
          <table:table-cell table:formula="of:=5000/(5000-[.J145])" office:value-type="float" office:value="1.15381594058154" calcext:value-type="float">
            <text:p>1.15381594058154</text:p>
          </table:table-cell>
          <table:table-cell table:formula="of:=(([.D145]+[.C156])/2-[.C167])*[.I145]" office:value-type="float" office:value="677.835692749495" calcext:value-type="float">
            <text:p>677.835692749495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" calcext:value-type="float">
            <text:p>100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146]*[.$C146]" office:value-type="float" office:value="7.4954773446011" calcext:value-type="float">
            <text:p>7.4954773446011</text:p>
          </table:table-cell>
          <table:table-cell table:formula="of:=[.B146]-[.E146]/1000" office:value-type="float" office:value="0.471442282402341" calcext:value-type="float">
            <text:p>0.471442282402341</text:p>
          </table:table-cell>
          <table:table-cell table:formula="of:=[.D146]-10^-12*(EXP([.F146]/0.026)-1)*1000" office:value-type="float" office:value="0.000000000391179741376924" calcext:value-type="float">
            <text:p>3.91179741376924E-10</text:p>
          </table:table-cell>
          <table:table-cell table:formula="of:=[.C157]/[.D146]" office:value-type="float" office:value="5.66016989286079" calcext:value-type="float">
            <text:p>5.66016989286079</text:p>
          </table:table-cell>
          <table:table-cell table:style-name="ce192" table:formula="of:=5000/[.C157]" office:value-type="float" office:value="11785.3162656869" calcext:value-type="float">
            <text:p>11,785</text:p>
          </table:table-cell>
          <table:table-cell table:style-name="ce192" table:formula="of:=[.I146]*[.D146]" office:value-type="float" office:value="883.36571068415" calcext:value-type="float">
            <text:p>883</text:p>
          </table:table-cell>
          <table:table-cell table:formula="of:=5000/(5000-[.J146])" office:value-type="float" office:value="1.21458445142353" calcext:value-type="float">
            <text:p>1.21458445142353</text:p>
          </table:table-cell>
          <table:table-cell table:formula="of:=(([.D146]+[.C157])/2-[.C168])*[.I146]" office:value-type="float" office:value="482.027423336128" calcext:value-type="float">
            <text:p>482.0274233361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" calcext:value-type="float">
            <text:p>200</text:p>
          </table:table-cell>
          <table:table-cell office:value-type="float" office:value="0.0620468208254221" calcext:value-type="float">
            <text:p>0.062046820825422</text:p>
          </table:table-cell>
          <table:table-cell table:formula="of:=[.D147]*[.$C147]" office:value-type="float" office:value="12.4093641650844" calcext:value-type="float">
            <text:p>12.4093641650844</text:p>
          </table:table-cell>
          <table:table-cell table:formula="of:=[.B147]-[.E147]/1000" office:value-type="float" office:value="0.466528395581858" calcext:value-type="float">
            <text:p>0.466528395581858</text:p>
          </table:table-cell>
          <table:table-cell table:formula="of:=[.D147]-10^-12*(EXP([.F147]/0.026)-1)*1000" office:value-type="float" office:value="0.00000000115763838792748" calcext:value-type="float">
            <text:p>1.15763838792748E-09</text:p>
          </table:table-cell>
          <table:table-cell table:formula="of:=[.C158]/[.D147]" office:value-type="float" office:value="4.36110292928089" calcext:value-type="float">
            <text:p>4.36110292928089</text:p>
          </table:table-cell>
          <table:table-cell table:style-name="ce192" table:formula="of:=5000/[.C158]" office:value-type="float" office:value="18477.964720319" calcext:value-type="float">
            <text:p>18,478</text:p>
          </table:table-cell>
          <table:table-cell table:style-name="ce192" table:formula="of:=[.I147]*[.D147]" office:value-type="float" office:value="1146.4989662201" calcext:value-type="float">
            <text:p>1,146</text:p>
          </table:table-cell>
          <table:table-cell table:formula="of:=5000/(5000-[.J147])" office:value-type="float" office:value="1.29752138540248" calcext:value-type="float">
            <text:p>1.29752138540248</text:p>
          </table:table-cell>
          <table:table-cell table:formula="of:=(([.D147]+[.C158])/2-[.C169])*[.I147]" office:value-type="float" office:value="328.321993778917" calcext:value-type="float">
            <text:p>328.32199377891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" calcext:value-type="float">
            <text:p>500</text:p>
          </table:table-cell>
          <table:table-cell office:value-type="float" office:value="0.0434023099876554" calcext:value-type="float">
            <text:p>0.043402309987655</text:p>
          </table:table-cell>
          <table:table-cell table:formula="of:=[.D148]*[.$C148]" office:value-type="float" office:value="21.7011549938277" calcext:value-type="float">
            <text:p>21.7011549938277</text:p>
          </table:table-cell>
          <table:table-cell table:formula="of:=[.B148]-[.E148]/1000" office:value-type="float" office:value="0.457236604753114" calcext:value-type="float">
            <text:p>0.457236604753114</text:p>
          </table:table-cell>
          <table:table-cell table:formula="of:=[.D148]-10^-12*(EXP([.F148]/0.026)-1)*1000" office:value-type="float" office:value="-0.00000000058674267527925" calcext:value-type="float">
            <text:p>-5.8674267527925E-10</text:p>
          </table:table-cell>
          <table:table-cell table:formula="of:=[.C159]/[.D148]" office:value-type="float" office:value="3.26776993759651" calcext:value-type="float">
            <text:p>3.26776993759651</text:p>
          </table:table-cell>
          <table:table-cell table:style-name="ce192" table:formula="of:=5000/[.C159]" office:value-type="float" office:value="35253.7797414219" calcext:value-type="float">
            <text:p>35,254</text:p>
          </table:table-cell>
          <table:table-cell table:style-name="ce192" table:formula="of:=[.I148]*[.D148]" office:value-type="float" office:value="1530.09547657372" calcext:value-type="float">
            <text:p>1,530</text:p>
          </table:table-cell>
          <table:table-cell table:formula="of:=5000/(5000-[.J148])" office:value-type="float" office:value="1.44096183806892" calcext:value-type="float">
            <text:p>1.44096183806892</text:p>
          </table:table-cell>
          <table:table-cell table:formula="of:=(([.D148]+[.C159])/2-[.C170])*[.I148]" office:value-type="float" office:value="192.631554561937" calcext:value-type="float">
            <text:p>192.63155456193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307019726436522" calcext:value-type="float">
            <text:p>0.030701972643652</text:p>
          </table:table-cell>
          <table:table-cell table:formula="of:=[.D149]*[.$C149]" office:value-type="float" office:value="30.7019726436522" calcext:value-type="float">
            <text:p>30.7019726436522</text:p>
          </table:table-cell>
          <table:table-cell table:formula="of:=[.B149]-[.E149]/1000" office:value-type="float" office:value="0.44823578710329" calcext:value-type="float">
            <text:p>0.44823578710329</text:p>
          </table:table-cell>
          <table:table-cell table:formula="of:=[.D149]-10^-12*(EXP([.F149]/0.026)-1)*1000" office:value-type="float" office:value="-0.0000000143363901236593" calcext:value-type="float">
            <text:p>-1.43363901236593E-08</text:p>
          </table:table-cell>
          <table:table-cell table:formula="of:=[.C160]/[.D149]" office:value-type="float" office:value="2.74925192561574" calcext:value-type="float">
            <text:p>2.74925192561574</text:p>
          </table:table-cell>
          <table:table-cell table:style-name="ce192" table:formula="of:=5000/[.C160]" office:value-type="float" office:value="59236.4721480457" calcext:value-type="float">
            <text:p>59,236</text:p>
          </table:table-cell>
          <table:table-cell table:style-name="ce192" table:formula="of:=[.I149]*[.D149]" office:value-type="float" office:value="1818.67654739577" calcext:value-type="float">
            <text:p>1,819</text:p>
          </table:table-cell>
          <table:table-cell table:formula="of:=5000/(5000-[.J149])" office:value-type="float" office:value="1.57167294507793" calcext:value-type="float">
            <text:p>1.57167294507793</text:p>
          </table:table-cell>
          <table:table-cell table:formula="of:=(([.D149]+[.C160])/2-[.C171])*[.I149]" office:value-type="float" office:value="129.425983222351" calcext:value-type="float">
            <text:p>129.42598322235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0" calcext:value-type="float">
            <text:p>2000</text:p>
          </table:table-cell>
          <table:table-cell office:value-type="float" office:value="0.0205619650186332" calcext:value-type="float">
            <text:p>0.020561965018633</text:p>
          </table:table-cell>
          <table:table-cell table:formula="of:=[.D150]*[.$C150]" office:value-type="float" office:value="41.1239300372664" calcext:value-type="float">
            <text:p>41.1239300372664</text:p>
          </table:table-cell>
          <table:table-cell table:formula="of:=[.B150]-[.E150]/1000" office:value-type="float" office:value="0.437813829709676" calcext:value-type="float">
            <text:p>0.437813829709676</text:p>
          </table:table-cell>
          <table:table-cell table:formula="of:=[.D150]-10^-12*(EXP([.F150]/0.026)-1)*1000" office:value-type="float" office:value="-0.000000819059422223212" calcext:value-type="float">
            <text:p>-8.19059422223212E-07</text:p>
          </table:table-cell>
          <table:table-cell table:formula="of:=[.C161]/[.D150]" office:value-type="float" office:value="2.39356087231792" calcext:value-type="float">
            <text:p>2.39356087231792</text:p>
          </table:table-cell>
          <table:table-cell table:style-name="ce192" table:formula="of:=5000/[.C161]" office:value-type="float" office:value="101592.327817715" calcext:value-type="float">
            <text:p>101,592</text:p>
          </table:table-cell>
          <table:table-cell table:style-name="ce192" table:formula="of:=[.I150]*[.D150]" office:value-type="float" office:value="2088.93789074936" calcext:value-type="float">
            <text:p>2,089</text:p>
          </table:table-cell>
          <table:table-cell table:formula="of:=5000/(5000-[.J150])" office:value-type="float" office:value="1.71758616352129" calcext:value-type="float">
            <text:p>1.71758616352129</text:p>
          </table:table-cell>
          <table:table-cell table:formula="of:=(([.D150]+[.C161])/2-[.C172])*[.I150]" office:value-type="float" office:value="88.5250020193276" calcext:value-type="float">
            <text:p>88.5250020193276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260270005473" calcext:value-type="float">
            <text:p>0.011326027000547</text:p>
          </table:table-cell>
          <table:table-cell table:formula="of:=[.D151]*[.$C151]" office:value-type="float" office:value="56.6301350027365" calcext:value-type="float">
            <text:p>56.6301350027365</text:p>
          </table:table-cell>
          <table:table-cell table:formula="of:=[.B151]-[.E151]/1000" office:value-type="float" office:value="0.422307624744206" calcext:value-type="float">
            <text:p>0.422307624744206</text:p>
          </table:table-cell>
          <table:table-cell table:formula="of:=[.D151]-10^-12*(EXP([.F151]/0.026)-1)*1000" office:value-type="float" office:value="0.000000147760536115676" calcext:value-type="float">
            <text:p>1.47760536115676E-07</text:p>
          </table:table-cell>
          <table:table-cell table:formula="of:=[.C162]/[.D151]" office:value-type="float" office:value="2.07707186903351" calcext:value-type="float">
            <text:p>2.07707186903351</text:p>
          </table:table-cell>
          <table:table-cell table:style-name="ce192" table:formula="of:=5000/[.C162]" office:value-type="float" office:value="212540.103553051" calcext:value-type="float">
            <text:p>212,540</text:p>
          </table:table-cell>
          <table:table-cell table:style-name="ce192" table:formula="of:=[.I151]*[.D151]" office:value-type="float" office:value="2407.23495154097" calcext:value-type="float">
            <text:p>2,407</text:p>
          </table:table-cell>
          <table:table-cell table:formula="of:=5000/(5000-[.J151])" office:value-type="float" office:value="1.9284431510567" calcext:value-type="float">
            <text:p>1.9284431510567</text:p>
          </table:table-cell>
          <table:table-cell table:formula="of:=(([.D151]+[.C162])/2-[.C173])*[.I151]" office:value-type="float" office:value="55.5358617345242" calcext:value-type="float">
            <text:p>55.5358617345242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9374903215042" calcext:value-type="float">
            <text:p>0.006937490321504</text:p>
          </table:table-cell>
          <table:table-cell table:formula="of:=[.D152]*[.$C152]" office:value-type="float" office:value="69.374903215042" calcext:value-type="float">
            <text:p>69.374903215042</text:p>
          </table:table-cell>
          <table:table-cell table:formula="of:=[.B152]-[.E152]/1000" office:value-type="float" office:value="0.4095628565319" calcext:value-type="float">
            <text:p>0.4095628565319</text:p>
          </table:table-cell>
          <table:table-cell table:formula="of:=[.D152]-10^-12*(EXP([.F152]/0.026)-1)*1000" office:value-type="float" office:value="0.000000230509321618236" calcext:value-type="float">
            <text:p>2.30509321618236E-07</text:p>
          </table:table-cell>
          <table:table-cell table:formula="of:=[.C163]/[.D152]" office:value-type="float" office:value="1.91052190830621" calcext:value-type="float">
            <text:p>1.91052190830621</text:p>
          </table:table-cell>
          <table:table-cell table:style-name="ce192" table:formula="of:=5000/[.C163]" office:value-type="float" office:value="377238.137424698" calcext:value-type="float">
            <text:p>377,238</text:p>
          </table:table-cell>
          <table:table-cell table:style-name="ce192" table:formula="of:=[.I152]*[.D152]" office:value-type="float" office:value="2617.08592728611" calcext:value-type="float">
            <text:p>2,617</text:p>
          </table:table-cell>
          <table:table-cell table:formula="of:=5000/(5000-[.J152])" office:value-type="float" office:value="2.09827121223281" calcext:value-type="float">
            <text:p>2.09827121223281</text:p>
          </table:table-cell>
          <table:table-cell table:formula="of:=(([.D152]+[.C163])/2-[.C174])*[.I152]" office:value-type="float" office:value="40.1335664841178" calcext:value-type="float">
            <text:p>40.13356648411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/>
          <table:table-cell office:value-type="string" calcext:value-type="string">
            <text:p>graph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4]+20*0.004" office:value-type="float" office:value="0.558937759746942" calcext:value-type="float">
            <text:p>0.558937759746942</text:p>
          </table:table-cell>
          <table:table-cell office:value-type="float" office:value="2.16916067432439" calcext:value-type="float">
            <text:p>2.16916067432439</text:p>
          </table:table-cell>
          <table:table-cell table:formula="of:=[.C155]*[.$C144]" office:value-type="float" office:value="0" calcext:value-type="float">
            <text:p>0</text:p>
          </table:table-cell>
          <table:table-cell table:formula="of:=[.B155]-[.D155]/1000" office:value-type="float" office:value="0.558937759746942" calcext:value-type="float">
            <text:p>0.558937759746942</text:p>
          </table:table-cell>
          <table:table-cell table:formula="of:=[.C155]-10^-12*(EXP([.E155]/0.026)-1)*1000" office:value-type="float" office:value="0" calcext:value-type="float">
            <text:p>0</text:p>
          </table:table-cell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5]+20*0.004" office:value-type="float" office:value="0.558937759746942" calcext:value-type="float">
            <text:p>0.558937759746942</text:p>
          </table:table-cell>
          <table:table-cell office:value-type="float" office:value="0.637093257472774" calcext:value-type="float">
            <text:p>0.637093257472774</text:p>
          </table:table-cell>
          <table:table-cell table:formula="of:=[.C156]*[.$C145]" office:value-type="float" office:value="31.8546628736387" calcext:value-type="float">
            <text:p>31.8546628736387</text:p>
          </table:table-cell>
          <table:table-cell table:formula="of:=[.B156]-[.D156]/1000" office:value-type="float" office:value="0.527083096873303" calcext:value-type="float">
            <text:p>0.527083096873303</text:p>
          </table:table-cell>
          <table:table-cell table:formula="of:=[.C156]-10^-12*(EXP([.E156]/0.026)-1)*1000" office:value-type="float" office:value="-0.000000125744841317221" calcext:value-type="float">
            <text:p>-1.25744841317221E-07</text:p>
          </table:table-cell>
          <table:table-cell/>
          <table:table-cell office:value-type="string" calcext:value-type="string">
            <text:p>Ishunt</text:p>
          </table:table-cell>
          <table:table-cell table:style-name="ce196" table:formula="of:=&quot;Rd=&quot;&amp;[.I155]" office:value-type="string" office:string-value="Rd=0" calcext:value-type="string">
            <text:p>Rd=0</text:p>
          </table:table-cell>
          <table:table-cell table:style-name="ce196" table:formula="of:=&quot;Rd=&quot;&amp;[.J155]" office:value-type="string" office:string-value="Rd=50" calcext:value-type="string">
            <text:p>Rd=50</text:p>
          </table:table-cell>
          <table:table-cell table:style-name="ce196" table:formula="of:=&quot;Rd=&quot;&amp;[.K155]" office:value-type="string" office:string-value="Rd=100" calcext:value-type="string">
            <text:p>Rd=100</text:p>
          </table:table-cell>
          <table:table-cell table:style-name="ce196" table:formula="of:=&quot;Rd=&quot;&amp;[.L155]" office:value-type="string" office:string-value="Rd=200" calcext:value-type="string">
            <text:p>Rd=200</text:p>
          </table:table-cell>
          <table:table-cell table:style-name="ce196" table:formula="of:=&quot;Rd=&quot;&amp;[.M155]" office:value-type="string" office:string-value="Rd=500" calcext:value-type="string">
            <text:p>Rd=500</text:p>
          </table:table-cell>
          <table:table-cell table:style-name="ce196" table:formula="of:=&quot;Rd=&quot;&amp;[.N155]" office:value-type="string" office:string-value="Rd=1000" calcext:value-type="string">
            <text:p>Rd=1000</text:p>
          </table:table-cell>
          <table:table-cell table:style-name="ce196" table:formula="of:=&quot;Rd=&quot;&amp;[.O155]" office:value-type="string" office:string-value="Rd=2000" calcext:value-type="string">
            <text:p>Rd=2000</text:p>
          </table:table-cell>
          <table:table-cell table:style-name="ce196" table:formula="of:=&quot;Rd=&quot;&amp;[.P155]" office:value-type="string" office:string-value="Rd=5000" calcext:value-type="string">
            <text:p>Rd=5000</text:p>
          </table:table-cell>
          <table:table-cell table:style-name="ce196" table:formula="of:=&quot;Rd=&quot;&amp;[.Q155]" office:value-type="string" office:string-value="Rd=10000" calcext:value-type="string">
            <text:p>Rd=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6]+20*0.004" office:value-type="float" office:value="0.558937759746942" calcext:value-type="float">
            <text:p>0.558937759746942</text:p>
          </table:table-cell>
          <table:table-cell office:value-type="float" office:value="0.424256751985313" calcext:value-type="float">
            <text:p>0.424256751985313</text:p>
          </table:table-cell>
          <table:table-cell table:formula="of:=[.C157]*[.$C146]" office:value-type="float" office:value="42.4256751985313" calcext:value-type="float">
            <text:p>42.4256751985313</text:p>
          </table:table-cell>
          <table:table-cell table:formula="of:=[.B157]-[.D157]/1000" office:value-type="float" office:value="0.516512084548411" calcext:value-type="float">
            <text:p>0.516512084548411</text:p>
          </table:table-cell>
          <table:table-cell table:formula="of:=[.C157]-10^-12*(EXP([.E157]/0.026)-1)*1000" office:value-type="float" office:value="-0.0000000111534222968501" calcext:value-type="float">
            <text:p>-1.1153422296850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office:value-type="float" office:value="0.0849313093966621" calcext:value-type="float">
            <text:p>0.084931309396662</text:p>
          </table:table-cell>
          <table:table-cell office:value-type="float" office:value="0.074954773446011" calcext:value-type="float">
            <text:p>0.074954773446011</text:p>
          </table:table-cell>
          <table:table-cell office:value-type="float" office:value="0.0620468208254221" calcext:value-type="float">
            <text:p>0.062046820825422</text:p>
          </table:table-cell>
          <table:table-cell office:value-type="float" office:value="0.0434023099876554" calcext:value-type="float">
            <text:p>0.043402309987655</text:p>
          </table:table-cell>
          <table:table-cell office:value-type="float" office:value="0.0307019726436522" calcext:value-type="float">
            <text:p>0.030701972643652</text:p>
          </table:table-cell>
          <table:table-cell office:value-type="float" office:value="0.0205619650186332" calcext:value-type="float">
            <text:p>0.020561965018633</text:p>
          </table:table-cell>
          <table:table-cell office:value-type="float" office:value="0.0113260270005473" calcext:value-type="float">
            <text:p>0.011326027000547</text:p>
          </table:table-cell>
          <table:table-cell office:value-type="float" office:value="0.0069374903215042" calcext:value-type="float">
            <text:p>0.006937490321504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7]+20*0.004" office:value-type="float" office:value="0.558937759746942" calcext:value-type="float">
            <text:p>0.558937759746942</text:p>
          </table:table-cell>
          <table:table-cell office:value-type="float" office:value="0.270592572054315" calcext:value-type="float">
            <text:p>0.270592572054315</text:p>
          </table:table-cell>
          <table:table-cell table:formula="of:=[.C158]*[.$C147]" office:value-type="float" office:value="54.118514410863" calcext:value-type="float">
            <text:p>54.118514410863</text:p>
          </table:table-cell>
          <table:table-cell table:formula="of:=[.B158]-[.D158]/1000" office:value-type="float" office:value="0.504819245336079" calcext:value-type="float">
            <text:p>0.504819245336079</text:p>
          </table:table-cell>
          <table:table-cell table:formula="of:=[.C158]-10^-12*(EXP([.E158]/0.026)-1)*1000" office:value-type="float" office:value="0.00000000175647968392312" calcext:value-type="float">
            <text:p>1.75647968392312E-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5743030596411" calcext:value-type="float">
            <text:p>0.465743030596411</text:p>
          </table:table-cell>
          <table:table-cell office:value-type="float" office:value="0.2746433735297" calcext:value-type="float">
            <text:p>0.2746433735297</text:p>
          </table:table-cell>
          <table:table-cell office:value-type="float" office:value="0.208705084917175" calcext:value-type="float">
            <text:p>0.208705084917175</text:p>
          </table:table-cell>
          <table:table-cell office:value-type="float" office:value="0.148551397888141" calcext:value-type="float">
            <text:p>0.148551397888141</text:p>
          </table:table-cell>
          <table:table-cell office:value-type="float" office:value="0.0871513978433055" calcext:value-type="float">
            <text:p>0.087151397843306</text:p>
          </table:table-cell>
          <table:table-cell office:value-type="float" office:value="0.0553698113938701" calcext:value-type="float">
            <text:p>0.05536981139387</text:p>
          </table:table-cell>
          <table:table-cell office:value-type="float" office:value="0.03401776509695" calcext:value-type="float">
            <text:p>0.03401776509695</text:p>
          </table:table-cell>
          <table:table-cell office:value-type="float" office:value="0.0171642036164031" calcext:value-type="float">
            <text:p>0.017164203616403</text:p>
          </table:table-cell>
          <table:table-cell office:value-type="float" office:value="0.00998947090261034" calcext:value-type="float">
            <text:p>0.00998947090261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8]+20*0.004" office:value-type="float" office:value="0.558937759746942" calcext:value-type="float">
            <text:p>0.558937759746942</text:p>
          </table:table-cell>
          <table:table-cell office:value-type="float" office:value="0.141828763799905" calcext:value-type="float">
            <text:p>0.141828763799905</text:p>
          </table:table-cell>
          <table:table-cell table:formula="of:=[.C159]*[.$C148]" office:value-type="float" office:value="70.9143818999525" calcext:value-type="float">
            <text:p>70.9143818999525</text:p>
          </table:table-cell>
          <table:table-cell table:formula="of:=[.B159]-[.D159]/1000" office:value-type="float" office:value="0.48802337784699" calcext:value-type="float">
            <text:p>0.48802337784699</text:p>
          </table:table-cell>
          <table:table-cell table:formula="of:=[.C159]-10^-12*(EXP([.E159]/0.026)-1)*1000" office:value-type="float" office:value="0.000000154454625256317" calcext:value-type="float">
            <text:p>1.54454625256317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16916067432439" calcext:value-type="float">
            <text:p>2.16916067432439</text:p>
          </table:table-cell>
          <table:table-cell office:value-type="float" office:value="0.637093257472774" calcext:value-type="float">
            <text:p>0.637093257472774</text:p>
          </table:table-cell>
          <table:table-cell office:value-type="float" office:value="0.424256751985313" calcext:value-type="float">
            <text:p>0.424256751985313</text:p>
          </table:table-cell>
          <table:table-cell office:value-type="float" office:value="0.270592572054315" calcext:value-type="float">
            <text:p>0.270592572054315</text:p>
          </table:table-cell>
          <table:table-cell office:value-type="float" office:value="0.141828763799905" calcext:value-type="float">
            <text:p>0.141828763799905</text:p>
          </table:table-cell>
          <table:table-cell office:value-type="float" office:value="0.0844074574107627" calcext:value-type="float">
            <text:p>0.084407457410763</text:p>
          </table:table-cell>
          <table:table-cell office:value-type="float" office:value="0.0492163149265702" calcext:value-type="float">
            <text:p>0.04921631492657</text:p>
          </table:table-cell>
          <table:table-cell office:value-type="float" office:value="0.0235249720707508" calcext:value-type="float">
            <text:p>0.023524972070751</text:p>
          </table:table-cell>
          <table:table-cell office:value-type="float" office:value="0.0132542272478961" calcext:value-type="float">
            <text:p>0.013254227247896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9]+20*0.004" office:value-type="float" office:value="0.558937759746942" calcext:value-type="float">
            <text:p>0.558937759746942</text:p>
          </table:table-cell>
          <table:table-cell office:value-type="float" office:value="0.0844074574107627" calcext:value-type="float">
            <text:p>0.084407457410763</text:p>
          </table:table-cell>
          <table:table-cell table:formula="of:=[.C160]*[.$C149]" office:value-type="float" office:value="84.4074574107627" calcext:value-type="float">
            <text:p>84.4074574107627</text:p>
          </table:table-cell>
          <table:table-cell table:formula="of:=[.B160]-[.D160]/1000" office:value-type="float" office:value="0.474530302336179" calcext:value-type="float">
            <text:p>0.474530302336179</text:p>
          </table:table-cell>
          <table:table-cell table:formula="of:=[.C160]-10^-12*(EXP([.E160]/0.026)-1)*1000" office:value-type="float" office:value="0.000000071829799788703" calcext:value-type="float">
            <text:p>7.1829799788703E-08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0]+20*0.004" office:value-type="float" office:value="0.558937759746942" calcext:value-type="float">
            <text:p>0.558937759746942</text:p>
          </table:table-cell>
          <table:table-cell office:value-type="float" office:value="0.0492163149265702" calcext:value-type="float">
            <text:p>0.04921631492657</text:p>
          </table:table-cell>
          <table:table-cell table:formula="of:=[.C161]*[.$C150]" office:value-type="float" office:value="98.4326298531404" calcext:value-type="float">
            <text:p>98.4326298531404</text:p>
          </table:table-cell>
          <table:table-cell table:formula="of:=[.B161]-[.D161]/1000" office:value-type="float" office:value="0.460505129893802" calcext:value-type="float">
            <text:p>0.460505129893802</text:p>
          </table:table-cell>
          <table:table-cell table:formula="of:=[.C161]-10^-12*(EXP([.E161]/0.026)-1)*1000" office:value-type="float" office:value="-0.000000000695680173190549" calcext:value-type="float">
            <text:p>-6.95680173190549E-10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1]+20*0.004" office:value-type="float" office:value="0.558937759746942" calcext:value-type="float">
            <text:p>0.558937759746942</text:p>
          </table:table-cell>
          <table:table-cell office:value-type="float" office:value="0.0235249720707508" calcext:value-type="float">
            <text:p>0.023524972070751</text:p>
          </table:table-cell>
          <table:table-cell table:formula="of:=[.C162]*[.$C151]" office:value-type="float" office:value="117.624860353754" calcext:value-type="float">
            <text:p>117.624860353754</text:p>
          </table:table-cell>
          <table:table-cell table:formula="of:=[.B162]-[.D162]/1000" office:value-type="float" office:value="0.441312899393188" calcext:value-type="float">
            <text:p>0.441312899393188</text:p>
          </table:table-cell>
          <table:table-cell table:formula="of:=[.C162]-10^-12*(EXP([.E162]/0.026)-1)*1000" office:value-type="float" office:value="0.00000000106199217822511" calcext:value-type="float">
            <text:p>1.06199217822511E-09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2]+20*0.004" office:value-type="float" office:value="0.558937759746942" calcext:value-type="float">
            <text:p>0.558937759746942</text:p>
          </table:table-cell>
          <table:table-cell office:value-type="float" office:value="0.0132542272478961" calcext:value-type="float">
            <text:p>0.013254227247896</text:p>
          </table:table-cell>
          <table:table-cell table:formula="of:=[.C163]*[.$C152]" office:value-type="float" office:value="132.542272478961" calcext:value-type="float">
            <text:p>132.542272478961</text:p>
          </table:table-cell>
          <table:table-cell table:formula="of:=[.B163]-[.D163]/1000" office:value-type="float" office:value="0.426395487267981" calcext:value-type="float">
            <text:p>0.426395487267981</text:p>
          </table:table-cell>
          <table:table-cell table:formula="of:=[.C163]-10^-12*(EXP([.E163]/0.026)-1)*1000" office:value-type="float" office:value="0.00000000979693397067105" calcext:value-type="float">
            <text:p>9.79693397067105E-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465743030596411" calcext:value-type="float">
            <text:p>0.465743030596411</text:p>
          </table:table-cell>
          <table:table-cell table:formula="of:=[.C166]*[.$C144]" office:value-type="float" office:value="0" calcext:value-type="float">
            <text:p>0</text:p>
          </table:table-cell>
          <table:table-cell table:formula="of:=[.B166]-[.D166]/1000" office:value-type="float" office:value="0.518937759746942" calcext:value-type="float">
            <text:p>0.518937759746942</text:p>
          </table:table-cell>
          <table:table-cell table:formula="of:=[.C166]-10^-12*(EXP([.E166]/0.026)-1)*1000" office:value-type="float" office:value="3.88578058618805E-015" calcext:value-type="float">
            <text:p>3.88578058618805E-15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746433735297" calcext:value-type="float">
            <text:p>0.2746433735297</text:p>
          </table:table-cell>
          <table:table-cell table:formula="of:=[.C167]*[.$C145]" office:value-type="float" office:value="13.732168676485" calcext:value-type="float">
            <text:p>13.732168676485</text:p>
          </table:table-cell>
          <table:table-cell table:formula="of:=[.B167]-[.D167]/1000" office:value-type="float" office:value="0.505205591070457" calcext:value-type="float">
            <text:p>0.505205591070457</text:p>
          </table:table-cell>
          <table:table-cell table:formula="of:=[.C167]-10^-12*(EXP([.E167]/0.026)-1)*1000" office:value-type="float" office:value="-0.0000000762960515321431" calcext:value-type="float">
            <text:p>-7.62960515321431E-08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08705084917175" calcext:value-type="float">
            <text:p>0.208705084917175</text:p>
          </table:table-cell>
          <table:table-cell table:formula="of:=[.C168]*[.$C146]" office:value-type="float" office:value="20.8705084917175" calcext:value-type="float">
            <text:p>20.8705084917175</text:p>
          </table:table-cell>
          <table:table-cell table:formula="of:=[.B168]-[.D168]/1000" office:value-type="float" office:value="0.498067251255224" calcext:value-type="float">
            <text:p>0.498067251255224</text:p>
          </table:table-cell>
          <table:table-cell table:formula="of:=[.C168]-10^-12*(EXP([.E168]/0.026)-1)*1000" office:value-type="float" office:value="0.000000000141302081146932" calcext:value-type="float">
            <text:p>1.41302081146932E-10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148551397888141" calcext:value-type="float">
            <text:p>0.148551397888141</text:p>
          </table:table-cell>
          <table:table-cell table:formula="of:=[.C169]*[.$C147]" office:value-type="float" office:value="29.7102795776282" calcext:value-type="float">
            <text:p>29.7102795776282</text:p>
          </table:table-cell>
          <table:table-cell table:formula="of:=[.B169]-[.D169]/1000" office:value-type="float" office:value="0.489227480169314" calcext:value-type="float">
            <text:p>0.489227480169314</text:p>
          </table:table-cell>
          <table:table-cell table:formula="of:=[.C169]-10^-12*(EXP([.E169]/0.026)-1)*1000" office:value-type="float" office:value="0.00000000472488745351107" calcext:value-type="float">
            <text:p>4.72488745351107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871513978433055" calcext:value-type="float">
            <text:p>0.087151397843306</text:p>
          </table:table-cell>
          <table:table-cell table:formula="of:=[.C170]*[.$C148]" office:value-type="float" office:value="43.5756989216528" calcext:value-type="float">
            <text:p>43.5756989216528</text:p>
          </table:table-cell>
          <table:table-cell table:formula="of:=[.B170]-[.D170]/1000" office:value-type="float" office:value="0.475362060825289" calcext:value-type="float">
            <text:p>0.475362060825289</text:p>
          </table:table-cell>
          <table:table-cell table:formula="of:=[.C170]-10^-12*(EXP([.E170]/0.026)-1)*1000" office:value-type="float" office:value="0.00000010416311646555" calcext:value-type="float">
            <text:p>1.0416311646555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553698113938701" calcext:value-type="float">
            <text:p>0.05536981139387</text:p>
          </table:table-cell>
          <table:table-cell table:formula="of:=[.C171]*[.$C149]" office:value-type="float" office:value="55.3698113938701" calcext:value-type="float">
            <text:p>55.3698113938701</text:p>
          </table:table-cell>
          <table:table-cell table:formula="of:=[.B171]-[.D171]/1000" office:value-type="float" office:value="0.463567948353072" calcext:value-type="float">
            <text:p>0.463567948353072</text:p>
          </table:table-cell>
          <table:table-cell table:formula="of:=[.C171]-10^-12*(EXP([.E171]/0.026)-1)*1000" office:value-type="float" office:value="0.000000477587391335688" calcext:value-type="float">
            <text:p>4.77587391335688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3401776509695" calcext:value-type="float">
            <text:p>0.03401776509695</text:p>
          </table:table-cell>
          <table:table-cell table:formula="of:=[.C172]*[.$C150]" office:value-type="float" office:value="68.0355301939" calcext:value-type="float">
            <text:p>68.0355301939</text:p>
          </table:table-cell>
          <table:table-cell table:formula="of:=[.B172]-[.D172]/1000" office:value-type="float" office:value="0.450902229553042" calcext:value-type="float">
            <text:p>0.450902229553042</text:p>
          </table:table-cell>
          <table:table-cell table:formula="of:=[.C172]-10^-12*(EXP([.E172]/0.026)-1)*1000" office:value-type="float" office:value="0.00000000115740206307891" calcext:value-type="float">
            <text:p>1.15740206307891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171642036164031" calcext:value-type="float">
            <text:p>0.017164203616403</text:p>
          </table:table-cell>
          <table:table-cell table:formula="of:=[.C173]*[.$C151]" office:value-type="float" office:value="85.8210180820155" calcext:value-type="float">
            <text:p>85.8210180820155</text:p>
          </table:table-cell>
          <table:table-cell table:formula="of:=[.B173]-[.D173]/1000" office:value-type="float" office:value="0.433116741664927" calcext:value-type="float">
            <text:p>0.433116741664927</text:p>
          </table:table-cell>
          <table:table-cell table:formula="of:=[.C173]-10^-12*(EXP([.E173]/0.026)-1)*1000" office:value-type="float" office:value="0.00000000735305225041394" calcext:value-type="float">
            <text:p>7.35305225041394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0998947090261034" calcext:value-type="float">
            <text:p>0.00998947090261</text:p>
          </table:table-cell>
          <table:table-cell table:formula="of:=[.C174]*[.$C152]" office:value-type="float" office:value="99.8947090261034" calcext:value-type="float">
            <text:p>99.8947090261034</text:p>
          </table:table-cell>
          <table:table-cell table:formula="of:=[.B174]-[.D174]/1000" office:value-type="float" office:value="0.419043050720839" calcext:value-type="float">
            <text:p>0.419043050720839</text:p>
          </table:table-cell>
          <table:table-cell table:formula="of:=[.C174]-10^-12*(EXP([.E174]/0.026)-1)*1000" office:value-type="float" office:value="0.0000000187231092817208" calcext:value-type="float">
            <text:p>1.87231092817208E-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2">
        <table:table-column table:style-name="co2" table:default-cell-style-name="Default"/>
        <table:table-row table:style-name="ro1">
          <table:table-cell/>
        </table:table-row>
      </table:table>
      <table:table table:name="discreteAmp2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2.A67:discreteAmp2.A76 discreteAmp2.D66:discreteAmp2.D66 discreteAmp2.D67:discreteAmp2.D76 discreteAmp2.E66:discreteAmp2.E66 discreteAmp2.E67:discreteAmp2.E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2.A80:discreteAmp2.A89 discreteAmp2.E79:discreteAmp2.E79 discreteAmp2.E80:discreteAmp2.E89 discreteAmp2.H79:discreteAmp2.H79 discreteAmp2.H80:discreteAmp2.H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2.A80:discreteAmp2.A89 discreteAmp2.I79:discreteAmp2.I79 discreteAmp2.I80:discreteAmp2.I8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401048665430357" calcext:value-type="float">
            <text:p>0.4010486654303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69895133456964" calcext:value-type="float">
            <text:p>4.69895133456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9.21363006778361" calcext:value-type="float">
            <text:p>9.2136300677836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401048665430357" calcext:value-type="float">
            <text:p>0.401048665430357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6]*1000" office:value-type="float" office:value="9213.63006778361" calcext:value-type="float">
            <text:p>9,21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7]/0.026) - 1)*1000" office:value-type="float" office:value="0.0050443079550193" calcext:value-type="float">
            <text:p>0.005044307955019</text:p>
          </table:table-cell>
          <table:table-cell table:formula="of:=[.F67]*[.D$62]" office:value-type="float" office:value="0.50443079550193" calcext:value-type="float">
            <text:p>0.50443079550193</text:p>
          </table:table-cell>
          <table:table-cell table:formula="of:=([.G67]+[.F67]+[.C67])*[.D$58]/1000" office:value-type="float" office:value="4.698721947032" calcext:value-type="float">
            <text:p>4.698721947032</text:p>
          </table:table-cell>
          <table:table-cell table:formula="of:=5.1-[.H67]" office:value-type="float" office:value="0.401278052967998" calcext:value-type="float">
            <text:p>0.401278052967998</text:p>
          </table:table-cell>
          <table:table-cell table:formula="of:=[.D67]-[.I67]" office:value-type="float" office:value="-0.00000000108738251736185" calcext:value-type="float">
            <text:p>-1.08738251736185E-09</text:p>
          </table:table-cell>
          <table:table-cell table:formula="of:=[.D67]-[.D$76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8]/0.026) - 1)*1000" office:value-type="float" office:value="0.00503938474221552" calcext:value-type="float">
            <text:p>0.005039384742216</text:p>
          </table:table-cell>
          <table:table-cell table:formula="of:=[.F68]*[.D$62]" office:value-type="float" office:value="0.503938474221552" calcext:value-type="float">
            <text:p>0.503938474221552</text:p>
          </table:table-cell>
          <table:table-cell table:formula="of:=([.G68]+[.F68]+[.C68])*[.D$58]/1000" office:value-type="float" office:value="4.69874733525248" calcext:value-type="float">
            <text:p>4.69874733525248</text:p>
          </table:table-cell>
          <table:table-cell table:formula="of:=5.1-[.H68]" office:value-type="float" office:value="0.401252664747525" calcext:value-type="float">
            <text:p>0.401252664747525</text:p>
          </table:table-cell>
          <table:table-cell table:formula="of:=[.D68]-[.I68]" office:value-type="float" office:value="-0.00000000108956293987106" calcext:value-type="float">
            <text:p>-1.08956293987106E-09</text:p>
          </table:table-cell>
          <table:table-cell table:formula="of:=[.D68]-[.D$76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9]/0.026) - 1)*1000" office:value-type="float" office:value="0.00503446155593106" calcext:value-type="float">
            <text:p>0.005034461555931</text:p>
          </table:table-cell>
          <table:table-cell table:formula="of:=[.F69]*[.D$62]" office:value-type="float" office:value="0.503446155593106" calcext:value-type="float">
            <text:p>0.503446155593106</text:p>
          </table:table-cell>
          <table:table-cell table:formula="of:=([.G69]+[.F69]+[.C69])*[.D$58]/1000" office:value-type="float" office:value="4.69877274815121" calcext:value-type="float">
            <text:p>4.69877274815121</text:p>
          </table:table-cell>
          <table:table-cell table:formula="of:=5.1-[.H69]" office:value-type="float" office:value="0.401227251848792" calcext:value-type="float">
            <text:p>0.401227251848792</text:p>
          </table:table-cell>
          <table:table-cell table:formula="of:=[.D69]-[.I69]" office:value-type="float" office:value="-0.00000000109160003258779" calcext:value-type="float">
            <text:p>-1.09160003258779E-09</text:p>
          </table:table-cell>
          <table:table-cell table:formula="of:=[.D69]-[.D$76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0]/0.026) - 1)*1000" office:value-type="float" office:value="0.00502953814254368" calcext:value-type="float">
            <text:p>0.005029538142544</text:p>
          </table:table-cell>
          <table:table-cell table:formula="of:=[.F70]*[.D$62]" office:value-type="float" office:value="0.502953814254368" calcext:value-type="float">
            <text:p>0.502953814254368</text:p>
          </table:table-cell>
          <table:table-cell table:formula="of:=([.G70]+[.F70]+[.C70])*[.D$58]/1000" office:value-type="float" office:value="4.69879794971327" calcext:value-type="float">
            <text:p>4.69879794971327</text:p>
          </table:table-cell>
          <table:table-cell table:formula="of:=5.1-[.H70]" office:value-type="float" office:value="0.401202050286733" calcext:value-type="float">
            <text:p>0.401202050286733</text:p>
          </table:table-cell>
          <table:table-cell table:formula="of:=[.D70]-[.I70]" office:value-type="float" office:value="-0.0000002384676726086" calcext:value-type="float">
            <text:p>-2.384676726086E-07</text:p>
          </table:table-cell>
          <table:table-cell table:formula="of:=[.D70]-[.D$76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1]/0.026) - 1)*1000" office:value-type="float" office:value="0.00502461511682325" calcext:value-type="float">
            <text:p>0.005024615116823</text:p>
          </table:table-cell>
          <table:table-cell table:formula="of:=[.F71]*[.D$62]" office:value-type="float" office:value="0.502461511682325" calcext:value-type="float">
            <text:p>0.502461511682325</text:p>
          </table:table-cell>
          <table:table-cell table:formula="of:=([.G71]+[.F71]+[.C71])*[.D$58]/1000" office:value-type="float" office:value="4.69882351202914" calcext:value-type="float">
            <text:p>4.69882351202914</text:p>
          </table:table-cell>
          <table:table-cell table:formula="of:=5.1-[.H71]" office:value-type="float" office:value="0.40117648797086" calcext:value-type="float">
            <text:p>0.40117648797086</text:p>
          </table:table-cell>
          <table:table-cell table:formula="of:=[.D71]-[.I71]" office:value-type="float" office:value="-0.000000137998301674713" calcext:value-type="float">
            <text:p>-1.37998301674713E-07</text:p>
          </table:table-cell>
          <table:table-cell table:formula="of:=[.D71]-[.D$76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2]/0.026) - 1)*1000" office:value-type="float" office:value="0.00501969208237637" calcext:value-type="float">
            <text:p>0.005019692082376</text:p>
          </table:table-cell>
          <table:table-cell table:formula="of:=[.F72]*[.D$62]" office:value-type="float" office:value="0.501969208237637" calcext:value-type="float">
            <text:p>0.501969208237637</text:p>
          </table:table-cell>
          <table:table-cell table:formula="of:=([.G72]+[.F72]+[.C72])*[.D$58]/1000" office:value-type="float" office:value="4.69884906622437" calcext:value-type="float">
            <text:p>4.69884906622437</text:p>
          </table:table-cell>
          <table:table-cell table:formula="of:=5.1-[.H72]" office:value-type="float" office:value="0.401150933775626" calcext:value-type="float">
            <text:p>0.401150933775626</text:p>
          </table:table-cell>
          <table:table-cell table:formula="of:=[.D72]-[.I72]" office:value-type="float" office:value="-0.0000000706540460582161" calcext:value-type="float">
            <text:p>-7.06540460582161E-08</text:p>
          </table:table-cell>
          <table:table-cell table:formula="of:=[.D72]-[.D$76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3]/0.026) - 1)*1000" office:value-type="float" office:value="0.00501476904634012" calcext:value-type="float">
            <text:p>0.00501476904634</text:p>
          </table:table-cell>
          <table:table-cell table:formula="of:=[.F73]*[.D$62]" office:value-type="float" office:value="0.501476904634012" calcext:value-type="float">
            <text:p>0.501476904634012</text:p>
          </table:table-cell>
          <table:table-cell table:formula="of:=([.G73]+[.F73]+[.C73])*[.D$58]/1000" office:value-type="float" office:value="4.69887461894058" calcext:value-type="float">
            <text:p>4.69887461894058</text:p>
          </table:table-cell>
          <table:table-cell table:formula="of:=5.1-[.H73]" office:value-type="float" office:value="0.401125381059424" calcext:value-type="float">
            <text:p>0.401125381059424</text:p>
          </table:table-cell>
          <table:table-cell table:formula="of:=[.D73]-[.I73]" office:value-type="float" office:value="-0.0000000298054093628153" calcext:value-type="float">
            <text:p>-2.98054093628153E-08</text:p>
          </table:table-cell>
          <table:table-cell table:formula="of:=[.D73]-[.D$76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4]/0.026) - 1)*1000" office:value-type="float" office:value="0.00500984601584425" calcext:value-type="float">
            <text:p>0.005009846015844</text:p>
          </table:table-cell>
          <table:table-cell table:formula="of:=[.F74]*[.D$62]" office:value-type="float" office:value="0.500984601584425" calcext:value-type="float">
            <text:p>0.500984601584425</text:p>
          </table:table-cell>
          <table:table-cell table:formula="of:=([.G74]+[.F74]+[.C74])*[.D$58]/1000" office:value-type="float" office:value="4.69890017681254" calcext:value-type="float">
            <text:p>4.69890017681254</text:p>
          </table:table-cell>
          <table:table-cell table:formula="of:=5.1-[.H74]" office:value-type="float" office:value="0.401099823187463" calcext:value-type="float">
            <text:p>0.401099823187463</text:p>
          </table:table-cell>
          <table:table-cell table:formula="of:=[.D74]-[.I74]" office:value-type="float" office:value="-0.00000000882974837690398" calcext:value-type="float">
            <text:p>-8.82974837690398E-09</text:p>
          </table:table-cell>
          <table:table-cell table:formula="of:=[.D74]-[.D$76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5]/0.026) - 1)*1000" office:value-type="float" office:value="0.00500492296110412" calcext:value-type="float">
            <text:p>0.005004922961104</text:p>
          </table:table-cell>
          <table:table-cell table:formula="of:=[.F75]*[.D$62]" office:value-type="float" office:value="0.500492296110412" calcext:value-type="float">
            <text:p>0.500492296110412</text:p>
          </table:table-cell>
          <table:table-cell table:formula="of:=([.G75]+[.F75]+[.C75])*[.D$58]/1000" office:value-type="float" office:value="4.69892571212335" calcext:value-type="float">
            <text:p>4.69892571212335</text:p>
          </table:table-cell>
          <table:table-cell table:formula="of:=5.1-[.H75]" office:value-type="float" office:value="0.40107428787665" calcext:value-type="float">
            <text:p>0.40107428787665</text:p>
          </table:table-cell>
          <table:table-cell table:formula="of:=[.D75]-[.I75]" office:value-type="float" office:value="-0.0000000356478839780294" calcext:value-type="float">
            <text:p>-3.56478839780294E-08</text:p>
          </table:table-cell>
          <table:table-cell table:formula="of:=[.D75]-[.D$76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6]/0.026) - 1)*1000" office:value-type="float" office:value="0.00499999999999996" calcext:value-type="float">
            <text:p>0.005</text:p>
          </table:table-cell>
          <table:table-cell table:formula="of:=[.F76]*[.D$62]" office:value-type="float" office:value="0.499999999999996" calcext:value-type="float">
            <text:p>0.499999999999996</text:p>
          </table:table-cell>
          <table:table-cell table:formula="of:=([.G76]+[.F76]+[.C76])*[.D$58]/1000" office:value-type="float" office:value="4.69895133456961" calcext:value-type="float">
            <text:p>4.69895133456961</text:p>
          </table:table-cell>
          <table:table-cell table:formula="of:=5.1-[.H76]" office:value-type="float" office:value="0.401048665430391" calcext:value-type="float">
            <text:p>0.401048665430391</text:p>
          </table:table-cell>
          <table:table-cell table:formula="of:=[.D76]-[.I76]" office:value-type="float" office:value="-0.000000000000034028335704761" calcext:value-type="float">
            <text:p>-3.4028335704761E-1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600965520681545" calcext:value-type="float">
            <text:p>-0.060096552068155</text:p>
          </table:table-cell>
          <table:table-cell table:formula="of:=[.C80]+([.B67]+[.C67])/1000*[.D$60]" office:value-type="float" office:value="-0.0568965520681545" calcext:value-type="float">
            <text:p>-0.056896552068155</text:p>
          </table:table-cell>
          <table:table-cell table:formula="of:=[.D80]/[.D$59]*1000" office:value-type="float" office:value="-14.2241380170386" calcext:value-type="float">
            <text:p>-14.2241380170386</text:p>
          </table:table-cell>
          <table:table-cell table:formula="of:=[.B80]-[.E67]" office:value-type="float" office:value="-0.0599948501875395" calcext:value-type="float">
            <text:p>-0.05999485018754</text:p>
          </table:table-cell>
          <table:table-cell table:formula="of:=[.F80]+([.B67]+[.C67])/1000*[.D$60]" office:value-type="float" office:value="-0.0567948501875395" calcext:value-type="float">
            <text:p>-0.05679485018754</text:p>
          </table:table-cell>
          <table:table-cell table:formula="of:=[.G80]/[.D$59]*1000" office:value-type="float" office:value="-14.1987125468849" calcext:value-type="float">
            <text:p>-14.1987125468849</text:p>
          </table:table-cell>
          <table:table-cell table:formula="of:=([.E80]-[.H80])*1000" office:value-type="float" office:value="-25.425470153758" calcext:value-type="float">
            <text:p>-25.4254701537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420493631509039" calcext:value-type="float">
            <text:p>-0.042049363150904</text:p>
          </table:table-cell>
          <table:table-cell table:formula="of:=[.C81]+([.B68]+[.C68])/1000*[.D$60]" office:value-type="float" office:value="-0.0356493631509039" calcext:value-type="float">
            <text:p>-0.035649363150904</text:p>
          </table:table-cell>
          <table:table-cell table:formula="of:=[.D81]/[.D$59]*1000" office:value-type="float" office:value="-8.91234078772598" calcext:value-type="float">
            <text:p>-8.91234078772598</text:p>
          </table:table-cell>
          <table:table-cell table:formula="of:=[.B81]-[.E68]" office:value-type="float" office:value="-0.0419730494929419" calcext:value-type="float">
            <text:p>-0.041973049492942</text:p>
          </table:table-cell>
          <table:table-cell table:formula="of:=[.F81]+([.B68]+[.C68])/1000*[.D$60]" office:value-type="float" office:value="-0.0355730494929419" calcext:value-type="float">
            <text:p>-0.035573049492942</text:p>
          </table:table-cell>
          <table:table-cell table:formula="of:=[.G81]/[.D$59]*1000" office:value-type="float" office:value="-8.89326237323547" calcext:value-type="float">
            <text:p>-8.89326237323547</text:p>
          </table:table-cell>
          <table:table-cell table:formula="of:=([.E81]-[.H81])*1000" office:value-type="float" office:value="-19.0784144905027" calcext:value-type="float">
            <text:p>-19.0784144905027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-0.031481866105981" calcext:value-type="float">
            <text:p>-0.031481866105981</text:p>
          </table:table-cell>
          <table:table-cell table:formula="of:=[.C82]+([.B69]+[.C69])/1000*[.D$60]" office:value-type="float" office:value="-0.021881866105981" calcext:value-type="float">
            <text:p>-0.021881866105981</text:p>
          </table:table-cell>
          <table:table-cell table:formula="of:=[.D82]/[.D$59]*1000" office:value-type="float" office:value="-5.47046652649526" calcext:value-type="float">
            <text:p>-5.47046652649526</text:p>
          </table:table-cell>
          <table:table-cell table:formula="of:=[.B82]-[.E69]" office:value-type="float" office:value="-0.031430965348789" calcext:value-type="float">
            <text:p>-0.031430965348789</text:p>
          </table:table-cell>
          <table:table-cell table:formula="of:=[.F82]+([.B69]+[.C69])/1000*[.D$60]" office:value-type="float" office:value="-0.021830965348789" calcext:value-type="float">
            <text:p>-0.021830965348789</text:p>
          </table:table-cell>
          <table:table-cell table:formula="of:=[.G82]/[.D$59]*1000" office:value-type="float" office:value="-5.45774133719726" calcext:value-type="float">
            <text:p>-5.45774133719726</text:p>
          </table:table-cell>
          <table:table-cell table:formula="of:=([.E82]-[.H82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-0.0239766976174335" calcext:value-type="float">
            <text:p>-0.023976697617434</text:p>
          </table:table-cell>
          <table:table-cell table:formula="of:=[.C83]+([.B70]+[.C70])/1000*[.D$60]" office:value-type="float" office:value="-0.0111766976174335" calcext:value-type="float">
            <text:p>-0.011176697617434</text:p>
          </table:table-cell>
          <table:table-cell table:formula="of:=[.D83]/[.D$59]*1000" office:value-type="float" office:value="-2.79417440435837" calcext:value-type="float">
            <text:p>-2.79417440435837</text:p>
          </table:table-cell>
          <table:table-cell table:formula="of:=[.B83]-[.E70]" office:value-type="float" office:value="-0.0239512357983735" calcext:value-type="float">
            <text:p>-0.023951235798374</text:p>
          </table:table-cell>
          <table:table-cell table:formula="of:=[.F83]+([.B70]+[.C70])/1000*[.D$60]" office:value-type="float" office:value="-0.0111512357983735" calcext:value-type="float">
            <text:p>-0.011151235798374</text:p>
          </table:table-cell>
          <table:table-cell table:formula="of:=[.G83]/[.D$59]*1000" office:value-type="float" office:value="-2.78780894959337" calcext:value-type="float">
            <text:p>-2.78780894959337</text:p>
          </table:table-cell>
          <table:table-cell table:formula="of:=([.E83]-[.H83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-0.0181495060367609" calcext:value-type="float">
            <text:p>-0.018149506036761</text:p>
          </table:table-cell>
          <table:table-cell table:formula="of:=[.C84]+([.B71]+[.C71])/1000*[.D$60]" office:value-type="float" office:value="-0.00214950603676091" calcext:value-type="float">
            <text:p>-0.002149506036761</text:p>
          </table:table-cell>
          <table:table-cell table:formula="of:=[.D84]/[.D$59]*1000" office:value-type="float" office:value="-0.537376509190227" calcext:value-type="float">
            <text:p>-0.537376509190227</text:p>
          </table:table-cell>
          <table:table-cell table:formula="of:=[.B84]-[.E71]" office:value-type="float" office:value="-0.0181495060642029" calcext:value-type="float">
            <text:p>-0.018149506064203</text:p>
          </table:table-cell>
          <table:table-cell table:formula="of:=[.F84]+([.B71]+[.C71])/1000*[.D$60]" office:value-type="float" office:value="-0.0021495060642029" calcext:value-type="float">
            <text:p>-0.002149506064203</text:p>
          </table:table-cell>
          <table:table-cell table:formula="of:=[.G84]/[.D$59]*1000" office:value-type="float" office:value="-0.537376516050726" calcext:value-type="float">
            <text:p>-0.537376516050726</text:p>
          </table:table-cell>
          <table:table-cell table:formula="of:=([.E84]-[.H84])*1000" office:value-type="float" office:value="0.00000686049828058088" calcext:value-type="float">
            <text:p>6.86049828058088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-0.0133836604424727" calcext:value-type="float">
            <text:p>-0.013383660442473</text:p>
          </table:table-cell>
          <table:table-cell table:formula="of:=[.C85]+([.B72]+[.C72])/1000*[.D$60]" office:value-type="float" office:value="0.00581633955752725" calcext:value-type="float">
            <text:p>0.005816339557527</text:p>
          </table:table-cell>
          <table:table-cell table:formula="of:=[.D85]/[.D$59]*1000" office:value-type="float" office:value="1.45408488938181" calcext:value-type="float">
            <text:p>1.45408488938181</text:p>
          </table:table-cell>
          <table:table-cell table:formula="of:=[.B85]-[.E72]" office:value-type="float" office:value="-0.0134091473208928" calcext:value-type="float">
            <text:p>-0.013409147320893</text:p>
          </table:table-cell>
          <table:table-cell table:formula="of:=[.F85]+([.B72]+[.C72])/1000*[.D$60]" office:value-type="float" office:value="0.00579085267910723" calcext:value-type="float">
            <text:p>0.005790852679107</text:p>
          </table:table-cell>
          <table:table-cell table:formula="of:=[.G85]/[.D$59]*1000" office:value-type="float" office:value="1.44771316977681" calcext:value-type="float">
            <text:p>1.44771316977681</text:p>
          </table:table-cell>
          <table:table-cell table:formula="of:=([.E85]-[.H85])*1000" office:value-type="float" office:value="6.37171960500571" calcext:value-type="float">
            <text:p>6.3717196050057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-0.00935023213749397" calcext:value-type="float">
            <text:p>-0.009350232137494</text:p>
          </table:table-cell>
          <table:table-cell table:formula="of:=[.C86]+([.B73]+[.C73])/1000*[.D$60]" office:value-type="float" office:value="0.013049767862506" calcext:value-type="float">
            <text:p>0.013049767862506</text:p>
          </table:table-cell>
          <table:table-cell table:formula="of:=[.D86]/[.D$59]*1000" office:value-type="float" office:value="3.26244196562651" calcext:value-type="float">
            <text:p>3.26244196562651</text:p>
          </table:table-cell>
          <table:table-cell table:formula="of:=[.B86]-[.E73]" office:value-type="float" office:value="-0.00940123088347894" calcext:value-type="float">
            <text:p>-0.009401230883479</text:p>
          </table:table-cell>
          <table:table-cell table:formula="of:=[.F86]+([.B73]+[.C73])/1000*[.D$60]" office:value-type="float" office:value="0.0129987691165211" calcext:value-type="float">
            <text:p>0.012998769116521</text:p>
          </table:table-cell>
          <table:table-cell table:formula="of:=[.G86]/[.D$59]*1000" office:value-type="float" office:value="3.24969227913027" calcext:value-type="float">
            <text:p>3.24969227913027</text:p>
          </table:table-cell>
          <table:table-cell table:formula="of:=([.E86]-[.H86])*1000" office:value-type="float" office:value="12.7496864962411" calcext:value-type="float">
            <text:p>12.74968649624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-0.0058528799615275" calcext:value-type="float">
            <text:p>-0.005852879961528</text:p>
          </table:table-cell>
          <table:table-cell table:formula="of:=[.C87]+([.B74]+[.C74])/1000*[.D$60]" office:value-type="float" office:value="0.0197471200384725" calcext:value-type="float">
            <text:p>0.019747120038473</text:p>
          </table:table-cell>
          <table:table-cell table:formula="of:=[.D87]/[.D$59]*1000" office:value-type="float" office:value="4.93678000961813" calcext:value-type="float">
            <text:p>4.93678000961813</text:p>
          </table:table-cell>
          <table:table-cell table:formula="of:=[.B87]-[.E74]" office:value-type="float" office:value="-0.00592941560381249" calcext:value-type="float">
            <text:p>-0.005929415603813</text:p>
          </table:table-cell>
          <table:table-cell table:formula="of:=[.F87]+([.B74]+[.C74])/1000*[.D$60]" office:value-type="float" office:value="0.0196705843961875" calcext:value-type="float">
            <text:p>0.019670584396188</text:p>
          </table:table-cell>
          <table:table-cell table:formula="of:=[.G87]/[.D$59]*1000" office:value-type="float" office:value="4.91764609904688" calcext:value-type="float">
            <text:p>4.91764609904688</text:p>
          </table:table-cell>
          <table:table-cell table:formula="of:=([.E87]-[.H87])*1000" office:value-type="float" office:value="19.1339105712478" calcext:value-type="float">
            <text:p>19.1339105712478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-0.0027649596277346" calcext:value-type="float">
            <text:p>-0.002764959627735</text:p>
          </table:table-cell>
          <table:table-cell table:formula="of:=[.C88]+([.B75]+[.C75])/1000*[.D$60]" office:value-type="float" office:value="0.0260350403722654" calcext:value-type="float">
            <text:p>0.026035040372265</text:p>
          </table:table-cell>
          <table:table-cell table:formula="of:=[.D88]/[.D$59]*1000" office:value-type="float" office:value="6.50876009306635" calcext:value-type="float">
            <text:p>6.50876009306635</text:p>
          </table:table-cell>
          <table:table-cell table:formula="of:=[.B88]-[.E75]" office:value-type="float" office:value="-0.00286705739896859" calcext:value-type="float">
            <text:p>-0.002867057398969</text:p>
          </table:table-cell>
          <table:table-cell table:formula="of:=[.F88]+([.B75]+[.C75])/1000*[.D$60]" office:value-type="float" office:value="0.0259329426010314" calcext:value-type="float">
            <text:p>0.025932942601032</text:p>
          </table:table-cell>
          <table:table-cell table:formula="of:=[.G88]/[.D$59]*1000" office:value-type="float" office:value="6.48323565025785" calcext:value-type="float">
            <text:p>6.48323565025785</text:p>
          </table:table-cell>
          <table:table-cell table:formula="of:=([.E88]-[.H88])*1000" office:value-type="float" office:value="25.5244428084973" calcext:value-type="float">
            <text:p>25.52444280849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" calcext:value-type="float">
            <text:p>0</text:p>
          </table:table-cell>
          <table:table-cell table:formula="of:=[.C89]+([.B76]+[.C76])/1000*[.D$60]" office:value-type="float" office:value="0.032" calcext:value-type="float">
            <text:p>0.032</text:p>
          </table:table-cell>
          <table:table-cell table:formula="of:=[.D89]/[.D$59]*1000" office:value-type="float" office:value="8" calcext:value-type="float">
            <text:p>8</text:p>
          </table:table-cell>
          <table:table-cell table:formula="of:=[.B89]-[.E76]" office:value-type="float" office:value="-0.000127684569642794" calcext:value-type="float">
            <text:p>-0.000127684569643</text:p>
          </table:table-cell>
          <table:table-cell table:formula="of:=[.F89]+([.B76]+[.C76])/1000*[.D$60]" office:value-type="float" office:value="0.0318723154303572" calcext:value-type="float">
            <text:p>0.031872315430357</text:p>
          </table:table-cell>
          <table:table-cell table:formula="of:=[.G89]/[.D$59]*1000" office:value-type="float" office:value="7.9680788575893" calcext:value-type="float">
            <text:p>7.9680788575893</text:p>
          </table:table-cell>
          <table:table-cell table:formula="of:=([.E89]-[.H89])*1000" office:value-type="float" office:value="31.921142410698" calcext:value-type="float">
            <text:p>31.921142410698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14.2241380170386" calcext:value-type="float">
            <text:p>-14.2241380170386</text:p>
          </table:table-cell>
          <table:table-cell table:formula="of:=[.H80]*8.032/8" office:value-type="float" office:value="-14.2555073970724" calcext:value-type="float">
            <text:p>-14.2555073970724</text:p>
          </table:table-cell>
          <table:table-cell table:formula="of:=([.C108]-[.B108])*1000" office:value-type="float" office:value="-31.369380033782" calcext:value-type="float">
            <text:p>-31.36938003378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8.91234078772598" calcext:value-type="float">
            <text:p>-8.91234078772598</text:p>
          </table:table-cell>
          <table:table-cell table:formula="of:=[.H81]*8.032/8" office:value-type="float" office:value="-8.92883542272842" calcext:value-type="float">
            <text:p>-8.92883542272842</text:p>
          </table:table-cell>
          <table:table-cell table:formula="of:=([.C109]-[.B109])*1000" office:value-type="float" office:value="-16.4946350024398" calcext:value-type="float">
            <text:p>-16.4946350024398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-5.47046652649526" calcext:value-type="float">
            <text:p>-5.47046652649526</text:p>
          </table:table-cell>
          <table:table-cell table:formula="of:=[.H82]*8.032/8" office:value-type="float" office:value="-5.47957230254605" calcext:value-type="float">
            <text:p>-5.47957230254605</text:p>
          </table:table-cell>
          <table:table-cell table:formula="of:=([.C110]-[.B110])*1000" office:value-type="float" office:value="-9.10577605078977" calcext:value-type="float">
            <text:p>-9.1057760507897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-2.79417440435837" calcext:value-type="float">
            <text:p>-2.79417440435837</text:p>
          </table:table-cell>
          <table:table-cell table:formula="of:=[.H83]*8.032/8" office:value-type="float" office:value="-2.79896018539175" calcext:value-type="float">
            <text:p>-2.79896018539175</text:p>
          </table:table-cell>
          <table:table-cell table:formula="of:=([.C111]-[.B111])*1000" office:value-type="float" office:value="-4.78578103337579" calcext:value-type="float">
            <text:p>-4.78578103337579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-0.537376509190227" calcext:value-type="float">
            <text:p>-0.537376509190227</text:p>
          </table:table-cell>
          <table:table-cell table:formula="of:=[.H84]*8.032/8" office:value-type="float" office:value="-0.539526022114929" calcext:value-type="float">
            <text:p>-0.539526022114929</text:p>
          </table:table-cell>
          <table:table-cell table:formula="of:=([.C112]-[.B112])*1000" office:value-type="float" office:value="-2.14951292470122" calcext:value-type="float">
            <text:p>-2.149512924701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1.45408488938181" calcext:value-type="float">
            <text:p>1.45408488938181</text:p>
          </table:table-cell>
          <table:table-cell table:formula="of:=[.H85]*8.032/8" office:value-type="float" office:value="1.45350402245592" calcext:value-type="float">
            <text:p>1.45350402245592</text:p>
          </table:table-cell>
          <table:table-cell table:formula="of:=([.C113]-[.B113])*1000" office:value-type="float" office:value="-0.580866925898427" calcext:value-type="float">
            <text:p>-0.58086692589842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3.26244196562651" calcext:value-type="float">
            <text:p>3.26244196562651</text:p>
          </table:table-cell>
          <table:table-cell table:formula="of:=[.H86]*8.032/8" office:value-type="float" office:value="3.26269104824679" calcext:value-type="float">
            <text:p>3.26269104824679</text:p>
          </table:table-cell>
          <table:table-cell table:formula="of:=([.C114]-[.B114])*1000" office:value-type="float" office:value="0.249082620280117" calcext:value-type="float">
            <text:p>0.24908262028011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4.93678000961813" calcext:value-type="float">
            <text:p>4.93678000961813</text:p>
          </table:table-cell>
          <table:table-cell table:formula="of:=[.H87]*8.032/8" office:value-type="float" office:value="4.93731668344307" calcext:value-type="float">
            <text:p>4.93731668344307</text:p>
          </table:table-cell>
          <table:table-cell table:formula="of:=([.C115]-[.B115])*1000" office:value-type="float" office:value="0.536673824940159" calcext:value-type="float">
            <text:p>0.536673824940159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6.50876009306635" calcext:value-type="float">
            <text:p>6.50876009306635</text:p>
          </table:table-cell>
          <table:table-cell table:formula="of:=[.H88]*8.032/8" office:value-type="float" office:value="6.50916859285888" calcext:value-type="float">
            <text:p>6.50916859285888</text:p>
          </table:table-cell>
          <table:table-cell table:formula="of:=([.C116]-[.B116])*1000" office:value-type="float" office:value="0.408499792533767" calcext:value-type="float">
            <text:p>0.40849979253376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8" calcext:value-type="float">
            <text:p>8</text:p>
          </table:table-cell>
          <table:table-cell table:formula="of:=[.H89]*8.032/8" office:value-type="float" office:value="7.99995117301966" calcext:value-type="float">
            <text:p>7.99995117301966</text:p>
          </table:table-cell>
          <table:table-cell table:formula="of:=([.C117]-[.B117])*1000" office:value-type="float" office:value="-0.0488269803406993" calcext:value-type="float">
            <text:p>-0.048826980340699</text:p>
          </table:table-cell>
          <table:table-cell table:number-columns-repeated="7"/>
        </table:table-row>
      </table:table>
      <table:table table:name="discreteAmp2A" table:style-name="ta1">
        <table:shapes>
          <draw:frame draw:z-index="0" draw:style-name="gr2" draw:text-style-name="P2" svg:width="109.63mm" svg:height="67.74mm" svg:x="0.05mm" svg:y="430.06mm">
            <draw:object draw:notify-on-update-of-ranges="discreteAmp2A.A70:discreteAmp2A.A79 discreteAmp2A.D69:discreteAmp2A.D69 discreteAmp2A.D70:discreteAmp2A.D79 discreteAmp2A.E69:discreteAmp2A.E69 discreteAmp2A.E70:discreteAmp2A.E7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2" draw:text-style-name="P2" svg:width="132.4mm" svg:height="61.43mm" svg:x="8.75mm" svg:y="557.98mm">
            <draw:object draw:notify-on-update-of-ranges="discreteAmp2A.A83:discreteAmp2A.A92 discreteAmp2A.E82:discreteAmp2A.E82 discreteAmp2A.E83:discreteAmp2A.E92 discreteAmp2A.H82:discreteAmp2A.H82 discreteAmp2A.H83:discreteAmp2A.H9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2" draw:text-style-name="P2" svg:width="139.31mm" svg:height="65.38mm" svg:x="117.67mm" svg:y="429.65mm">
            <draw:object draw:notify-on-update-of-ranges="discreteAmp2A.A83:discreteAmp2A.A92 discreteAmp2A.I82:discreteAmp2A.I82 discreteAmp2A.I83:discreteAmp2A.I9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2" draw:text-style-name="P2" svg:width="139.87mm" svg:height="61.28mm" svg:x="7.28mm" svg:y="615.33mm">
            <draw:object draw:notify-on-update-of-ranges="discreteAmp2A.A115:discreteAmp2A.A115 discreteAmp2A.A116:discreteAmp2A.A120 discreteAmp2A.E115:discreteAmp2A.E115 discreteAmp2A.E116:discreteAmp2A.E120 discreteAmp2A.F115:discreteAmp2A.F115 discreteAmp2A.F116:discreteAmp2A.F12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2A –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 adjusted to line up with spice modelling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1.57108180160545E-017" calcext:value-type="float">
            <text:p>1.57E-17</text:p>
          </table:table-cell>
          <table:table-cell office:value-type="string" calcext:value-type="string">
            <text:p>Adjusted to line up with spi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6426259" calcext:value-type="float">
            <text:p>0.6426259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000000851895999399263" calcext:value-type="float">
            <text:p>8.51895999399263E-07</text:p>
          </table:table-cell>
          <table:table-cell office:value-type="string" calcext:value-type="string">
            <text:p>Amps</text:p>
          </table:table-cell>
          <table:table-cell table:style-name="ce209" office:value-type="float" office:value="0.000000851896" calcext:value-type="float">
            <text:p>8.52E-07</text:p>
          </table:table-cell>
          <table:table-cell table:formula="of:=([.B13]-[.D13])*1000" office:value-type="float" office:value="-0.000000000000600737153774668" calcext:value-type="float">
            <text:p>-6.00737153774668E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2"/>
          <table:table-cell office:value-type="string" calcext:value-type="string">
            <text:p>Series from simulation</text:p>
          </table:table-cell>
          <table:table-cell table:number-columns-repeated="4"/>
          <table:table-cell office:value-type="string" calcext:value-type="string">
            <text:p>Spice values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table:style-name="ce209" table:formula="of:=[.B11]" office:value-type="float" office:value="1.57108180160545E-017" calcext:value-type="float">
            <text:p>1.57E-17</text:p>
          </table:table-cell>
          <table:table-cell/>
          <table:table-cell table:style-name="ce209" office:value-type="float" office:value="0.0000009642047" calcext:value-type="float">
            <text:p>9.64E-07</text:p>
          </table:table-cell>
          <table:table-cell table:style-name="ce209" office:value-type="float" office:value="0.00000107085" calcext:value-type="float">
            <text:p>1.07E-06</text:p>
          </table:table-cell>
          <table:table-cell table:style-name="ce209" office:value-type="float" office:value="0.000001184277" calcext:value-type="float">
            <text:p>1.18E-06</text:p>
          </table:table-cell>
          <table:table-cell table:style-name="ce209" office:value-type="float" office:value="0.000001304772" calcext:value-type="float">
            <text:p>1.30E-06</text:p>
          </table:table-cell>
          <table:table-cell table:style-name="ce209" office:value-type="float" office:value="0.000001432723" calcext:value-type="float">
            <text:p>1.43E-06</text:p>
          </table:table-cell>
          <table:table-cell table:style-name="ce209" office:value-type="float" office:value="0.000000851896" calcext:value-type="float">
            <text:p>8.5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2" office:value-type="float" office:value="0.000002573309" calcext:value-type="float">
            <text:p>2.573309E-06</text:p>
          </table:table-cell>
          <table:table-cell office:value-type="string" calcext:value-type="string">
            <text:p>Amps</text:p>
          </table:table-cell>
          <table:table-cell table:formula="of:=0.026 * LN([.D19]/[.$B19]+1)" office:value-type="float" office:value="0.645845718251495" calcext:value-type="float">
            <text:p>0.645845718251495</text:p>
          </table:table-cell>
          <table:table-cell table:formula="of:=0.026 * LN([.E19]/[.$B19]+1)" office:value-type="float" office:value="0.648573232343342" calcext:value-type="float">
            <text:p>0.648573232343342</text:p>
          </table:table-cell>
          <table:table-cell table:formula="of:=0.026 * LN([.F19]/[.$B19]+1)" office:value-type="float" office:value="0.651190905483658" calcext:value-type="float">
            <text:p>0.651190905483658</text:p>
          </table:table-cell>
          <table:table-cell table:formula="of:=0.026 * LN([.G19]/[.$B19]+1)" office:value-type="float" office:value="0.653710197611319" calcext:value-type="float">
            <text:p>0.653710197611319</text:p>
          </table:table-cell>
          <table:table-cell table:formula="of:=0.026 * LN([.H19]/[.$B19]+1)" office:value-type="float" office:value="0.656142459040979" calcext:value-type="float">
            <text:p>0.656142459040979</text:p>
          </table:table-cell>
          <table:table-cell table:formula="of:=0.026 * LN([.I19]/[.$B19]+1)" office:value-type="float" office:value="0.642625900018335" calcext:value-type="float">
            <text:p>0.64262590001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671368469580122" calcext:value-type="float">
            <text:p>0.671368469580122</text:p>
          </table:table-cell>
          <table:table-cell office:value-type="string" calcext:value-type="string">
            <text:p>Volts</text:p>
          </table:table-cell>
          <table:table-cell office:value-type="float" office:value="0.6470309" calcext:value-type="float">
            <text:p>0.6470309</text:p>
          </table:table-cell>
          <table:table-cell office:value-type="float" office:value="0.6507426" calcext:value-type="float">
            <text:p>0.6507426</text:p>
          </table:table-cell>
          <table:table-cell office:value-type="float" office:value="0.6542877" calcext:value-type="float">
            <text:p>0.6542877</text:p>
          </table:table-cell>
          <table:table-cell office:value-type="float" office:value="0.6576841" calcext:value-type="float">
            <text:p>0.6576841</text:p>
          </table:table-cell>
          <table:table-cell office:value-type="float" office:value="0.6609492" calcext:value-type="float">
            <text:p>0.6609492</text:p>
          </table:table-cell>
          <table:table-cell office:value-type="float" office:value="0.6426259" calcext:value-type="float">
            <text:p>0.64262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]/[.D20]" office:value-type="float" office:value="1.00183508493594" calcext:value-type="float">
            <text:p>1.00183508493594</text:p>
          </table:table-cell>
          <table:table-cell table:formula="of:=[.E21]/[.E20]" office:value-type="float" office:value="1.00334483069679" calcext:value-type="float">
            <text:p>1.00334483069679</text:p>
          </table:table-cell>
          <table:table-cell table:formula="of:=[.F21]/[.F20]" office:value-type="float" office:value="1.00475558625015" calcext:value-type="float">
            <text:p>1.00475558625015</text:p>
          </table:table-cell>
          <table:table-cell table:formula="of:=[.G21]/[.G20]" office:value-type="float" office:value="1.00607899708954" calcext:value-type="float">
            <text:p>1.00607899708954</text:p>
          </table:table-cell>
          <table:table-cell table:formula="of:=[.H21]/[.H20]" office:value-type="float" office:value="1.00732575813802" calcext:value-type="float">
            <text:p>1.00732575813802</text:p>
          </table:table-cell>
          <table:table-cell table:formula="of:=[.I21]/[.I20]" office:value-type="float" office:value="0.999999999971469" calcext:value-type="float">
            <text:p>0.99999999997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0838926174497" calcext:value-type="float">
            <text:p>0.5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18288590604027" calcext:value-type="float">
            <text:p>0.11828859060402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64222701469223" calcext:value-type="float">
            <text:p>0.642227014692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to set reference supply</text:p>
          </table:table-cell>
          <table:table-cell table:number-columns-repeated="2"/>
          <table:table-cell office:value-type="float" office:value="4.983947" calcext:value-type="float">
            <text:p>4.98394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[.$D$45]-[.D44]" office:value-type="float" office:value="4.34171998530777" calcext:value-type="float">
            <text:p>4.34171998530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in reference supply resistor is =</text:p>
          </table:table-cell>
          <table:table-cell table:number-columns-repeated="2"/>
          <table:table-cell table:formula="of:=[.D43]+[.D41]+[.D37]" office:value-type="float" office:value="0.11996644295302" calcext:value-type="float">
            <text:p>0.11996644295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6]/([.D43]+[.D41]+[.D37])" office:value-type="float" office:value="36.1911204369711" calcext:value-type="float">
            <text:p>36.191120436971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64222701469223" calcext:value-type="float">
            <text:p>0.64222701469223</text:p>
          </table:table-cell>
          <table:table-cell/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64222701469223" calcext:value-type="float">
            <text:p>0.6422270146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51]-[.D50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6]/[.D38]*1000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8]*1000" office:value-type="float" office:value="36191.1204369711" calcext:value-type="float">
            <text:p>36,191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7]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ner diode value</text:p>
          </table:table-cell>
          <table:table-cell table:number-columns-repeated="2"/>
          <table:table-cell table:style-name="ce12" table:formula="of:=[.D45]" office:value-type="float" office:value="4.983947" calcext:value-type="float">
            <text:p>4.983947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0]/[.D$63]*1000" office:value-type="float" office:value="0.05" calcext:value-type="float">
            <text:p>0.05</text:p>
          </table:table-cell>
          <table:table-cell table:formula="of:=[.B70]/[.D$65]" office:value-type="float" office:value="0.0000838926174496644" calcext:value-type="float">
            <text:p>8.38926174496644E-05</text:p>
          </table:table-cell>
          <table:table-cell office:value-type="float" office:value="0.64239030373272" calcext:value-type="float">
            <text:p>0.6423903037327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0]/0.026) - 1)*1000" office:value-type="float" office:value="0.000844211502051678" calcext:value-type="float">
            <text:p>0.000844211502052</text:p>
          </table:table-cell>
          <table:table-cell table:formula="of:=[.F70]*[.D$64]" office:value-type="float" office:value="0.119033821789287" calcext:value-type="float">
            <text:p>0.119033821789287</text:p>
          </table:table-cell>
          <table:table-cell table:formula="of:=([.G70]+[.F70]+[.C70])*[.D$60]/1000" office:value-type="float" office:value="4.34155650841594" calcext:value-type="float">
            <text:p>4.34155650841594</text:p>
          </table:table-cell>
          <table:table-cell table:formula="of:=[.$D$66]-[.H70]" office:value-type="float" office:value="0.642390491584059" calcext:value-type="float">
            <text:p>0.642390491584059</text:p>
          </table:table-cell>
          <table:table-cell table:formula="of:=[.D70]-[.I70]" office:value-type="float" office:value="-0.00000018785133826249" calcext:value-type="float">
            <text:p>-1.8785133826249E-07</text:p>
          </table:table-cell>
          <table:table-cell table:formula="of:=[.D70]-[.D$79]" office:value-type="float" office:value="0.000163289040043035" calcext:value-type="float">
            <text:p>0.000163289040043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1]/[.D$63]*1000" office:value-type="float" office:value="0.1" calcext:value-type="float">
            <text:p>0.1</text:p>
          </table:table-cell>
          <table:table-cell table:formula="of:=[.B71]/[.D$65]" office:value-type="float" office:value="0.000167785234899329" calcext:value-type="float">
            <text:p>0.000167785234899</text:p>
          </table:table-cell>
          <table:table-cell office:value-type="float" office:value="0.642372211010024" calcext:value-type="float">
            <text:p>0.64237221101002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1]/0.026) - 1)*1000" office:value-type="float" office:value="0.00084362424161254" calcext:value-type="float">
            <text:p>0.000843624241613</text:p>
          </table:table-cell>
          <table:table-cell table:formula="of:=[.F71]*[.D$64]" office:value-type="float" office:value="0.118951018067368" calcext:value-type="float">
            <text:p>0.118951018067368</text:p>
          </table:table-cell>
          <table:table-cell table:formula="of:=([.G71]+[.F71]+[.C71])*[.D$60]/1000" office:value-type="float" office:value="4.34157466315197" calcext:value-type="float">
            <text:p>4.34157466315197</text:p>
          </table:table-cell>
          <table:table-cell table:formula="of:=[.$D$66]-[.H71]" office:value-type="float" office:value="0.642372336848027" calcext:value-type="float">
            <text:p>0.642372336848027</text:p>
          </table:table-cell>
          <table:table-cell table:formula="of:=[.D71]-[.I71]" office:value-type="float" office:value="-0.000000125838002684731" calcext:value-type="float">
            <text:p>-1.25838002684731E-07</text:p>
          </table:table-cell>
          <table:table-cell table:formula="of:=[.D71]-[.D$79]" office:value-type="float" office:value="0.000145196317346774" calcext:value-type="float">
            <text:p>0.0001451963173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72]/[.D$63]*1000" office:value-type="float" office:value="0.15" calcext:value-type="float">
            <text:p>0.15</text:p>
          </table:table-cell>
          <table:table-cell table:formula="of:=[.B72]/[.D$65]" office:value-type="float" office:value="0.000251677852348993" calcext:value-type="float">
            <text:p>0.000251677852349</text:p>
          </table:table-cell>
          <table:table-cell office:value-type="float" office:value="0.642354105671502" calcext:value-type="float">
            <text:p>0.64235410567150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2]/0.026) - 1)*1000" office:value-type="float" office:value="0.000843036980628553" calcext:value-type="float">
            <text:p>0.000843036980629</text:p>
          </table:table-cell>
          <table:table-cell table:formula="of:=[.F72]*[.D$64]" office:value-type="float" office:value="0.118868214268626" calcext:value-type="float">
            <text:p>0.118868214268626</text:p>
          </table:table-cell>
          <table:table-cell table:formula="of:=([.G72]+[.F72]+[.C72])*[.D$60]/1000" office:value-type="float" office:value="4.34159281508796" calcext:value-type="float">
            <text:p>4.34159281508796</text:p>
          </table:table-cell>
          <table:table-cell table:formula="of:=[.$D$66]-[.H72]" office:value-type="float" office:value="0.642354184912043" calcext:value-type="float">
            <text:p>0.642354184912043</text:p>
          </table:table-cell>
          <table:table-cell table:formula="of:=[.D72]-[.I72]" office:value-type="float" office:value="-0.0000000792405411287334" calcext:value-type="float">
            <text:p>-7.92405411287334E-08</text:p>
          </table:table-cell>
          <table:table-cell table:formula="of:=[.D72]-[.D$79]" office:value-type="float" office:value="0.000127090978824684" calcext:value-type="float">
            <text:p>0.0001270909788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3]/[.D$63]*1000" office:value-type="float" office:value="0.2" calcext:value-type="float">
            <text:p>0.2</text:p>
          </table:table-cell>
          <table:table-cell table:formula="of:=[.B73]/[.D$65]" office:value-type="float" office:value="0.000335570469798658" calcext:value-type="float">
            <text:p>0.000335570469799</text:p>
          </table:table-cell>
          <table:table-cell office:value-type="float" office:value="0.642335987712823" calcext:value-type="float">
            <text:p>0.642335987712823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3]/0.026) - 1)*1000" office:value-type="float" office:value="0.00084244971952948" calcext:value-type="float">
            <text:p>0.000842449719529</text:p>
          </table:table-cell>
          <table:table-cell table:formula="of:=[.F73]*[.D$64]" office:value-type="float" office:value="0.118785410453657" calcext:value-type="float">
            <text:p>0.118785410453657</text:p>
          </table:table-cell>
          <table:table-cell table:formula="of:=([.G73]+[.F73]+[.C73])*[.D$60]/1000" office:value-type="float" office:value="4.34161096643249" calcext:value-type="float">
            <text:p>4.34161096643249</text:p>
          </table:table-cell>
          <table:table-cell table:formula="of:=[.$D$66]-[.H73]" office:value-type="float" office:value="0.64233603356751" calcext:value-type="float">
            <text:p>0.64233603356751</text:p>
          </table:table-cell>
          <table:table-cell table:formula="of:=[.D73]-[.I73]" office:value-type="float" office:value="-0.0000000458546866033416" calcext:value-type="float">
            <text:p>-4.58546866033416E-08</text:p>
          </table:table-cell>
          <table:table-cell table:formula="of:=[.D73]-[.D$79]" office:value-type="float" office:value="0.000108973020146008" calcext:value-type="float">
            <text:p>0.000108973020146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4]/[.D$63]*1000" office:value-type="float" office:value="0.25" calcext:value-type="float">
            <text:p>0.25</text:p>
          </table:table-cell>
          <table:table-cell table:formula="of:=[.B74]/[.D$65]" office:value-type="float" office:value="0.000419463087248322" calcext:value-type="float">
            <text:p>0.000419463087248</text:p>
          </table:table-cell>
          <table:table-cell table:number-columns-repeated="2" office:value-type="float" office:value="0.642317857129669" calcext:value-type="float">
            <text:p>0.642317857129669</text:p>
          </table:table-cell>
          <table:table-cell table:style-name="ce44" table:formula="of:= [.B$19]*(EXP([.D74]/0.026) - 1)*1000" office:value-type="float" office:value="0.000841862458745456" calcext:value-type="float">
            <text:p>0.000841862458745</text:p>
          </table:table-cell>
          <table:table-cell table:formula="of:=[.F74]*[.D$64]" office:value-type="float" office:value="0.118702606683109" calcext:value-type="float">
            <text:p>0.118702606683109</text:p>
          </table:table-cell>
          <table:table-cell table:formula="of:=([.G74]+[.F74]+[.C74])*[.D$60]/1000" office:value-type="float" office:value="4.3416291193961" calcext:value-type="float">
            <text:p>4.3416291193961</text:p>
          </table:table-cell>
          <table:table-cell table:formula="of:=[.$D$66]-[.H74]" office:value-type="float" office:value="0.642317880603898" calcext:value-type="float">
            <text:p>0.642317880603898</text:p>
          </table:table-cell>
          <table:table-cell table:formula="of:=[.D74]-[.I74]" office:value-type="float" office:value="-0.0000000234742286719936" calcext:value-type="float">
            <text:p>-2.34742286719936E-08</text:p>
          </table:table-cell>
          <table:table-cell table:formula="of:=[.D74]-[.D$79]" office:value-type="float" office:value="0.000090842436991645" calcext:value-type="float">
            <text:p>9.0842436991645E-05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5]/[.D$63]*1000" office:value-type="float" office:value="0.3" calcext:value-type="float">
            <text:p>0.3</text:p>
          </table:table-cell>
          <table:table-cell table:formula="of:=[.B75]/[.D$65]" office:value-type="float" office:value="0.000503355704697987" calcext:value-type="float">
            <text:p>0.000503355704698</text:p>
          </table:table-cell>
          <table:table-cell office:value-type="float" office:value="0.642299713917667" calcext:value-type="float">
            <text:p>0.64229971391766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5]/0.026) - 1)*1000" office:value-type="float" office:value="0.000841275198704897" calcext:value-type="float">
            <text:p>0.000841275198705</text:p>
          </table:table-cell>
          <table:table-cell table:formula="of:=[.F75]*[.D$64]" office:value-type="float" office:value="0.11861980301739" calcext:value-type="float">
            <text:p>0.11861980301739</text:p>
          </table:table-cell>
          <table:table-cell table:formula="of:=([.G75]+[.F75]+[.C75])*[.D$60]/1000" office:value-type="float" office:value="4.34164727618049" calcext:value-type="float">
            <text:p>4.34164727618049</text:p>
          </table:table-cell>
          <table:table-cell table:formula="of:=[.$D$66]-[.H75]" office:value-type="float" office:value="0.642299723819511" calcext:value-type="float">
            <text:p>0.642299723819511</text:p>
          </table:table-cell>
          <table:table-cell table:formula="of:=[.D75]-[.I75]" office:value-type="float" office:value="-0.00000000990184356730595" calcext:value-type="float">
            <text:p>-9.90184356730595E-09</text:p>
          </table:table-cell>
          <table:table-cell table:formula="of:=[.D75]-[.D$79]" office:value-type="float" office:value="0.0000726992249896474" calcext:value-type="float">
            <text:p>7.26992249896474E-05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6]/[.D$63]*1000" office:value-type="float" office:value="0.35" calcext:value-type="float">
            <text:p>0.35</text:p>
          </table:table-cell>
          <table:table-cell table:formula="of:=[.B76]/[.D$65]" office:value-type="float" office:value="0.000587248322147651" calcext:value-type="float">
            <text:p>0.000587248322148</text:p>
          </table:table-cell>
          <table:table-cell office:value-type="float" office:value="0.642281558072489" calcext:value-type="float">
            <text:p>0.642281558072489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6]/0.026) - 1)*1000" office:value-type="float" office:value="0.000840687939837641" calcext:value-type="float">
            <text:p>0.000840687939838</text:p>
          </table:table-cell>
          <table:table-cell table:formula="of:=[.F76]*[.D$64]" office:value-type="float" office:value="0.118536999517107" calcext:value-type="float">
            <text:p>0.118536999517107</text:p>
          </table:table-cell>
          <table:table-cell table:formula="of:=([.G76]+[.F76]+[.C76])*[.D$60]/1000" office:value-type="float" office:value="4.34166543899464" calcext:value-type="float">
            <text:p>4.34166543899464</text:p>
          </table:table-cell>
          <table:table-cell table:formula="of:=[.$D$66]-[.H76]" office:value-type="float" office:value="0.642281561005359" calcext:value-type="float">
            <text:p>0.642281561005359</text:p>
          </table:table-cell>
          <table:table-cell table:formula="of:=[.D76]-[.I76]" office:value-type="float" office:value="-0.00000000293286972485873" calcext:value-type="float">
            <text:p>-2.93286972485873E-09</text:p>
          </table:table-cell>
          <table:table-cell table:formula="of:=[.D76]-[.D$79]" office:value-type="float" office:value="0.0000545433798121442" calcext:value-type="float">
            <text:p>5.45433798121442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7]/[.D$63]*1000" office:value-type="float" office:value="0.4" calcext:value-type="float">
            <text:p>0.4</text:p>
          </table:table-cell>
          <table:table-cell table:formula="of:=[.B77]/[.D$65]" office:value-type="float" office:value="0.000671140939597315" calcext:value-type="float">
            <text:p>0.000671140939597</text:p>
          </table:table-cell>
          <table:table-cell office:value-type="float" office:value="0.642263389589787" calcext:value-type="float">
            <text:p>0.64226338958978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7]/0.026) - 1)*1000" office:value-type="float" office:value="0.000840100682572828" calcext:value-type="float">
            <text:p>0.000840100682573</text:p>
          </table:table-cell>
          <table:table-cell table:formula="of:=[.F77]*[.D$64]" office:value-type="float" office:value="0.118454196242769" calcext:value-type="float">
            <text:p>0.118454196242769</text:p>
          </table:table-cell>
          <table:table-cell table:formula="of:=([.G77]+[.F77]+[.C77])*[.D$60]/1000" office:value-type="float" office:value="4.34168361004397" calcext:value-type="float">
            <text:p>4.34168361004397</text:p>
          </table:table-cell>
          <table:table-cell table:formula="of:=[.$D$66]-[.H77]" office:value-type="float" office:value="0.642263389956028" calcext:value-type="float">
            <text:p>0.642263389956028</text:p>
          </table:table-cell>
          <table:table-cell table:formula="of:=[.D77]-[.I77]" office:value-type="float" office:value="-0.000000000366240926474859" calcext:value-type="float">
            <text:p>-3.66240926474859E-10</text:p>
          </table:table-cell>
          <table:table-cell table:formula="of:=[.D77]-[.D$79]" office:value-type="float" office:value="0.0000363748971099476" calcext:value-type="float">
            <text:p>3.63748971099476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8]/[.D$63]*1000" office:value-type="float" office:value="0.45" calcext:value-type="float">
            <text:p>0.45</text:p>
          </table:table-cell>
          <table:table-cell table:formula="of:=[.B78]/[.D$65]" office:value-type="float" office:value="0.00075503355704698" calcext:value-type="float">
            <text:p>0.000755033557047</text:p>
          </table:table-cell>
          <table:table-cell office:value-type="float" office:value="0.642245208463014" calcext:value-type="float">
            <text:p>0.64224520846301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8]/0.026) - 1)*1000" office:value-type="float" office:value="0.000839513427268652" calcext:value-type="float">
            <text:p>0.000839513427269</text:p>
          </table:table-cell>
          <table:table-cell table:formula="of:=[.F78]*[.D$64]" office:value-type="float" office:value="0.11837139324488" calcext:value-type="float">
            <text:p>0.11837139324488</text:p>
          </table:table-cell>
          <table:table-cell table:formula="of:=([.G78]+[.F78]+[.C78])*[.D$60]/1000" office:value-type="float" office:value="4.34170179116929" calcext:value-type="float">
            <text:p>4.34170179116929</text:p>
          </table:table-cell>
          <table:table-cell table:formula="of:=[.$D$66]-[.H78]" office:value-type="float" office:value="0.642245208830713" calcext:value-type="float">
            <text:p>0.642245208830713</text:p>
          </table:table-cell>
          <table:table-cell table:formula="of:=[.D78]-[.I78]" office:value-type="float" office:value="-0.000000000367698538283889" calcext:value-type="float">
            <text:p>-3.67698538283889E-10</text:p>
          </table:table-cell>
          <table:table-cell table:formula="of:=[.D78]-[.D$79]" office:value-type="float" office:value="0.0000181937703368495" calcext:value-type="float">
            <text:p>1.81937703368495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9]/[.D$63]*1000" office:value-type="float" office:value="0.5" calcext:value-type="float">
            <text:p>0.5</text:p>
          </table:table-cell>
          <table:table-cell table:formula="of:=[.B79]/[.D$65]" office:value-type="float" office:value="0.000838926174496644" calcext:value-type="float">
            <text:p>0.000838926174497</text:p>
          </table:table-cell>
          <table:table-cell office:value-type="float" office:value="0.642227014692677" calcext:value-type="float">
            <text:p>0.64222701469267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9]/0.026) - 1)*1000" office:value-type="float" office:value="0.000838926174511085" calcext:value-type="float">
            <text:p>0.000838926174511</text:p>
          </table:table-cell>
          <table:table-cell table:formula="of:=[.F79]*[.D$64]" office:value-type="float" office:value="0.118288590606063" calcext:value-type="float">
            <text:p>0.118288590606063</text:p>
          </table:table-cell>
          <table:table-cell table:formula="of:=([.G79]+[.F79]+[.C79])*[.D$60]/1000" office:value-type="float" office:value="4.34171998538198" calcext:value-type="float">
            <text:p>4.34171998538198</text:p>
          </table:table-cell>
          <table:table-cell table:formula="of:=[.$D$66]-[.H79]" office:value-type="float" office:value="0.642227014618019" calcext:value-type="float">
            <text:p>0.642227014618019</text:p>
          </table:table-cell>
          <table:table-cell table:formula="of:=[.D79]-[.I79]" office:value-type="float" office:value="0.0000000000746583905808507" calcext:value-type="float">
            <text:p>7.46583905808507E-11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0]/1000/[.B$19]+1)" office:value-type="float" office:value="0.582359802278767" calcext:value-type="float">
            <text:p>0.582359802278767</text:p>
          </table:table-cell>
          <table:table-cell table:formula="of:=[.B83]-[.D70]" office:value-type="float" office:value="-0.0600305014539535" calcext:value-type="float">
            <text:p>-0.060030501453954</text:p>
          </table:table-cell>
          <table:table-cell table:formula="of:=[.C83]+([.B70]+[.C70])/1000*[.D$62]" office:value-type="float" office:value="-0.0568305014539535" calcext:value-type="float">
            <text:p>-0.056830501453954</text:p>
          </table:table-cell>
          <table:table-cell table:formula="of:=[.D83]/[.D$61]*1000" office:value-type="float" office:value="-14.2076253634884" calcext:value-type="float">
            <text:p>-14.2076253634884</text:p>
          </table:table-cell>
          <table:table-cell table:formula="of:=[.B83]-[.E70]" office:value-type="float" office:value="-0.0599580548509021" calcext:value-type="float">
            <text:p>-0.059958054850902</text:p>
          </table:table-cell>
          <table:table-cell table:formula="of:=[.F83]+([.B70]+[.C70])/1000*[.D$62]" office:value-type="float" office:value="-0.0567580548509021" calcext:value-type="float">
            <text:p>-0.056758054850902</text:p>
          </table:table-cell>
          <table:table-cell table:formula="of:=[.G83]/[.D$61]*1000" office:value-type="float" office:value="-14.1895137127255" calcext:value-type="float">
            <text:p>-14.1895137127255</text:p>
          </table:table-cell>
          <table:table-cell table:formula="of:=([.E83]-[.H83])*1000" office:value-type="float" office:value="-18.1116507628474" calcext:value-type="float">
            <text:p>-18.11165076284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1]/1000/[.B$19]+1)" office:value-type="float" office:value="0.600381628970891" calcext:value-type="float">
            <text:p>0.600381628970891</text:p>
          </table:table-cell>
          <table:table-cell table:formula="of:=[.B84]-[.D71]" office:value-type="float" office:value="-0.0419905820391333" calcext:value-type="float">
            <text:p>-0.041990582039133</text:p>
          </table:table-cell>
          <table:table-cell table:formula="of:=[.C84]+([.B71]+[.C71])/1000*[.D$62]" office:value-type="float" office:value="-0.0355905820391333" calcext:value-type="float">
            <text:p>-0.035590582039133</text:p>
          </table:table-cell>
          <table:table-cell table:formula="of:=[.D84]/[.D$61]*1000" office:value-type="float" office:value="-8.89764550978333" calcext:value-type="float">
            <text:p>-8.89764550978333</text:p>
          </table:table-cell>
          <table:table-cell table:formula="of:=[.B84]-[.E71]" office:value-type="float" office:value="-0.0419362281587782" calcext:value-type="float">
            <text:p>-0.041936228158778</text:p>
          </table:table-cell>
          <table:table-cell table:formula="of:=[.F84]+([.B71]+[.C71])/1000*[.D$62]" office:value-type="float" office:value="-0.0355362281587782" calcext:value-type="float">
            <text:p>-0.035536228158778</text:p>
          </table:table-cell>
          <table:table-cell table:formula="of:=[.G84]/[.D$61]*1000" office:value-type="float" office:value="-8.88405703969454" calcext:value-type="float">
            <text:p>-8.88405703969454</text:p>
          </table:table-cell>
          <table:table-cell table:formula="of:=([.E84]-[.H84])*1000" office:value-type="float" office:value="-13.5884700887825" calcext:value-type="float">
            <text:p>-13.5884700887825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72]/1000/[.B$19]+1)" office:value-type="float" office:value="0.610923721780892" calcext:value-type="float">
            <text:p>0.610923721780892</text:p>
          </table:table-cell>
          <table:table-cell table:formula="of:=[.B85]-[.D72]" office:value-type="float" office:value="-0.0314303838906104" calcext:value-type="float">
            <text:p>-0.03143038389061</text:p>
          </table:table-cell>
          <table:table-cell table:formula="of:=[.C85]+([.B72]+[.C72])/1000*[.D$62]" office:value-type="float" office:value="-0.0218303838906104" calcext:value-type="float">
            <text:p>-0.02183038389061</text:p>
          </table:table-cell>
          <table:table-cell table:formula="of:=[.D85]/[.D$61]*1000" office:value-type="float" office:value="-5.45759597265259" calcext:value-type="float">
            <text:p>-5.45759597265259</text:p>
          </table:table-cell>
          <table:table-cell table:formula="of:=[.B85]-[.E72]" office:value-type="float" office:value="-0.0313941353487773" calcext:value-type="float">
            <text:p>-0.031394135348777</text:p>
          </table:table-cell>
          <table:table-cell table:formula="of:=[.F85]+([.B72]+[.C72])/1000*[.D$62]" office:value-type="float" office:value="-0.0217941353487773" calcext:value-type="float">
            <text:p>-0.021794135348777</text:p>
          </table:table-cell>
          <table:table-cell table:formula="of:=[.G85]/[.D$61]*1000" office:value-type="float" office:value="-5.44853383719433" calcext:value-type="float">
            <text:p>-5.44853383719433</text:p>
          </table:table-cell>
          <table:table-cell table:formula="of:=([.E85]-[.H85])*1000" office:value-type="float" office:value="-9.06213545825985" calcext:value-type="float">
            <text:p>-9.062135458259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3]/1000/[.B$19]+1)" office:value-type="float" office:value="0.618403455664232" calcext:value-type="float">
            <text:p>0.618403455664232</text:p>
          </table:table-cell>
          <table:table-cell table:formula="of:=[.B86]-[.D73]" office:value-type="float" office:value="-0.0239325320485912" calcext:value-type="float">
            <text:p>-0.023932532048591</text:p>
          </table:table-cell>
          <table:table-cell table:formula="of:=[.C86]+([.B73]+[.C73])/1000*[.D$62]" office:value-type="float" office:value="-0.0111325320485913" calcext:value-type="float">
            <text:p>-0.011132532048591</text:p>
          </table:table-cell>
          <table:table-cell table:formula="of:=[.D86]/[.D$61]*1000" office:value-type="float" office:value="-2.78313301214781" calcext:value-type="float">
            <text:p>-2.78313301214781</text:p>
          </table:table-cell>
          <table:table-cell table:formula="of:=[.B86]-[.E73]" office:value-type="float" office:value="-0.0239144014654369" calcext:value-type="float">
            <text:p>-0.023914401465437</text:p>
          </table:table-cell>
          <table:table-cell table:formula="of:=[.F86]+([.B73]+[.C73])/1000*[.D$62]" office:value-type="float" office:value="-0.0111144014654369" calcext:value-type="float">
            <text:p>-0.011114401465437</text:p>
          </table:table-cell>
          <table:table-cell table:formula="of:=[.G86]/[.D$61]*1000" office:value-type="float" office:value="-2.77860036635922" calcext:value-type="float">
            <text:p>-2.77860036635922</text:p>
          </table:table-cell>
          <table:table-cell table:formula="of:=([.E86]-[.H86])*1000" office:value-type="float" office:value="-4.53264578859081" calcext:value-type="float">
            <text:p>-4.5326457885908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4]/1000/[.B$19]+1)" office:value-type="float" office:value="0.624205187998158" calcext:value-type="float">
            <text:p>0.624205187998158</text:p>
          </table:table-cell>
          <table:table-cell table:formula="of:=[.B87]-[.D74]" office:value-type="float" office:value="-0.0181126691315109" calcext:value-type="float">
            <text:p>-0.018112669131511</text:p>
          </table:table-cell>
          <table:table-cell table:formula="of:=[.C87]+([.B74]+[.C74])/1000*[.D$62]" office:value-type="float" office:value="-0.00211266913151088" calcext:value-type="float">
            <text:p>-0.002112669131511</text:p>
          </table:table-cell>
          <table:table-cell table:formula="of:=[.D87]/[.D$61]*1000" office:value-type="float" office:value="-0.528167282877721" calcext:value-type="float">
            <text:p>-0.528167282877721</text:p>
          </table:table-cell>
          <table:table-cell table:formula="of:=[.B87]-[.E74]" office:value-type="float" office:value="-0.0181126691315109" calcext:value-type="float">
            <text:p>-0.018112669131511</text:p>
          </table:table-cell>
          <table:table-cell table:formula="of:=[.F87]+([.B74]+[.C74])/1000*[.D$62]" office:value-type="float" office:value="-0.00211266913151088" calcext:value-type="float">
            <text:p>-0.002112669131511</text:p>
          </table:table-cell>
          <table:table-cell table:formula="of:=[.G87]/[.D$61]*1000" office:value-type="float" office:value="-0.528167282877721" calcext:value-type="float">
            <text:p>-0.528167282877721</text:p>
          </table:table-cell>
          <table:table-cell table:formula="of:=([.E87]-[.H87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5]/1000/[.B$19]+1)" office:value-type="float" office:value="0.628945548474639" calcext:value-type="float">
            <text:p>0.628945548474639</text:p>
          </table:table-cell>
          <table:table-cell table:formula="of:=[.B88]-[.D75]" office:value-type="float" office:value="-0.0133541654430283" calcext:value-type="float">
            <text:p>-0.013354165443028</text:p>
          </table:table-cell>
          <table:table-cell table:formula="of:=[.C88]+([.B75]+[.C75])/1000*[.D$62]" office:value-type="float" office:value="0.00584583455697174" calcext:value-type="float">
            <text:p>0.005845834556972</text:p>
          </table:table-cell>
          <table:table-cell table:formula="of:=[.D88]/[.D$61]*1000" office:value-type="float" office:value="1.46145863924294" calcext:value-type="float">
            <text:p>1.46145863924294</text:p>
          </table:table-cell>
          <table:table-cell table:formula="of:=[.B88]-[.E75]" office:value-type="float" office:value="-0.0133723086550303" calcext:value-type="float">
            <text:p>-0.01337230865503</text:p>
          </table:table-cell>
          <table:table-cell table:formula="of:=[.F88]+([.B75]+[.C75])/1000*[.D$62]" office:value-type="float" office:value="0.00582769134496975" calcext:value-type="float">
            <text:p>0.00582769134497</text:p>
          </table:table-cell>
          <table:table-cell table:formula="of:=[.G88]/[.D$61]*1000" office:value-type="float" office:value="1.45692283624244" calcext:value-type="float">
            <text:p>1.45692283624244</text:p>
          </table:table-cell>
          <table:table-cell table:formula="of:=([.E88]-[.H88])*1000" office:value-type="float" office:value="4.53580300049938" calcext:value-type="float">
            <text:p>4.535803000499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6]/1000/[.B$19]+1)" office:value-type="float" office:value="0.632953466150031" calcext:value-type="float">
            <text:p>0.632953466150031</text:p>
          </table:table-cell>
          <table:table-cell table:formula="of:=[.B89]-[.D76]" office:value-type="float" office:value="-0.00932809192245809" calcext:value-type="float">
            <text:p>-0.009328091922458</text:p>
          </table:table-cell>
          <table:table-cell table:formula="of:=[.C89]+([.B76]+[.C76])/1000*[.D$62]" office:value-type="float" office:value="0.0130719080775419" calcext:value-type="float">
            <text:p>0.013071908077542</text:p>
          </table:table-cell>
          <table:table-cell table:formula="of:=[.D89]/[.D$61]*1000" office:value-type="float" office:value="3.26797701938548" calcext:value-type="float">
            <text:p>3.26797701938548</text:p>
          </table:table-cell>
          <table:table-cell table:formula="of:=[.B89]-[.E76]" office:value-type="float" office:value="-0.00936439097963759" calcext:value-type="float">
            <text:p>-0.009364390979638</text:p>
          </table:table-cell>
          <table:table-cell table:formula="of:=[.F89]+([.B76]+[.C76])/1000*[.D$62]" office:value-type="float" office:value="0.0130356090203624" calcext:value-type="float">
            <text:p>0.013035609020362</text:p>
          </table:table-cell>
          <table:table-cell table:formula="of:=[.G89]/[.D$61]*1000" office:value-type="float" office:value="3.2589022550906" calcext:value-type="float">
            <text:p>3.2589022550906</text:p>
          </table:table-cell>
          <table:table-cell table:formula="of:=([.E89]-[.H89])*1000" office:value-type="float" office:value="9.07476429487542" calcext:value-type="float">
            <text:p>9.074764294875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7]/1000/[.B$19]+1)" office:value-type="float" office:value="0.636425282358182" calcext:value-type="float">
            <text:p>0.636425282358182</text:p>
          </table:table-cell>
          <table:table-cell table:formula="of:=[.B90]-[.D77]" office:value-type="float" office:value="-0.00583810723160516" calcext:value-type="float">
            <text:p>-0.005838107231605</text:p>
          </table:table-cell>
          <table:table-cell table:formula="of:=[.C90]+([.B77]+[.C77])/1000*[.D$62]" office:value-type="float" office:value="0.0197618927683948" calcext:value-type="float">
            <text:p>0.019761892768395</text:p>
          </table:table-cell>
          <table:table-cell table:formula="of:=[.D90]/[.D$61]*1000" office:value-type="float" office:value="4.94047319209871" calcext:value-type="float">
            <text:p>4.94047319209871</text:p>
          </table:table-cell>
          <table:table-cell table:formula="of:=[.B90]-[.E77]" office:value-type="float" office:value="-0.00589257477148686" calcext:value-type="float">
            <text:p>-0.005892574771487</text:p>
          </table:table-cell>
          <table:table-cell table:formula="of:=[.F90]+([.B77]+[.C77])/1000*[.D$62]" office:value-type="float" office:value="0.0197074252285131" calcext:value-type="float">
            <text:p>0.019707425228513</text:p>
          </table:table-cell>
          <table:table-cell table:formula="of:=[.G90]/[.D$61]*1000" office:value-type="float" office:value="4.92685630712828" calcext:value-type="float">
            <text:p>4.92685630712828</text:p>
          </table:table-cell>
          <table:table-cell table:formula="of:=([.E90]-[.H90])*1000" office:value-type="float" office:value="13.6168849704248" calcext:value-type="float">
            <text:p>13.6168849704248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8]/1000/[.B$19]+1)" office:value-type="float" office:value="0.63948764128518" calcext:value-type="float">
            <text:p>0.63948764128518</text:p>
          </table:table-cell>
          <table:table-cell table:formula="of:=[.B91]-[.D78]" office:value-type="float" office:value="-0.00275756717783382" calcext:value-type="float">
            <text:p>-0.002757567177834</text:p>
          </table:table-cell>
          <table:table-cell table:formula="of:=[.C91]+([.B78]+[.C78])/1000*[.D$62]" office:value-type="float" office:value="0.0260424328221662" calcext:value-type="float">
            <text:p>0.026042432822166</text:p>
          </table:table-cell>
          <table:table-cell table:formula="of:=[.D91]/[.D$61]*1000" office:value-type="float" office:value="6.51060820554155" calcext:value-type="float">
            <text:p>6.51060820554155</text:p>
          </table:table-cell>
          <table:table-cell table:formula="of:=[.B91]-[.E78]" office:value-type="float" office:value="-0.00283021584448861" calcext:value-type="float">
            <text:p>-0.002830215844489</text:p>
          </table:table-cell>
          <table:table-cell table:formula="of:=[.F91]+([.B78]+[.C78])/1000*[.D$62]" office:value-type="float" office:value="0.0259697841555114" calcext:value-type="float">
            <text:p>0.025969784155511</text:p>
          </table:table-cell>
          <table:table-cell table:formula="of:=[.G91]/[.D$61]*1000" office:value-type="float" office:value="6.49244603887785" calcext:value-type="float">
            <text:p>6.49244603887785</text:p>
          </table:table-cell>
          <table:table-cell table:formula="of:=([.E91]-[.H91])*1000" office:value-type="float" office:value="18.1621666636991" calcext:value-type="float">
            <text:p>18.162166663699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9]/1000/[.B$19]+1)" office:value-type="float" office:value="0.64222701469223" calcext:value-type="float">
            <text:p>0.64222701469223</text:p>
          </table:table-cell>
          <table:table-cell table:formula="of:=[.B92]-[.D79]" office:value-type="float" office:value="-0.000000000000447530901226401" calcext:value-type="float">
            <text:p>-4.47530901226401E-13</text:p>
          </table:table-cell>
          <table:table-cell table:formula="of:=[.C92]+([.B79]+[.C79])/1000*[.D$62]" office:value-type="float" office:value="0.0319999999995525" calcext:value-type="float">
            <text:p>0.031999999999553</text:p>
          </table:table-cell>
          <table:table-cell table:formula="of:=[.D92]/[.D$61]*1000" office:value-type="float" office:value="7.99999999988812" calcext:value-type="float">
            <text:p>7.99999999988812</text:p>
          </table:table-cell>
          <table:table-cell table:formula="of:=[.B92]-[.E79]" office:value-type="float" office:value="-0.0000908424374391759" calcext:value-type="float">
            <text:p>-9.08424374391759E-05</text:p>
          </table:table-cell>
          <table:table-cell table:formula="of:=[.F92]+([.B79]+[.C79])/1000*[.D$62]" office:value-type="float" office:value="0.0319091575625608" calcext:value-type="float">
            <text:p>0.031909157562561</text:p>
          </table:table-cell>
          <table:table-cell table:formula="of:=[.G92]/[.D$61]*1000" office:value-type="float" office:value="7.97728939064021" calcext:value-type="float">
            <text:p>7.97728939064021</text:p>
          </table:table-cell>
          <table:table-cell table:formula="of:=([.E92]-[.H92])*1000" office:value-type="float" office:value="22.7106092479108" calcext:value-type="float">
            <text:p>22.7106092479108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3]" office:value-type="float" office:value="-14.2076253634884" calcext:value-type="float">
            <text:p>-14.2076253634884</text:p>
          </table:table-cell>
          <table:table-cell table:formula="of:=[.H83]*8.032/8" office:value-type="float" office:value="-14.2462717675764" calcext:value-type="float">
            <text:p>-14.2462717675764</text:p>
          </table:table-cell>
          <table:table-cell table:formula="of:=([.C111]-[.B111])*1000" office:value-type="float" office:value="-38.6464040880554" calcext:value-type="float">
            <text:p>-38.6464040880554</text:p>
          </table:table-cell>
          <table:table-cell office:value-type="string" calcext:value-type="string">
            <text:p>Spice current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4]" office:value-type="float" office:value="-8.89764550978333" calcext:value-type="float">
            <text:p>-8.89764550978333</text:p>
          </table:table-cell>
          <table:table-cell table:formula="of:=[.H84]*8.032/8" office:value-type="float" office:value="-8.91959326785332" calcext:value-type="float">
            <text:p>-8.91959326785332</text:p>
          </table:table-cell>
          <table:table-cell table:formula="of:=([.C112]-[.B112])*1000" office:value-type="float" office:value="-21.9477580699952" calcext:value-type="float">
            <text:p>-21.9477580699952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5]" office:value-type="float" office:value="-5.45759597265259" calcext:value-type="float">
            <text:p>-5.45759597265259</text:p>
          </table:table-cell>
          <table:table-cell table:formula="of:=[.H85]*8.032/8" office:value-type="float" office:value="-5.47032797254311" calcext:value-type="float">
            <text:p>-5.47032797254311</text:p>
          </table:table-cell>
          <table:table-cell table:formula="of:=([.C113]-[.B113])*1000" office:value-type="float" office:value="-12.7319998905175" calcext:value-type="float">
            <text:p>-12.731999890517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6]" office:value-type="float" office:value="-2.78313301214781" calcext:value-type="float">
            <text:p>-2.78313301214781</text:p>
          </table:table-cell>
          <table:table-cell table:formula="of:=[.H86]*8.032/8" office:value-type="float" office:value="-2.78971476782466" calcext:value-type="float">
            <text:p>-2.78971476782466</text:p>
          </table:table-cell>
          <table:table-cell table:formula="of:=([.C114]-[.B114])*1000" office:value-type="float" office:value="-6.58175567684616" calcext:value-type="float">
            <text:p>-6.58175567684616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7]" office:value-type="float" office:value="-0.528167282877721" calcext:value-type="float">
            <text:p>-0.528167282877721</text:p>
          </table:table-cell>
          <table:table-cell table:formula="of:=[.H87]*8.032/8" office:value-type="float" office:value="-0.530279952009232" calcext:value-type="float">
            <text:p>-0.530279952009232</text:p>
          </table:table-cell>
          <table:table-cell table:formula="of:=([.C115]-[.B115])*1000" office:value-type="float" office:value="-2.11266913151087" calcext:value-type="float">
            <text:p>-2.11266913151087</text:p>
          </table:table-cell>
          <table:table-cell table:style-name="ce2" office:value-type="string" calcext:value-type="string">
            <text:p>spice</text:p>
          </table:table-cell>
          <table:table-cell table:style-name="ce2" office:value-type="string" calcext:value-type="string">
            <text:p>shee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8]" office:value-type="float" office:value="1.46145863924294" calcext:value-type="float">
            <text:p>1.46145863924294</text:p>
          </table:table-cell>
          <table:table-cell table:formula="of:=[.H88]*8.032/8" office:value-type="float" office:value="1.46275052758741" calcext:value-type="float">
            <text:p>1.46275052758741</text:p>
          </table:table-cell>
          <table:table-cell table:formula="of:=([.C116]-[.B116])*1000" office:value-type="float" office:value="1.29188834447036" calcext:value-type="float">
            <text:p>1.29188834447036</text:p>
          </table:table-cell>
          <table:table-cell office:value-type="float" office:value="0.86" calcext:value-type="float">
            <text:p>0.86</text:p>
          </table:table-cell>
          <table:table-cell table:formula="of:=[.B116]" office:value-type="float" office:value="1.46145863924294" calcext:value-type="float">
            <text:p>1.46145863924294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9]" office:value-type="float" office:value="3.26797701938548" calcext:value-type="float">
            <text:p>3.26797701938548</text:p>
          </table:table-cell>
          <table:table-cell table:formula="of:=[.H89]*8.032/8" office:value-type="float" office:value="3.27193786411096" calcext:value-type="float">
            <text:p>3.27193786411096</text:p>
          </table:table-cell>
          <table:table-cell table:formula="of:=([.C117]-[.B117])*1000" office:value-type="float" office:value="3.96084472548708" calcext:value-type="float">
            <text:p>3.96084472548708</text:p>
          </table:table-cell>
          <table:table-cell office:value-type="float" office:value="2.84" calcext:value-type="float">
            <text:p>2.84</text:p>
          </table:table-cell>
          <table:table-cell table:formula="of:=[.B117]" office:value-type="float" office:value="3.26797701938548" calcext:value-type="float">
            <text:p>3.2679770193854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0]" office:value-type="float" office:value="4.94047319209871" calcext:value-type="float">
            <text:p>4.94047319209871</text:p>
          </table:table-cell>
          <table:table-cell table:formula="of:=[.H90]*8.032/8" office:value-type="float" office:value="4.9465637323568" calcext:value-type="float">
            <text:p>4.9465637323568</text:p>
          </table:table-cell>
          <table:table-cell table:formula="of:=([.C118]-[.B118])*1000" office:value-type="float" office:value="6.09054025808842" calcext:value-type="float">
            <text:p>6.09054025808842</text:p>
          </table:table-cell>
          <table:table-cell office:value-type="float" office:value="4.67" calcext:value-type="float">
            <text:p>4.67</text:p>
          </table:table-cell>
          <table:table-cell table:formula="of:=[.B118]" office:value-type="float" office:value="4.94047319209871" calcext:value-type="float">
            <text:p>4.94047319209871</text:p>
          </table:table-cell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1]" office:value-type="float" office:value="6.51060820554155" calcext:value-type="float">
            <text:p>6.51060820554155</text:p>
          </table:table-cell>
          <table:table-cell table:formula="of:=[.H91]*8.032/8" office:value-type="float" office:value="6.51841582303336" calcext:value-type="float">
            <text:p>6.51841582303336</text:p>
          </table:table-cell>
          <table:table-cell table:formula="of:=([.C119]-[.B119])*1000" office:value-type="float" office:value="7.80761749181202" calcext:value-type="float">
            <text:p>7.80761749181202</text:p>
          </table:table-cell>
          <table:table-cell office:value-type="float" office:value="6.39" calcext:value-type="float">
            <text:p>6.39</text:p>
          </table:table-cell>
          <table:table-cell table:formula="of:=[.B119]" office:value-type="float" office:value="6.51060820554155" calcext:value-type="float">
            <text:p>6.5106082055415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92]" office:value-type="float" office:value="7.99999999988812" calcext:value-type="float">
            <text:p>7.99999999988812</text:p>
          </table:table-cell>
          <table:table-cell table:formula="of:=[.H92]*8.032/8" office:value-type="float" office:value="8.00919854820277" calcext:value-type="float">
            <text:p>8.00919854820277</text:p>
          </table:table-cell>
          <table:table-cell table:formula="of:=([.C120]-[.B120])*1000" office:value-type="float" office:value="9.19854831464928" calcext:value-type="float">
            <text:p>9.19854831464928</text:p>
          </table:table-cell>
          <table:table-cell office:value-type="float" office:value="8" calcext:value-type="float">
            <text:p>8</text:p>
          </table:table-cell>
          <table:table-cell table:formula="of:=[.B120]" office:value-type="float" office:value="7.99999999988812" calcext:value-type="float">
            <text:p>7.99999999988812</text:p>
          </table:table-cell>
          <table:table-cell table:number-columns-repeated="5"/>
        </table:table-row>
      </table:table>
      <table:table table:name="discreteAmp3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3.A67:discreteAmp3.A76 discreteAmp3.D66:discreteAmp3.D66 discreteAmp3.D67:discreteAmp3.D76 discreteAmp3.E66:discreteAmp3.E66 discreteAmp3.E67:discreteAmp3.E7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3.A80:discreteAmp3.A89 discreteAmp3.E79:discreteAmp3.E79 discreteAmp3.E80:discreteAmp3.E89 discreteAmp3.H79:discreteAmp3.H79 discreteAmp3.H80:discreteAmp3.H8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3.A80:discreteAmp3.A89 discreteAmp3.I79:discreteAmp3.I79 discreteAmp3.I80:discreteAmp3.I8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3 – Re-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0.292067682118696" calcext:value-type="float">
            <text:p>0.292067682118696</text:p>
          </table:table-cell>
          <table:table-cell office:value-type="string" calcext:value-type="string">
            <text:p>Selected to achieve 0 for 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146033841059348" calcext:value-type="float">
            <text:p>0.001460338410593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46033841059348" calcext:value-type="float">
            <text:p>0.146033841059348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369048665431578" calcext:value-type="float">
            <text:p>0.3690486654315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73095133456842" calcext:value-type="float">
            <text:p>4.73095133456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31.0238158007923" calcext:value-type="float">
            <text:p>31.0238158007923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369048665431578" calcext:value-type="float">
            <text:p>0.369048665431578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.0319999999987788" calcext:value-type="float">
            <text:p>0.03199999999877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0000000000122116206036083" calcext:value-type="float">
            <text:p>1.22116206036083E-1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6]*1000" office:value-type="float" office:value="31023.8158007923" calcext:value-type="float">
            <text:p>31,02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369825771095791" calcext:value-type="float">
            <text:p>0.36982577109579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67]/0.026) - 1)*1000" office:value-type="float" office:value="0.00150464485934303" calcext:value-type="float">
            <text:p>0.001504644859343</text:p>
          </table:table-cell>
          <table:table-cell table:formula="of:=[.F67]*[.D$62]" office:value-type="float" office:value="0.150464485934303" calcext:value-type="float">
            <text:p>0.150464485934303</text:p>
          </table:table-cell>
          <table:table-cell table:formula="of:=([.G67]+[.F67]+[.C67])*[.D$58]/1000" office:value-type="float" office:value="4.73017422904896" calcext:value-type="float">
            <text:p>4.73017422904896</text:p>
          </table:table-cell>
          <table:table-cell table:formula="of:=5.1-[.H67]" office:value-type="float" office:value="0.369825770951037" calcext:value-type="float">
            <text:p>0.369825770951037</text:p>
          </table:table-cell>
          <table:table-cell table:formula="of:=[.D67]-[.I67]" office:value-type="float" office:value="0.000000000144754153108551" calcext:value-type="float">
            <text:p>1.44754153108551E-10</text:p>
          </table:table-cell>
          <table:table-cell table:formula="of:=[.D67]-[.D$76]" office:value-type="float" office:value="0.00077710565345801" calcext:value-type="float">
            <text:p>0.0007771056534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36974055790218" calcext:value-type="float">
            <text:p>0.36974055790218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68]/0.026) - 1)*1000" office:value-type="float" office:value="0.00149972155937035" calcext:value-type="float">
            <text:p>0.00149972155937</text:p>
          </table:table-cell>
          <table:table-cell table:formula="of:=[.F68]*[.D$62]" office:value-type="float" office:value="0.149972155937035" calcext:value-type="float">
            <text:p>0.149972155937035</text:p>
          </table:table-cell>
          <table:table-cell table:formula="of:=([.G68]+[.F68]+[.C68])*[.D$58]/1000" office:value-type="float" office:value="4.73025944224944" calcext:value-type="float">
            <text:p>4.73025944224944</text:p>
          </table:table-cell>
          <table:table-cell table:formula="of:=5.1-[.H68]" office:value-type="float" office:value="0.369740557750561" calcext:value-type="float">
            <text:p>0.369740557750561</text:p>
          </table:table-cell>
          <table:table-cell table:formula="of:=[.D68]-[.I68]" office:value-type="float" office:value="0.000000000151619439225925" calcext:value-type="float">
            <text:p>1.51619439225925E-10</text:p>
          </table:table-cell>
          <table:table-cell table:formula="of:=[.D68]-[.D$76]" office:value-type="float" office:value="0.000691892459847021" calcext:value-type="float">
            <text:p>0.0006918924598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table:number-columns-repeated="2" office:value-type="float" office:value="0.369655066056471" calcext:value-type="float">
            <text:p>0.369655066056471</text:p>
          </table:table-cell>
          <table:table-cell table:style-name="ce44" table:formula="of:= [.B$19]*(EXP([.D69]/0.026) - 1)*1000" office:value-type="float" office:value="0.00149479834832719" calcext:value-type="float">
            <text:p>0.001494798348327</text:p>
          </table:table-cell>
          <table:table-cell table:formula="of:=[.F69]*[.D$62]" office:value-type="float" office:value="0.149479834832719" calcext:value-type="float">
            <text:p>0.149479834832719</text:p>
          </table:table-cell>
          <table:table-cell table:formula="of:=([.G69]+[.F69]+[.C69])*[.D$58]/1000" office:value-type="float" office:value="4.73034493410213" calcext:value-type="float">
            <text:p>4.73034493410213</text:p>
          </table:table-cell>
          <table:table-cell table:formula="of:=5.1-[.H69]" office:value-type="float" office:value="0.369655065897869" calcext:value-type="float">
            <text:p>0.369655065897869</text:p>
          </table:table-cell>
          <table:table-cell table:formula="of:=[.D69]-[.I69]" office:value-type="float" office:value="0.000000000158601798361246" calcext:value-type="float">
            <text:p>1.58601798361246E-10</text:p>
          </table:table-cell>
          <table:table-cell table:formula="of:=[.D69]-[.D$76]" office:value-type="float" office:value="0.000606400614138025" calcext:value-type="float">
            <text:p>0.00060640061413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369569293964841" calcext:value-type="float">
            <text:p>0.36956929396484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0]/0.026) - 1)*1000" office:value-type="float" office:value="0.00148987523994501" calcext:value-type="float">
            <text:p>0.001489875239945</text:p>
          </table:table-cell>
          <table:table-cell table:formula="of:=[.F70]*[.D$62]" office:value-type="float" office:value="0.148987523994501" calcext:value-type="float">
            <text:p>0.148987523994501</text:p>
          </table:table-cell>
          <table:table-cell table:formula="of:=([.G70]+[.F70]+[.C70])*[.D$58]/1000" office:value-type="float" office:value="4.73043074763333" calcext:value-type="float">
            <text:p>4.73043074763333</text:p>
          </table:table-cell>
          <table:table-cell table:formula="of:=5.1-[.H70]" office:value-type="float" office:value="0.369569252366674" calcext:value-type="float">
            <text:p>0.369569252366674</text:p>
          </table:table-cell>
          <table:table-cell table:formula="of:=[.D70]-[.I70]" office:value-type="float" office:value="0.0000000415981674106725" calcext:value-type="float">
            <text:p>4.15981674106725E-08</text:p>
          </table:table-cell>
          <table:table-cell table:formula="of:=[.D70]-[.D$76]" office:value-type="float" office:value="0.000520628522508004" calcext:value-type="float">
            <text:p>0.000520628522508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369483240945937" calcext:value-type="float">
            <text:p>0.369483240945937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1]/0.026) - 1)*1000" office:value-type="float" office:value="0.00148495230092519" calcext:value-type="float">
            <text:p>0.001484952300925</text:p>
          </table:table-cell>
          <table:table-cell table:formula="of:=[.F71]*[.D$62]" office:value-type="float" office:value="0.148495230092519" calcext:value-type="float">
            <text:p>0.148495230092519</text:p>
          </table:table-cell>
          <table:table-cell table:formula="of:=([.G71]+[.F71]+[.C71])*[.D$58]/1000" office:value-type="float" office:value="4.73051709184542" calcext:value-type="float">
            <text:p>4.73051709184542</text:p>
          </table:table-cell>
          <table:table-cell table:formula="of:=5.1-[.H71]" office:value-type="float" office:value="0.369482908154582" calcext:value-type="float">
            <text:p>0.369482908154582</text:p>
          </table:table-cell>
          <table:table-cell table:formula="of:=[.D71]-[.I71]" office:value-type="float" office:value="0.000000332791354751283" calcext:value-type="float">
            <text:p>3.32791354751283E-07</text:p>
          </table:table-cell>
          <table:table-cell table:formula="of:=[.D71]-[.D$76]" office:value-type="float" office:value="0.00043457550360404" calcext:value-type="float">
            <text:p>0.000434575503604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369396900283085" calcext:value-type="float">
            <text:p>0.36939690028308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2]/0.026) - 1)*1000" office:value-type="float" office:value="0.00148002925457382" calcext:value-type="float">
            <text:p>0.001480029254574</text:p>
          </table:table-cell>
          <table:table-cell table:formula="of:=[.F72]*[.D$62]" office:value-type="float" office:value="0.148002925457382" calcext:value-type="float">
            <text:p>0.148002925457382</text:p>
          </table:table-cell>
          <table:table-cell table:formula="of:=([.G72]+[.F72]+[.C72])*[.D$58]/1000" office:value-type="float" office:value="4.73060309974425" calcext:value-type="float">
            <text:p>4.73060309974425</text:p>
          </table:table-cell>
          <table:table-cell table:formula="of:=5.1-[.H72]" office:value-type="float" office:value="0.36939690025575" calcext:value-type="float">
            <text:p>0.36939690025575</text:p>
          </table:table-cell>
          <table:table-cell table:formula="of:=[.D72]-[.I72]" office:value-type="float" office:value="0.0000000000273350231339009" calcext:value-type="float">
            <text:p>2.73350231339009E-11</text:p>
          </table:table-cell>
          <table:table-cell table:formula="of:=[.D72]-[.D$76]" office:value-type="float" office:value="0.000348234840752026" calcext:value-type="float">
            <text:p>0.000348234840752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369310275416065" calcext:value-type="float">
            <text:p>0.36931027541606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3]/0.026) - 1)*1000" office:value-type="float" office:value="0.0014751064051507" calcext:value-type="float">
            <text:p>0.001475106405151</text:p>
          </table:table-cell>
          <table:table-cell table:formula="of:=[.F73]*[.D$62]" office:value-type="float" office:value="0.14751064051507" calcext:value-type="float">
            <text:p>0.14751064051507</text:p>
          </table:table-cell>
          <table:table-cell table:formula="of:=([.G73]+[.F73]+[.C73])*[.D$58]/1000" office:value-type="float" office:value="4.73068972469915" calcext:value-type="float">
            <text:p>4.73068972469915</text:p>
          </table:table-cell>
          <table:table-cell table:formula="of:=5.1-[.H73]" office:value-type="float" office:value="0.369310275300853" calcext:value-type="float">
            <text:p>0.369310275300853</text:p>
          </table:table-cell>
          <table:table-cell table:formula="of:=[.D73]-[.I73]" office:value-type="float" office:value="0.0000000001152122286463" calcext:value-type="float">
            <text:p>1.152122286463E-10</text:p>
          </table:table-cell>
          <table:table-cell table:formula="of:=[.D73]-[.D$76]" office:value-type="float" office:value="0.000261609973732035" calcext:value-type="float">
            <text:p>0.000261609973732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36922336259972" calcext:value-type="float">
            <text:p>0.36922336259972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4]/0.026) - 1)*1000" office:value-type="float" office:value="0.00147018364767186" calcext:value-type="float">
            <text:p>0.001470183647672</text:p>
          </table:table-cell>
          <table:table-cell table:formula="of:=[.F74]*[.D$62]" office:value-type="float" office:value="0.147018364767186" calcext:value-type="float">
            <text:p>0.147018364767186</text:p>
          </table:table-cell>
          <table:table-cell table:formula="of:=([.G74]+[.F74]+[.C74])*[.D$58]/1000" office:value-type="float" office:value="4.73077663775275" calcext:value-type="float">
            <text:p>4.73077663775275</text:p>
          </table:table-cell>
          <table:table-cell table:formula="of:=5.1-[.H74]" office:value-type="float" office:value="0.369223362247253" calcext:value-type="float">
            <text:p>0.369223362247253</text:p>
          </table:table-cell>
          <table:table-cell table:formula="of:=[.D74]-[.I74]" office:value-type="float" office:value="0.00000000035246661145294" calcext:value-type="float">
            <text:p>3.5246661145294E-10</text:p>
          </table:table-cell>
          <table:table-cell table:formula="of:=[.D74]-[.D$76]" office:value-type="float" office:value="0.000174697157386994" calcext:value-type="float">
            <text:p>0.000174697157387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369136159919553" calcext:value-type="float">
            <text:p>0.36913615991955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5]/0.026) - 1)*1000" office:value-type="float" office:value="0.00146526098279291" calcext:value-type="float">
            <text:p>0.001465260982793</text:p>
          </table:table-cell>
          <table:table-cell table:formula="of:=[.F75]*[.D$62]" office:value-type="float" office:value="0.146526098279291" calcext:value-type="float">
            <text:p>0.146526098279291</text:p>
          </table:table-cell>
          <table:table-cell table:formula="of:=([.G75]+[.F75]+[.C75])*[.D$58]/1000" office:value-type="float" office:value="4.73086384095932" calcext:value-type="float">
            <text:p>4.73086384095932</text:p>
          </table:table-cell>
          <table:table-cell table:formula="of:=5.1-[.H75]" office:value-type="float" office:value="0.36913615904068" calcext:value-type="float">
            <text:p>0.36913615904068</text:p>
          </table:table-cell>
          <table:table-cell table:formula="of:=[.D75]-[.I75]" office:value-type="float" office:value="0.000000000878872696841171" calcext:value-type="float">
            <text:p>8.78872696841171E-10</text:p>
          </table:table-cell>
          <table:table-cell table:formula="of:=[.D75]-[.D$76]" office:value-type="float" office:value="0.000087494477220007" calcext:value-type="float">
            <text:p>8.7494477220007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369048665442333" calcext:value-type="float">
            <text:p>0.36904866544233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6]/0.026) - 1)*1000" office:value-type="float" office:value="0.00146033841119754" calcext:value-type="float">
            <text:p>0.001460338411198</text:p>
          </table:table-cell>
          <table:table-cell table:formula="of:=[.F76]*[.D$62]" office:value-type="float" office:value="0.146033841119754" calcext:value-type="float">
            <text:p>0.146033841119754</text:p>
          </table:table-cell>
          <table:table-cell table:formula="of:=([.G76]+[.F76]+[.C76])*[.D$58]/1000" office:value-type="float" office:value="4.73095133646117" calcext:value-type="float">
            <text:p>4.73095133646117</text:p>
          </table:table-cell>
          <table:table-cell table:formula="of:=5.1-[.H76]" office:value-type="float" office:value="0.369048663538827" calcext:value-type="float">
            <text:p>0.369048663538827</text:p>
          </table:table-cell>
          <table:table-cell table:formula="of:=[.D76]-[.I76]" office:value-type="float" office:value="0.00000000190350618600732" calcext:value-type="float">
            <text:p>1.90350618600732E-09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286442712833305" calcext:value-type="float">
            <text:p>-0.028644271283331</text:p>
          </table:table-cell>
          <table:table-cell table:formula="of:=[.C80]+([.B67]+[.C67])/1000*[.D$60]" office:value-type="float" office:value="-0.0286442712832083" calcext:value-type="float">
            <text:p>-0.028644271283208</text:p>
          </table:table-cell>
          <table:table-cell table:formula="of:=[.D80]/[.D$59]*1000" office:value-type="float" office:value="-7.16106782080209" calcext:value-type="float">
            <text:p>-7.16106782080209</text:p>
          </table:table-cell>
          <table:table-cell table:formula="of:=[.B80]-[.E67]" office:value-type="float" office:value="-0.0284735662440105" calcext:value-type="float">
            <text:p>-0.028473566244011</text:p>
          </table:table-cell>
          <table:table-cell table:formula="of:=[.F80]+([.B67]+[.C67])/1000*[.D$60]" office:value-type="float" office:value="-0.0284735662438884" calcext:value-type="float">
            <text:p>-0.028473566243888</text:p>
          </table:table-cell>
          <table:table-cell table:formula="of:=[.G80]/[.D$59]*1000" office:value-type="float" office:value="-7.11839156097209" calcext:value-type="float">
            <text:p>-7.11839156097209</text:p>
          </table:table-cell>
          <table:table-cell table:formula="of:=([.E80]-[.H80])*1000" office:value-type="float" office:value="-42.6762598299959" calcext:value-type="float">
            <text:p>-42.67625982999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105372573951219" calcext:value-type="float">
            <text:p>-0.010537257395122</text:p>
          </table:table-cell>
          <table:table-cell table:formula="of:=[.C81]+([.B68]+[.C68])/1000*[.D$60]" office:value-type="float" office:value="-0.0105372573948777" calcext:value-type="float">
            <text:p>-0.010537257394878</text:p>
          </table:table-cell>
          <table:table-cell table:formula="of:=[.D81]/[.D$59]*1000" office:value-type="float" office:value="-2.63431434871942" calcext:value-type="float">
            <text:p>-2.63431434871942</text:p>
          </table:table-cell>
          <table:table-cell table:formula="of:=[.B81]-[.E68]" office:value-type="float" office:value="-0.0104517655494129" calcext:value-type="float">
            <text:p>-0.010451765549413</text:p>
          </table:table-cell>
          <table:table-cell table:formula="of:=[.F81]+([.B68]+[.C68])/1000*[.D$60]" office:value-type="float" office:value="-0.0104517655491687" calcext:value-type="float">
            <text:p>-0.010451765549169</text:p>
          </table:table-cell>
          <table:table-cell table:formula="of:=[.G81]/[.D$59]*1000" office:value-type="float" office:value="-2.61294138729217" calcext:value-type="float">
            <text:p>-2.61294138729217</text:p>
          </table:table-cell>
          <table:table-cell table:formula="of:=([.E81]-[.H81])*1000" office:value-type="float" office:value="-21.3729614272489" calcext:value-type="float">
            <text:p>-21.372961427248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0.0000903185947399576" calcext:value-type="float">
            <text:p>9.03185947399576E-05</text:p>
          </table:table-cell>
          <table:table-cell table:formula="of:=[.C82]+([.B69]+[.C69])/1000*[.D$60]" office:value-type="float" office:value="0.0000903185951063062" calcext:value-type="float">
            <text:p>9.03185951063062E-05</text:p>
          </table:table-cell>
          <table:table-cell table:formula="of:=[.D82]/[.D$59]*1000" office:value-type="float" office:value="0.0225796487765766" calcext:value-type="float">
            <text:p>0.022579648776577</text:p>
          </table:table-cell>
          <table:table-cell table:formula="of:=[.B82]-[.E69]" office:value-type="float" office:value="0.0000903185947399576" calcext:value-type="float">
            <text:p>9.03185947399576E-05</text:p>
          </table:table-cell>
          <table:table-cell table:formula="of:=[.F82]+([.B69]+[.C69])/1000*[.D$60]" office:value-type="float" office:value="0.0000903185951063062" calcext:value-type="float">
            <text:p>9.03185951063062E-05</text:p>
          </table:table-cell>
          <table:table-cell table:formula="of:=[.G82]/[.D$59]*1000" office:value-type="float" office:value="0.0225796487765766" calcext:value-type="float">
            <text:p>0.022579648776577</text:p>
          </table:table-cell>
          <table:table-cell table:formula="of:=([.E82]-[.H82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0.00765582023678552" calcext:value-type="float">
            <text:p>0.007655820236786</text:p>
          </table:table-cell>
          <table:table-cell table:formula="of:=[.C83]+([.B70]+[.C70])/1000*[.D$60]" office:value-type="float" office:value="0.00765582023727398" calcext:value-type="float">
            <text:p>0.007655820237274</text:p>
          </table:table-cell>
          <table:table-cell table:formula="of:=[.D83]/[.D$59]*1000" office:value-type="float" office:value="1.9139550593185" calcext:value-type="float">
            <text:p>1.9139550593185</text:p>
          </table:table-cell>
          <table:table-cell table:formula="of:=[.B83]-[.E70]" office:value-type="float" office:value="0.00757004814515549" calcext:value-type="float">
            <text:p>0.007570048145156</text:p>
          </table:table-cell>
          <table:table-cell table:formula="of:=[.F83]+([.B70]+[.C70])/1000*[.D$60]" office:value-type="float" office:value="0.00757004814564396" calcext:value-type="float">
            <text:p>0.007570048145644</text:p>
          </table:table-cell>
          <table:table-cell table:formula="of:=[.G83]/[.D$59]*1000" office:value-type="float" office:value="1.89251203641099" calcext:value-type="float">
            <text:p>1.89251203641099</text:p>
          </table:table-cell>
          <table:table-cell table:formula="of:=([.E83]-[.H83])*1000" office:value-type="float" office:value="21.4430229075051" calcext:value-type="float">
            <text:p>21.443022907505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0.0135436029898601" calcext:value-type="float">
            <text:p>0.01354360298986</text:p>
          </table:table-cell>
          <table:table-cell table:formula="of:=[.C84]+([.B71]+[.C71])/1000*[.D$60]" office:value-type="float" office:value="0.0135436029904707" calcext:value-type="float">
            <text:p>0.013543602990471</text:p>
          </table:table-cell>
          <table:table-cell table:formula="of:=[.D84]/[.D$59]*1000" office:value-type="float" office:value="3.38590074761766" calcext:value-type="float">
            <text:p>3.38590074761766</text:p>
          </table:table-cell>
          <table:table-cell table:formula="of:=[.B84]-[.E71]" office:value-type="float" office:value="0.0133717778793261" calcext:value-type="float">
            <text:p>0.013371777879326</text:p>
          </table:table-cell>
          <table:table-cell table:formula="of:=[.F84]+([.B71]+[.C71])/1000*[.D$60]" office:value-type="float" office:value="0.0133717778799367" calcext:value-type="float">
            <text:p>0.013371777879937</text:p>
          </table:table-cell>
          <table:table-cell table:formula="of:=[.G84]/[.D$59]*1000" office:value-type="float" office:value="3.34294446998417" calcext:value-type="float">
            <text:p>3.34294446998417</text:p>
          </table:table-cell>
          <table:table-cell table:formula="of:=([.E84]-[.H84])*1000" office:value-type="float" office:value="42.956277633496" calcext:value-type="float">
            <text:p>42.9562776334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0.0183703023960222" calcext:value-type="float">
            <text:p>0.018370302396022</text:p>
          </table:table-cell>
          <table:table-cell table:formula="of:=[.C85]+([.B72]+[.C72])/1000*[.D$60]" office:value-type="float" office:value="0.0183703023967549" calcext:value-type="float">
            <text:p>0.018370302396755</text:p>
          </table:table-cell>
          <table:table-cell table:formula="of:=[.D85]/[.D$59]*1000" office:value-type="float" office:value="4.59257559918873" calcext:value-type="float">
            <text:p>4.59257559918873</text:p>
          </table:table-cell>
          <table:table-cell table:formula="of:=[.B85]-[.E72]" office:value-type="float" office:value="0.0181121366226362" calcext:value-type="float">
            <text:p>0.018112136622636</text:p>
          </table:table-cell>
          <table:table-cell table:formula="of:=[.F85]+([.B72]+[.C72])/1000*[.D$60]" office:value-type="float" office:value="0.0181121366233689" calcext:value-type="float">
            <text:p>0.018112136623369</text:p>
          </table:table-cell>
          <table:table-cell table:formula="of:=[.G85]/[.D$59]*1000" office:value-type="float" office:value="4.52803415584223" calcext:value-type="float">
            <text:p>4.52803415584223</text:p>
          </table:table-cell>
          <table:table-cell table:formula="of:=([.E85]-[.H85])*1000" office:value-type="float" office:value="64.5414433465001" calcext:value-type="float">
            <text:p>64.541443346500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0.022464843700456" calcext:value-type="float">
            <text:p>0.022464843700456</text:p>
          </table:table-cell>
          <table:table-cell table:formula="of:=[.C86]+([.B73]+[.C73])/1000*[.D$60]" office:value-type="float" office:value="0.0224648437013108" calcext:value-type="float">
            <text:p>0.022464843701311</text:p>
          </table:table-cell>
          <table:table-cell table:formula="of:=[.D86]/[.D$59]*1000" office:value-type="float" office:value="5.61621092532771" calcext:value-type="float">
            <text:p>5.61621092532771</text:p>
          </table:table-cell>
          <table:table-cell table:formula="of:=[.B86]-[.E73]" office:value-type="float" office:value="0.02212005306005" calcext:value-type="float">
            <text:p>0.02212005306005</text:p>
          </table:table-cell>
          <table:table-cell table:formula="of:=[.F86]+([.B73]+[.C73])/1000*[.D$60]" office:value-type="float" office:value="0.0221200530609049" calcext:value-type="float">
            <text:p>0.022120053060905</text:p>
          </table:table-cell>
          <table:table-cell table:formula="of:=[.G86]/[.D$59]*1000" office:value-type="float" office:value="5.53001326522622" calcext:value-type="float">
            <text:p>5.53001326522622</text:p>
          </table:table-cell>
          <table:table-cell table:formula="of:=([.E86]-[.H86])*1000" office:value-type="float" office:value="86.1976601014973" calcext:value-type="float">
            <text:p>86.19766010149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0.0260235717964675" calcext:value-type="float">
            <text:p>0.026023571796468</text:p>
          </table:table-cell>
          <table:table-cell table:formula="of:=[.C87]+([.B74]+[.C74])/1000*[.D$60]" office:value-type="float" office:value="0.0260235717974445" calcext:value-type="float">
            <text:p>0.026023571797445</text:p>
          </table:table-cell>
          <table:table-cell table:formula="of:=[.D87]/[.D$59]*1000" office:value-type="float" office:value="6.50589294936111" calcext:value-type="float">
            <text:p>6.50589294936111</text:p>
          </table:table-cell>
          <table:table-cell table:formula="of:=[.B87]-[.E74]" office:value-type="float" office:value="0.0255918683397165" calcext:value-type="float">
            <text:p>0.025591868339717</text:p>
          </table:table-cell>
          <table:table-cell table:formula="of:=[.F87]+([.B74]+[.C74])/1000*[.D$60]" office:value-type="float" office:value="0.0255918683406934" calcext:value-type="float">
            <text:p>0.025591868340694</text:p>
          </table:table-cell>
          <table:table-cell table:formula="of:=[.G87]/[.D$59]*1000" office:value-type="float" office:value="6.39796708517336" calcext:value-type="float">
            <text:p>6.39796708517336</text:p>
          </table:table-cell>
          <table:table-cell table:formula="of:=([.E87]-[.H87])*1000" office:value-type="float" office:value="107.925864187759" calcext:value-type="float">
            <text:p>107.92586418775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0.0291731326814784" calcext:value-type="float">
            <text:p>0.029173132681479</text:p>
          </table:table-cell>
          <table:table-cell table:formula="of:=[.C88]+([.B75]+[.C75])/1000*[.D$60]" office:value-type="float" office:value="0.0291731326825775" calcext:value-type="float">
            <text:p>0.029173132682578</text:p>
          </table:table-cell>
          <table:table-cell table:formula="of:=[.D88]/[.D$59]*1000" office:value-type="float" office:value="7.29328317064437" calcext:value-type="float">
            <text:p>7.29328317064437</text:p>
          </table:table-cell>
          <table:table-cell table:formula="of:=[.B88]-[.E75]" office:value-type="float" office:value="0.0286542265445604" calcext:value-type="float">
            <text:p>0.02865422654456</text:p>
          </table:table-cell>
          <table:table-cell table:formula="of:=[.F88]+([.B75]+[.C75])/1000*[.D$60]" office:value-type="float" office:value="0.0286542265456594" calcext:value-type="float">
            <text:p>0.02865422654566</text:p>
          </table:table-cell>
          <table:table-cell table:formula="of:=[.G88]/[.D$59]*1000" office:value-type="float" office:value="7.16355663641486" calcext:value-type="float">
            <text:p>7.16355663641486</text:p>
          </table:table-cell>
          <table:table-cell table:formula="of:=([.E88]-[.H88])*1000" office:value-type="float" office:value="129.726534229504" calcext:value-type="float">
            <text:p>129.7265342295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.0319999999880242" calcext:value-type="float">
            <text:p>0.031999999988024</text:p>
          </table:table-cell>
          <table:table-cell table:formula="of:=[.C89]+([.B76]+[.C76])/1000*[.D$60]" office:value-type="float" office:value="0.0319999999892454" calcext:value-type="float">
            <text:p>0.031999999989245</text:p>
          </table:table-cell>
          <table:table-cell table:formula="of:=[.D89]/[.D$59]*1000" office:value-type="float" office:value="7.99999999731135" calcext:value-type="float">
            <text:p>7.99999999731135</text:p>
          </table:table-cell>
          <table:table-cell table:formula="of:=[.B89]-[.E76]" office:value-type="float" office:value="0.0313935993738862" calcext:value-type="float">
            <text:p>0.031393599373886</text:p>
          </table:table-cell>
          <table:table-cell table:formula="of:=[.F89]+([.B76]+[.C76])/1000*[.D$60]" office:value-type="float" office:value="0.0313935993751074" calcext:value-type="float">
            <text:p>0.031393599375107</text:p>
          </table:table-cell>
          <table:table-cell table:formula="of:=[.G89]/[.D$59]*1000" office:value-type="float" office:value="7.84839984377684" calcext:value-type="float">
            <text:p>7.84839984377684</text:p>
          </table:table-cell>
          <table:table-cell table:formula="of:=([.E89]-[.H89])*1000" office:value-type="float" office:value="151.600153534506" calcext:value-type="float">
            <text:p>151.600153534506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7.16106782080209" calcext:value-type="float">
            <text:p>-7.16106782080209</text:p>
          </table:table-cell>
          <table:table-cell table:formula="of:=[.H80]*8.15/8" office:value-type="float" office:value="-7.25186140274032" calcext:value-type="float">
            <text:p>-7.25186140274032</text:p>
          </table:table-cell>
          <table:table-cell table:formula="of:=([.C108]-[.B108])*1000" office:value-type="float" office:value="-90.7935819382315" calcext:value-type="float">
            <text:p>-90.793581938231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2.63431434871942" calcext:value-type="float">
            <text:p>-2.63431434871942</text:p>
          </table:table-cell>
          <table:table-cell table:formula="of:=[.H81]*8.15/8" office:value-type="float" office:value="-2.6619340383039" calcext:value-type="float">
            <text:p>-2.6619340383039</text:p>
          </table:table-cell>
          <table:table-cell table:formula="of:=([.C109]-[.B109])*1000" office:value-type="float" office:value="-27.6196895844794" calcext:value-type="float">
            <text:p>-27.6196895844794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0.0225796487765766" calcext:value-type="float">
            <text:p>0.022579648776577</text:p>
          </table:table-cell>
          <table:table-cell table:formula="of:=[.H82]*8.15/8" office:value-type="float" office:value="0.0230030171911374" calcext:value-type="float">
            <text:p>0.023003017191137</text:p>
          </table:table-cell>
          <table:table-cell table:formula="of:=([.C110]-[.B110])*1000" office:value-type="float" office:value="0.423368414560813" calcext:value-type="float">
            <text:p>0.4233684145608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1.9139550593185" calcext:value-type="float">
            <text:p>1.9139550593185</text:p>
          </table:table-cell>
          <table:table-cell table:formula="of:=[.H83]*8.15/8" office:value-type="float" office:value="1.9279966370937" calcext:value-type="float">
            <text:p>1.9279966370937</text:p>
          </table:table-cell>
          <table:table-cell table:formula="of:=([.C111]-[.B111])*1000" office:value-type="float" office:value="14.041577775201" calcext:value-type="float">
            <text:p>14.041577775201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3.38590074761766" calcext:value-type="float">
            <text:p>3.38590074761766</text:p>
          </table:table-cell>
          <table:table-cell table:formula="of:=[.H84]*8.15/8" office:value-type="float" office:value="3.40562467879637" calcext:value-type="float">
            <text:p>3.40562467879637</text:p>
          </table:table-cell>
          <table:table-cell table:formula="of:=([.C112]-[.B112])*1000" office:value-type="float" office:value="19.7239311787074" calcext:value-type="float">
            <text:p>19.723931178707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4.59257559918873" calcext:value-type="float">
            <text:p>4.59257559918873</text:p>
          </table:table-cell>
          <table:table-cell table:formula="of:=[.H85]*8.15/8" office:value-type="float" office:value="4.61293479626427" calcext:value-type="float">
            <text:p>4.61293479626427</text:p>
          </table:table-cell>
          <table:table-cell table:formula="of:=([.C113]-[.B113])*1000" office:value-type="float" office:value="20.3591970755417" calcext:value-type="float">
            <text:p>20.359197075541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5.61621092532771" calcext:value-type="float">
            <text:p>5.61621092532771</text:p>
          </table:table-cell>
          <table:table-cell table:formula="of:=[.H86]*8.15/8" office:value-type="float" office:value="5.63370101394921" calcext:value-type="float">
            <text:p>5.63370101394921</text:p>
          </table:table-cell>
          <table:table-cell table:formula="of:=([.C114]-[.B114])*1000" office:value-type="float" office:value="17.4900886214946" calcext:value-type="float">
            <text:p>17.490088621494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6.50589294936111" calcext:value-type="float">
            <text:p>6.50589294936111</text:p>
          </table:table-cell>
          <table:table-cell table:formula="of:=[.H87]*8.15/8" office:value-type="float" office:value="6.51792896802036" calcext:value-type="float">
            <text:p>6.51792896802036</text:p>
          </table:table-cell>
          <table:table-cell table:formula="of:=([.C115]-[.B115])*1000" office:value-type="float" office:value="12.0360186592423" calcext:value-type="float">
            <text:p>12.0360186592423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7.29328317064437" calcext:value-type="float">
            <text:p>7.29328317064437</text:p>
          </table:table-cell>
          <table:table-cell table:formula="of:=[.H88]*8.15/8" office:value-type="float" office:value="7.29787332334764" calcext:value-type="float">
            <text:p>7.29787332334764</text:p>
          </table:table-cell>
          <table:table-cell table:formula="of:=([.C116]-[.B116])*1000" office:value-type="float" office:value="4.59015270327523" calcext:value-type="float">
            <text:p>4.5901527032752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7.99999999731135" calcext:value-type="float">
            <text:p>7.99999999731135</text:p>
          </table:table-cell>
          <table:table-cell table:formula="of:=[.H89]*8.15/8" office:value-type="float" office:value="7.99555734084766" calcext:value-type="float">
            <text:p>7.99555734084766</text:p>
          </table:table-cell>
          <table:table-cell table:formula="of:=([.C117]-[.B117])*1000" office:value-type="float" office:value="-4.44265646368969" calcext:value-type="float">
            <text:p>-4.44265646368969</text:p>
          </table:table-cell>
          <table:table-cell table:number-columns-repeated="7"/>
        </table:table-row>
      </table:table>
      <table:table table:name="discreteAmpDiscard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Discard.A78:discreteAmpDiscard.A87 discreteAmpDiscard.D77:discreteAmpDiscard.D77 discreteAmpDiscard.D78:discreteAmpDiscard.D87 discreteAmpDiscard.E77:discreteAmpDiscard.E77 discreteAmpDiscard.E78:discreteAmpDiscard.E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Discard.A91:discreteAmpDiscard.A100 discreteAmpDiscard.E90:discreteAmpDiscard.E90 discreteAmpDiscard.E91:discreteAmpDiscard.E100 discreteAmpDiscard.H90:discreteAmpDiscard.H90 discreteAmpDiscard.H91:discreteAmpDiscard.H1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Discard.A91:discreteAmpDiscard.A100 discreteAmpDiscard.I90:discreteAmpDiscard.I90 discreteAmpDiscard.I91:discreteAmpDiscard.I1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Discard – a failed design process for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$B$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conditions</text:p>
          </table:table-cell>
          <table:table-cell table:style-name="ce11"/>
          <table:table-cell/>
          <table:table-cell office:value-type="string" calcext:value-type="string">
            <text:p>Min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ut (target)</text:p>
          </table:table-cell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 current <text:s/>IR3=</text:p>
          </table:table-cell>
          <table:table-cell table:number-columns-repeated="2"/>
          <table:table-cell table:formula="of:=[.D35]*1000/[.$B33]" office:value-type="float" office:value="0.1" calcext:value-type="float">
            <text:p>0.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6]/[.$D37]" office:value-type="float" office:value="0.001" calcext:value-type="float">
            <text:p>0.0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6]+[.D39]" office:value-type="float" office:value="0.101" calcext:value-type="float">
            <text:p>0.1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is</text:p>
          </table:table-cell>
          <table:table-cell table:number-columns-repeated="2"/>
          <table:table-cell table:formula="of:=0.026 * LN(([.D39]/1000)/[.$B$19]+1)" office:value-type="float" office:value="0.359203300507058" calcext:value-type="float">
            <text:p>0.359203300507058</text:p>
          </table:table-cell>
          <table:table-cell/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 with 3 scenarios, with different values of R2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ate bias resistor to meet minimum current sett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2 = 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itter offset (V) due to R2 is =</text:p>
          </table:table-cell>
          <table:table-cell/>
          <table:table-cell table:formula="of:=[.$D40]*[.C44]/1000" office:value-type="float" office:value="0" calcext:value-type="float">
            <text:p>0</text:p>
          </table:table-cell>
          <table:table-cell table:formula="of:=[.$D40]*[.D44]/1000" office:value-type="float" office:value="0.00505" calcext:value-type="float">
            <text:p>0.00505</text:p>
          </table:table-cell>
          <table:table-cell table:formula="of:=[.$D40]*[.E44]/1000" office:value-type="float" office:value="0.0101" calcext:value-type="float">
            <text:p>0.0101</text:p>
          </table:table-cell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 voltage (Q1 and Q2) </text:p>
          </table:table-cell>
          <table:table-cell/>
          <table:table-cell table:formula="of:=[.C45]+[.$D41]" office:value-type="float" office:value="0.359203300507058" calcext:value-type="float">
            <text:p>0.359203300507058</text:p>
          </table:table-cell>
          <table:table-cell table:formula="of:=[.D45]+[.$D41]" office:value-type="float" office:value="0.364253300507058" calcext:value-type="float">
            <text:p>0.364253300507058</text:p>
          </table:table-cell>
          <table:table-cell table:formula="of:=[.E45]+[.$D41]" office:value-type="float" office:value="0.369303300507058" calcext:value-type="float">
            <text:p>0.36930330050705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 Base current of Q1 is =</text:p>
          </table:table-cell>
          <table:table-cell/>
          <table:table-cell table:style-name="ce44" table:formula="of:=[.$B$19]*(EXP([.C46]/0.026) - 1)*1000" office:value-type="float" office:value="0.000999999999999998" calcext:value-type="float">
            <text:p>0.001</text:p>
          </table:table-cell>
          <table:table-cell table:style-name="ce44" table:formula="of:=[.$B$19]*(EXP([.D46]/0.026) - 1)*1000" office:value-type="float" office:value="0.00121437670572852" calcext:value-type="float">
            <text:p>0.001214376705729</text:p>
          </table:table-cell>
          <table:table-cell table:style-name="ce44" table:formula="of:=[.$B$19]*(EXP([.E46]/0.026) - 1)*1000" office:value-type="float" office:value="0.00147471073745872" calcext:value-type="float">
            <text:p>0.001474710737459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/>
          <table:table-cell table:formula="of:=[.C47]*[.$D48]" office:value-type="float" office:value="0.0999999999999998" calcext:value-type="float">
            <text:p>0.1</text:p>
          </table:table-cell>
          <table:table-cell table:formula="of:=[.D47]*[.$D48]" office:value-type="float" office:value="0.121437670572852" calcext:value-type="float">
            <text:p>0.121437670572852</text:p>
          </table:table-cell>
          <table:table-cell table:formula="of:=[.E47]*[.$D48]" office:value-type="float" office:value="0.147471073745872" calcext:value-type="float">
            <text:p>0.14747107374587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n ref supply resistor is =</text:p>
          </table:table-cell>
          <table:table-cell/>
          <table:table-cell table:formula="of:=5.1-[.C46]" office:value-type="float" office:value="4.74079669949294" calcext:value-type="float">
            <text:p>4.74079669949294</text:p>
          </table:table-cell>
          <table:table-cell table:formula="of:=5.1-[.D46]" office:value-type="float" office:value="4.73574669949294" calcext:value-type="float">
            <text:p>4.73574669949294</text:p>
          </table:table-cell>
          <table:table-cell table:formula="of:=5.1-[.E46]" office:value-type="float" office:value="4.73069669949294" calcext:value-type="float">
            <text:p>4.73069669949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/>
          <table:table-cell table:formula="of:=[.C50]/([.C49]+[.C47]+[.$D39])" office:value-type="float" office:value="46.4783990146368" calcext:value-type="float">
            <text:p>46.4783990146368</text:p>
          </table:table-cell>
          <table:table-cell table:formula="of:=[.D50]/([.D49]+[.D47]+[.$D39])" office:value-type="float" office:value="38.2989752593712" calcext:value-type="float">
            <text:p>38.2989752593712</text:p>
          </table:table-cell>
          <table:table-cell table:formula="of:=[.E50]/([.E49]+[.E47]+[.$D39])" office:value-type="float" office:value="31.5493811032671" calcext:value-type="float">
            <text:p>31.5493811032671</text:p>
          </table:table-cell>
          <table:table-cell office:value-type="string" calcext:value-type="string">
            <text:p>K 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culate Q2 current for max shunt Current cond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30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/>
          <table:table-cell table:formula="of:=[.C46]" office:value-type="float" office:value="0.359203300507058" calcext:value-type="float">
            <text:p>0.359203300507058</text:p>
          </table:table-cell>
          <table:table-cell table:formula="of:=[.D46]" office:value-type="float" office:value="0.364253300507058" calcext:value-type="float">
            <text:p>0.364253300507058</text:p>
          </table:table-cell>
          <table:table-cell table:formula="of:=[.E46]" office:value-type="float" office:value="0.369303300507058" calcext:value-type="float">
            <text:p>0.369303300507058</text:p>
          </table:table-cell>
          <table:table-cell office:value-type="string" calcext:value-type="string">
            <text:p>(negative with respect to +rail (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9]/1000/[.B19]+1)" office:value-type="float" office:value="0.359203300507058" calcext:value-type="float">
            <text:p>0.359203300507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60]-[.D59]" office:value-type="float" office:value="-0.00505" calcext:value-type="float">
            <text:p>-0.0050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61]" office:value-type="float" office:value="0.03705" calcext:value-type="float">
            <text:p>0.03705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65]/[.D40]*1000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51]*1000" office:value-type="float" office:value="38298.9752593712" calcext:value-type="float">
            <text:p>38,29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66]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8]/[.D$72]*1000" office:value-type="float" office:value="0.05" calcext:value-type="float">
            <text:p>0.05</text:p>
          </table:table-cell>
          <table:table-cell table:formula="of:=[.B78]/[.D$74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8]/0.026) - 1)*1000" office:value-type="float" office:value="0.0050443079550193" calcext:value-type="float">
            <text:p>0.005044307955019</text:p>
          </table:table-cell>
          <table:table-cell table:formula="of:=[.F78]*[.D$73]" office:value-type="float" office:value="0.50443079550193" calcext:value-type="float">
            <text:p>0.50443079550193</text:p>
          </table:table-cell>
          <table:table-cell table:formula="of:=([.G78]+[.F78]+[.C78])*[.D$69]/1000" office:value-type="float" office:value="19.531523870193" calcext:value-type="float">
            <text:p>19.531523870193</text:p>
          </table:table-cell>
          <table:table-cell table:formula="of:=5.1-[.H78]" office:value-type="float" office:value="-14.431523870193" calcext:value-type="float">
            <text:p>-14.431523870193</text:p>
          </table:table-cell>
          <table:table-cell table:formula="of:=[.D78]-[.I78]" office:value-type="float" office:value="14.8328019220736" calcext:value-type="float">
            <text:p>14.8328019220736</text:p>
          </table:table-cell>
          <table:table-cell table:formula="of:=[.D78]-[.D$87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9]/[.D$72]*1000" office:value-type="float" office:value="0.1" calcext:value-type="float">
            <text:p>0.1</text:p>
          </table:table-cell>
          <table:table-cell table:formula="of:=[.B79]/[.D$74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9]/0.026) - 1)*1000" office:value-type="float" office:value="0.00503938474221552" calcext:value-type="float">
            <text:p>0.005039384742216</text:p>
          </table:table-cell>
          <table:table-cell table:formula="of:=[.F79]*[.D$73]" office:value-type="float" office:value="0.503938474221552" calcext:value-type="float">
            <text:p>0.503938474221552</text:p>
          </table:table-cell>
          <table:table-cell table:formula="of:=([.G79]+[.F79]+[.C79])*[.D$69]/1000" office:value-type="float" office:value="19.5316294032804" calcext:value-type="float">
            <text:p>19.5316294032804</text:p>
          </table:table-cell>
          <table:table-cell table:formula="of:=5.1-[.H79]" office:value-type="float" office:value="-14.4316294032804" calcext:value-type="float">
            <text:p>-14.4316294032804</text:p>
          </table:table-cell>
          <table:table-cell table:formula="of:=[.D79]-[.I79]" office:value-type="float" office:value="14.8328820669384" calcext:value-type="float">
            <text:p>14.8328820669384</text:p>
          </table:table-cell>
          <table:table-cell table:formula="of:=[.D79]-[.D$87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80]/[.D$72]*1000" office:value-type="float" office:value="0.15" calcext:value-type="float">
            <text:p>0.15</text:p>
          </table:table-cell>
          <table:table-cell table:formula="of:=[.B80]/[.D$74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0]/0.026) - 1)*1000" office:value-type="float" office:value="0.00503446155593106" calcext:value-type="float">
            <text:p>0.005034461555931</text:p>
          </table:table-cell>
          <table:table-cell table:formula="of:=[.F80]*[.D$73]" office:value-type="float" office:value="0.503446155593106" calcext:value-type="float">
            <text:p>0.503446155593106</text:p>
          </table:table-cell>
          <table:table-cell table:formula="of:=([.G80]+[.F80]+[.C80])*[.D$69]/1000" office:value-type="float" office:value="19.5317350389498" calcext:value-type="float">
            <text:p>19.5317350389498</text:p>
          </table:table-cell>
          <table:table-cell table:formula="of:=5.1-[.H80]" office:value-type="float" office:value="-14.4317350389498" calcext:value-type="float">
            <text:p>-14.4317350389498</text:p>
          </table:table-cell>
          <table:table-cell table:formula="of:=[.D80]-[.I80]" office:value-type="float" office:value="14.832962289707" calcext:value-type="float">
            <text:p>14.832962289707</text:p>
          </table:table-cell>
          <table:table-cell table:formula="of:=[.D80]-[.D$87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81]/[.D$72]*1000" office:value-type="float" office:value="0.2" calcext:value-type="float">
            <text:p>0.2</text:p>
          </table:table-cell>
          <table:table-cell table:formula="of:=[.B81]/[.D$74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1]/0.026) - 1)*1000" office:value-type="float" office:value="0.00502953814254368" calcext:value-type="float">
            <text:p>0.005029538142544</text:p>
          </table:table-cell>
          <table:table-cell table:formula="of:=[.F81]*[.D$73]" office:value-type="float" office:value="0.502953814254368" calcext:value-type="float">
            <text:p>0.502953814254368</text:p>
          </table:table-cell>
          <table:table-cell table:formula="of:=([.G81]+[.F81]+[.C81])*[.D$69]/1000" office:value-type="float" office:value="19.5318397961405" calcext:value-type="float">
            <text:p>19.5318397961405</text:p>
          </table:table-cell>
          <table:table-cell table:formula="of:=5.1-[.H81]" office:value-type="float" office:value="-14.4318397961405" calcext:value-type="float">
            <text:p>-14.4318397961405</text:p>
          </table:table-cell>
          <table:table-cell table:formula="of:=[.D81]-[.I81]" office:value-type="float" office:value="14.8330416079596" calcext:value-type="float">
            <text:p>14.8330416079596</text:p>
          </table:table-cell>
          <table:table-cell table:formula="of:=[.D81]-[.D$87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82]/[.D$72]*1000" office:value-type="float" office:value="0.25" calcext:value-type="float">
            <text:p>0.25</text:p>
          </table:table-cell>
          <table:table-cell table:formula="of:=[.B82]/[.D$74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2]/0.026) - 1)*1000" office:value-type="float" office:value="0.00502461511682325" calcext:value-type="float">
            <text:p>0.005024615116823</text:p>
          </table:table-cell>
          <table:table-cell table:formula="of:=[.F82]*[.D$73]" office:value-type="float" office:value="0.502461511682325" calcext:value-type="float">
            <text:p>0.502461511682325</text:p>
          </table:table-cell>
          <table:table-cell table:formula="of:=([.G82]+[.F82]+[.C82])*[.D$69]/1000" office:value-type="float" office:value="19.5319460529031" calcext:value-type="float">
            <text:p>19.5319460529031</text:p>
          </table:table-cell>
          <table:table-cell table:formula="of:=5.1-[.H82]" office:value-type="float" office:value="-14.4319460529031" calcext:value-type="float">
            <text:p>-14.4319460529031</text:p>
          </table:table-cell>
          <table:table-cell table:formula="of:=[.D82]-[.I82]" office:value-type="float" office:value="14.8331224028757" calcext:value-type="float">
            <text:p>14.8331224028757</text:p>
          </table:table-cell>
          <table:table-cell table:formula="of:=[.D82]-[.D$87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83]/[.D$72]*1000" office:value-type="float" office:value="0.3" calcext:value-type="float">
            <text:p>0.3</text:p>
          </table:table-cell>
          <table:table-cell table:formula="of:=[.B83]/[.D$74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3]/0.026) - 1)*1000" office:value-type="float" office:value="0.00501969208237637" calcext:value-type="float">
            <text:p>0.005019692082376</text:p>
          </table:table-cell>
          <table:table-cell table:formula="of:=[.F83]*[.D$73]" office:value-type="float" office:value="0.501969208237637" calcext:value-type="float">
            <text:p>0.501969208237637</text:p>
          </table:table-cell>
          <table:table-cell table:formula="of:=([.G83]+[.F83]+[.C83])*[.D$69]/1000" office:value-type="float" office:value="19.5320522759101" calcext:value-type="float">
            <text:p>19.5320522759101</text:p>
          </table:table-cell>
          <table:table-cell table:formula="of:=5.1-[.H83]" office:value-type="float" office:value="-14.4320522759101" calcext:value-type="float">
            <text:p>-14.4320522759101</text:p>
          </table:table-cell>
          <table:table-cell table:formula="of:=[.D83]-[.I83]" office:value-type="float" office:value="14.8332031390317" calcext:value-type="float">
            <text:p>14.8332031390317</text:p>
          </table:table-cell>
          <table:table-cell table:formula="of:=[.D83]-[.D$87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84]/[.D$72]*1000" office:value-type="float" office:value="0.35" calcext:value-type="float">
            <text:p>0.35</text:p>
          </table:table-cell>
          <table:table-cell table:formula="of:=[.B84]/[.D$74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4]/0.026) - 1)*1000" office:value-type="float" office:value="0.00501476904634012" calcext:value-type="float">
            <text:p>0.00501476904634</text:p>
          </table:table-cell>
          <table:table-cell table:formula="of:=[.F84]*[.D$73]" office:value-type="float" office:value="0.501476904634012" calcext:value-type="float">
            <text:p>0.501476904634012</text:p>
          </table:table-cell>
          <table:table-cell table:formula="of:=([.G84]+[.F84]+[.C84])*[.D$69]/1000" office:value-type="float" office:value="19.5321584927691" calcext:value-type="float">
            <text:p>19.5321584927691</text:p>
          </table:table-cell>
          <table:table-cell table:formula="of:=5.1-[.H84]" office:value-type="float" office:value="-14.4321584927691" calcext:value-type="float">
            <text:p>-14.4321584927691</text:p>
          </table:table-cell>
          <table:table-cell table:formula="of:=[.D84]-[.I84]" office:value-type="float" office:value="14.8332838440231" calcext:value-type="float">
            <text:p>14.8332838440231</text:p>
          </table:table-cell>
          <table:table-cell table:formula="of:=[.D84]-[.D$87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85]/[.D$72]*1000" office:value-type="float" office:value="0.4" calcext:value-type="float">
            <text:p>0.4</text:p>
          </table:table-cell>
          <table:table-cell table:formula="of:=[.B85]/[.D$74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5]/0.026) - 1)*1000" office:value-type="float" office:value="0.00500984601584425" calcext:value-type="float">
            <text:p>0.005009846015844</text:p>
          </table:table-cell>
          <table:table-cell table:formula="of:=[.F85]*[.D$73]" office:value-type="float" office:value="0.500984601584425" calcext:value-type="float">
            <text:p>0.500984601584425</text:p>
          </table:table-cell>
          <table:table-cell table:formula="of:=([.G85]+[.F85]+[.C85])*[.D$69]/1000" office:value-type="float" office:value="19.5322647310594" calcext:value-type="float">
            <text:p>19.5322647310594</text:p>
          </table:table-cell>
          <table:table-cell table:formula="of:=5.1-[.H85]" office:value-type="float" office:value="-14.4322647310594" calcext:value-type="float">
            <text:p>-14.4322647310594</text:p>
          </table:table-cell>
          <table:table-cell table:formula="of:=[.D85]-[.I85]" office:value-type="float" office:value="14.8333645454171" calcext:value-type="float">
            <text:p>14.8333645454171</text:p>
          </table:table-cell>
          <table:table-cell table:formula="of:=[.D85]-[.D$87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86]/[.D$72]*1000" office:value-type="float" office:value="0.45" calcext:value-type="float">
            <text:p>0.45</text:p>
          </table:table-cell>
          <table:table-cell table:formula="of:=[.B86]/[.D$74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6]/0.026) - 1)*1000" office:value-type="float" office:value="0.00500492296110412" calcext:value-type="float">
            <text:p>0.005004922961104</text:p>
          </table:table-cell>
          <table:table-cell table:formula="of:=[.F86]*[.D$73]" office:value-type="float" office:value="0.500492296110412" calcext:value-type="float">
            <text:p>0.500492296110412</text:p>
          </table:table-cell>
          <table:table-cell table:formula="of:=([.G86]+[.F86]+[.C86])*[.D$69]/1000" office:value-type="float" office:value="19.5323708755681" calcext:value-type="float">
            <text:p>19.5323708755681</text:p>
          </table:table-cell>
          <table:table-cell table:formula="of:=5.1-[.H86]" office:value-type="float" office:value="-14.4323708755681" calcext:value-type="float">
            <text:p>-14.4323708755681</text:p>
          </table:table-cell>
          <table:table-cell table:formula="of:=[.D86]-[.I86]" office:value-type="float" office:value="14.8334451277969" calcext:value-type="float">
            <text:p>14.8334451277969</text:p>
          </table:table-cell>
          <table:table-cell table:formula="of:=[.D86]-[.D$87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87]/[.D$72]*1000" office:value-type="float" office:value="0.5" calcext:value-type="float">
            <text:p>0.5</text:p>
          </table:table-cell>
          <table:table-cell table:formula="of:=[.B87]/[.D$74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7]/0.026) - 1)*1000" office:value-type="float" office:value="0.00499999999999996" calcext:value-type="float">
            <text:p>0.005</text:p>
          </table:table-cell>
          <table:table-cell table:formula="of:=[.F87]*[.D$73]" office:value-type="float" office:value="0.499999999999996" calcext:value-type="float">
            <text:p>0.499999999999996</text:p>
          </table:table-cell>
          <table:table-cell table:formula="of:=([.G87]+[.F87]+[.C87])*[.D$69]/1000" office:value-type="float" office:value="19.5324773822792" calcext:value-type="float">
            <text:p>19.5324773822792</text:p>
          </table:table-cell>
          <table:table-cell table:formula="of:=5.1-[.H87]" office:value-type="float" office:value="-14.4324773822792" calcext:value-type="float">
            <text:p>-14.4324773822792</text:p>
          </table:table-cell>
          <table:table-cell table:formula="of:=[.D87]-[.I87]" office:value-type="float" office:value="14.8335260477096" calcext:value-type="float">
            <text:p>14.8335260477096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8]/1000/[.B$19]+1)" office:value-type="float" office:value="0.341181499812461" calcext:value-type="float">
            <text:p>0.341181499812461</text:p>
          </table:table-cell>
          <table:table-cell table:formula="of:=[.B91]-[.D78]" office:value-type="float" office:value="-0.0600965520681545" calcext:value-type="float">
            <text:p>-0.060096552068155</text:p>
          </table:table-cell>
          <table:table-cell table:formula="of:=[.C91]+([.B78]+[.C78])/1000*[.D$71]" office:value-type="float" office:value="-0.0415715520681545" calcext:value-type="float">
            <text:p>-0.041571552068155</text:p>
          </table:table-cell>
          <table:table-cell table:formula="of:=[.D91]/[.D$70]*1000" office:value-type="float" office:value="-10.3928880170386" calcext:value-type="float">
            <text:p>-10.3928880170386</text:p>
          </table:table-cell>
          <table:table-cell table:formula="of:=[.B91]-[.E78]" office:value-type="float" office:value="-0.0599948501875395" calcext:value-type="float">
            <text:p>-0.05999485018754</text:p>
          </table:table-cell>
          <table:table-cell table:formula="of:=[.F91]+([.B78]+[.C78])/1000*[.D$71]" office:value-type="float" office:value="-0.0414698501875395" calcext:value-type="float">
            <text:p>-0.04146985018754</text:p>
          </table:table-cell>
          <table:table-cell table:formula="of:=[.G91]/[.D$70]*1000" office:value-type="float" office:value="-10.3674625468849" calcext:value-type="float">
            <text:p>-10.3674625468849</text:p>
          </table:table-cell>
          <table:table-cell table:formula="of:=([.E91]-[.H91])*1000" office:value-type="float" office:value="-25.4254701537597" calcext:value-type="float">
            <text:p>-25.42547015375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9]/1000/[.B$19]+1)" office:value-type="float" office:value="0.359203300507058" calcext:value-type="float">
            <text:p>0.359203300507058</text:p>
          </table:table-cell>
          <table:table-cell table:formula="of:=[.B92]-[.D79]" office:value-type="float" office:value="-0.0420493631509039" calcext:value-type="float">
            <text:p>-0.042049363150904</text:p>
          </table:table-cell>
          <table:table-cell table:formula="of:=[.C92]+([.B79]+[.C79])/1000*[.D$71]" office:value-type="float" office:value="-0.00499936315090391" calcext:value-type="float">
            <text:p>-0.004999363150904</text:p>
          </table:table-cell>
          <table:table-cell table:formula="of:=[.D92]/[.D$70]*1000" office:value-type="float" office:value="-1.24984078772598" calcext:value-type="float">
            <text:p>-1.24984078772598</text:p>
          </table:table-cell>
          <table:table-cell table:formula="of:=[.B92]-[.E79]" office:value-type="float" office:value="-0.0419730494929419" calcext:value-type="float">
            <text:p>-0.041973049492942</text:p>
          </table:table-cell>
          <table:table-cell table:formula="of:=[.F92]+([.B79]+[.C79])/1000*[.D$71]" office:value-type="float" office:value="-0.00492304949294189" calcext:value-type="float">
            <text:p>-0.004923049492942</text:p>
          </table:table-cell>
          <table:table-cell table:formula="of:=[.G92]/[.D$70]*1000" office:value-type="float" office:value="-1.23076237323547" calcext:value-type="float">
            <text:p>-1.23076237323547</text:p>
          </table:table-cell>
          <table:table-cell table:formula="of:=([.E92]-[.H92])*1000" office:value-type="float" office:value="-19.0784144905032" calcext:value-type="float">
            <text:p>-19.0784144905032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80]/1000/[.B$19]+1)" office:value-type="float" office:value="0.369745384651211" calcext:value-type="float">
            <text:p>0.369745384651211</text:p>
          </table:table-cell>
          <table:table-cell table:formula="of:=[.B93]-[.D80]" office:value-type="float" office:value="-0.031481866105981" calcext:value-type="float">
            <text:p>-0.031481866105981</text:p>
          </table:table-cell>
          <table:table-cell table:formula="of:=[.C93]+([.B80]+[.C80])/1000*[.D$71]" office:value-type="float" office:value="0.024093133894019" calcext:value-type="float">
            <text:p>0.024093133894019</text:p>
          </table:table-cell>
          <table:table-cell table:formula="of:=[.D93]/[.D$70]*1000" office:value-type="float" office:value="6.02328347350474" calcext:value-type="float">
            <text:p>6.02328347350474</text:p>
          </table:table-cell>
          <table:table-cell table:formula="of:=[.B93]-[.E80]" office:value-type="float" office:value="-0.031430965348789" calcext:value-type="float">
            <text:p>-0.031430965348789</text:p>
          </table:table-cell>
          <table:table-cell table:formula="of:=[.F93]+([.B80]+[.C80])/1000*[.D$71]" office:value-type="float" office:value="0.024144034651211" calcext:value-type="float">
            <text:p>0.024144034651211</text:p>
          </table:table-cell>
          <table:table-cell table:formula="of:=[.G93]/[.D$70]*1000" office:value-type="float" office:value="6.03600866280274" calcext:value-type="float">
            <text:p>6.03600866280274</text:p>
          </table:table-cell>
          <table:table-cell table:formula="of:=([.E93]-[.H93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81]/1000/[.B$19]+1)" office:value-type="float" office:value="0.377225114201627" calcext:value-type="float">
            <text:p>0.377225114201627</text:p>
          </table:table-cell>
          <table:table-cell table:formula="of:=[.B94]-[.D81]" office:value-type="float" office:value="-0.0239766976174335" calcext:value-type="float">
            <text:p>-0.023976697617434</text:p>
          </table:table-cell>
          <table:table-cell table:formula="of:=[.C94]+([.B81]+[.C81])/1000*[.D$71]" office:value-type="float" office:value="0.0501233023825665" calcext:value-type="float">
            <text:p>0.050123302382567</text:p>
          </table:table-cell>
          <table:table-cell table:formula="of:=[.D94]/[.D$70]*1000" office:value-type="float" office:value="12.5308255956416" calcext:value-type="float">
            <text:p>12.5308255956416</text:p>
          </table:table-cell>
          <table:table-cell table:formula="of:=[.B94]-[.E81]" office:value-type="float" office:value="-0.0239512357983735" calcext:value-type="float">
            <text:p>-0.023951235798374</text:p>
          </table:table-cell>
          <table:table-cell table:formula="of:=[.F94]+([.B81]+[.C81])/1000*[.D$71]" office:value-type="float" office:value="0.0501487642016265" calcext:value-type="float">
            <text:p>0.050148764201627</text:p>
          </table:table-cell>
          <table:table-cell table:formula="of:=[.G94]/[.D$70]*1000" office:value-type="float" office:value="12.5371910504066" calcext:value-type="float">
            <text:p>12.5371910504066</text:p>
          </table:table-cell>
          <table:table-cell table:formula="of:=([.E94]-[.H94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82]/1000/[.B$19]+1)" office:value-type="float" office:value="0.383026843935797" calcext:value-type="float">
            <text:p>0.383026843935797</text:p>
          </table:table-cell>
          <table:table-cell table:formula="of:=[.B95]-[.D82]" office:value-type="float" office:value="-0.0181495060367609" calcext:value-type="float">
            <text:p>-0.018149506036761</text:p>
          </table:table-cell>
          <table:table-cell table:formula="of:=[.C95]+([.B82]+[.C82])/1000*[.D$71]" office:value-type="float" office:value="0.0744754939632391" calcext:value-type="float">
            <text:p>0.074475493963239</text:p>
          </table:table-cell>
          <table:table-cell table:formula="of:=[.D95]/[.D$70]*1000" office:value-type="float" office:value="18.6188734908098" calcext:value-type="float">
            <text:p>18.6188734908098</text:p>
          </table:table-cell>
          <table:table-cell table:formula="of:=[.B95]-[.E82]" office:value-type="float" office:value="-0.0181495060642029" calcext:value-type="float">
            <text:p>-0.018149506064203</text:p>
          </table:table-cell>
          <table:table-cell table:formula="of:=[.F95]+([.B82]+[.C82])/1000*[.D$71]" office:value-type="float" office:value="0.0744754939357971" calcext:value-type="float">
            <text:p>0.074475493935797</text:p>
          </table:table-cell>
          <table:table-cell table:formula="of:=[.G95]/[.D$70]*1000" office:value-type="float" office:value="18.6188734839493" calcext:value-type="float">
            <text:p>18.6188734839493</text:p>
          </table:table-cell>
          <table:table-cell table:formula="of:=([.E95]-[.H95])*1000" office:value-type="float" office:value="0.00000686049972387082" calcext:value-type="float">
            <text:p>6.86049972387082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83]/1000/[.B$19]+1)" office:value-type="float" office:value="0.387767202679107" calcext:value-type="float">
            <text:p>0.387767202679107</text:p>
          </table:table-cell>
          <table:table-cell table:formula="of:=[.B96]-[.D83]" office:value-type="float" office:value="-0.0133836604424727" calcext:value-type="float">
            <text:p>-0.013383660442473</text:p>
          </table:table-cell>
          <table:table-cell table:formula="of:=[.C96]+([.B83]+[.C83])/1000*[.D$71]" office:value-type="float" office:value="0.0977663395575273" calcext:value-type="float">
            <text:p>0.097766339557527</text:p>
          </table:table-cell>
          <table:table-cell table:formula="of:=[.D96]/[.D$70]*1000" office:value-type="float" office:value="24.4415848893818" calcext:value-type="float">
            <text:p>24.4415848893818</text:p>
          </table:table-cell>
          <table:table-cell table:formula="of:=[.B96]-[.E83]" office:value-type="float" office:value="-0.0134091473208928" calcext:value-type="float">
            <text:p>-0.013409147320893</text:p>
          </table:table-cell>
          <table:table-cell table:formula="of:=[.F96]+([.B83]+[.C83])/1000*[.D$71]" office:value-type="float" office:value="0.0977408526791072" calcext:value-type="float">
            <text:p>0.097740852679107</text:p>
          </table:table-cell>
          <table:table-cell table:formula="of:=[.G96]/[.D$70]*1000" office:value-type="float" office:value="24.4352131697768" calcext:value-type="float">
            <text:p>24.4352131697768</text:p>
          </table:table-cell>
          <table:table-cell table:formula="of:=([.E96]-[.H96])*1000" office:value-type="float" office:value="6.37171960500638" calcext:value-type="float">
            <text:p>6.371719605006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84]/1000/[.B$19]+1)" office:value-type="float" office:value="0.391775119116521" calcext:value-type="float">
            <text:p>0.391775119116521</text:p>
          </table:table-cell>
          <table:table-cell table:formula="of:=[.B97]-[.D84]" office:value-type="float" office:value="-0.00935023213749397" calcext:value-type="float">
            <text:p>-0.009350232137494</text:p>
          </table:table-cell>
          <table:table-cell table:formula="of:=[.C97]+([.B84]+[.C84])/1000*[.D$71]" office:value-type="float" office:value="0.120324767862506" calcext:value-type="float">
            <text:p>0.120324767862506</text:p>
          </table:table-cell>
          <table:table-cell table:formula="of:=[.D97]/[.D$70]*1000" office:value-type="float" office:value="30.0811919656265" calcext:value-type="float">
            <text:p>30.0811919656265</text:p>
          </table:table-cell>
          <table:table-cell table:formula="of:=[.B97]-[.E84]" office:value-type="float" office:value="-0.00940123088347894" calcext:value-type="float">
            <text:p>-0.009401230883479</text:p>
          </table:table-cell>
          <table:table-cell table:formula="of:=[.F97]+([.B84]+[.C84])/1000*[.D$71]" office:value-type="float" office:value="0.120273769116521" calcext:value-type="float">
            <text:p>0.120273769116521</text:p>
          </table:table-cell>
          <table:table-cell table:formula="of:=[.G97]/[.D$70]*1000" office:value-type="float" office:value="30.0684422791303" calcext:value-type="float">
            <text:p>30.0684422791303</text:p>
          </table:table-cell>
          <table:table-cell table:formula="of:=([.E97]-[.H97])*1000" office:value-type="float" office:value="12.7496864962389" calcext:value-type="float">
            <text:p>12.74968649623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85]/1000/[.B$19]+1)" office:value-type="float" office:value="0.395246934396188" calcext:value-type="float">
            <text:p>0.395246934396188</text:p>
          </table:table-cell>
          <table:table-cell table:formula="of:=[.B98]-[.D85]" office:value-type="float" office:value="-0.0058528799615275" calcext:value-type="float">
            <text:p>-0.005852879961528</text:p>
          </table:table-cell>
          <table:table-cell table:formula="of:=[.C98]+([.B85]+[.C85])/1000*[.D$71]" office:value-type="float" office:value="0.142347120038473" calcext:value-type="float">
            <text:p>0.142347120038473</text:p>
          </table:table-cell>
          <table:table-cell table:formula="of:=[.D98]/[.D$70]*1000" office:value-type="float" office:value="35.5867800096181" calcext:value-type="float">
            <text:p>35.5867800096181</text:p>
          </table:table-cell>
          <table:table-cell table:formula="of:=[.B98]-[.E85]" office:value-type="float" office:value="-0.00592941560381249" calcext:value-type="float">
            <text:p>-0.005929415603813</text:p>
          </table:table-cell>
          <table:table-cell table:formula="of:=[.F98]+([.B85]+[.C85])/1000*[.D$71]" office:value-type="float" office:value="0.142270584396188" calcext:value-type="float">
            <text:p>0.142270584396188</text:p>
          </table:table-cell>
          <table:table-cell table:formula="of:=[.G98]/[.D$70]*1000" office:value-type="float" office:value="35.5676460990469" calcext:value-type="float">
            <text:p>35.5676460990469</text:p>
          </table:table-cell>
          <table:table-cell table:formula="of:=([.E98]-[.H98])*1000" office:value-type="float" office:value="19.1339105712487" calcext:value-type="float">
            <text:p>19.133910571248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86]/1000/[.B$19]+1)" office:value-type="float" office:value="0.398309292601031" calcext:value-type="float">
            <text:p>0.398309292601031</text:p>
          </table:table-cell>
          <table:table-cell table:formula="of:=[.B99]-[.D86]" office:value-type="float" office:value="-0.0027649596277346" calcext:value-type="float">
            <text:p>-0.002764959627735</text:p>
          </table:table-cell>
          <table:table-cell table:formula="of:=[.C99]+([.B86]+[.C86])/1000*[.D$71]" office:value-type="float" office:value="0.163960040372265" calcext:value-type="float">
            <text:p>0.163960040372265</text:p>
          </table:table-cell>
          <table:table-cell table:formula="of:=[.D99]/[.D$70]*1000" office:value-type="float" office:value="40.9900100930664" calcext:value-type="float">
            <text:p>40.9900100930664</text:p>
          </table:table-cell>
          <table:table-cell table:formula="of:=[.B99]-[.E86]" office:value-type="float" office:value="-0.00286705739896859" calcext:value-type="float">
            <text:p>-0.002867057398969</text:p>
          </table:table-cell>
          <table:table-cell table:formula="of:=[.F99]+([.B86]+[.C86])/1000*[.D$71]" office:value-type="float" office:value="0.163857942601031" calcext:value-type="float">
            <text:p>0.163857942601031</text:p>
          </table:table-cell>
          <table:table-cell table:formula="of:=[.G99]/[.D$70]*1000" office:value-type="float" office:value="40.9644856502579" calcext:value-type="float">
            <text:p>40.9644856502579</text:p>
          </table:table-cell>
          <table:table-cell table:formula="of:=([.E99]-[.H99])*1000" office:value-type="float" office:value="25.5244428084964" calcext:value-type="float">
            <text:p>25.52444280849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87]/1000/[.B$19]+1)" office:value-type="float" office:value="0.401048665430357" calcext:value-type="float">
            <text:p>0.401048665430357</text:p>
          </table:table-cell>
          <table:table-cell table:formula="of:=[.B100]-[.D87]" office:value-type="float" office:value="0" calcext:value-type="float">
            <text:p>0</text:p>
          </table:table-cell>
          <table:table-cell table:formula="of:=[.C100]+([.B87]+[.C87])/1000*[.D$71]" office:value-type="float" office:value="0.18525" calcext:value-type="float">
            <text:p>0.18525</text:p>
          </table:table-cell>
          <table:table-cell table:formula="of:=[.D100]/[.D$70]*1000" office:value-type="float" office:value="46.3125" calcext:value-type="float">
            <text:p>46.3125</text:p>
          </table:table-cell>
          <table:table-cell table:formula="of:=[.B100]-[.E87]" office:value-type="float" office:value="-0.000127684569642794" calcext:value-type="float">
            <text:p>-0.000127684569643</text:p>
          </table:table-cell>
          <table:table-cell table:formula="of:=[.F100]+([.B87]+[.C87])/1000*[.D$71]" office:value-type="float" office:value="0.185122315430357" calcext:value-type="float">
            <text:p>0.185122315430357</text:p>
          </table:table-cell>
          <table:table-cell table:formula="of:=[.G100]/[.D$70]*1000" office:value-type="float" office:value="46.2805788575893" calcext:value-type="float">
            <text:p>46.2805788575893</text:p>
          </table:table-cell>
          <table:table-cell table:formula="of:=([.E100]-[.H100])*1000" office:value-type="float" office:value="31.9211424107024" calcext:value-type="float">
            <text:p>31.9211424107024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91]" office:value-type="float" office:value="-10.3928880170386" calcext:value-type="float">
            <text:p>-10.3928880170386</text:p>
          </table:table-cell>
          <table:table-cell table:formula="of:=[.H91]*8.032/8" office:value-type="float" office:value="-10.4089323970724" calcext:value-type="float">
            <text:p>-10.4089323970724</text:p>
          </table:table-cell>
          <table:table-cell table:formula="of:=([.C119]-[.B119])*1000" office:value-type="float" office:value="-16.0443800337795" calcext:value-type="float">
            <text:p>-16.044380033779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92]" office:value-type="float" office:value="-1.24984078772598" calcext:value-type="float">
            <text:p>-1.24984078772598</text:p>
          </table:table-cell>
          <table:table-cell table:formula="of:=[.H92]*8.032/8" office:value-type="float" office:value="-1.23568542272842" calcext:value-type="float">
            <text:p>-1.23568542272842</text:p>
          </table:table-cell>
          <table:table-cell table:formula="of:=([.C120]-[.B120])*1000" office:value-type="float" office:value="14.1553649975612" calcext:value-type="float">
            <text:p>14.1553649975612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93]" office:value-type="float" office:value="6.02328347350474" calcext:value-type="float">
            <text:p>6.02328347350474</text:p>
          </table:table-cell>
          <table:table-cell table:formula="of:=[.H93]*8.032/8" office:value-type="float" office:value="6.06015269745395" calcext:value-type="float">
            <text:p>6.06015269745395</text:p>
          </table:table-cell>
          <table:table-cell table:formula="of:=([.C121]-[.B121])*1000" office:value-type="float" office:value="36.8692239492105" calcext:value-type="float">
            <text:p>36.869223949210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94]" office:value-type="float" office:value="12.5308255956416" calcext:value-type="float">
            <text:p>12.5308255956416</text:p>
          </table:table-cell>
          <table:table-cell table:formula="of:=[.H94]*8.032/8" office:value-type="float" office:value="12.5873398146083" calcext:value-type="float">
            <text:p>12.5873398146083</text:p>
          </table:table-cell>
          <table:table-cell table:formula="of:=([.C122]-[.B122])*1000" office:value-type="float" office:value="56.5142189666243" calcext:value-type="float">
            <text:p>56.5142189666243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95]" office:value-type="float" office:value="18.6188734908098" calcext:value-type="float">
            <text:p>18.6188734908098</text:p>
          </table:table-cell>
          <table:table-cell table:formula="of:=[.H95]*8.032/8" office:value-type="float" office:value="18.6933489778851" calcext:value-type="float">
            <text:p>18.6933489778851</text:p>
          </table:table-cell>
          <table:table-cell table:formula="of:=([.C123]-[.B123])*1000" office:value-type="float" office:value="74.4754870752971" calcext:value-type="float">
            <text:p>74.475487075297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96]" office:value-type="float" office:value="24.4415848893818" calcext:value-type="float">
            <text:p>24.4415848893818</text:p>
          </table:table-cell>
          <table:table-cell table:formula="of:=[.H96]*8.032/8" office:value-type="float" office:value="24.5329540224559" calcext:value-type="float">
            <text:p>24.5329540224559</text:p>
          </table:table-cell>
          <table:table-cell table:formula="of:=([.C124]-[.B124])*1000" office:value-type="float" office:value="91.3691330740996" calcext:value-type="float">
            <text:p>91.3691330740996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97]" office:value-type="float" office:value="30.0811919656265" calcext:value-type="float">
            <text:p>30.0811919656265</text:p>
          </table:table-cell>
          <table:table-cell table:formula="of:=[.H97]*8.032/8" office:value-type="float" office:value="30.1887160482468" calcext:value-type="float">
            <text:p>30.1887160482468</text:p>
          </table:table-cell>
          <table:table-cell table:formula="of:=([.C125]-[.B125])*1000" office:value-type="float" office:value="107.524082620284" calcext:value-type="float">
            <text:p>107.52408262028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8]" office:value-type="float" office:value="35.5867800096181" calcext:value-type="float">
            <text:p>35.5867800096181</text:p>
          </table:table-cell>
          <table:table-cell table:formula="of:=[.H98]*8.032/8" office:value-type="float" office:value="35.7099166834431" calcext:value-type="float">
            <text:p>35.7099166834431</text:p>
          </table:table-cell>
          <table:table-cell table:formula="of:=([.C126]-[.B126])*1000" office:value-type="float" office:value="123.136673824938" calcext:value-type="float">
            <text:p>123.136673824938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9]" office:value-type="float" office:value="40.9900100930664" calcext:value-type="float">
            <text:p>40.9900100930664</text:p>
          </table:table-cell>
          <table:table-cell table:formula="of:=[.H99]*8.032/8" office:value-type="float" office:value="41.1283435928589" calcext:value-type="float">
            <text:p>41.1283435928589</text:p>
          </table:table-cell>
          <table:table-cell table:formula="of:=([.C127]-[.B127])*1000" office:value-type="float" office:value="138.333499792537" calcext:value-type="float">
            <text:p>138.33349979253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100]" office:value-type="float" office:value="46.3125" calcext:value-type="float">
            <text:p>46.3125</text:p>
          </table:table-cell>
          <table:table-cell table:formula="of:=[.H100]*8.032/8" office:value-type="float" office:value="46.4657011730197" calcext:value-type="float">
            <text:p>46.4657011730197</text:p>
          </table:table-cell>
          <table:table-cell table:formula="of:=([.C128]-[.B128])*1000" office:value-type="float" office:value="153.201173019653" calcext:value-type="float">
            <text:p>153.20117301965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-</number:text>
      <number:month number:textual="true"/>
      <number:text>-</number:text>
      <number:year/>
    </number:date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 number:grouping="true"/>
    </number:number-style>
    <number:currency-style style:name="N124P0" style:volatile="true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AU">$</number:currency-symbol>
      <number:number number:decimal-places="3" loext:min-decimal-places="3" number:min-integer-digits="1" number:grouping="true"/>
      <style:map style:condition="value()&gt;=0" style:apply-style-name="N124P0"/>
    </number:currency-style>
    <number:date-style style:name="N126P0" style:volatile="true">
      <number:day number:style="long"/>
      <number:text>-</number:text>
      <number:month number:textual="true"/>
      <number:text>-</number:text>
      <number:year/>
    </number:date-style>
    <number:text-style style:name="N126">
      <number:text-content/>
      <style:map style:condition="value()&lt;=1.79769313486232E+308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number number:decimal-places="1" loext:min-decimal-places="1" number:min-integer-digits="1"/>
    </number:number-style>
    <number:number-style style:name="N129">
      <number:text>$</number:text>
      <number:number number:decimal-places="2" loext:min-decimal-places="2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3" loext:min-decimal-places="3" number:min-integer-digits="1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1" loext:min-decimal-places="1" number:min-integer-digits="1" number:grouping="true"/>
    </number:number-style>
    <number:number-style style:name="N13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7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07:31:53.647816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3:55.464840237</meta:creation-date>
    <dc:date>2018-05-09T23:22:34.262125907</dc:date>
    <meta:editing-duration>PT18H31M52S</meta:editing-duration>
    <meta:editing-cycles>23</meta:editing-cycles>
    <meta:generator>LibreOffice/5.4.6.2$Linux_X86_64 LibreOffice_project/40m0$Build-2</meta:generator>
    <meta:document-statistic meta:table-count="10" meta:cell-count="541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cm" svg:height="5.827cm" xlink:href=".." xlink:type="simple" chart:class="chart:line" chart:style-name="ch1">
        <chart:title svg:x="2.369cm" svg:y="0.252cm" chart:style-name="ch2">
          <text:p>Vout as a function of shunt current</text:p>
        </chart:title>
        <chart:legend chart:legend-position="end" svg:x="9.116cm" svg:y="2.365cm" style:legend-expansion="high" chart:style-name="ch3"/>
        <chart:plot-area chart:style-name="ch4" table:cell-range-address="discreteAmp.H93:discreteAmp.H114 discreteAmp.K92:discreteAmp.L114" chart:data-source-has-labels="both" svg:x="1.245cm" svg:y="1.147cm" svg:width="7.637cm" svg:height="3.583cm">
          <chartooo:coordinate-region svg:x="2.713cm" svg:y="1.326cm" svg:width="6.169cm" svg:height="2.517cm"/>
          <chart:axis chart:dimension="x" chart:name="primary-x" chart:style-name="ch5" chartooo:axis-type="auto">
            <chartooo:date-scale/>
            <chart:title svg:x="3.484cm" svg:y="4.846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7">
            <chart:title svg:x="0.451cm" svg:y="4.133cm" chart:style-name="ch8">
              <text:p>Vout (milli volts)</text:p>
            </chart:title>
            <chart:grid chart:style-name="ch9" chart:class="major"/>
          </chart:axis>
          <chart:series chart:style-name="ch10" chart:values-cell-range-address="discreteAmp.K93:discreteAmp.K114" chart:label-cell-address="discreteAmp.K92:discreteAmp.K92" chart:class="chart:line">
            <chart:data-point chart:repeated="22"/>
          </chart:series>
          <chart:series chart:style-name="ch11" chart:values-cell-range-address="discreteAmp.L93:discreteAmp.L114" chart:label-cell-address="discreteAmp.L92:discreteAmp.L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0</text:p>
                <draw:g>
                  <svg:desc>discreteAmp.K92:discreteAmp.K92</svg:desc>
                </draw:g>
              </table:table-cell>
              <table:table-cell office:value-type="string">
                <text:p>ADC100</text:p>
                <draw:g>
                  <svg:desc>discreteAmp.L92:discreteAmp.L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230.504435442955">
                <text:p>230.504435442955</text:p>
                <draw:g>
                  <svg:desc>discreteAmp.K93:discreteAmp.K114</svg:desc>
                </draw:g>
              </table:table-cell>
              <table:table-cell office:value-type="float" office:value="883.365707110516">
                <text:p>883.365707110516</text:p>
                <draw:g>
                  <svg:desc>discreteAmp.L93:discreteAmp.L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68.839960514003">
                <text:p>268.839960514003</text:p>
              </table:table-cell>
              <table:table-cell office:value-type="float" office:value="993.80460606446">
                <text:p>993.804606064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13.551121979868">
                <text:p>313.551121979868</text:p>
              </table:table-cell>
              <table:table-cell office:value-type="float" office:value="1114.36539220352">
                <text:p>1114.365392203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65.698261113133">
                <text:p>365.698261113133</text:p>
              </table:table-cell>
              <table:table-cell office:value-type="float" office:value="1245.3250095629">
                <text:p>1245.325009562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6.518066070784">
                <text:p>426.518066070784</text:p>
              </table:table-cell>
              <table:table-cell office:value-type="float" office:value="1386.86983491582">
                <text:p>1386.869834915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7.452900398583">
                <text:p>497.452900398583</text:p>
              </table:table-cell>
              <table:table-cell office:value-type="float" office:value="1539.11709638806">
                <text:p>1539.1170963880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0.185009201231">
                <text:p>580.185009201231</text:p>
              </table:table-cell>
              <table:table-cell office:value-type="float" office:value="1702.10095312156">
                <text:p>1702.1009531215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76.676414189976">
                <text:p>676.676414189976</text:p>
              </table:table-cell>
              <table:table-cell office:value-type="float" office:value="1875.78786690349">
                <text:p>1875.787866903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789.215443733052">
                <text:p>789.215443733052</text:p>
              </table:table-cell>
              <table:table-cell office:value-type="float" office:value="2060.06288873862">
                <text:p>2060.0628887386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920.471001385824">
                <text:p>920.471001385824</text:p>
              </table:table-cell>
              <table:table-cell office:value-type="float" office:value="2254.75924642342">
                <text:p>2254.75924642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3.55585989836">
                <text:p>1073.55585989836</text:p>
              </table:table-cell>
              <table:table-cell office:value-type="float" office:value="2459.65509355248">
                <text:p>2459.655093552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252.10048174059">
                <text:p>1252.10048174059</text:p>
              </table:table-cell>
              <table:table-cell office:value-type="float" office:value="2674.48460389542">
                <text:p>2674.4846038954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460.33911682526">
                <text:p>1460.33911682526</text:p>
              </table:table-cell>
              <table:table-cell office:value-type="float" office:value="2898.9460648974">
                <text:p>2898.946064897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703.21021926736">
                <text:p>1703.21021926736</text:p>
              </table:table-cell>
              <table:table-cell office:value-type="float" office:value="3132.7239622277">
                <text:p>3132.723962227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86.47356459929">
                <text:p>1986.47356459929</text:p>
              </table:table-cell>
              <table:table-cell office:value-type="float" office:value="3375.46032340385">
                <text:p>3375.46032340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16.84684491892">
                <text:p>2316.84684491892</text:p>
              </table:table-cell>
              <table:table-cell office:value-type="float" office:value="3626.80341603963">
                <text:p>3626.8034160396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702.16498137334">
                <text:p>2702.16498137334</text:p>
              </table:table-cell>
              <table:table-cell office:value-type="float" office:value="3886.39083657857">
                <text:p>3886.3908365785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151.56593213146">
                <text:p>3151.56593213146</text:p>
              </table:table-cell>
              <table:table-cell office:value-type="float" office:value="4153.85902881717">
                <text:p>4153.8590288171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675.70740234791">
                <text:p>3675.70740234791</text:p>
              </table:table-cell>
              <table:table-cell office:value-type="float" office:value="4428.85223844078">
                <text:p>4428.8522384407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287.01959547351">
                <text:p>4287.01959547351</text:p>
              </table:table-cell>
              <table:table-cell office:value-type="float" office:value="4711.01320297558">
                <text:p>4711.013202975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99.99999999999">
                <text:p>4999.9999999999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831.55720261299">
                <text:p>5831.55720261299</text:p>
              </table:table-cell>
              <table:table-cell office:value-type="float" office:value="5295.4801626197">
                <text:p>5295.4801626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Discard.A91:discreteAmpDiscard.A100 discreteAmpDiscard.E90:discreteAmpDiscard.E100 discreteAmpDiscard.H90:discreteAmpDiscard.H100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Discard.E91:discreteAmpDiscard.E100" chart:label-cell-address="discreteAmpDiscard.E90:discreteAmpDiscard.E90" chart:class="chart:line">
            <chart:data-point chart:repeated="10"/>
          </chart:series>
          <chart:series chart:style-name="ch10" chart:values-cell-range-address="discreteAmpDiscard.H91:discreteAmpDiscard.H100" chart:label-cell-address="discreteAmpDiscard.H90:discreteAmpDiscard.H9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Discard.E90:discreteAmpDiscard.E90</svg:desc>
                </draw:g>
              </table:table-cell>
              <table:table-cell office:value-type="string">
                <text:p>Ishunt Const</text:p>
                <draw:g>
                  <svg:desc>discreteAmpDiscard.H90:discreteAmpDiscard.H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10.3928880170386">
                <text:p>-10.3928880170386</text:p>
                <draw:g>
                  <svg:desc>discreteAmpDiscard.E91:discreteAmpDiscard.E100</svg:desc>
                </draw:g>
              </table:table-cell>
              <table:table-cell office:value-type="float" office:value="-10.3674625468849">
                <text:p>-10.3674625468849</text:p>
                <draw:g>
                  <svg:desc>discreteAmpDiscard.H91:discreteAmpDiscard.H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4984078772598">
                <text:p>-1.24984078772598</text:p>
              </table:table-cell>
              <table:table-cell office:value-type="float" office:value="-1.23076237323547">
                <text:p>-1.2307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.02328347350474">
                <text:p>6.02328347350474</text:p>
              </table:table-cell>
              <table:table-cell office:value-type="float" office:value="6.03600866280274">
                <text:p>6.036008662802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5308255956416">
                <text:p>12.5308255956416</text:p>
              </table:table-cell>
              <table:table-cell office:value-type="float" office:value="12.5371910504066">
                <text:p>12.537191050406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8.6188734908098">
                <text:p>18.6188734908098</text:p>
              </table:table-cell>
              <table:table-cell office:value-type="float" office:value="18.6188734839493">
                <text:p>18.61887348394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4415848893818">
                <text:p>24.4415848893818</text:p>
              </table:table-cell>
              <table:table-cell office:value-type="float" office:value="24.4352131697768">
                <text:p>24.435213169776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0.0811919656265">
                <text:p>30.0811919656265</text:p>
              </table:table-cell>
              <table:table-cell office:value-type="float" office:value="30.0684422791303">
                <text:p>30.0684422791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.5867800096181">
                <text:p>35.5867800096181</text:p>
              </table:table-cell>
              <table:table-cell office:value-type="float" office:value="35.5676460990469">
                <text:p>35.56764609904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0.9900100930664">
                <text:p>40.9900100930664</text:p>
              </table:table-cell>
              <table:table-cell office:value-type="float" office:value="40.9644856502579">
                <text:p>40.96448565025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3125">
                <text:p>46.3125</text:p>
              </table:table-cell>
              <table:table-cell office:value-type="float" office:value="46.2805788575893">
                <text:p>46.28057885758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Discard.A91:discreteAmpDiscard.A100 discreteAmpDiscard.I90:discreteAmpDiscard.I100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Discard.I91:discreteAmpDiscard.I100" chart:label-cell-address="discreteAmpDiscard.I90:discreteAmpDiscard.I9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Discard.I90:discreteAmpDiscard.I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25.4254701537597">
                <text:p>-25.4254701537597</text:p>
                <draw:g>
                  <svg:desc>discreteAmpDiscard.I91:discreteAmpDiscard.I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32">
                <text:p>-19.078414490503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972387082">
                <text:p>0.000006860499723870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638">
                <text:p>6.371719605006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389">
                <text:p>12.74968649623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87">
                <text:p>19.13391057124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64">
                <text:p>25.52444280849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7024">
                <text:p>31.92114241070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3.A67:discreteAmp3.A76 discreteAmp3.D66:discreteAmp3.E76" chart:data-source-has-labels="both" svg:x="1.23cm" svg:y="1.185cm" svg:width="6.187cm" svg:height="4.474cm">
          <chartooo:coordinate-region svg:x="2.513cm" svg:y="1.385cm" svg:width="4.81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3.A67:discreteAmp3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3.D67:discreteAmp3.D76" chart:label-cell-address="discreteAmp3.D66:discreteAmp3.D66" chart:class="chart:line">
            <chart:data-point chart:repeated="10"/>
          </chart:series>
          <chart:series chart:style-name="ch10" chart:values-cell-range-address="discreteAmp3.E67:discreteAmp3.E76" chart:label-cell-address="discreteAmp3.E66:discreteAmp3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3.D66:discreteAmp3.D66</svg:desc>
                </draw:g>
              </table:table-cell>
              <table:table-cell office:value-type="string">
                <text:p>Const Vbase</text:p>
                <draw:g>
                  <svg:desc>discreteAmp3.E66:discreteAmp3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67:discreteAmp3.A76</svg:desc>
                </draw:g>
              </table:table-cell>
              <table:table-cell office:value-type="float" office:value="0.369825771095791">
                <text:p>0.369825771095791</text:p>
                <draw:g>
                  <svg:desc>discreteAmp3.D67:discreteAmp3.D76</svg:desc>
                </draw:g>
              </table:table-cell>
              <table:table-cell office:value-type="float" office:value="0.369655066056471">
                <text:p>0.369655066056471</text:p>
                <draw:g>
                  <svg:desc>discreteAmp3.E67:discreteAmp3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6974055790218">
                <text:p>0.36974055790218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69655066056471">
                <text:p>0.36965506605647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9569293964841">
                <text:p>0.36956929396484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69483240945937">
                <text:p>0.369483240945937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69396900283085">
                <text:p>0.36939690028308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369310275416065">
                <text:p>0.36931027541606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922336259972">
                <text:p>0.36922336259972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369136159919553">
                <text:p>0.369136159919553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9048665442333">
                <text:p>0.369048665442333</text:p>
              </table:table-cell>
              <table:table-cell office:value-type="float" office:value="0.369655066056471">
                <text:p>0.3696550660564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3.A80:discreteAmp3.A89 discreteAmp3.E79:discreteAmp3.E89 discreteAmp3.H79:discreteAmp3.H89" chart:data-source-has-labels="both" svg:x="1.275cm" svg:y="1.159cm" svg:width="8.4cm" svg:height="3.882cm">
          <chartooo:coordinate-region svg:x="1.817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3.E80:discreteAmp3.E89" chart:label-cell-address="discreteAmp3.E79:discreteAmp3.E79" chart:class="chart:line">
            <chart:data-point chart:repeated="10"/>
          </chart:series>
          <chart:series chart:style-name="ch10" chart:values-cell-range-address="discreteAmp3.H80:discreteAmp3.H89" chart:label-cell-address="discreteAmp3.H79:discreteAmp3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3.E79:discreteAmp3.E79</svg:desc>
                </draw:g>
              </table:table-cell>
              <table:table-cell office:value-type="string">
                <text:p>Ishunt Const</text:p>
                <draw:g>
                  <svg:desc>discreteAmp3.H79:discreteAmp3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7.16106782080209">
                <text:p>-7.16106782080209</text:p>
                <draw:g>
                  <svg:desc>discreteAmp3.E80:discreteAmp3.E89</svg:desc>
                </draw:g>
              </table:table-cell>
              <table:table-cell office:value-type="float" office:value="-7.11839156097209">
                <text:p>-7.11839156097209</text:p>
                <draw:g>
                  <svg:desc>discreteAmp3.H80:discreteAmp3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.63431434871942">
                <text:p>-2.63431434871942</text:p>
              </table:table-cell>
              <table:table-cell office:value-type="float" office:value="-2.61294138729217">
                <text:p>-2.6129413872921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225796487765766">
                <text:p>0.0225796487765766</text:p>
              </table:table-cell>
              <table:table-cell office:value-type="float" office:value="0.0225796487765766">
                <text:p>0.02257964877657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39550593185">
                <text:p>1.9139550593185</text:p>
              </table:table-cell>
              <table:table-cell office:value-type="float" office:value="1.89251203641099">
                <text:p>1.8925120364109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.38590074761766">
                <text:p>3.38590074761766</text:p>
              </table:table-cell>
              <table:table-cell office:value-type="float" office:value="3.34294446998417">
                <text:p>3.342944469984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9257559918873">
                <text:p>4.59257559918873</text:p>
              </table:table-cell>
              <table:table-cell office:value-type="float" office:value="4.52803415584223">
                <text:p>4.5280341558422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.61621092532771">
                <text:p>5.61621092532771</text:p>
              </table:table-cell>
              <table:table-cell office:value-type="float" office:value="5.53001326522622">
                <text:p>5.53001326522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50589294936111">
                <text:p>6.50589294936111</text:p>
              </table:table-cell>
              <table:table-cell office:value-type="float" office:value="6.39796708517336">
                <text:p>6.3979670851733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7.29328317064437">
                <text:p>7.29328317064437</text:p>
              </table:table-cell>
              <table:table-cell office:value-type="float" office:value="7.16355663641486">
                <text:p>7.163556636414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731135">
                <text:p>7.99999999731135</text:p>
              </table:table-cell>
              <table:table-cell office:value-type="float" office:value="7.84839984377684">
                <text:p>7.84839984377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3.A80:discreteAmp3.A89 discreteAmp3.I79:discreteAmp3.I89" chart:data-source-has-labels="both" svg:x="1.289cm" svg:y="1.175cm" svg:width="9.275cm" svg:height="4.253cm">
          <chartooo:coordinate-region svg:x="2.201cm" svg:y="1.374cm" svg:width="8.269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3.I80:discreteAmp3.I89" chart:label-cell-address="discreteAmp3.I79:discreteAmp3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3.I79:discreteAmp3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42.6762598299959">
                <text:p>-42.6762598299959</text:p>
                <draw:g>
                  <svg:desc>discreteAmp3.I80:discreteAmp3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1.3729614272489">
                <text:p>-21.372961427248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4430229075051">
                <text:p>21.443022907505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2.956277633496">
                <text:p>42.9562776334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4.5414433465001">
                <text:p>64.541443346500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6.1976601014973">
                <text:p>86.19766010149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925864187759">
                <text:p>107.92586418775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29.726534229504">
                <text:p>129.7265342295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600153534506">
                <text:p>151.6001535345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A.A70:discreteAmp2A.A79 discreteAmp2A.D69:discreteAmp2A.E79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A.A70:discreteAmp2A.A79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A.D70:discreteAmp2A.D79" chart:label-cell-address="discreteAmp2A.D69:discreteAmp2A.D69" chart:class="chart:line">
            <chart:data-point chart:repeated="10"/>
          </chart:series>
          <chart:series chart:style-name="ch10" chart:values-cell-range-address="discreteAmp2A.E70:discreteAmp2A.E79" chart:label-cell-address="discreteAmp2A.E69:discreteAmp2A.E6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A.D69:discreteAmp2A.D69</svg:desc>
                </draw:g>
              </table:table-cell>
              <table:table-cell office:value-type="string">
                <text:p>Const Vbase</text:p>
                <draw:g>
                  <svg:desc>discreteAmp2A.E69:discreteAmp2A.E6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70:discreteAmp2A.A79</svg:desc>
                </draw:g>
              </table:table-cell>
              <table:table-cell office:value-type="float" office:value="0.64239030373272">
                <text:p>0.64239030373272</text:p>
                <draw:g>
                  <svg:desc>discreteAmp2A.D70:discreteAmp2A.D79</svg:desc>
                </draw:g>
              </table:table-cell>
              <table:table-cell office:value-type="float" office:value="0.642317857129669">
                <text:p>0.642317857129669</text:p>
                <draw:g>
                  <svg:desc>discreteAmp2A.E70:discreteAmp2A.E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42372211010024">
                <text:p>0.64237221101002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642354105671502">
                <text:p>0.642354105671502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2335987712823">
                <text:p>0.642335987712823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642317857129669">
                <text:p>0.64231785712966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2299713917667">
                <text:p>0.64229971391766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642281558072489">
                <text:p>0.64228155807248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42263389589787">
                <text:p>0.64226338958978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642245208463014">
                <text:p>0.64224520846301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42227014692677">
                <text:p>0.642227014692677</text:p>
              </table:table-cell>
              <table:table-cell office:value-type="float" office:value="0.642317857129669">
                <text:p>0.6423178571296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A.A83:discreteAmp2A.A92 discreteAmp2A.E82:discreteAmp2A.E92 discreteAmp2A.H82:discreteAmp2A.H92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A.E83:discreteAmp2A.E92" chart:label-cell-address="discreteAmp2A.E82:discreteAmp2A.E82" chart:class="chart:line">
            <chart:data-point chart:repeated="10"/>
          </chart:series>
          <chart:series chart:style-name="ch10" chart:values-cell-range-address="discreteAmp2A.H83:discreteAmp2A.H92" chart:label-cell-address="discreteAmp2A.H82:discreteAmp2A.H8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A.E82:discreteAmp2A.E82</svg:desc>
                </draw:g>
              </table:table-cell>
              <table:table-cell office:value-type="string">
                <text:p>Ishunt Const</text:p>
                <draw:g>
                  <svg:desc>discreteAmp2A.H82:discreteAmp2A.H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4.2076253634884">
                <text:p>-14.2076253634884</text:p>
                <draw:g>
                  <svg:desc>discreteAmp2A.E83:discreteAmp2A.E92</svg:desc>
                </draw:g>
              </table:table-cell>
              <table:table-cell office:value-type="float" office:value="-14.1895137127255">
                <text:p>-14.1895137127255</text:p>
                <draw:g>
                  <svg:desc>discreteAmp2A.H83:discreteAmp2A.H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89764550978333">
                <text:p>-8.89764550978333</text:p>
              </table:table-cell>
              <table:table-cell office:value-type="float" office:value="-8.88405703969454">
                <text:p>-8.8840570396945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5759597265259">
                <text:p>-5.45759597265259</text:p>
              </table:table-cell>
              <table:table-cell office:value-type="float" office:value="-5.44853383719433">
                <text:p>-5.448533837194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8313301214781">
                <text:p>-2.78313301214781</text:p>
              </table:table-cell>
              <table:table-cell office:value-type="float" office:value="-2.77860036635922">
                <text:p>-2.7786003663592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28167282877721">
                <text:p>-0.528167282877721</text:p>
              </table:table-cell>
              <table:table-cell office:value-type="float" office:value="-0.528167282877721">
                <text:p>-0.5281672828777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6145863924294">
                <text:p>1.46145863924294</text:p>
              </table:table-cell>
              <table:table-cell office:value-type="float" office:value="1.45692283624244">
                <text:p>1.4569228362424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797701938548">
                <text:p>3.26797701938548</text:p>
              </table:table-cell>
              <table:table-cell office:value-type="float" office:value="3.2589022550906">
                <text:p>3.25890225509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4047319209871">
                <text:p>4.94047319209871</text:p>
              </table:table-cell>
              <table:table-cell office:value-type="float" office:value="4.92685630712828">
                <text:p>4.9268563071282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1060820554155">
                <text:p>6.51060820554155</text:p>
              </table:table-cell>
              <table:table-cell office:value-type="float" office:value="6.49244603887785">
                <text:p>6.49244603887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988812">
                <text:p>7.99999999988812</text:p>
              </table:table-cell>
              <table:table-cell office:value-type="float" office:value="7.97728939064021">
                <text:p>7.9772893906402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A.A83:discreteAmp2A.A92 discreteAmp2A.I82:discreteAmp2A.I92" chart:data-source-has-labels="both" svg:x="1.289cm" svg:y="1.175cm" svg:width="9.275cm" svg:height="4.253cm">
          <chartooo:coordinate-region svg:x="2.016cm" svg:y="1.312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A.I83:discreteAmp2A.I92" chart:label-cell-address="discreteAmp2A.I82:discreteAmp2A.I8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A.I82:discreteAmp2A.I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8.1116507628474">
                <text:p>-18.1116507628474</text:p>
                <draw:g>
                  <svg:desc>discreteAmp2A.I83:discreteAmp2A.I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3.5884700887825">
                <text:p>-13.588470088782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9.06213545825985">
                <text:p>-9.062135458259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4.53264578859081">
                <text:p>-4.5326457885908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3580300049938">
                <text:p>4.535803000499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.07476429487542">
                <text:p>9.074764294875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6168849704248">
                <text:p>13.616884970424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8.1621666636991">
                <text:p>18.16216666369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7106092479108">
                <text:p>22.710609247910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88cm" svg:height="6.129cm" xlink:href=".." xlink:type="simple" chart:class="chart:line" chart:style-name="ch1">
        <chart:title svg:x="2.347cm" svg:y="0.258cm" chart:style-name="ch2">
          <text:p>Comparison of Spice and Spreadsheet current</text:p>
        </chart:title>
        <chart:legend chart:legend-position="end" svg:x="11.797cm" svg:y="2.516cm" style:legend-expansion="high" chart:style-name="ch3"/>
        <chart:plot-area chart:style-name="ch4" table:cell-range-address="discreteAmp2A.A115:discreteAmp2A.A120 discreteAmp2A.E115:discreteAmp2A.F120" chart:data-source-has-labels="both" svg:x="1.29cm" svg:y="1.159cm" svg:width="10.228cm" svg:height="3.867cm">
          <chartooo:coordinate-region svg:x="1.726cm" svg:y="1.358cm" svg:width="9.513cm" svg:height="3.021cm"/>
          <chart:axis chart:dimension="x" chart:name="primary-x" chart:style-name="ch5" chartooo:axis-type="auto">
            <chartooo:date-scale/>
            <chart:title svg:x="5.513cm" svg:y="5.148cm" chart:style-name="ch6">
              <text:p>Vout (Volts)</text:p>
            </chart:title>
            <chart:categories table:cell-range-address="discreteAmp2A.A116:discreteAmp2A.A120"/>
          </chart:axis>
          <chart:axis chart:dimension="y" chart:name="primary-y" chart:style-name="ch5">
            <chart:title svg:x="0.451cm" svg:y="4.247cm" chart:style-name="ch7">
              <text:p>Current (Amps)</text:p>
            </chart:title>
            <chart:grid chart:style-name="ch8" chart:class="major"/>
          </chart:axis>
          <chart:series chart:style-name="ch9" chart:values-cell-range-address="discreteAmp2A.E116:discreteAmp2A.E120" chart:label-cell-address="discreteAmp2A.E115:discreteAmp2A.E115" chart:class="chart:line">
            <chart:data-point chart:repeated="5"/>
          </chart:series>
          <chart:series chart:style-name="ch10" chart:values-cell-range-address="discreteAmp2A.F116:discreteAmp2A.F120" chart:label-cell-address="discreteAmp2A.F115:discreteAmp2A.F11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ice</text:p>
                <draw:g>
                  <svg:desc>discreteAmp2A.E115:discreteAmp2A.E115</svg:desc>
                </draw:g>
              </table:table-cell>
              <table:table-cell office:value-type="string">
                <text:p>sheet</text:p>
                <draw:g>
                  <svg:desc>discreteAmp2A.F115:discreteAmp2A.F11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discreteAmp2A.A116:discreteAmp2A.A120</svg:desc>
                </draw:g>
              </table:table-cell>
              <table:table-cell office:value-type="float" office:value="0.86">
                <text:p>0.86</text:p>
                <draw:g>
                  <svg:desc>discreteAmp2A.E116:discreteAmp2A.E120</svg:desc>
                </draw:g>
              </table:table-cell>
              <table:table-cell office:value-type="float" office:value="1.46145863924294">
                <text:p>1.46145863924294</text:p>
                <draw:g>
                  <svg:desc>discreteAmp2A.F116:discreteAmp2A.F120</svg:desc>
                </draw:g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84">
                <text:p>2.84</text:p>
              </table:table-cell>
              <table:table-cell office:value-type="float" office:value="3.26797701938548">
                <text:p>3.267977019385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67">
                <text:p>4.67</text:p>
              </table:table-cell>
              <table:table-cell office:value-type="float" office:value="4.94047319209871">
                <text:p>4.9404731920987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39">
                <text:p>6.39</text:p>
              </table:table-cell>
              <table:table-cell office:value-type="float" office:value="6.51060820554155">
                <text:p>6.510608205541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9999999988812">
                <text:p>7.9999999998881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.A67:discreteAmp2.A76 discreteAmp2.D66:discreteAmp2.E76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.A67:discreteAmp2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.D67:discreteAmp2.D76" chart:label-cell-address="discreteAmp2.D66:discreteAmp2.D66" chart:class="chart:line">
            <chart:data-point chart:repeated="10"/>
          </chart:series>
          <chart:series chart:style-name="ch10" chart:values-cell-range-address="discreteAmp2.E67:discreteAmp2.E76" chart:label-cell-address="discreteAmp2.E66:discreteAmp2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.D66:discreteAmp2.D66</svg:desc>
                </draw:g>
              </table:table-cell>
              <table:table-cell office:value-type="string">
                <text:p>Const Vbase</text:p>
                <draw:g>
                  <svg:desc>discreteAmp2.E66:discreteAmp2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67:discreteAmp2.A76</svg:desc>
                </draw:g>
              </table:table-cell>
              <table:table-cell office:value-type="float" office:value="0.401278051880615">
                <text:p>0.401278051880615</text:p>
                <draw:g>
                  <svg:desc>discreteAmp2.D67:discreteAmp2.D76</svg:desc>
                </draw:g>
              </table:table-cell>
              <table:table-cell office:value-type="float" office:value="0.40117635">
                <text:p>0.40117635</text:p>
                <draw:g>
                  <svg:desc>discreteAmp2.E67:discreteAmp2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31cm" svg:height="5.952cm" xlink:href=".." xlink:type="simple" chart:class="chart:line" chart:style-name="ch1">
        <chart:title svg:x="3.105cm" svg:y="0.255cm" chart:style-name="ch2">
          <text:p>Deviation of Vout from straight line</text:p>
        </chart:title>
        <chart:legend chart:legend-position="end" svg:x="10.538cm" svg:y="2.428cm" style:legend-expansion="high" chart:style-name="ch3"/>
        <chart:plot-area chart:style-name="ch4" table:cell-range-address="discreteAmp.H93:discreteAmp.J114 discreteAmp.I92:discreteAmp.J92" chart:data-source-has-labels="both" svg:x="1.275cm" svg:y="1.153cm" svg:width="8.999cm" svg:height="3.699cm">
          <chartooo:coordinate-region svg:x="2.108cm" svg:y="1.352cm" svg:width="8.166cm" svg:height="3.19cm"/>
          <chart:axis chart:dimension="x" chart:name="primary-x" chart:style-name="ch5" chartooo:axis-type="auto">
            <chartooo:date-scale/>
            <chart:title svg:x="4.195cm" svg:y="4.971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5">
            <chart:title svg:x="0.451cm" svg:y="4.131cm" chart:style-name="ch7">
              <text:p>Deviation (mV)</text:p>
            </chart:title>
            <chart:grid chart:style-name="ch8" chart:class="major"/>
          </chart:axis>
          <chart:series chart:style-name="ch9" chart:values-cell-range-address="discreteAmp.I93:discreteAmp.I114" chart:label-cell-address="discreteAmp.I92:discreteAmp.I92" chart:class="chart:line">
            <chart:data-point chart:repeated="22"/>
          </chart:series>
          <chart:series chart:style-name="ch10" chart:values-cell-range-address="discreteAmp.J93:discreteAmp.J114" chart:label-cell-address="discreteAmp.J92:discreteAmp.J92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0</text:p>
                <draw:g>
                  <svg:desc>discreteAmp.I92:discreteAmp.I92</svg:desc>
                </draw:g>
              </table:table-cell>
              <table:table-cell office:value-type="string">
                <text:p>Delta100</text:p>
                <draw:g>
                  <svg:desc>discreteAmp.J92:discreteAmp.J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0.000000231324040922409">
                <text:p>0.000000231324040922409</text:p>
                <draw:g>
                  <svg:desc>discreteAmp.I93:discreteAmp.I114</svg:desc>
                </draw:g>
              </table:table-cell>
              <table:table-cell office:value-type="float" office:value="-0.000045226553988989">
                <text:p>-0.000045226553988989</text:p>
                <draw:g>
                  <svg:desc>discreteAmp.J93:discreteAmp.J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0199428877650008">
                <text:p>-0.0199428877650008</text:p>
              </table:table-cell>
              <table:table-cell office:value-type="float" office:value="-0.00535247964111564">
                <text:p>-0.005352479641115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0371200509057569">
                <text:p>-0.0371200509057569</text:p>
              </table:table-cell>
              <table:table-cell office:value-type="float" office:value="-0.00980087692854369">
                <text:p>-0.0098008769285436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0510712479802573">
                <text:p>-0.0510712479802573</text:p>
              </table:table-cell>
              <table:table-cell office:value-type="float" office:value="-0.0133669193408077">
                <text:p>-0.013366919340807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0612599639251946">
                <text:p>-0.0612599639251946</text:p>
              </table:table-cell>
              <table:table-cell office:value-type="float" office:value="-0.016034792556952">
                <text:p>-0.0160347925569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670604550842598">
                <text:p>-0.0670604550842598</text:p>
              </table:table-cell>
              <table:table-cell office:value-type="float" office:value="-0.0177945496121602">
                <text:p>-0.017794549612160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0677429094723142">
                <text:p>-0.0677429094723142</text:p>
              </table:table-cell>
              <table:table-cell office:value-type="float" office:value="-0.0186432920570974">
                <text:p>-0.018643292057097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0624561390217156">
                <text:p>-0.0624561390217156</text:p>
              </table:table-cell>
              <table:table-cell office:value-type="float" office:value="-0.0185838656544257">
                <text:p>-0.018583865654425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0502073933512019">
                <text:p>-0.0502073933512019</text:p>
              </table:table-cell>
              <table:table-cell office:value-type="float" office:value="-0.0176260239816549">
                <text:p>-0.01762602398165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0298388163336004">
                <text:p>-0.0298388163336004</text:p>
              </table:table-cell>
              <table:table-cell office:value-type="float" office:value="-0.0157839178855212">
                <text:p>-0.0157839178855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128786011577287">
                <text:p>0.0000000128786011577287</text:p>
              </table:table-cell>
              <table:table-cell office:value-type="float" office:value="-0.0130763713331804">
                <text:p>-0.013076371333180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40884105569275">
                <text:p>0.040884105569275</text:p>
              </table:table-cell>
              <table:table-cell office:value-type="float" office:value="-0.00952594003934164">
                <text:p>-0.0095259400393416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946504154176266">
                <text:p>0.0946504154176266</text:p>
              </table:table-cell>
              <table:table-cell office:value-type="float" office:value="-0.00515822472181986">
                <text:p>-0.0051582247218198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163441402515289">
                <text:p>0.163441402515289</text:p>
              </table:table-cell>
              <table:table-cell office:value-type="float" office:value="0.00000000280224589366274">
                <text:p>0.0000000028022458936627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249755842577829">
                <text:p>0.249755842577829</text:p>
              </table:table-cell>
              <table:table-cell office:value-type="float" office:value="0.00591836808419065">
                <text:p>0.00591836808419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56508086309424">
                <text:p>0.356508086309424</text:p>
              </table:table-cell>
              <table:table-cell office:value-type="float" office:value="0.0125670261559444">
                <text:p>0.012567026155944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487097174277824">
                <text:p>0.487097174277824</text:p>
              </table:table-cell>
              <table:table-cell office:value-type="float" office:value="0.0199152265862271">
                <text:p>0.019915226586227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645487446383742">
                <text:p>0.645487446383742</text:p>
              </table:table-cell>
              <table:table-cell office:value-type="float" office:value="0.0279321211401029">
                <text:p>0.027932121140102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836302557607183">
                <text:p>0.836302557607183</text:p>
              </table:table-cell>
              <table:table-cell office:value-type="float" office:value="0.0365875235834407">
                <text:p>0.036587523583440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06493512964801">
                <text:p>1.06493512964801</text:p>
              </table:table-cell>
              <table:table-cell office:value-type="float" office:value="0.0458511197127684">
                <text:p>0.0458511197127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3767463888878">
                <text:p>1.33767463888878</text:p>
              </table:table-cell>
              <table:table-cell office:value-type="float" office:value="0.0556938969487682">
                <text:p>0.055693896948768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66185657358886">
                <text:p>1.66185657358886</text:p>
              </table:table-cell>
              <table:table-cell office:value-type="float" office:value="0.066087645026378">
                <text:p>0.066087645026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Discard.A78:discreteAmpDiscard.A87 discreteAmpDiscard.D77:discreteAmpDiscard.E87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Discard.A78:discreteAmpDiscard.A87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Discard.D78:discreteAmpDiscard.D87" chart:label-cell-address="discreteAmpDiscard.D77:discreteAmpDiscard.D77" chart:class="chart:line">
            <chart:data-point chart:repeated="10"/>
          </chart:series>
          <chart:series chart:style-name="ch10" chart:values-cell-range-address="discreteAmpDiscard.E78:discreteAmpDiscard.E87" chart:label-cell-address="discreteAmpDiscard.E77:discreteAmpDiscard.E7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Discard.D77:discreteAmpDiscard.D77</svg:desc>
                </draw:g>
              </table:table-cell>
              <table:table-cell office:value-type="string">
                <text:p>Const Vbase</text:p>
                <draw:g>
                  <svg:desc>discreteAmpDiscard.E77:discreteAmpDiscard.E77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78:discreteAmpDiscard.A87</svg:desc>
                </draw:g>
              </table:table-cell>
              <table:table-cell office:value-type="float" office:value="0.401278051880615">
                <text:p>0.401278051880615</text:p>
                <draw:g>
                  <svg:desc>discreteAmpDiscard.D78:discreteAmpDiscard.D87</svg:desc>
                </draw:g>
              </table:table-cell>
              <table:table-cell office:value-type="float" office:value="0.40117635">
                <text:p>0.40117635</text:p>
                <draw:g>
                  <svg:desc>discreteAmpDiscard.E78:discreteAmpDiscard.E8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Arial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6.007cm" svg:height="9.004cm" xlink:href="." xlink:type="simple" chart:class="chart:line" chart:style-name="ch1">
        <chart:title svg:x="6.187cm" svg:y="0.316cm" chart:style-name="ch2">
          <text:p>Id for different Rd</text:p>
        </chart:title>
        <chart:subtitle svg:x="0cm" svg:y="0cm" chart:style-name="ch3">
          <text:p/>
        </chart:subtitle>
        <chart:legend chart:legend-position="end" svg:x="13.102cm" svg:y="3.456cm" style:legend-expansion="high" chart:style-name="ch4"/>
        <chart:plot-area chart:style-name="ch5" chart:data-source-has-labels="both" svg:x="1.331cm" svg:y="1.275cm" svg:width="11.451cm" svg:height="6.568cm">
          <chartooo:coordinate-region svg:x="2.105cm" svg:y="1.275cm" svg:width="10.677cm" svg:height="4.641cm"/>
          <chart:axis chart:dimension="x" chart:name="primary-x" chart:style-name="ch6" chartooo:axis-type="auto">
            <chartooo:date-scale/>
            <chart:title svg:x="6.007cm" svg:y="8.023cm" chart:style-name="ch7">
              <text:p>Ishunt (Amps)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132cm" chart:style-name="ch9">
              <text:p>Id (mA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line">
            <chart:data-point chart:repeated="3"/>
          </chart:series>
          <chart:series chart:style-name="ch12" chart:values-cell-range-address="local-table.$C$2:.$C$4" chart:label-cell-address="local-table.$C$1" chart:class="chart:line">
            <chart:data-point chart:repeated="3"/>
          </chart:series>
          <chart:series chart:style-name="ch13" chart:values-cell-range-address="local-table.$D$2:.$D$4" chart:label-cell-address="local-table.$D$1" chart:class="chart:line">
            <chart:data-point chart:repeated="3"/>
          </chart:series>
          <chart:series chart:style-name="ch14" chart:values-cell-range-address="local-table.$E$2:.$E$4" chart:label-cell-address="local-table.$E$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1000</text:p>
              </table:table-cell>
              <table:table-cell office:value-type="string">
                <text:p>Rd=2000</text:p>
              </table:table-cell>
              <table:table-cell office:value-type="string">
                <text:p>Rd=5000</text:p>
              </table:table-cell>
              <table:table-cell office:value-type="string">
                <text:p>Rd=100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0307019726436522">
                <text:p>0.0307019726436522</text:p>
              </table:table-cell>
              <table:table-cell office:value-type="float" office:value="0.0205619650186332">
                <text:p>0.0205619650186332</text:p>
              </table:table-cell>
              <table:table-cell office:value-type="float" office:value="0.0113260270005473">
                <text:p>0.0113260270005473</text:p>
              </table:table-cell>
              <table:table-cell office:value-type="float" office:value="0.0069374903215042">
                <text:p>0.0069374903215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43cm" svg:height="6.416cm" xlink:href=".." xlink:type="simple" chart:class="chart:line" chart:style-name="ch1">
        <chart:title svg:x="2.334cm" svg:y="0.264cm" chart:style-name="ch2">
          <text:p>Diode current as a function of voltage</text:p>
        </chart:title>
        <chart:legend chart:legend-position="end" svg:x="9.708cm" svg:y="2.66cm" style:legend-expansion="high" chart:style-name="ch3"/>
        <chart:plot-area chart:style-name="ch4" table:cell-range-address="discreteAmp.B93:discreteAmp.D114 discreteAmp.C92:discreteAmp.D92" chart:data-source-has-labels="both" svg:x="1.255cm" svg:y="1.171cm" svg:width="8.209cm" svg:height="4.136cm">
          <chartooo:coordinate-region svg:x="1.996cm" svg:y="1.171cm" svg:width="7.468cm" svg:height="2.807cm"/>
          <chart:axis chart:dimension="x" chart:name="primary-x" chart:style-name="ch5" chartooo:axis-type="auto">
            <chartooo:date-scale/>
            <chart:title svg:x="3.278cm" svg:y="5.435cm" chart:style-name="ch6">
              <text:p>Diode + Resistor voltage (V)</text:p>
            </chart:title>
            <chart:categories table:cell-range-address="discreteAmp.B93:discreteAmp.B114"/>
          </chart:axis>
          <chart:axis chart:dimension="y" chart:name="primary-y" chart:style-name="ch7">
            <chart:title svg:x="0.451cm" svg:y="4.222cm" chart:style-name="ch8">
              <text:p>Current (mA)</text:p>
            </chart:title>
            <chart:grid chart:style-name="ch9" chart:class="major"/>
          </chart:axis>
          <chart:series chart:style-name="ch10" chart:values-cell-range-address="discreteAmp.C93:discreteAmp.C114" chart:label-cell-address="discreteAmp.C92:discreteAmp.C92" chart:class="chart:line">
            <chart:data-point chart:repeated="22"/>
          </chart:series>
          <chart:series chart:style-name="ch11" chart:values-cell-range-address="discreteAmp.D93:discreteAmp.D114" chart:label-cell-address="discreteAmp.D92:discreteAmp.D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C92:discreteAmp.C92</svg:desc>
                </draw:g>
              </table:table-cell>
              <table:table-cell office:value-type="string">
                <text:p>Rd=100</text:p>
                <draw:g>
                  <svg:desc>discreteAmp.D92:discreteAmp.D92</svg:desc>
                </draw:g>
              </table:table-cell>
            </table:table-row>
          </table:table-header-rows>
          <table:table-rows>
            <table:table-row>
              <table:table-cell office:value-type="float" office:value="0.478937759746942">
                <text:p>0.478937759746942</text:p>
                <draw:g>
                  <svg:desc>discreteAmp.B93:discreteAmp.B114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C93:discreteAmp.C114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D93:discreteAmp.D114</svg:desc>
                </draw:g>
              </table:table-cell>
            </table:table-row>
            <table:table-row>
              <table:table-cell office:value-type="float" office:value="0.482937759746942">
                <text:p>0.482937759746942</text:p>
              </table:table-cell>
              <table:table-cell office:value-type="float" office:value="0.11663141400678">
                <text:p>0.11663141400678</text:p>
              </table:table-cell>
              <table:table-cell office:value-type="float" office:value="0.0843256631965276">
                <text:p>0.0843256631965276</text:p>
              </table:table-cell>
            </table:table-row>
            <table:table-row>
              <table:table-cell office:value-type="float" office:value="0.486937759746942">
                <text:p>0.486937759746942</text:p>
              </table:table-cell>
              <table:table-cell office:value-type="float" office:value="0.136028552637804">
                <text:p>0.136028552637804</text:p>
              </table:table-cell>
              <table:table-cell office:value-type="float" office:value="0.0945554087467428">
                <text:p>0.0945554087467428</text:p>
              </table:table-cell>
            </table:table-row>
            <table:table-row>
              <table:table-cell office:value-type="float" office:value="0.490937759746942">
                <text:p>0.490937759746942</text:p>
              </table:table-cell>
              <table:table-cell office:value-type="float" office:value="0.158651657335084">
                <text:p>0.158651657335084</text:p>
              </table:table-cell>
              <table:table-cell office:value-type="float" office:value="0.105667509172122">
                <text:p>0.105667509172122</text:p>
              </table:table-cell>
            </table:table-row>
            <table:table-row>
              <table:table-cell office:value-type="float" office:value="0.494937759746942">
                <text:p>0.494937759746942</text:p>
              </table:table-cell>
              <table:table-cell office:value-type="float" office:value="0.185037243161928">
                <text:p>0.185037243161928</text:p>
              </table:table-cell>
              <table:table-cell office:value-type="float" office:value="0.117677778793621">
                <text:p>0.117677778793621</text:p>
              </table:table-cell>
            </table:table-row>
            <table:table-row>
              <table:table-cell office:value-type="float" office:value="0.498937759746942">
                <text:p>0.498937759746942</text:p>
              </table:table-cell>
              <table:table-cell office:value-type="float" office:value="0.215811053774643">
                <text:p>0.215811053774643</text:p>
              </table:table-cell>
              <table:table-cell office:value-type="float" office:value="0.130596164576056">
                <text:p>0.130596164576056</text:p>
              </table:table-cell>
            </table:table-row>
            <table:table-row>
              <table:table-cell office:value-type="float" office:value="0.502937759746942">
                <text:p>0.502937759746942</text:p>
              </table:table-cell>
              <table:table-cell office:value-type="float" office:value="0.251702901158369">
                <text:p>0.251702901158369</text:p>
              </table:table-cell>
              <table:table-cell office:value-type="float" office:value="0.144425564968762">
                <text:p>0.144425564968762</text:p>
              </table:table-cell>
            </table:table-row>
            <table:table-row>
              <table:table-cell office:value-type="float" office:value="0.506937759746942">
                <text:p>0.506937759746942</text:p>
              </table:table-cell>
              <table:table-cell office:value-type="float" office:value="0.293563973380749">
                <text:p>0.293563973380749</text:p>
              </table:table-cell>
              <table:table-cell office:value-type="float" office:value="0.159163134209077">
                <text:p>0.159163134209077</text:p>
              </table:table-cell>
            </table:table-row>
            <table:table-row>
              <table:table-cell office:value-type="float" office:value="0.510937759746942">
                <text:p>0.510937759746942</text:p>
              </table:table-cell>
              <table:table-cell office:value-type="float" office:value="0.342387020823043">
                <text:p>0.342387020823043</text:p>
              </table:table-cell>
              <table:table-cell office:value-type="float" office:value="0.174799118719491">
                <text:p>0.174799118719491</text:p>
              </table:table-cell>
            </table:table-row>
            <table:table-row>
              <table:table-cell office:value-type="float" office:value="0.514937759746942">
                <text:p>0.514937759746942</text:p>
              </table:table-cell>
              <table:table-cell office:value-type="float" office:value="0.399329899612425">
                <text:p>0.399329899612425</text:p>
              </table:table-cell>
              <table:table-cell office:value-type="float" office:value="0.191319367653268">
                <text:p>0.191319367653268</text:p>
              </table:table-cell>
            </table:table-row>
            <table:table-row>
              <table:table-cell office:value-type="float" office:value="0.518937759746942">
                <text:p>0.518937759746942</text:p>
              </table:table-cell>
              <table:table-cell office:value-type="float" office:value="0.465743030596407">
                <text:p>0.465743030596407</text:p>
              </table:table-cell>
              <table:table-cell office:value-type="float" office:value="0.208705057043252">
                <text:p>0.208705057043252</text:p>
              </table:table-cell>
            </table:table-row>
            <table:table-row>
              <table:table-cell office:value-type="float" office:value="0.522937759746942">
                <text:p>0.522937759746942</text:p>
              </table:table-cell>
              <table:table-cell office:value-type="float" office:value="0.543201425058862">
                <text:p>0.543201425058862</text:p>
              </table:table-cell>
              <table:table-cell office:value-type="float" office:value="0.226933631174734">
                <text:p>0.226933631174734</text:p>
              </table:table-cell>
            </table:table-row>
            <table:table-row>
              <table:table-cell office:value-type="float" office:value="0.526937759746942">
                <text:p>0.526937759746942</text:p>
              </table:table-cell>
              <table:table-cell office:value-type="float" office:value="0.633542036678994">
                <text:p>0.633542036678994</text:p>
              </table:table-cell>
              <table:table-cell office:value-type="float" office:value="0.245979489329899">
                <text:p>0.245979489329899</text:p>
              </table:table-cell>
            </table:table-row>
            <table:table-row>
              <table:table-cell office:value-type="float" office:value="0.530937759746942">
                <text:p>0.530937759746942</text:p>
              </table:table-cell>
              <table:table-cell office:value-type="float" office:value="0.738907325548437">
                <text:p>0.738907325548437</text:p>
              </table:table-cell>
              <table:table-cell office:value-type="float" office:value="0.265815859691608">
                <text:p>0.265815859691608</text:p>
              </table:table-cell>
            </table:table-row>
            <table:table-row>
              <table:table-cell office:value-type="float" office:value="0.534937759746942">
                <text:p>0.534937759746942</text:p>
              </table:table-cell>
              <table:table-cell office:value-type="float" office:value="0.861796067382758">
                <text:p>0.861796067382758</text:p>
              </table:table-cell>
              <table:table-cell office:value-type="float" office:value="0.286412367811196">
                <text:p>0.286412367811196</text:p>
              </table:table-cell>
            </table:table-row>
            <table:table-row>
              <table:table-cell office:value-type="float" office:value="0.538937759746942">
                <text:p>0.538937759746942</text:p>
              </table:table-cell>
              <table:table-cell office:value-type="float" office:value="1.00512261288613">
                <text:p>1.00512261288613</text:p>
              </table:table-cell>
              <table:table-cell office:value-type="float" office:value="0.307739168720593">
                <text:p>0.307739168720593</text:p>
              </table:table-cell>
            </table:table-row>
            <table:table-row>
              <table:table-cell office:value-type="float" office:value="0.542937759746942">
                <text:p>0.542937759746942</text:p>
              </table:table-cell>
              <table:table-cell office:value-type="float" office:value="1.17228600262631">
                <text:p>1.17228600262631</text:p>
              </table:table-cell>
              <table:table-cell office:value-type="float" office:value="0.329765511988519">
                <text:p>0.329765511988519</text:p>
              </table:table-cell>
            </table:table-row>
            <table:table-row>
              <table:table-cell office:value-type="float" office:value="0.546937759746942">
                <text:p>0.546937759746942</text:p>
              </table:table-cell>
              <table:table-cell office:value-type="float" office:value="1.36725057650401">
                <text:p>1.36725057650401</text:p>
              </table:table-cell>
              <table:table-cell office:value-type="float" office:value="0.352460549380038">
                <text:p>0.352460549380038</text:p>
              </table:table-cell>
            </table:table-row>
            <table:table-row>
              <table:table-cell office:value-type="float" office:value="0.550937759746942">
                <text:p>0.550937759746942</text:p>
              </table:table-cell>
              <table:table-cell office:value-type="float" office:value="1.59463998949923">
                <text:p>1.59463998949923</text:p>
              </table:table-cell>
              <table:table-cell office:value-type="float" office:value="0.375794094661019">
                <text:p>0.375794094661019</text:p>
              </table:table-cell>
            </table:table-row>
            <table:table-row>
              <table:table-cell office:value-type="float" office:value="0.554937759746942">
                <text:p>0.554937759746942</text:p>
              </table:table-cell>
              <table:table-cell office:value-type="float" office:value="1.85984686331184">
                <text:p>1.85984686331184</text:p>
              </table:table-cell>
              <table:table-cell office:value-type="float" office:value="0.39973583362799">
                <text:p>0.39973583362799</text:p>
              </table:table-cell>
            </table:table-row>
            <table:table-row>
              <table:table-cell office:value-type="float" office:value="0.558937759746942">
                <text:p>0.558937759746942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424256753701633">
                <text:p>0.424256753701633</text:p>
              </table:table-cell>
            </table:table-row>
            <table:table-row>
              <table:table-cell office:value-type="float" office:value="0.562937759746942">
                <text:p>0.562937759746942</text:p>
              </table:table-cell>
              <table:table-cell office:value-type="float" office:value="2.52991691079626">
                <text:p>2.52991691079626</text:p>
              </table:table-cell>
              <table:table-cell office:value-type="float" office:value="0.449328644616886">
                <text:p>0.449328644616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.A80:discreteAmp2.A89 discreteAmp2.E79:discreteAmp2.E89 discreteAmp2.H79:discreteAmp2.H89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.E80:discreteAmp2.E89" chart:label-cell-address="discreteAmp2.E79:discreteAmp2.E79" chart:class="chart:line">
            <chart:data-point chart:repeated="10"/>
          </chart:series>
          <chart:series chart:style-name="ch10" chart:values-cell-range-address="discreteAmp2.H80:discreteAmp2.H89" chart:label-cell-address="discreteAmp2.H79:discreteAmp2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.E79:discreteAmp2.E79</svg:desc>
                </draw:g>
              </table:table-cell>
              <table:table-cell office:value-type="string">
                <text:p>Ishunt Const</text:p>
                <draw:g>
                  <svg:desc>discreteAmp2.H79:discreteAmp2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14.2241380170386">
                <text:p>-14.2241380170386</text:p>
                <draw:g>
                  <svg:desc>discreteAmp2.E80:discreteAmp2.E89</svg:desc>
                </draw:g>
              </table:table-cell>
              <table:table-cell office:value-type="float" office:value="-14.1987125468849">
                <text:p>-14.1987125468849</text:p>
                <draw:g>
                  <svg:desc>discreteAmp2.H80:discreteAmp2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91234078772598">
                <text:p>-8.91234078772598</text:p>
              </table:table-cell>
              <table:table-cell office:value-type="float" office:value="-8.89326237323547">
                <text:p>-8.8932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7046652649526">
                <text:p>-5.47046652649526</text:p>
              </table:table-cell>
              <table:table-cell office:value-type="float" office:value="-5.45774133719726">
                <text:p>-5.457741337197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9417440435837">
                <text:p>-2.79417440435837</text:p>
              </table:table-cell>
              <table:table-cell office:value-type="float" office:value="-2.78780894959337">
                <text:p>-2.7878089495933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37376509190227">
                <text:p>-0.537376509190227</text:p>
              </table:table-cell>
              <table:table-cell office:value-type="float" office:value="-0.537376516050726">
                <text:p>-0.537376516050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5408488938181">
                <text:p>1.45408488938181</text:p>
              </table:table-cell>
              <table:table-cell office:value-type="float" office:value="1.44771316977681">
                <text:p>1.4477131697768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244196562651">
                <text:p>3.26244196562651</text:p>
              </table:table-cell>
              <table:table-cell office:value-type="float" office:value="3.24969227913027">
                <text:p>3.24969227913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3678000961813">
                <text:p>4.93678000961813</text:p>
              </table:table-cell>
              <table:table-cell office:value-type="float" office:value="4.91764609904688">
                <text:p>4.917646099046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0876009306635">
                <text:p>6.50876009306635</text:p>
              </table:table-cell>
              <table:table-cell office:value-type="float" office:value="6.48323565025785">
                <text:p>6.48323565025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680788575893">
                <text:p>7.96807885758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.A80:discreteAmp2.A89 discreteAmp2.I79:discreteAmp2.I89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.I80:discreteAmp2.I89" chart:label-cell-address="discreteAmp2.I79:discreteAmp2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.I79:discreteAmp2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25.425470153758">
                <text:p>-25.425470153758</text:p>
                <draw:g>
                  <svg:desc>discreteAmp2.I80:discreteAmp2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27">
                <text:p>-19.078414490502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828058088">
                <text:p>0.000006860498280580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571">
                <text:p>6.371719605005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411">
                <text:p>12.74968649624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78">
                <text:p>19.133910571247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73">
                <text:p>25.52444280849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698">
                <text:p>31.9211424106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798cm" svg:height="6.72cm" xlink:href=".." xlink:type="simple" chart:class="chart:line" chart:style-name="ch1">
        <chart:title svg:x="5.083cm" svg:y="0.27cm" chart:style-name="ch2">
          <text:p>Id for different Rd</text:p>
        </chart:title>
        <chart:legend chart:legend-position="end" svg:x="10.893cm" svg:y="1.069cm" style:legend-expansion="high" chart:style-name="ch3"/>
        <chart:plot-area chart:style-name="ch4" table:cell-range-address="discreteAmp.H157:discreteAmp.Q159 discreteAmp.I156:discreteAmp.Q156" chart:data-source-has-labels="both" svg:x="1.286cm" svg:y="1.183cm" svg:width="9.332cm" svg:height="4.422cm">
          <chartooo:coordinate-region svg:x="2.013cm" svg:y="1.382cm" svg:width="8.511cm" svg:height="3.576cm"/>
          <chart:axis chart:dimension="x" chart:name="primary-x" chart:style-name="ch5" chartooo:axis-type="auto">
            <chartooo:date-scale/>
            <chart:title svg:x="4.863cm" svg:y="5.739cm" chart:style-name="ch6">
              <text:p>I shunt (Amps)</text:p>
            </chart:title>
            <chart:categories table:cell-range-address="discreteAmp.H157:discreteAmp.H159"/>
          </chart:axis>
          <chart:axis chart:dimension="y" chart:name="primary-y" chart:style-name="ch5">
            <chart:title svg:x="0.451cm" svg:y="4.629cm" chart:style-name="ch7">
              <text:p>Sense current Id</text:p>
            </chart:title>
            <chart:grid chart:style-name="ch8" chart:class="major"/>
          </chart:axis>
          <chart:series chart:style-name="ch9" chart:values-cell-range-address="discreteAmp.I157:discreteAmp.I159" chart:label-cell-address="discreteAmp.I156:discreteAmp.I156" chart:class="chart:line">
            <chart:data-point chart:repeated="3"/>
          </chart:series>
          <chart:series chart:style-name="ch10" chart:values-cell-range-address="discreteAmp.J157:discreteAmp.J159" chart:label-cell-address="discreteAmp.J156:discreteAmp.J156" chart:class="chart:line">
            <chart:data-point chart:repeated="3"/>
          </chart:series>
          <chart:series chart:style-name="ch11" chart:values-cell-range-address="discreteAmp.K157:discreteAmp.K159" chart:label-cell-address="discreteAmp.K156:discreteAmp.K156" chart:class="chart:line">
            <chart:data-point chart:repeated="3"/>
          </chart:series>
          <chart:series chart:style-name="ch12" chart:values-cell-range-address="discreteAmp.L157:discreteAmp.L159" chart:label-cell-address="discreteAmp.L156:discreteAmp.L156" chart:class="chart:line">
            <chart:data-point chart:repeated="3"/>
          </chart:series>
          <chart:series chart:style-name="ch13" chart:values-cell-range-address="discreteAmp.M157:discreteAmp.M159" chart:label-cell-address="discreteAmp.M156:discreteAmp.M156" chart:class="chart:line">
            <chart:data-point chart:repeated="3"/>
          </chart:series>
          <chart:series chart:style-name="ch14" chart:values-cell-range-address="discreteAmp.N157:discreteAmp.N159" chart:label-cell-address="discreteAmp.N156:discreteAmp.N156" chart:class="chart:line">
            <chart:data-point chart:repeated="3"/>
          </chart:series>
          <chart:series chart:style-name="ch15" chart:values-cell-range-address="discreteAmp.O157:discreteAmp.O159" chart:label-cell-address="discreteAmp.O156:discreteAmp.O156" chart:class="chart:line">
            <chart:data-point chart:repeated="3"/>
          </chart:series>
          <chart:series chart:style-name="ch16" chart:values-cell-range-address="discreteAmp.P157:discreteAmp.P159" chart:label-cell-address="discreteAmp.P156:discreteAmp.P156" chart:class="chart:line">
            <chart:data-point chart:repeated="3"/>
          </chart:series>
          <chart:series chart:style-name="ch17" chart:values-cell-range-address="discreteAmp.Q157:discreteAmp.Q159" chart:label-cell-address="discreteAmp.Q156:discreteAmp.Q156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I156:discreteAmp.I156</svg:desc>
                </draw:g>
              </table:table-cell>
              <table:table-cell office:value-type="string">
                <text:p>Rd=50</text:p>
                <draw:g>
                  <svg:desc>discreteAmp.J156:discreteAmp.J156</svg:desc>
                </draw:g>
              </table:table-cell>
              <table:table-cell office:value-type="string">
                <text:p>Rd=100</text:p>
                <draw:g>
                  <svg:desc>discreteAmp.K156:discreteAmp.K156</svg:desc>
                </draw:g>
              </table:table-cell>
              <table:table-cell office:value-type="string">
                <text:p>Rd=200</text:p>
                <draw:g>
                  <svg:desc>discreteAmp.L156:discreteAmp.L156</svg:desc>
                </draw:g>
              </table:table-cell>
              <table:table-cell office:value-type="string">
                <text:p>Rd=500</text:p>
                <draw:g>
                  <svg:desc>discreteAmp.M156:discreteAmp.M156</svg:desc>
                </draw:g>
              </table:table-cell>
              <table:table-cell office:value-type="string">
                <text:p>Rd=1000</text:p>
                <draw:g>
                  <svg:desc>discreteAmp.N156:discreteAmp.N156</svg:desc>
                </draw:g>
              </table:table-cell>
              <table:table-cell office:value-type="string">
                <text:p>Rd=2000</text:p>
                <draw:g>
                  <svg:desc>discreteAmp.O156:discreteAmp.O156</svg:desc>
                </draw:g>
              </table:table-cell>
              <table:table-cell office:value-type="string">
                <text:p>Rd=5000</text:p>
                <draw:g>
                  <svg:desc>discreteAmp.P156:discreteAmp.P156</svg:desc>
                </draw:g>
              </table:table-cell>
              <table:table-cell office:value-type="string">
                <text:p>Rd=10000</text:p>
                <draw:g>
                  <svg:desc>discreteAmp.Q156:discreteAmp.Q15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157:discreteAmp.H159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I157:discreteAmp.I159</svg:desc>
                </draw:g>
              </table:table-cell>
              <table:table-cell office:value-type="float" office:value="0.0849313093966621">
                <text:p>0.0849313093966621</text:p>
                <draw:g>
                  <svg:desc>discreteAmp.J157:discreteAmp.J159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K157:discreteAmp.K159</svg:desc>
                </draw:g>
              </table:table-cell>
              <table:table-cell office:value-type="float" office:value="0.0620468208254221">
                <text:p>0.0620468208254221</text:p>
                <draw:g>
                  <svg:desc>discreteAmp.L157:discreteAmp.L159</svg:desc>
                </draw:g>
              </table:table-cell>
              <table:table-cell office:value-type="float" office:value="0.0434023099876554">
                <text:p>0.0434023099876554</text:p>
                <draw:g>
                  <svg:desc>discreteAmp.M157:discreteAmp.M159</svg:desc>
                </draw:g>
              </table:table-cell>
              <table:table-cell office:value-type="float" office:value="0.0307019726436522">
                <text:p>0.0307019726436522</text:p>
                <draw:g>
                  <svg:desc>discreteAmp.N157:discreteAmp.N159</svg:desc>
                </draw:g>
              </table:table-cell>
              <table:table-cell office:value-type="float" office:value="0.0205619650186332">
                <text:p>0.0205619650186332</text:p>
                <draw:g>
                  <svg:desc>discreteAmp.O157:discreteAmp.O159</svg:desc>
                </draw:g>
              </table:table-cell>
              <table:table-cell office:value-type="float" office:value="0.0113260270005473">
                <text:p>0.0113260270005473</text:p>
                <draw:g>
                  <svg:desc>discreteAmp.P157:discreteAmp.P159</svg:desc>
                </draw:g>
              </table:table-cell>
              <table:table-cell office:value-type="float" office:value="0.0069374903215042">
                <text:p>0.0069374903215042</text:p>
                <draw:g>
                  <svg:desc>discreteAmp.Q157:discreteAmp.Q15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5743030596411">
                <text:p>0.465743030596411</text:p>
              </table:table-cell>
              <table:table-cell office:value-type="float" office:value="0.2746433735297">
                <text:p>0.2746433735297</text:p>
              </table:table-cell>
              <table:table-cell office:value-type="float" office:value="0.208705084917175">
                <text:p>0.208705084917175</text:p>
              </table:table-cell>
              <table:table-cell office:value-type="float" office:value="0.148551397888141">
                <text:p>0.148551397888141</text:p>
              </table:table-cell>
              <table:table-cell office:value-type="float" office:value="0.0871513978433055">
                <text:p>0.0871513978433055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637093257472774">
                <text:p>0.637093257472774</text:p>
              </table:table-cell>
              <table:table-cell office:value-type="float" office:value="0.424256751985313">
                <text:p>0.424256751985313</text:p>
              </table:table-cell>
              <table:table-cell office:value-type="float" office:value="0.270592572054315">
                <text:p>0.270592572054315</text:p>
              </table:table-cell>
              <table:table-cell office:value-type="float" office:value="0.141828763799905">
                <text:p>0.141828763799905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